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126in"/>
    </style:style>
    <style:style style:name="co2" style:family="table-column">
      <style:table-column-properties fo:break-before="auto" style:column-width="3.6634in"/>
    </style:style>
    <style:style style:name="co3" style:family="table-column">
      <style:table-column-properties fo:break-before="auto" style:column-width="2.4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reed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7" table:default-cell-style-name="ce3"/>
        <table:table-column table:style-name="co5" table:default-cell-style-name="ce3"/>
        <table:table-column table:style-name="co4" table:number-columns-repeated="1013" table:default-cell-style-name="ce3"/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Сырым батыра, 10</text:p>
          </table:table-cell>
          <table:table-cell office:value-type="string" calcext:value-type="string">
            <text:p>Нур-Ай</text:p>
          </table:table-cell>
          <table:table-cell table:number-columns-repeated="7"/>
          <table:table-cell office:value-type="string" calcext:value-type="string">
            <text:p>1.0741</text:p>
          </table:table-cell>
          <table:table-cell table:number-columns-repeated="1013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Куаныш Толеметова, 1/1</text:p>
          </table:table-cell>
          <table:table-cell office:value-type="string" calcext:value-type="string">
            <text:p>Мустафа ата</text:p>
          </table:table-cell>
          <table:table-cell table:number-columns-repeated="7"/>
          <table:table-cell office:value-type="string" calcext:value-type="string">
            <text:p>0.304738</text:p>
          </table:table-cell>
          <table:table-cell table:number-columns-repeated="1013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Куаныш Толеметова, 69/10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179242</text:p>
          </table:table-cell>
          <table:table-cell table:number-columns-repeated="101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Куаныш Толеметова, 69/10</text:p>
          </table:table-cell>
          <table:table-cell office:value-type="string" calcext:value-type="string">
            <text:p>Береке ет</text:p>
          </table:table-cell>
          <table:table-cell table:number-columns-repeated="7"/>
          <table:table-cell office:value-type="string" calcext:value-type="string">
            <text:p>0.059175</text:p>
          </table:table-cell>
          <table:table-cell table:number-columns-repeated="1013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Куаныш Толеметова, 69/24</text:p>
          </table:table-cell>
          <table:table-cell office:value-type="string" calcext:value-type="string">
            <text:p>Фатима 2</text:p>
          </table:table-cell>
          <table:table-cell table:number-columns-repeated="7"/>
          <table:table-cell office:value-type="string" calcext:value-type="string">
            <text:p>0.0854802</text:p>
          </table:table-cell>
          <table:table-cell table:number-columns-repeated="101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Куаныш Толеметова, 69/37, 0 этаж</text:p>
          </table:table-cell>
          <table:table-cell office:value-type="string" calcext:value-type="string">
            <text:p>Рахия</text:p>
          </table:table-cell>
          <table:table-cell table:number-columns-repeated="7"/>
          <table:table-cell office:value-type="string" calcext:value-type="string">
            <text:p>0.0772456</text:p>
          </table:table-cell>
          <table:table-cell table:number-columns-repeated="101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Куаныш Толеметова, 69/41, 1 этаж</text:p>
          </table:table-cell>
          <table:table-cell office:value-type="string" calcext:value-type="string">
            <text:p>Маркет №1</text:p>
          </table:table-cell>
          <table:table-cell table:number-columns-repeated="7"/>
          <table:table-cell office:value-type="string" calcext:value-type="string">
            <text:p>0.575587</text:p>
          </table:table-cell>
          <table:table-cell table:number-columns-repeated="101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Турсынкул Утегенова, 1621, 1 этаж</text:p>
          </table:table-cell>
          <table:table-cell office:value-type="string" calcext:value-type="string">
            <text:p>БЕЛЕС</text:p>
          </table:table-cell>
          <table:table-cell table:number-columns-repeated="7"/>
          <table:table-cell office:value-type="string" calcext:value-type="string">
            <text:p>0.0879467</text:p>
          </table:table-cell>
          <table:table-cell table:number-columns-repeated="1013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Турсынкул Утегенова, 1595</text:p>
          </table:table-cell>
          <table:table-cell office:value-type="string" calcext:value-type="string">
            <text:p>Шакам ата</text:p>
          </table:table-cell>
          <table:table-cell table:number-columns-repeated="7"/>
          <table:table-cell office:value-type="string" calcext:value-type="string">
            <text:p>0.877823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Турсынкул Утегенова, 8134</text:p>
          </table:table-cell>
          <table:table-cell office:value-type="string" calcext:value-type="string">
            <text:p>Сейітбек</text:p>
          </table:table-cell>
          <table:table-cell table:number-columns-repeated="7"/>
          <table:table-cell office:value-type="string" calcext:value-type="string">
            <text:p>0.0720248</text:p>
          </table:table-cell>
          <table:table-cell table:number-columns-repeated="1013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Турсынкул Утегенова, 603/4, 1 этаж</text:p>
          </table:table-cell>
          <table:table-cell office:value-type="string" calcext:value-type="string">
            <text:p>Олжа</text:p>
          </table:table-cell>
          <table:table-cell table:number-columns-repeated="7"/>
          <table:table-cell office:value-type="string" calcext:value-type="string">
            <text:p>0.275424</text:p>
          </table:table-cell>
          <table:table-cell table:number-columns-repeated="1013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Аргынбекова, 7/1а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9841</text:p>
          </table:table-cell>
          <table:table-cell table:number-columns-repeated="101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Сарыозек, 603/4, 1 этаж</text:p>
          </table:table-cell>
          <table:table-cell office:value-type="string" calcext:value-type="string">
            <text:p>Нурбек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Сарыозек, 603/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65031</text:p>
          </table:table-cell>
          <table:table-cell table:number-columns-repeated="1013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Анар-Аже, 6836/2</text:p>
          </table:table-cell>
          <table:table-cell office:value-type="string" calcext:value-type="string">
            <text:p>Улбосын</text:p>
          </table:table-cell>
          <table:table-cell table:number-columns-repeated="7"/>
          <table:table-cell office:value-type="string" calcext:value-type="string">
            <text:p>0.300666</text:p>
          </table:table-cell>
          <table:table-cell table:number-columns-repeated="10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Турсынкул Утегенова, 7/5, 1 этаж</text:p>
          </table:table-cell>
          <table:table-cell office:value-type="string" calcext:value-type="string">
            <text:p>А? Бастау</text:p>
          </table:table-cell>
          <table:table-cell table:number-columns-repeated="7"/>
          <table:table-cell office:value-type="string" calcext:value-type="string">
            <text:p>0.16761</text:p>
          </table:table-cell>
          <table:table-cell table:number-columns-repeated="1013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Турсынкул Утегенова, 7/4, 1 этаж</text:p>
          </table:table-cell>
          <table:table-cell office:value-type="string" calcext:value-type="string">
            <text:p>Шымыр Ата</text:p>
          </table:table-cell>
          <table:table-cell table:number-columns-repeated="7"/>
          <table:table-cell office:value-type="string" calcext:value-type="string">
            <text:p>0.093169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Турсынкул Утегенова, 7/10</text:p>
          </table:table-cell>
          <table:table-cell office:value-type="string" calcext:value-type="string">
            <text:p>Сая</text:p>
          </table:table-cell>
          <table:table-cell table:number-columns-repeated="7"/>
          <table:table-cell office:value-type="string" calcext:value-type="string">
            <text:p>0.481733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Отарбаева, 665/1</text:p>
          </table:table-cell>
          <table:table-cell office:value-type="float" office:value="700" calcext:value-type="float">
            <text:p>700</text:p>
          </table:table-cell>
          <table:table-cell table:number-columns-repeated="7"/>
          <table:table-cell office:value-type="string" calcext:value-type="string">
            <text:p>0.262073</text:p>
          </table:table-cell>
          <table:table-cell table:number-columns-repeated="1013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Атасу, 7</text:p>
          </table:table-cell>
          <table:table-cell office:value-type="string" calcext:value-type="string">
            <text:p>Ш??ЫЛА</text:p>
          </table:table-cell>
          <table:table-cell table:number-columns-repeated="7"/>
          <table:table-cell office:value-type="string" calcext:value-type="string">
            <text:p>0.324728</text:p>
          </table:table-cell>
          <table:table-cell table:number-columns-repeated="101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Атасу, 7/1, 1 этаж</text:p>
          </table:table-cell>
          <table:table-cell office:value-type="string" calcext:value-type="string">
            <text:p>Дио</text:p>
          </table:table-cell>
          <table:table-cell table:number-columns-repeated="7"/>
          <table:table-cell office:value-type="string" calcext:value-type="string">
            <text:p>0.0352696</text:p>
          </table:table-cell>
          <table:table-cell table:number-columns-repeated="1013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Атасу, 35</text:p>
          </table:table-cell>
          <table:table-cell office:value-type="string" calcext:value-type="string">
            <text:p>Фатима апа</text:p>
          </table:table-cell>
          <table:table-cell table:number-columns-repeated="7"/>
          <table:table-cell office:value-type="string" calcext:value-type="string">
            <text:p>0.0258166</text:p>
          </table:table-cell>
          <table:table-cell table:number-columns-repeated="1013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Атасу, 7/2, 1 этаж</text:p>
          </table:table-cell>
          <table:table-cell office:value-type="string" calcext:value-type="string">
            <text:p>Фатима</text:p>
          </table:table-cell>
          <table:table-cell table:number-columns-repeated="7"/>
          <table:table-cell office:value-type="string" calcext:value-type="string">
            <text:p>0.225349</text:p>
          </table:table-cell>
          <table:table-cell table:number-columns-repeated="1013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Егемен ел, 33/2</text:p>
          </table:table-cell>
          <table:table-cell office:value-type="string" calcext:value-type="string">
            <text:p>НЕСIБЕ</text:p>
          </table:table-cell>
          <table:table-cell table:number-columns-repeated="7"/>
          <table:table-cell office:value-type="string" calcext:value-type="string">
            <text:p>0.140448</text:p>
          </table:table-cell>
          <table:table-cell table:number-columns-repeated="1013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Озекти, 16/1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0716</text:p>
          </table:table-cell>
          <table:table-cell table:number-columns-repeated="1013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Озекти, 52</text:p>
          </table:table-cell>
          <table:table-cell office:value-type="string" calcext:value-type="string">
            <text:p>Молдос</text:p>
          </table:table-cell>
          <table:table-cell table:number-columns-repeated="7"/>
          <table:table-cell office:value-type="string" calcext:value-type="string">
            <text:p>0.240928</text:p>
          </table:table-cell>
          <table:table-cell table:number-columns-repeated="1013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Аргынбекова, 1/7</text:p>
          </table:table-cell>
          <table:table-cell office:value-type="string" calcext:value-type="string">
            <text:p>ОЛЖАС</text:p>
          </table:table-cell>
          <table:table-cell table:number-columns-repeated="7"/>
          <table:table-cell office:value-type="string" calcext:value-type="string">
            <text:p>0.0236097</text:p>
          </table:table-cell>
          <table:table-cell table:number-columns-repeated="101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Атаконыс, 1/8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Атаконыс, 1/8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0841613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Аргынбекова, 1/5</text:p>
          </table:table-cell>
          <table:table-cell office:value-type="string" calcext:value-type="string">
            <text:p>?удайберген-Ата</text:p>
          </table:table-cell>
          <table:table-cell table:number-columns-repeated="7"/>
          <table:table-cell office:value-type="string" calcext:value-type="string">
            <text:p>0.112689</text:p>
          </table:table-cell>
          <table:table-cell table:number-columns-repeated="101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Казына, 1/1</text:p>
          </table:table-cell>
          <table:table-cell office:value-type="string" calcext:value-type="string">
            <text:p>МЕЙІРБЕК</text:p>
          </table:table-cell>
          <table:table-cell table:number-columns-repeated="7"/>
          <table:table-cell office:value-type="string" calcext:value-type="string">
            <text:p>0.0484388</text:p>
          </table:table-cell>
          <table:table-cell table:number-columns-repeated="101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Дулатова, 98</text:p>
          </table:table-cell>
          <table:table-cell office:value-type="string" calcext:value-type="string">
            <text:p>Динар</text:p>
          </table:table-cell>
          <table:table-cell table:number-columns-repeated="7"/>
          <table:table-cell office:value-type="string" calcext:value-type="string">
            <text:p>0.240651</text:p>
          </table:table-cell>
          <table:table-cell table:number-columns-repeated="101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Сыпырган ата, 128</text:p>
          </table:table-cell>
          <table:table-cell office:value-type="string" calcext:value-type="string">
            <text:p>Зияд</text:p>
          </table:table-cell>
          <table:table-cell table:number-columns-repeated="7"/>
          <table:table-cell office:value-type="string" calcext:value-type="string">
            <text:p>0.114549</text:p>
          </table:table-cell>
          <table:table-cell table:number-columns-repeated="101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Сыпырган ата, 122/1</text:p>
          </table:table-cell>
          <table:table-cell office:value-type="string" calcext:value-type="string">
            <text:p>Мадинабану</text:p>
          </table:table-cell>
          <table:table-cell table:number-columns-repeated="7"/>
          <table:table-cell office:value-type="string" calcext:value-type="string">
            <text:p>0.0791366</text:p>
          </table:table-cell>
          <table:table-cell table:number-columns-repeated="101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Азербаева, 35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430983</text:p>
          </table:table-cell>
          <table:table-cell table:number-columns-repeated="1013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Уржар, 8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797778</text:p>
          </table:table-cell>
          <table:table-cell table:number-columns-repeated="1013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Амангельды, 45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99976</text:p>
          </table:table-cell>
          <table:table-cell table:number-columns-repeated="101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Жангельдина, 4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97791</text:p>
          </table:table-cell>
          <table:table-cell table:number-columns-repeated="101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Юсупова, 4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63225</text:p>
          </table:table-cell>
          <table:table-cell table:number-columns-repeated="101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Каскабаева, 20</text:p>
          </table:table-cell>
          <table:table-cell office:value-type="string" calcext:value-type="string">
            <text:p>Айзере</text:p>
          </table:table-cell>
          <table:table-cell table:number-columns-repeated="7"/>
          <table:table-cell office:value-type="string" calcext:value-type="string">
            <text:p>0.114284</text:p>
          </table:table-cell>
          <table:table-cell table:number-columns-repeated="10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Айтымбет улы, 22</text:p>
          </table:table-cell>
          <table:table-cell office:value-type="string" calcext:value-type="string">
            <text:p>Адил</text:p>
          </table:table-cell>
          <table:table-cell table:number-columns-repeated="7"/>
          <table:table-cell office:value-type="string" calcext:value-type="string">
            <text:p>0.169376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Айтымбет улы, 10</text:p>
          </table:table-cell>
          <table:table-cell office:value-type="string" calcext:value-type="string">
            <text:p>JADI</text:p>
          </table:table-cell>
          <table:table-cell table:number-columns-repeated="7"/>
          <table:table-cell office:value-type="string" calcext:value-type="string">
            <text:p>0.279086</text:p>
          </table:table-cell>
          <table:table-cell table:number-columns-repeated="101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Казына, 14</text:p>
          </table:table-cell>
          <table:table-cell office:value-type="string" calcext:value-type="string">
            <text:p>Алем</text:p>
          </table:table-cell>
          <table:table-cell table:number-columns-repeated="7"/>
          <table:table-cell office:value-type="string" calcext:value-type="string">
            <text:p>0.169941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Рыскулова, 359/7</text:p>
          </table:table-cell>
          <table:table-cell office:value-type="string" calcext:value-type="string">
            <text:p>LEMON</text:p>
          </table:table-cell>
          <table:table-cell table:number-columns-repeated="7"/>
          <table:table-cell office:value-type="string" calcext:value-type="string">
            <text:p>0.0693259</text:p>
          </table:table-cell>
          <table:table-cell table:number-columns-repeated="101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Рыскулова, 359/6, 1 этаж, 9 бутик</text:p>
          </table:table-cell>
          <table:table-cell office:value-type="string" calcext:value-type="string">
            <text:p>Майр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Рыскулова, 359/6, 1 этаж, 7 бутик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10872</text:p>
          </table:table-cell>
          <table:table-cell table:number-columns-repeated="101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Рыскулова, 359/4</text:p>
          </table:table-cell>
          <table:table-cell office:value-type="string" calcext:value-type="string">
            <text:p>МУСА</text:p>
          </table:table-cell>
          <table:table-cell table:number-columns-repeated="7"/>
          <table:table-cell office:value-type="string" calcext:value-type="string">
            <text:p>0.21313</text:p>
          </table:table-cell>
          <table:table-cell table:number-columns-repeated="1013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Рыскулова, 141/8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54147</text:p>
          </table:table-cell>
          <table:table-cell table:number-columns-repeated="101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Кошурникова, 253/1, 1 этаж</text:p>
          </table:table-cell>
          <table:table-cell office:value-type="string" calcext:value-type="string">
            <text:p>Карина</text:p>
          </table:table-cell>
          <table:table-cell table:number-columns-repeated="7"/>
          <table:table-cell office:value-type="string" calcext:value-type="string">
            <text:p>0.180503</text:p>
          </table:table-cell>
          <table:table-cell table:number-columns-repeated="101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Халменова, 33/1</text:p>
          </table:table-cell>
          <table:table-cell office:value-type="string" calcext:value-type="string">
            <text:p>Ерлан</text:p>
          </table:table-cell>
          <table:table-cell table:number-columns-repeated="7"/>
          <table:table-cell office:value-type="string" calcext:value-type="string">
            <text:p>0.229542</text:p>
          </table:table-cell>
          <table:table-cell table:number-columns-repeated="101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Жандосова, 215</text:p>
          </table:table-cell>
          <table:table-cell office:value-type="string" calcext:value-type="string">
            <text:p>Али</text:p>
          </table:table-cell>
          <table:table-cell table:number-columns-repeated="7"/>
          <table:table-cell office:value-type="string" calcext:value-type="string">
            <text:p>0.104807</text:p>
          </table:table-cell>
          <table:table-cell table:number-columns-repeated="101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Жангакты, 86/1</text:p>
          </table:table-cell>
          <table:table-cell office:value-type="string" calcext:value-type="string">
            <text:p>ЖАНБИБI ?ЖЕ</text:p>
          </table:table-cell>
          <table:table-cell table:number-columns-repeated="7"/>
          <table:table-cell office:value-type="string" calcext:value-type="string">
            <text:p>0.199321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Бауыржан Момышулы проспект, 147/2, 1 этаж</text:p>
          </table:table-cell>
          <table:table-cell office:value-type="string" calcext:value-type="string">
            <text:p>Aidana</text:p>
          </table:table-cell>
          <table:table-cell table:number-columns-repeated="7"/>
          <table:table-cell office:value-type="string" calcext:value-type="string">
            <text:p>0.165302</text:p>
          </table:table-cell>
          <table:table-cell table:number-columns-repeated="1013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Манасова, 8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15095</text:p>
          </table:table-cell>
          <table:table-cell table:number-columns-repeated="10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Бауыржан Момышулы проспект, 184/1, 1 этаж</text:p>
          </table:table-cell>
          <table:table-cell office:value-type="string" calcext:value-type="string">
            <text:p>Ас?ар Тау</text:p>
          </table:table-cell>
          <table:table-cell table:number-columns-repeated="7"/>
          <table:table-cell office:value-type="string" calcext:value-type="string">
            <text:p>0.476208</text:p>
          </table:table-cell>
          <table:table-cell table:number-columns-repeated="101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Рыскулова, 162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0463396</text:p>
          </table:table-cell>
          <table:table-cell table:number-columns-repeated="101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Рыскулова, 359/13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Рыскулова, 359/1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Рыскулова, 359/13</text:p>
          </table:table-cell>
          <table:table-cell office:value-type="string" calcext:value-type="string">
            <text:p>Руслан и Амина</text:p>
          </table:table-cell>
          <table:table-cell table:number-columns-repeated="7"/>
          <table:table-cell office:value-type="string" calcext:value-type="string">
            <text:p>0.0959609</text:p>
          </table:table-cell>
          <table:table-cell table:number-columns-repeated="101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Рыскулова, 359/12, 1 этаж</text:p>
          </table:table-cell>
          <table:table-cell office:value-type="string" calcext:value-type="string">
            <text:p>Мини-маркет</text:p>
          </table:table-cell>
          <table:table-cell table:number-columns-repeated="7"/>
          <table:table-cell office:value-type="string" calcext:value-type="string">
            <text:p>0.210311</text:p>
          </table:table-cell>
          <table:table-cell table:number-columns-repeated="101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Юсупова, 13/1</text:p>
          </table:table-cell>
          <table:table-cell office:value-type="string" calcext:value-type="string">
            <text:p>Бекжан</text:p>
          </table:table-cell>
          <table:table-cell table:number-columns-repeated="7"/>
          <table:table-cell office:value-type="string" calcext:value-type="string">
            <text:p>0.131164</text:p>
          </table:table-cell>
          <table:table-cell table:number-columns-repeated="1013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Юсупова, 27/2, 1 этаж</text:p>
          </table:table-cell>
          <table:table-cell office:value-type="string" calcext:value-type="string">
            <text:p>ЫРЫС</text:p>
          </table:table-cell>
          <table:table-cell table:number-columns-repeated="7"/>
          <table:table-cell office:value-type="string" calcext:value-type="string">
            <text:p>0.303408</text:p>
          </table:table-cell>
          <table:table-cell table:number-columns-repeated="101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Фазыл Куралбайулы, 49/2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214288</text:p>
          </table:table-cell>
          <table:table-cell table:number-columns-repeated="101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Онтаева, 2а/1</text:p>
          </table:table-cell>
          <table:table-cell office:value-type="string" calcext:value-type="string">
            <text:p>Ирсай-ана</text:p>
          </table:table-cell>
          <table:table-cell table:number-columns-repeated="7"/>
          <table:table-cell office:value-type="string" calcext:value-type="string">
            <text:p>0.301989</text:p>
          </table:table-cell>
          <table:table-cell table:number-columns-repeated="1013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Бабыра, 9</text:p>
          </table:table-cell>
          <table:table-cell office:value-type="string" calcext:value-type="string">
            <text:p>Чарос</text:p>
          </table:table-cell>
          <table:table-cell table:number-columns-repeated="7"/>
          <table:table-cell office:value-type="string" calcext:value-type="string">
            <text:p>0.0505885</text:p>
          </table:table-cell>
          <table:table-cell table:number-columns-repeated="101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Бабыра, 13</text:p>
          </table:table-cell>
          <table:table-cell office:value-type="string" calcext:value-type="string">
            <text:p>Дядя Миша</text:p>
          </table:table-cell>
          <table:table-cell table:number-columns-repeated="7"/>
          <table:table-cell office:value-type="string" calcext:value-type="string">
            <text:p>0.257765</text:p>
          </table:table-cell>
          <table:table-cell table:number-columns-repeated="101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Аль-Фараби, 47/1</text:p>
          </table:table-cell>
          <table:table-cell office:value-type="string" calcext:value-type="string">
            <text:p>ДИ-АЙС</text:p>
          </table:table-cell>
          <table:table-cell table:number-columns-repeated="7"/>
          <table:table-cell office:value-type="string" calcext:value-type="string">
            <text:p>0.0940379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Аль-Фараби, 55а</text:p>
          </table:table-cell>
          <table:table-cell office:value-type="string" calcext:value-type="string">
            <text:p>Симар</text:p>
          </table:table-cell>
          <table:table-cell table:number-columns-repeated="7"/>
          <table:table-cell office:value-type="string" calcext:value-type="string">
            <text:p>0.0361997</text:p>
          </table:table-cell>
          <table:table-cell table:number-columns-repeated="1013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Аль-Фараби, 57</text:p>
          </table:table-cell>
          <table:table-cell office:value-type="string" calcext:value-type="string">
            <text:p>Максат</text:p>
          </table:table-cell>
          <table:table-cell table:number-columns-repeated="7"/>
          <table:table-cell office:value-type="string" calcext:value-type="string">
            <text:p>0.191134</text:p>
          </table:table-cell>
          <table:table-cell table:number-columns-repeated="101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Омешулы, 73</text:p>
          </table:table-cell>
          <table:table-cell office:value-type="string" calcext:value-type="string">
            <text:p>ДАСТАН</text:p>
          </table:table-cell>
          <table:table-cell table:number-columns-repeated="7"/>
          <table:table-cell office:value-type="string" calcext:value-type="string">
            <text:p>0.195039</text:p>
          </table:table-cell>
          <table:table-cell table:number-columns-repeated="101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Хан Танири, 70</text:p>
          </table:table-cell>
          <table:table-cell office:value-type="string" calcext:value-type="string">
            <text:p>Арман</text:p>
          </table:table-cell>
          <table:table-cell table:number-columns-repeated="7"/>
          <table:table-cell office:value-type="string" calcext:value-type="string">
            <text:p>0.179726</text:p>
          </table:table-cell>
          <table:table-cell table:number-columns-repeated="101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Спатаева, 74а</text:p>
          </table:table-cell>
          <table:table-cell office:value-type="string" calcext:value-type="string">
            <text:p>Арзу</text:p>
          </table:table-cell>
          <table:table-cell table:number-columns-repeated="7"/>
          <table:table-cell office:value-type="string" calcext:value-type="string">
            <text:p>0.078199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Спатаева, 65/1</text:p>
          </table:table-cell>
          <table:table-cell office:value-type="string" calcext:value-type="string">
            <text:p>?уаныш</text:p>
          </table:table-cell>
          <table:table-cell table:number-columns-repeated="7"/>
          <table:table-cell office:value-type="string" calcext:value-type="string">
            <text:p>0.231003</text:p>
          </table:table-cell>
          <table:table-cell table:number-columns-repeated="1013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Тойганбаева, 7/1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63853</text:p>
          </table:table-cell>
          <table:table-cell table:number-columns-repeated="101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Сейдахан Садыкулова, 30</text:p>
          </table:table-cell>
          <table:table-cell office:value-type="string" calcext:value-type="string">
            <text:p>Куралай</text:p>
          </table:table-cell>
          <table:table-cell table:number-columns-repeated="7"/>
          <table:table-cell office:value-type="string" calcext:value-type="string">
            <text:p>0.0146955</text:p>
          </table:table-cell>
          <table:table-cell table:number-columns-repeated="101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Сейдахан Садыкулова, 29/1</text:p>
          </table:table-cell>
          <table:table-cell office:value-type="string" calcext:value-type="string">
            <text:p>Жанель</text:p>
          </table:table-cell>
          <table:table-cell table:number-columns-repeated="7"/>
          <table:table-cell office:value-type="string" calcext:value-type="string">
            <text:p>0.271628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Спатаева, 3/1</text:p>
          </table:table-cell>
          <table:table-cell office:value-type="string" calcext:value-type="string">
            <text:p>Севара</text:p>
          </table:table-cell>
          <table:table-cell table:number-columns-repeated="7"/>
          <table:table-cell office:value-type="string" calcext:value-type="string">
            <text:p>0.19612</text:p>
          </table:table-cell>
          <table:table-cell table:number-columns-repeated="1013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ПМК-21, 15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44011</text:p>
          </table:table-cell>
          <table:table-cell table:number-columns-repeated="101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Спатаева, 13/3</text:p>
          </table:table-cell>
          <table:table-cell office:value-type="string" calcext:value-type="string">
            <text:p>Жанна</text:p>
          </table:table-cell>
          <table:table-cell table:number-columns-repeated="7"/>
          <table:table-cell office:value-type="string" calcext:value-type="string">
            <text:p>0.0627383</text:p>
          </table:table-cell>
          <table:table-cell table:number-columns-repeated="1013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Аль-Фараби, 21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48565</text:p>
          </table:table-cell>
          <table:table-cell table:number-columns-repeated="1013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Аль-Фараби, 2г/1, 1 этаж</text:p>
          </table:table-cell>
          <table:table-cell office:value-type="string" calcext:value-type="string">
            <text:p>Шынар</text:p>
          </table:table-cell>
          <table:table-cell table:number-columns-repeated="7"/>
          <table:table-cell office:value-type="string" calcext:value-type="string">
            <text:p>0.499851</text:p>
          </table:table-cell>
          <table:table-cell table:number-columns-repeated="101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Тамерлановское шоссе, 22/15</text:p>
          </table:table-cell>
          <table:table-cell office:value-type="string" calcext:value-type="string">
            <text:p>Мадина</text:p>
          </table:table-cell>
          <table:table-cell table:number-columns-repeated="7"/>
          <table:table-cell office:value-type="string" calcext:value-type="string">
            <text:p>0.0924201</text:p>
          </table:table-cell>
          <table:table-cell table:number-columns-repeated="1013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Тамерлановское шоссе, 22/18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507139</text:p>
          </table:table-cell>
          <table:table-cell table:number-columns-repeated="1013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Тамерлановское шоссе, 22/19, 15 ряд, 46 место</text:p>
          </table:table-cell>
          <table:table-cell office:value-type="string" calcext:value-type="string">
            <text:p>Продуктовый ларек</text:p>
          </table:table-cell>
          <table:table-cell table:number-columns-repeated="7"/>
          <table:table-cell office:value-type="string" calcext:value-type="string">
            <text:p>0.149121</text:p>
          </table:table-cell>
          <table:table-cell table:number-columns-repeated="1013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Тамерлановское шоссе, 22/7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12783</text:p>
          </table:table-cell>
          <table:table-cell table:number-columns-repeated="101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Тамерлановское шоссе, 24а/1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691381</text:p>
          </table:table-cell>
          <table:table-cell table:number-columns-repeated="101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Тамерлановское шоссе, 53Б/3</text:p>
          </table:table-cell>
          <table:table-cell office:value-type="string" calcext:value-type="string">
            <text:p>Данияр</text:p>
          </table:table-cell>
          <table:table-cell table:number-columns-repeated="7"/>
          <table:table-cell office:value-type="string" calcext:value-type="string">
            <text:p>0.102861</text:p>
          </table:table-cell>
          <table:table-cell table:number-columns-repeated="101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Тамерлановское шоссе, 12/5</text:p>
          </table:table-cell>
          <table:table-cell office:value-type="string" calcext:value-type="string">
            <text:p>ДАСТАРХАН</text:p>
          </table:table-cell>
          <table:table-cell table:number-columns-repeated="7"/>
          <table:table-cell office:value-type="string" calcext:value-type="string">
            <text:p>0.0998512</text:p>
          </table:table-cell>
          <table:table-cell table:number-columns-repeated="1013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Тамерлановское шоссе, 24/15</text:p>
          </table:table-cell>
          <table:table-cell office:value-type="string" calcext:value-type="string">
            <text:p>Южная Корзинка</text:p>
          </table:table-cell>
          <table:table-cell table:number-columns-repeated="7"/>
          <table:table-cell office:value-type="string" calcext:value-type="string">
            <text:p>0.0672713</text:p>
          </table:table-cell>
          <table:table-cell table:number-columns-repeated="10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Тамерлановское шоссе, 24/2</text:p>
          </table:table-cell>
          <table:table-cell office:value-type="string" calcext:value-type="string">
            <text:p>Айгуль</text:p>
          </table:table-cell>
          <table:table-cell table:number-columns-repeated="7"/>
          <table:table-cell office:value-type="string" calcext:value-type="string">
            <text:p>0.131602</text:p>
          </table:table-cell>
          <table:table-cell table:number-columns-repeated="1013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Тамерлановское шоссе, 26/1</text:p>
          </table:table-cell>
          <table:table-cell office:value-type="string" calcext:value-type="string">
            <text:p>Н?р-Ай</text:p>
          </table:table-cell>
          <table:table-cell table:number-columns-repeated="7"/>
          <table:table-cell office:value-type="string" calcext:value-type="string">
            <text:p>0.0937549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Тамерлановское шоссе, 152/1, 1 этаж</text:p>
          </table:table-cell>
          <table:table-cell office:value-type="string" calcext:value-type="string">
            <text:p>Asem ana</text:p>
          </table:table-cell>
          <table:table-cell table:number-columns-repeated="7"/>
          <table:table-cell office:value-type="string" calcext:value-type="string">
            <text:p>0.142925</text:p>
          </table:table-cell>
          <table:table-cell table:number-columns-repeated="101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Дауылова, 4, 1 этаж</text:p>
          </table:table-cell>
          <table:table-cell office:value-type="string" calcext:value-type="string">
            <text:p>БЕКЗАД</text:p>
          </table:table-cell>
          <table:table-cell table:number-columns-repeated="7"/>
          <table:table-cell office:value-type="string" calcext:value-type="string">
            <text:p>0.278817</text:p>
          </table:table-cell>
          <table:table-cell table:number-columns-repeated="1013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Дауылова, 20а</text:p>
          </table:table-cell>
          <table:table-cell office:value-type="string" calcext:value-type="string">
            <text:p>УМАР-АЛИ</text:p>
          </table:table-cell>
          <table:table-cell table:number-columns-repeated="7"/>
          <table:table-cell office:value-type="string" calcext:value-type="string">
            <text:p>0.129112</text:p>
          </table:table-cell>
          <table:table-cell table:number-columns-repeated="10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Молдабаева, 29</text:p>
          </table:table-cell>
          <table:table-cell office:value-type="string" calcext:value-type="string">
            <text:p>Абдулла ата</text:p>
          </table:table-cell>
          <table:table-cell table:number-columns-repeated="7"/>
          <table:table-cell office:value-type="string" calcext:value-type="string">
            <text:p>0.486889</text:p>
          </table:table-cell>
          <table:table-cell table:number-columns-repeated="10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Тамерлановское шоссе, 71/1</text:p>
          </table:table-cell>
          <table:table-cell office:value-type="string" calcext:value-type="string">
            <text:p>Адил</text:p>
          </table:table-cell>
          <table:table-cell table:number-columns-repeated="7"/>
          <table:table-cell office:value-type="string" calcext:value-type="string">
            <text:p>0.306034</text:p>
          </table:table-cell>
          <table:table-cell table:number-columns-repeated="1013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Махамбет, 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24602</text:p>
          </table:table-cell>
          <table:table-cell table:number-columns-repeated="1013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Махамбет, 2/2</text:p>
          </table:table-cell>
          <table:table-cell office:value-type="string" calcext:value-type="string">
            <text:p>ТЕМИРЛАН</text:p>
          </table:table-cell>
          <table:table-cell table:number-columns-repeated="7"/>
          <table:table-cell office:value-type="string" calcext:value-type="string">
            <text:p>0.373828</text:p>
          </table:table-cell>
          <table:table-cell table:number-columns-repeated="1013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Шыршыкбай, 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09724</text:p>
          </table:table-cell>
          <table:table-cell table:number-columns-repeated="101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Тамерлановское шоссе, 2/1, 1 этаж</text:p>
          </table:table-cell>
          <table:table-cell office:value-type="string" calcext:value-type="string">
            <text:p>К?усар</text:p>
          </table:table-cell>
          <table:table-cell table:number-columns-repeated="7"/>
          <table:table-cell office:value-type="string" calcext:value-type="string">
            <text:p>0.334602</text:p>
          </table:table-cell>
          <table:table-cell table:number-columns-repeated="101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Тамерлановское шоссе, 144а, 1 этаж</text:p>
          </table:table-cell>
          <table:table-cell office:value-type="string" calcext:value-type="string">
            <text:p>Алтын Сам?ры?</text:p>
          </table:table-cell>
          <table:table-cell table:number-columns-repeated="7"/>
          <table:table-cell office:value-type="string" calcext:value-type="string">
            <text:p>0.189669</text:p>
          </table:table-cell>
          <table:table-cell table:number-columns-repeated="1013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Кажи Алмахан 1-й переулок, 1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406008</text:p>
          </table:table-cell>
          <table:table-cell table:number-columns-repeated="1013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Кажи Алмахан, 45</text:p>
          </table:table-cell>
          <table:table-cell office:value-type="string" calcext:value-type="string">
            <text:p>НУРАЙ</text:p>
          </table:table-cell>
          <table:table-cell table:number-columns-repeated="7"/>
          <table:table-cell office:value-type="string" calcext:value-type="string">
            <text:p>0.228276</text:p>
          </table:table-cell>
          <table:table-cell table:number-columns-repeated="101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Кажи Алмахан, 116/1</text:p>
          </table:table-cell>
          <table:table-cell office:value-type="string" calcext:value-type="string">
            <text:p>Аскер</text:p>
          </table:table-cell>
          <table:table-cell table:number-columns-repeated="7"/>
          <table:table-cell office:value-type="string" calcext:value-type="string">
            <text:p>0.394047</text:p>
          </table:table-cell>
          <table:table-cell table:number-columns-repeated="1013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Рамзан-Ата, 1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54363</text:p>
          </table:table-cell>
          <table:table-cell table:number-columns-repeated="1013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Токбайге, 72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06802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Жиделибайсын, 80/2</text:p>
          </table:table-cell>
          <table:table-cell office:value-type="string" calcext:value-type="string">
            <text:p>Рахат</text:p>
          </table:table-cell>
          <table:table-cell table:number-columns-repeated="7"/>
          <table:table-cell office:value-type="string" calcext:value-type="string">
            <text:p>0.112792</text:p>
          </table:table-cell>
          <table:table-cell table:number-columns-repeated="101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Жиделибайсын, 73, 1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160328</text:p>
          </table:table-cell>
          <table:table-cell table:number-columns-repeated="101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Жиделибайсын, 7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Жиделибайсын, 72</text:p>
          </table:table-cell>
          <table:table-cell office:value-type="string" calcext:value-type="string">
            <text:p>Розмат Ата</text:p>
          </table:table-cell>
          <table:table-cell table:number-columns-repeated="7"/>
          <table:table-cell office:value-type="string" calcext:value-type="string">
            <text:p>0.0691408</text:p>
          </table:table-cell>
          <table:table-cell table:number-columns-repeated="1013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Жиделибайсын, 68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51534</text:p>
          </table:table-cell>
          <table:table-cell table:number-columns-repeated="1013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Жиделибайсын, 5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48661</text:p>
          </table:table-cell>
          <table:table-cell table:number-columns-repeated="101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Гагарина, 49/2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0381625</text:p>
          </table:table-cell>
          <table:table-cell table:number-columns-repeated="1013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Жиделибайсын, 47/1</text:p>
          </table:table-cell>
          <table:table-cell office:value-type="string" calcext:value-type="string">
            <text:p>Миркан</text:p>
          </table:table-cell>
          <table:table-cell table:number-columns-repeated="7"/>
          <table:table-cell office:value-type="string" calcext:value-type="string">
            <text:p>0.0435401</text:p>
          </table:table-cell>
          <table:table-cell table:number-columns-repeated="10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Жиделибайсын, 42</text:p>
          </table:table-cell>
          <table:table-cell office:value-type="string" calcext:value-type="string">
            <text:p>Азамат</text:p>
          </table:table-cell>
          <table:table-cell table:number-columns-repeated="7"/>
          <table:table-cell office:value-type="string" calcext:value-type="string">
            <text:p>0.047933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Жиделибайсын, 45</text:p>
          </table:table-cell>
          <table:table-cell office:value-type="string" calcext:value-type="string">
            <text:p>Сафина</text:p>
          </table:table-cell>
          <table:table-cell table:number-columns-repeated="7"/>
          <table:table-cell office:value-type="string" calcext:value-type="string">
            <text:p>0.155649</text:p>
          </table:table-cell>
          <table:table-cell table:number-columns-repeated="1013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Гагарина, 13/14, 1 этаж</text:p>
          </table:table-cell>
          <table:table-cell office:value-type="string" calcext:value-type="string">
            <text:p>Мини-маркет</text:p>
          </table:table-cell>
          <table:table-cell table:number-columns-repeated="7"/>
          <table:table-cell office:value-type="string" calcext:value-type="string">
            <text:p>0.240504</text:p>
          </table:table-cell>
          <table:table-cell table:number-columns-repeated="1013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Токбайге, 4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76613</text:p>
          </table:table-cell>
          <table:table-cell table:number-columns-repeated="1013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Гагарина, 13/9</text:p>
          </table:table-cell>
          <table:table-cell office:value-type="string" calcext:value-type="string">
            <text:p>Ынтыма?</text:p>
          </table:table-cell>
          <table:table-cell table:number-columns-repeated="7"/>
          <table:table-cell office:value-type="string" calcext:value-type="string">
            <text:p>0.155103</text:p>
          </table:table-cell>
          <table:table-cell table:number-columns-repeated="1013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Гагарина, 13/2</text:p>
          </table:table-cell>
          <table:table-cell office:value-type="string" calcext:value-type="string">
            <text:p>Хасият</text:p>
          </table:table-cell>
          <table:table-cell table:number-columns-repeated="7"/>
          <table:table-cell office:value-type="string" calcext:value-type="string">
            <text:p>0.367776</text:p>
          </table:table-cell>
          <table:table-cell table:number-columns-repeated="1013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Султанова, 37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9313</text:p>
          </table:table-cell>
          <table:table-cell table:number-columns-repeated="101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Косдиирмен, 61/1</text:p>
          </table:table-cell>
          <table:table-cell office:value-type="string" calcext:value-type="string">
            <text:p>Ислам</text:p>
          </table:table-cell>
          <table:table-cell table:number-columns-repeated="7"/>
          <table:table-cell office:value-type="string" calcext:value-type="string">
            <text:p>0.0303277</text:p>
          </table:table-cell>
          <table:table-cell table:number-columns-repeated="1013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Аксуат, 1/1</text:p>
          </table:table-cell>
          <table:table-cell office:value-type="string" calcext:value-type="string">
            <text:p>Т?рсынай</text:p>
          </table:table-cell>
          <table:table-cell table:number-columns-repeated="7"/>
          <table:table-cell office:value-type="string" calcext:value-type="string">
            <text:p>0.0669127</text:p>
          </table:table-cell>
          <table:table-cell table:number-columns-repeated="101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Аксуат, 2/1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184995</text:p>
          </table:table-cell>
          <table:table-cell table:number-columns-repeated="1013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Абдраимова, 1</text:p>
          </table:table-cell>
          <table:table-cell office:value-type="string" calcext:value-type="string">
            <text:p>Насиба Апа</text:p>
          </table:table-cell>
          <table:table-cell table:number-columns-repeated="7"/>
          <table:table-cell office:value-type="string" calcext:value-type="string">
            <text:p>0.0438893</text:p>
          </table:table-cell>
          <table:table-cell table:number-columns-repeated="10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Кентаева, 2</text:p>
          </table:table-cell>
          <table:table-cell office:value-type="string" calcext:value-type="string">
            <text:p>Султан</text:p>
          </table:table-cell>
          <table:table-cell table:number-columns-repeated="7"/>
          <table:table-cell office:value-type="string" calcext:value-type="string">
            <text:p>0.355923</text:p>
          </table:table-cell>
          <table:table-cell table:number-columns-repeated="1013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Даулеткерей, 3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06758</text:p>
          </table:table-cell>
          <table:table-cell table:number-columns-repeated="101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Гагарина, 283</text:p>
          </table:table-cell>
          <table:table-cell office:value-type="string" calcext:value-type="string">
            <text:p>Баум</text:p>
          </table:table-cell>
          <table:table-cell table:number-columns-repeated="7"/>
          <table:table-cell office:value-type="string" calcext:value-type="string">
            <text:p>0.0653994</text:p>
          </table:table-cell>
          <table:table-cell table:number-columns-repeated="101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Асылбекова, 51/1</text:p>
          </table:table-cell>
          <table:table-cell office:value-type="string" calcext:value-type="string">
            <text:p>Галия</text:p>
          </table:table-cell>
          <table:table-cell table:number-columns-repeated="7"/>
          <table:table-cell office:value-type="string" calcext:value-type="string">
            <text:p>0.0358935</text:p>
          </table:table-cell>
          <table:table-cell table:number-columns-repeated="1013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Гагарина, 244/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13073</text:p>
          </table:table-cell>
          <table:table-cell table:number-columns-repeated="101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Гагарина, 54/1, 1 этаж</text:p>
          </table:table-cell>
          <table:table-cell office:value-type="string" calcext:value-type="string">
            <text:p>Сарбон</text:p>
          </table:table-cell>
          <table:table-cell table:number-columns-repeated="7"/>
          <table:table-cell office:value-type="string" calcext:value-type="string">
            <text:p>0.0481661</text:p>
          </table:table-cell>
          <table:table-cell table:number-columns-repeated="101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Мелдеходжаева, 52/1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986534</text:p>
          </table:table-cell>
          <table:table-cell table:number-columns-repeated="101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Гагарина, 56а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24323</text:p>
          </table:table-cell>
          <table:table-cell table:number-columns-repeated="1013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Табынбаева, 50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94214</text:p>
          </table:table-cell>
          <table:table-cell table:number-columns-repeated="101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Гагарина, 242</text:p>
          </table:table-cell>
          <table:table-cell office:value-type="string" calcext:value-type="string">
            <text:p>Дастархан</text:p>
          </table:table-cell>
          <table:table-cell table:number-columns-repeated="7"/>
          <table:table-cell office:value-type="string" calcext:value-type="string">
            <text:p>0.31854</text:p>
          </table:table-cell>
          <table:table-cell table:number-columns-repeated="1013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Усенова, 28/1</text:p>
          </table:table-cell>
          <table:table-cell office:value-type="string" calcext:value-type="string">
            <text:p>Рахмет</text:p>
          </table:table-cell>
          <table:table-cell table:number-columns-repeated="7"/>
          <table:table-cell office:value-type="string" calcext:value-type="string">
            <text:p>0.191731</text:p>
          </table:table-cell>
          <table:table-cell table:number-columns-repeated="101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Дулатова, 31/1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281381</text:p>
          </table:table-cell>
          <table:table-cell table:number-columns-repeated="101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Шамши Калдаякова, 135/1</text:p>
          </table:table-cell>
          <table:table-cell office:value-type="string" calcext:value-type="string">
            <text:p>КОРГАНБАЙ АТА</text:p>
          </table:table-cell>
          <table:table-cell table:number-columns-repeated="7"/>
          <table:table-cell office:value-type="string" calcext:value-type="string">
            <text:p>0.209655</text:p>
          </table:table-cell>
          <table:table-cell table:number-columns-repeated="1013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Шамши Калдаякова, 123/3</text:p>
          </table:table-cell>
          <table:table-cell office:value-type="string" calcext:value-type="string">
            <text:p>Назмина</text:p>
          </table:table-cell>
          <table:table-cell table:number-columns-repeated="7"/>
          <table:table-cell office:value-type="string" calcext:value-type="string">
            <text:p>0.0301612</text:p>
          </table:table-cell>
          <table:table-cell table:number-columns-repeated="1013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Шамши Калдаякова, 123/2</text:p>
          </table:table-cell>
          <table:table-cell office:value-type="string" calcext:value-type="string">
            <text:p>Тахир</text:p>
          </table:table-cell>
          <table:table-cell table:number-columns-repeated="7"/>
          <table:table-cell office:value-type="string" calcext:value-type="string">
            <text:p>0.186306</text:p>
          </table:table-cell>
          <table:table-cell table:number-columns-repeated="101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Хамзы, 77/1</text:p>
          </table:table-cell>
          <table:table-cell office:value-type="string" calcext:value-type="string">
            <text:p>Санобар</text:p>
          </table:table-cell>
          <table:table-cell table:number-columns-repeated="7"/>
          <table:table-cell office:value-type="string" calcext:value-type="string">
            <text:p>0.317211</text:p>
          </table:table-cell>
          <table:table-cell table:number-columns-repeated="101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Алпысбаева, 101/1, 1 этаж</text:p>
          </table:table-cell>
          <table:table-cell office:value-type="string" calcext:value-type="string">
            <text:p>Балдырган</text:p>
          </table:table-cell>
          <table:table-cell table:number-columns-repeated="7"/>
          <table:table-cell office:value-type="string" calcext:value-type="string">
            <text:p>0.0280482</text:p>
          </table:table-cell>
          <table:table-cell table:number-columns-repeated="101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Алпысбаева, 84</text:p>
          </table:table-cell>
          <table:table-cell office:value-type="string" calcext:value-type="string">
            <text:p>Дастархан</text:p>
          </table:table-cell>
          <table:table-cell table:number-columns-repeated="7"/>
          <table:table-cell office:value-type="string" calcext:value-type="string">
            <text:p>0.0756421</text:p>
          </table:table-cell>
          <table:table-cell table:number-columns-repeated="101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Алпысбаева, 94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139193</text:p>
          </table:table-cell>
          <table:table-cell table:number-columns-repeated="101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Алпысбаева, 113/1</text:p>
          </table:table-cell>
          <table:table-cell office:value-type="string" calcext:value-type="string">
            <text:p>Рустам</text:p>
          </table:table-cell>
          <table:table-cell table:number-columns-repeated="7"/>
          <table:table-cell office:value-type="string" calcext:value-type="string">
            <text:p>0.167096</text:p>
          </table:table-cell>
          <table:table-cell table:number-columns-repeated="10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Дауренбека Курманбекова, 69/1</text:p>
          </table:table-cell>
          <table:table-cell office:value-type="string" calcext:value-type="string">
            <text:p>Айсана</text:p>
          </table:table-cell>
          <table:table-cell table:number-columns-repeated="7"/>
          <table:table-cell office:value-type="string" calcext:value-type="string">
            <text:p>0.0594333</text:p>
          </table:table-cell>
          <table:table-cell table:number-columns-repeated="1013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Дауренбека Курманбекова, 75/1</text:p>
          </table:table-cell>
          <table:table-cell office:value-type="string" calcext:value-type="string">
            <text:p>Эдельвейс</text:p>
          </table:table-cell>
          <table:table-cell table:number-columns-repeated="7"/>
          <table:table-cell office:value-type="string" calcext:value-type="string">
            <text:p>0.335565</text:p>
          </table:table-cell>
          <table:table-cell table:number-columns-repeated="101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Дауренбека Курманбекова, 90/1</text:p>
          </table:table-cell>
          <table:table-cell office:value-type="string" calcext:value-type="string">
            <text:p>Клара</text:p>
          </table:table-cell>
          <table:table-cell table:number-columns-repeated="7"/>
          <table:table-cell office:value-type="string" calcext:value-type="string">
            <text:p>0.0667763</text:p>
          </table:table-cell>
          <table:table-cell table:number-columns-repeated="101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Кунбатыс, 100</text:p>
          </table:table-cell>
          <table:table-cell office:value-type="string" calcext:value-type="string">
            <text:p>Вахаб Ата</text:p>
          </table:table-cell>
          <table:table-cell table:number-columns-repeated="7"/>
          <table:table-cell office:value-type="string" calcext:value-type="string">
            <text:p>0.269521</text:p>
          </table:table-cell>
          <table:table-cell table:number-columns-repeated="101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Дауренбека Курманбекова, 10/2</text:p>
          </table:table-cell>
          <table:table-cell office:value-type="string" calcext:value-type="string">
            <text:p>Максат</text:p>
          </table:table-cell>
          <table:table-cell table:number-columns-repeated="7"/>
          <table:table-cell office:value-type="string" calcext:value-type="string">
            <text:p>0.092643</text:p>
          </table:table-cell>
          <table:table-cell table:number-columns-repeated="10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Интернациональная, 100</text:p>
          </table:table-cell>
          <table:table-cell office:value-type="string" calcext:value-type="string">
            <text:p>Азиза</text:p>
          </table:table-cell>
          <table:table-cell table:number-columns-repeated="7"/>
          <table:table-cell office:value-type="string" calcext:value-type="string">
            <text:p>0.192419</text:p>
          </table:table-cell>
          <table:table-cell table:number-columns-repeated="101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Макталы, 17/1, 1 этаж</text:p>
          </table:table-cell>
          <table:table-cell office:value-type="string" calcext:value-type="string">
            <text:p>Бек-Тас</text:p>
          </table:table-cell>
          <table:table-cell table:number-columns-repeated="7"/>
          <table:table-cell office:value-type="string" calcext:value-type="string">
            <text:p>0.244178</text:p>
          </table:table-cell>
          <table:table-cell table:number-columns-repeated="101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Интернациональная, 125</text:p>
          </table:table-cell>
          <table:table-cell office:value-type="string" calcext:value-type="string">
            <text:p>Альтаир</text:p>
          </table:table-cell>
          <table:table-cell table:number-columns-repeated="7"/>
          <table:table-cell office:value-type="string" calcext:value-type="string">
            <text:p>0.0528334</text:p>
          </table:table-cell>
          <table:table-cell table:number-columns-repeated="1013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Октябрьская, 77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38636</text:p>
          </table:table-cell>
          <table:table-cell table:number-columns-repeated="101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Макталы, 127</text:p>
          </table:table-cell>
          <table:table-cell office:value-type="string" calcext:value-type="string">
            <text:p>Алтын Алма</text:p>
          </table:table-cell>
          <table:table-cell table:number-columns-repeated="7"/>
          <table:table-cell office:value-type="string" calcext:value-type="string">
            <text:p>0.0663925</text:p>
          </table:table-cell>
          <table:table-cell table:number-columns-repeated="101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Тамерлановское шоссе, 46</text:p>
          </table:table-cell>
          <table:table-cell office:value-type="string" calcext:value-type="string">
            <text:p>Ай_Ару</text:p>
          </table:table-cell>
          <table:table-cell table:number-columns-repeated="7"/>
          <table:table-cell office:value-type="string" calcext:value-type="string">
            <text:p>0.129133</text:p>
          </table:table-cell>
          <table:table-cell table:number-columns-repeated="101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Макталы, 131</text:p>
          </table:table-cell>
          <table:table-cell office:value-type="string" calcext:value-type="string">
            <text:p>Асем</text:p>
          </table:table-cell>
          <table:table-cell table:number-columns-repeated="7"/>
          <table:table-cell office:value-type="string" calcext:value-type="string">
            <text:p>0.249912</text:p>
          </table:table-cell>
          <table:table-cell table:number-columns-repeated="10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Землячки, 2</text:p>
          </table:table-cell>
          <table:table-cell office:value-type="string" calcext:value-type="string">
            <text:p>Асель</text:p>
          </table:table-cell>
          <table:table-cell table:number-columns-repeated="7"/>
          <table:table-cell office:value-type="string" calcext:value-type="string">
            <text:p>0.0962171</text:p>
          </table:table-cell>
          <table:table-cell table:number-columns-repeated="1013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Тамерлановское шоссе, 40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496282</text:p>
          </table:table-cell>
          <table:table-cell table:number-columns-repeated="101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Тамерлановское шоссе, 40, 1 этаж</text:p>
          </table:table-cell>
          <table:table-cell office:value-type="string" calcext:value-type="string">
            <text:p>Асла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Тамерлановское шоссе, 40, 1 этаж</text:p>
          </table:table-cell>
          <table:table-cell office:value-type="string" calcext:value-type="string">
            <text:p>Дастан</text:p>
          </table:table-cell>
          <table:table-cell table:number-columns-repeated="7"/>
          <table:table-cell office:value-type="string" calcext:value-type="string">
            <text:p>0.0793235</text:p>
          </table:table-cell>
          <table:table-cell table:number-columns-repeated="10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Тамерлановское шоссе, 40/2</text:p>
          </table:table-cell>
          <table:table-cell office:value-type="string" calcext:value-type="string">
            <text:p>Адей</text:p>
          </table:table-cell>
          <table:table-cell table:number-columns-repeated="7"/>
          <table:table-cell office:value-type="string" calcext:value-type="string">
            <text:p>0.297692</text:p>
          </table:table-cell>
          <table:table-cell table:number-columns-repeated="101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3-й микрорайон, 2а, 1 этаж</text:p>
          </table:table-cell>
          <table:table-cell office:value-type="string" calcext:value-type="string">
            <text:p>Алтын-Алма</text:p>
          </table:table-cell>
          <table:table-cell table:number-columns-repeated="7"/>
          <table:table-cell office:value-type="string" calcext:value-type="string">
            <text:p>0.0949932</text:p>
          </table:table-cell>
          <table:table-cell table:number-columns-repeated="101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3-й микрорайон, 12а</text:p>
          </table:table-cell>
          <table:table-cell office:value-type="string" calcext:value-type="string">
            <text:p>Али</text:p>
          </table:table-cell>
          <table:table-cell table:number-columns-repeated="7"/>
          <table:table-cell office:value-type="string" calcext:value-type="string">
            <text:p>0.125501</text:p>
          </table:table-cell>
          <table:table-cell table:number-columns-repeated="101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Тамерлановское шоссе, 19/25</text:p>
          </table:table-cell>
          <table:table-cell office:value-type="string" calcext:value-type="string">
            <text:p>Кристалл</text:p>
          </table:table-cell>
          <table:table-cell table:number-columns-repeated="7"/>
          <table:table-cell office:value-type="string" calcext:value-type="string">
            <text:p>0.0293165</text:p>
          </table:table-cell>
          <table:table-cell table:number-columns-repeated="101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Тамерлановское шоссе, 4/1, 1 этаж</text:p>
          </table:table-cell>
          <table:table-cell office:value-type="string" calcext:value-type="string">
            <text:p>Аяжан</text:p>
          </table:table-cell>
          <table:table-cell table:number-columns-repeated="7"/>
          <table:table-cell office:value-type="string" calcext:value-type="string">
            <text:p>0.0659794</text:p>
          </table:table-cell>
          <table:table-cell table:number-columns-repeated="101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Тамерлановское шоссе, 30, 1 этаж</text:p>
          </table:table-cell>
          <table:table-cell office:value-type="string" calcext:value-type="string">
            <text:p>Ирад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Тамерлановское шоссе, 30, 1 этаж</text:p>
          </table:table-cell>
          <table:table-cell office:value-type="string" calcext:value-type="string">
            <text:p>Ностальгия</text:p>
          </table:table-cell>
          <table:table-cell table:number-columns-repeated="7"/>
          <table:table-cell office:value-type="string" calcext:value-type="string">
            <text:p>0.0636818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Тамерлановское шоссе, 1а/8</text:p>
          </table:table-cell>
          <table:table-cell office:value-type="string" calcext:value-type="string">
            <text:p>Азамат</text:p>
          </table:table-cell>
          <table:table-cell table:number-columns-repeated="7"/>
          <table:table-cell office:value-type="string" calcext:value-type="string">
            <text:p>0.124133</text:p>
          </table:table-cell>
          <table:table-cell table:number-columns-repeated="101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Тамерлановское шоссе, 30/1</text:p>
          </table:table-cell>
          <table:table-cell office:value-type="string" calcext:value-type="string">
            <text:p>Арай 2</text:p>
          </table:table-cell>
          <table:table-cell table:number-columns-repeated="7"/>
          <table:table-cell office:value-type="string" calcext:value-type="string">
            <text:p>0.166838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8-й микрорайон, 10, 1 этаж</text:p>
          </table:table-cell>
          <table:table-cell office:value-type="string" calcext:value-type="string">
            <text:p>Са-На</text:p>
          </table:table-cell>
          <table:table-cell table:number-columns-repeated="7"/>
          <table:table-cell office:value-type="string" calcext:value-type="string">
            <text:p>0.153321</text:p>
          </table:table-cell>
          <table:table-cell table:number-columns-repeated="101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8-й микрорайон, 17а, 1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8-й микрорайон, 17а, 1 этаж</text:p>
          </table:table-cell>
          <table:table-cell office:value-type="string" calcext:value-type="string">
            <text:p>К?н Нуры</text:p>
          </table:table-cell>
          <table:table-cell table:number-columns-repeated="7"/>
          <table:table-cell office:value-type="string" calcext:value-type="string">
            <text:p>0.0468744</text:p>
          </table:table-cell>
          <table:table-cell table:number-columns-repeated="10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Тамерлановское шоссе, 21, 1 этаж</text:p>
          </table:table-cell>
          <table:table-cell office:value-type="string" calcext:value-type="string">
            <text:p>Urbibi marketi</text:p>
          </table:table-cell>
          <table:table-cell table:number-columns-repeated="7"/>
          <table:table-cell office:value-type="string" calcext:value-type="string">
            <text:p>0.128979</text:p>
          </table:table-cell>
          <table:table-cell table:number-columns-repeated="101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Тамерлановское шоссе, 1а/3</text:p>
          </table:table-cell>
          <table:table-cell office:value-type="string" calcext:value-type="string">
            <text:p>Ерасыл</text:p>
          </table:table-cell>
          <table:table-cell table:number-columns-repeated="7"/>
          <table:table-cell office:value-type="string" calcext:value-type="string">
            <text:p>0.0181133</text:p>
          </table:table-cell>
          <table:table-cell table:number-columns-repeated="1013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3-й микрорайон, 3, 1 этаж</text:p>
          </table:table-cell>
          <table:table-cell office:value-type="string" calcext:value-type="string">
            <text:p>Ордабасы</text:p>
          </table:table-cell>
          <table:table-cell table:number-columns-repeated="7"/>
          <table:table-cell office:value-type="string" calcext:value-type="string">
            <text:p>0.0804538</text:p>
          </table:table-cell>
          <table:table-cell table:number-columns-repeated="1013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3-й микрорайон, 6, 1 этаж</text:p>
          </table:table-cell>
          <table:table-cell office:value-type="string" calcext:value-type="string">
            <text:p>Ордабасы</text:p>
          </table:table-cell>
          <table:table-cell table:number-columns-repeated="7"/>
          <table:table-cell office:value-type="string" calcext:value-type="string">
            <text:p>0.0902375</text:p>
          </table:table-cell>
          <table:table-cell table:number-columns-repeated="1013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Желтоксан, 1/1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946948</text:p>
          </table:table-cell>
          <table:table-cell table:number-columns-repeated="101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Бейбитшилик, 22, 1 этаж</text:p>
          </table:table-cell>
          <table:table-cell office:value-type="string" calcext:value-type="string">
            <text:p>КИЕВ</text:p>
          </table:table-cell>
          <table:table-cell table:number-columns-repeated="7"/>
          <table:table-cell office:value-type="string" calcext:value-type="string">
            <text:p>0.0915705</text:p>
          </table:table-cell>
          <table:table-cell table:number-columns-repeated="101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Желтоксан, 4, 1 этаж</text:p>
          </table:table-cell>
          <table:table-cell office:value-type="string" calcext:value-type="string">
            <text:p>Ассорти</text:p>
          </table:table-cell>
          <table:table-cell table:number-columns-repeated="7"/>
          <table:table-cell office:value-type="string" calcext:value-type="string">
            <text:p>0.0267814</text:p>
          </table:table-cell>
          <table:table-cell table:number-columns-repeated="101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Желтоксан, 6</text:p>
          </table:table-cell>
          <table:table-cell office:value-type="string" calcext:value-type="string">
            <text:p>С???ар</text:p>
          </table:table-cell>
          <table:table-cell table:number-columns-repeated="7"/>
          <table:table-cell office:value-type="string" calcext:value-type="string">
            <text:p>0.191219</text:p>
          </table:table-cell>
          <table:table-cell table:number-columns-repeated="101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Бейбитшилик, 20, 1 этаж</text:p>
          </table:table-cell>
          <table:table-cell office:value-type="string" calcext:value-type="string">
            <text:p>Бордо</text:p>
          </table:table-cell>
          <table:table-cell table:number-columns-repeated="7"/>
          <table:table-cell office:value-type="string" calcext:value-type="string">
            <text:p>0.131647</text:p>
          </table:table-cell>
          <table:table-cell table:number-columns-repeated="1013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Тамерлановское шоссе, 1/1</text:p>
          </table:table-cell>
          <table:table-cell office:value-type="string" calcext:value-type="string">
            <text:p>Экспресс</text:p>
          </table:table-cell>
          <table:table-cell table:number-columns-repeated="7"/>
          <table:table-cell office:value-type="string" calcext:value-type="string">
            <text:p>0.0252298</text:p>
          </table:table-cell>
          <table:table-cell table:number-columns-repeated="10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8-й микрорайон, 4/1</text:p>
          </table:table-cell>
          <table:table-cell office:value-type="string" calcext:value-type="string">
            <text:p>Айман-Шолпан</text:p>
          </table:table-cell>
          <table:table-cell table:number-columns-repeated="7"/>
          <table:table-cell office:value-type="string" calcext:value-type="string">
            <text:p>0.0419344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8-й микрорайон, 5/1</text:p>
          </table:table-cell>
          <table:table-cell office:value-type="string" calcext:value-type="string">
            <text:p>?сел</text:p>
          </table:table-cell>
          <table:table-cell table:number-columns-repeated="7"/>
          <table:table-cell office:value-type="string" calcext:value-type="string">
            <text:p>0.0678652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й микрорайон, 12, 1 этаж</text:p>
          </table:table-cell>
          <table:table-cell office:value-type="float" office:value="777" calcext:value-type="float">
            <text:p>77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8-й микрорайон, 12, 1 этаж</text:p>
          </table:table-cell>
          <table:table-cell office:value-type="string" calcext:value-type="string">
            <text:p>Тату</text:p>
          </table:table-cell>
          <table:table-cell table:number-columns-repeated="7"/>
          <table:table-cell office:value-type="string" calcext:value-type="string">
            <text:p>0.0729697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8-й микрорайон, 62, 1 этаж</text:p>
          </table:table-cell>
          <table:table-cell office:value-type="string" calcext:value-type="string">
            <text:p>Рошен</text:p>
          </table:table-cell>
          <table:table-cell table:number-columns-repeated="7"/>
          <table:table-cell office:value-type="string" calcext:value-type="string">
            <text:p>0.119061</text:p>
          </table:table-cell>
          <table:table-cell table:number-columns-repeated="101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8-й микрорайон, 60/1</text:p>
          </table:table-cell>
          <table:table-cell office:value-type="string" calcext:value-type="string">
            <text:p>За??ар</text:p>
          </table:table-cell>
          <table:table-cell table:number-columns-repeated="7"/>
          <table:table-cell office:value-type="string" calcext:value-type="string">
            <text:p>0.127743</text:p>
          </table:table-cell>
          <table:table-cell table:number-columns-repeated="101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8-й микрорайон, 54/2</text:p>
          </table:table-cell>
          <table:table-cell office:value-type="string" calcext:value-type="string">
            <text:p>Жарыл?асын</text:p>
          </table:table-cell>
          <table:table-cell table:number-columns-repeated="7"/>
          <table:table-cell office:value-type="string" calcext:value-type="string">
            <text:p>0.0532961</text:p>
          </table:table-cell>
          <table:table-cell table:number-columns-repeated="101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Уркимбаева, 15, 1 этаж</text:p>
          </table:table-cell>
          <table:table-cell office:value-type="string" calcext:value-type="string">
            <text:p>АлН?р</text:p>
          </table:table-cell>
          <table:table-cell table:number-columns-repeated="7"/>
          <table:table-cell office:value-type="string" calcext:value-type="string">
            <text:p>0.0215657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й микрорайон, 7/2</text:p>
          </table:table-cell>
          <table:table-cell office:value-type="string" calcext:value-type="string">
            <text:p>?уаныш</text:p>
          </table:table-cell>
          <table:table-cell table:number-columns-repeated="7"/>
          <table:table-cell office:value-type="string" calcext:value-type="string">
            <text:p>0.12071</text:p>
          </table:table-cell>
          <table:table-cell table:number-columns-repeated="1013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8-й микрорайон, 7а, 1 этаж</text:p>
          </table:table-cell>
          <table:table-cell office:value-type="string" calcext:value-type="string">
            <text:p>Меруерт</text:p>
          </table:table-cell>
          <table:table-cell table:number-columns-repeated="7"/>
          <table:table-cell office:value-type="string" calcext:value-type="string">
            <text:p>0.113782</text:p>
          </table:table-cell>
          <table:table-cell table:number-columns-repeated="101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8-й микрорайон, 16, 1 этаж</text:p>
          </table:table-cell>
          <table:table-cell office:value-type="string" calcext:value-type="string">
            <text:p>На 8-ом</text:p>
          </table:table-cell>
          <table:table-cell table:number-columns-repeated="7"/>
          <table:table-cell office:value-type="string" calcext:value-type="string">
            <text:p>0.0412669</text:p>
          </table:table-cell>
          <table:table-cell table:number-columns-repeated="1013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Аскарова, 22/2, 1 этаж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0532964</text:p>
          </table:table-cell>
          <table:table-cell table:number-columns-repeated="1013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Аскарова, 22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970161</text:p>
          </table:table-cell>
          <table:table-cell table:number-columns-repeated="10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Аскарова, 24, 1 этаж</text:p>
          </table:table-cell>
          <table:table-cell office:value-type="string" calcext:value-type="string">
            <text:p>Азат и К</text:p>
          </table:table-cell>
          <table:table-cell table:number-columns-repeated="7"/>
          <table:table-cell office:value-type="string" calcext:value-type="string">
            <text:p>0.194203</text:p>
          </table:table-cell>
          <table:table-cell table:number-columns-repeated="101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Аскарова, 39/1</text:p>
          </table:table-cell>
          <table:table-cell office:value-type="string" calcext:value-type="string">
            <text:p>Анеля</text:p>
          </table:table-cell>
          <table:table-cell table:number-columns-repeated="7"/>
          <table:table-cell office:value-type="string" calcext:value-type="string">
            <text:p>0.116246</text:p>
          </table:table-cell>
          <table:table-cell table:number-columns-repeated="101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Аскарова, 39, 1 этаж</text:p>
          </table:table-cell>
          <table:table-cell office:value-type="string" calcext:value-type="string">
            <text:p>Милана</text:p>
          </table:table-cell>
          <table:table-cell table:number-columns-repeated="7"/>
          <table:table-cell office:value-type="string" calcext:value-type="string">
            <text:p>0.0435394</text:p>
          </table:table-cell>
          <table:table-cell table:number-columns-repeated="10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Аскарова, 41, 1 этаж</text:p>
          </table:table-cell>
          <table:table-cell office:value-type="string" calcext:value-type="string">
            <text:p>Супер бум</text:p>
          </table:table-cell>
          <table:table-cell table:number-columns-repeated="7"/>
          <table:table-cell office:value-type="string" calcext:value-type="string">
            <text:p>0.0339738</text:p>
          </table:table-cell>
          <table:table-cell table:number-columns-repeated="10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Аскарова, 32, 1 этаж</text:p>
          </table:table-cell>
          <table:table-cell office:value-type="string" calcext:value-type="string">
            <text:p>Азико</text:p>
          </table:table-cell>
          <table:table-cell table:number-columns-repeated="7"/>
          <table:table-cell office:value-type="string" calcext:value-type="string">
            <text:p>0.0975377</text:p>
          </table:table-cell>
          <table:table-cell table:number-columns-repeated="101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Аскарова, 30/1</text:p>
          </table:table-cell>
          <table:table-cell office:value-type="string" calcext:value-type="string">
            <text:p>Мади</text:p>
          </table:table-cell>
          <table:table-cell table:number-columns-repeated="7"/>
          <table:table-cell office:value-type="string" calcext:value-type="string">
            <text:p>0.143539</text:p>
          </table:table-cell>
          <table:table-cell table:number-columns-repeated="1013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Аскарова, 32/2</text:p>
          </table:table-cell>
          <table:table-cell office:value-type="string" calcext:value-type="string">
            <text:p>Фархат</text:p>
          </table:table-cell>
          <table:table-cell table:number-columns-repeated="7"/>
          <table:table-cell office:value-type="string" calcext:value-type="string">
            <text:p>0.101397</text:p>
          </table:table-cell>
          <table:table-cell table:number-columns-repeated="101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Мангельдина, 36, 1 этаж</text:p>
          </table:table-cell>
          <table:table-cell office:value-type="string" calcext:value-type="string">
            <text:p>ЖАНСАЯ</text:p>
          </table:table-cell>
          <table:table-cell table:number-columns-repeated="7"/>
          <table:table-cell office:value-type="string" calcext:value-type="string">
            <text:p>0.0476902</text:p>
          </table:table-cell>
          <table:table-cell table:number-columns-repeated="101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Мангельдина, 33, 1 этаж</text:p>
          </table:table-cell>
          <table:table-cell office:value-type="string" calcext:value-type="string">
            <text:p>Алтынай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Мангельдина, 33, 1 этаж</text:p>
          </table:table-cell>
          <table:table-cell office:value-type="string" calcext:value-type="string">
            <text:p>Жани</text:p>
          </table:table-cell>
          <table:table-cell table:number-columns-repeated="7"/>
          <table:table-cell office:value-type="string" calcext:value-type="string">
            <text:p>0.0939189</text:p>
          </table:table-cell>
          <table:table-cell table:number-columns-repeated="101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Мангельдина, 34, 1 этаж</text:p>
          </table:table-cell>
          <table:table-cell office:value-type="string" calcext:value-type="string">
            <text:p>Мадин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Мангельдина, 34, 1 этаж</text:p>
          </table:table-cell>
          <table:table-cell office:value-type="string" calcext:value-type="string">
            <text:p>Олжа</text:p>
          </table:table-cell>
          <table:table-cell table:number-columns-repeated="7"/>
          <table:table-cell office:value-type="string" calcext:value-type="string">
            <text:p>0.0798564</text:p>
          </table:table-cell>
          <table:table-cell table:number-columns-repeated="101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Аскарова, 34</text:p>
          </table:table-cell>
          <table:table-cell office:value-type="string" calcext:value-type="string">
            <text:p>Мерей</text:p>
          </table:table-cell>
          <table:table-cell table:number-columns-repeated="7"/>
          <table:table-cell office:value-type="string" calcext:value-type="string">
            <text:p>0.0350515</text:p>
          </table:table-cell>
          <table:table-cell table:number-columns-repeated="1013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Аскарова, 34, 1 этаж</text:p>
          </table:table-cell>
          <table:table-cell office:value-type="string" calcext:value-type="string">
            <text:p>Тан</text:p>
          </table:table-cell>
          <table:table-cell table:number-columns-repeated="7"/>
          <table:table-cell office:value-type="string" calcext:value-type="string">
            <text:p>0.194804</text:p>
          </table:table-cell>
          <table:table-cell table:number-columns-repeated="101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Аскарова, 38/1, 1 этаж</text:p>
          </table:table-cell>
          <table:table-cell office:value-type="string" calcext:value-type="string">
            <text:p>АСЕЛ</text:p>
          </table:table-cell>
          <table:table-cell table:number-columns-repeated="7"/>
          <table:table-cell office:value-type="string" calcext:value-type="string">
            <text:p>0.165277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Хантагы, 2/1</text:p>
          </table:table-cell>
          <table:table-cell office:value-type="string" calcext:value-type="string">
            <text:p>Сая</text:p>
          </table:table-cell>
          <table:table-cell table:number-columns-repeated="7"/>
          <table:table-cell office:value-type="string" calcext:value-type="string">
            <text:p>0.167304</text:p>
          </table:table-cell>
          <table:table-cell table:number-columns-repeated="101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Абая проспект, 33а/1</text:p>
          </table:table-cell>
          <table:table-cell office:value-type="string" calcext:value-type="string">
            <text:p>АТАМЕКЕН</text:p>
          </table:table-cell>
          <table:table-cell table:number-columns-repeated="7"/>
          <table:table-cell office:value-type="string" calcext:value-type="string">
            <text:p>0.11373</text:p>
          </table:table-cell>
          <table:table-cell table:number-columns-repeated="1013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Абая проспект, 33Б</text:p>
          </table:table-cell>
          <table:table-cell office:value-type="string" calcext:value-type="string">
            <text:p>Ясмин</text:p>
          </table:table-cell>
          <table:table-cell table:number-columns-repeated="7"/>
          <table:table-cell office:value-type="string" calcext:value-type="string">
            <text:p>0.0721224</text:p>
          </table:table-cell>
          <table:table-cell table:number-columns-repeated="101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Абая проспект, 33Б/1</text:p>
          </table:table-cell>
          <table:table-cell office:value-type="string" calcext:value-type="string">
            <text:p>АМИНА</text:p>
          </table:table-cell>
          <table:table-cell table:number-columns-repeated="7"/>
          <table:table-cell office:value-type="string" calcext:value-type="string">
            <text:p>0.0805482</text:p>
          </table:table-cell>
          <table:table-cell table:number-columns-repeated="101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Дауренбека Курманбекова, 35/3</text:p>
          </table:table-cell>
          <table:table-cell office:value-type="string" calcext:value-type="string">
            <text:p>На Тверской</text:p>
          </table:table-cell>
          <table:table-cell table:number-columns-repeated="7"/>
          <table:table-cell office:value-type="string" calcext:value-type="string">
            <text:p>0.423854</text:p>
          </table:table-cell>
          <table:table-cell table:number-columns-repeated="101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Абая проспект, 23, 1 этаж</text:p>
          </table:table-cell>
          <table:table-cell office:value-type="string" calcext:value-type="string">
            <text:p>Аружан</text:p>
          </table:table-cell>
          <table:table-cell table:number-columns-repeated="7"/>
          <table:table-cell office:value-type="string" calcext:value-type="string">
            <text:p>0.0859998</text:p>
          </table:table-cell>
          <table:table-cell table:number-columns-repeated="1013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Абая проспект, 26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13132</text:p>
          </table:table-cell>
          <table:table-cell table:number-columns-repeated="101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Абая проспект, 22/1</text:p>
          </table:table-cell>
          <table:table-cell office:value-type="string" calcext:value-type="string">
            <text:p>Антилопа</text:p>
          </table:table-cell>
          <table:table-cell table:number-columns-repeated="7"/>
          <table:table-cell office:value-type="string" calcext:value-type="string">
            <text:p>0.0684426</text:p>
          </table:table-cell>
          <table:table-cell table:number-columns-repeated="101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Абая проспект, 20, 1 этаж</text:p>
          </table:table-cell>
          <table:table-cell office:value-type="string" calcext:value-type="string">
            <text:p>Ж?лдыз</text:p>
          </table:table-cell>
          <table:table-cell table:number-columns-repeated="7"/>
          <table:table-cell office:value-type="string" calcext:value-type="string">
            <text:p>0.073061</text:p>
          </table:table-cell>
          <table:table-cell table:number-columns-repeated="1013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Абая проспект, 18/1</text:p>
          </table:table-cell>
          <table:table-cell office:value-type="string" calcext:value-type="string">
            <text:p>Умид</text:p>
          </table:table-cell>
          <table:table-cell table:number-columns-repeated="7"/>
          <table:table-cell office:value-type="string" calcext:value-type="string">
            <text:p>0.0569926</text:p>
          </table:table-cell>
          <table:table-cell table:number-columns-repeated="10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 Мая, 22а, 1 этаж</text:p>
          </table:table-cell>
          <table:table-cell office:value-type="string" calcext:value-type="string">
            <text:p>АБК</text:p>
          </table:table-cell>
          <table:table-cell table:number-columns-repeated="7"/>
          <table:table-cell office:value-type="string" calcext:value-type="string">
            <text:p>0.0717099</text:p>
          </table:table-cell>
          <table:table-cell table:number-columns-repeated="101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1 Мая, 27, 1 этаж</text:p>
          </table:table-cell>
          <table:table-cell office:value-type="string" calcext:value-type="string">
            <text:p>Аружа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1 Мая, 27, 1 этаж</text:p>
          </table:table-cell>
          <table:table-cell office:value-type="string" calcext:value-type="string">
            <text:p>НУР-УАЛИ</text:p>
          </table:table-cell>
          <table:table-cell table:number-columns-repeated="7"/>
          <table:table-cell office:value-type="string" calcext:value-type="string">
            <text:p>0.154532</text:p>
          </table:table-cell>
          <table:table-cell table:number-columns-repeated="10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Гагарина, 102, 1 этаж</text:p>
          </table:table-cell>
          <table:table-cell office:value-type="string" calcext:value-type="string">
            <text:p>А?ерке</text:p>
          </table:table-cell>
          <table:table-cell table:number-columns-repeated="7"/>
          <table:table-cell office:value-type="string" calcext:value-type="string">
            <text:p>0.159765</text:p>
          </table:table-cell>
          <table:table-cell table:number-columns-repeated="101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Гагарина, 107а, 1 этаж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0652321</text:p>
          </table:table-cell>
          <table:table-cell table:number-columns-repeated="101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Гагарина, 107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347303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Гагарина, 88, 1 этаж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0.167819</text:p>
          </table:table-cell>
          <table:table-cell table:number-columns-repeated="1013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Театральная, 24, 1 этаж</text:p>
          </table:table-cell>
          <table:table-cell office:value-type="string" calcext:value-type="string">
            <text:p>Наш магазин</text:p>
          </table:table-cell>
          <table:table-cell table:number-columns-repeated="7"/>
          <table:table-cell office:value-type="string" calcext:value-type="string">
            <text:p>0.295484</text:p>
          </table:table-cell>
          <table:table-cell table:number-columns-repeated="101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Жаркымбекова, 20, 1 этаж</text:p>
          </table:table-cell>
          <table:table-cell office:value-type="string" calcext:value-type="string">
            <text:p>Кулинария</text:p>
          </table:table-cell>
          <table:table-cell table:number-columns-repeated="7"/>
          <table:table-cell office:value-type="string" calcext:value-type="string">
            <text:p>0.0379951</text:p>
          </table:table-cell>
          <table:table-cell table:number-columns-repeated="1013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1 Мая, 8, 1 этаж</text:p>
          </table:table-cell>
          <table:table-cell office:value-type="string" calcext:value-type="string">
            <text:p>Металлург</text:p>
          </table:table-cell>
          <table:table-cell table:number-columns-repeated="7"/>
          <table:table-cell office:value-type="string" calcext:value-type="string">
            <text:p>0.243922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Жаркымбекова, 14, 1 этаж</text:p>
          </table:table-cell>
          <table:table-cell office:value-type="string" calcext:value-type="string">
            <text:p>Сауран</text:p>
          </table:table-cell>
          <table:table-cell table:number-columns-repeated="7"/>
          <table:table-cell office:value-type="string" calcext:value-type="string">
            <text:p>0.374728</text:p>
          </table:table-cell>
          <table:table-cell table:number-columns-repeated="101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Кремлёвская, 54</text:p>
          </table:table-cell>
          <table:table-cell office:value-type="string" calcext:value-type="string">
            <text:p>Гульнара</text:p>
          </table:table-cell>
          <table:table-cell table:number-columns-repeated="7"/>
          <table:table-cell office:value-type="string" calcext:value-type="string">
            <text:p>0.155743</text:p>
          </table:table-cell>
          <table:table-cell table:number-columns-repeated="1013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Кремлёвская, 38/2</text:p>
          </table:table-cell>
          <table:table-cell office:value-type="string" calcext:value-type="string">
            <text:p>Мирас</text:p>
          </table:table-cell>
          <table:table-cell table:number-columns-repeated="7"/>
          <table:table-cell office:value-type="string" calcext:value-type="string">
            <text:p>0.130547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Гагарина, 38/1</text:p>
          </table:table-cell>
          <table:table-cell office:value-type="string" calcext:value-type="string">
            <text:p>Продукты 38</text:p>
          </table:table-cell>
          <table:table-cell table:number-columns-repeated="7"/>
          <table:table-cell office:value-type="string" calcext:value-type="string">
            <text:p>0.074975</text:p>
          </table:table-cell>
          <table:table-cell table:number-columns-repeated="10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Гагарина, 34а</text:p>
          </table:table-cell>
          <table:table-cell office:value-type="string" calcext:value-type="string">
            <text:p>Айгерім</text:p>
          </table:table-cell>
          <table:table-cell table:number-columns-repeated="7"/>
          <table:table-cell office:value-type="string" calcext:value-type="string">
            <text:p>0.0698089</text:p>
          </table:table-cell>
          <table:table-cell table:number-columns-repeated="101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Гагарина, 34/1</text:p>
          </table:table-cell>
          <table:table-cell office:value-type="string" calcext:value-type="string">
            <text:p>Ма?сат</text:p>
          </table:table-cell>
          <table:table-cell table:number-columns-repeated="7"/>
          <table:table-cell office:value-type="string" calcext:value-type="string">
            <text:p>0.100028</text:p>
          </table:table-cell>
          <table:table-cell table:number-columns-repeated="101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Гагарина, 32, 1 этаж</text:p>
          </table:table-cell>
          <table:table-cell office:value-type="string" calcext:value-type="string">
            <text:p>БА?ЫТК?РІМ</text:p>
          </table:table-cell>
          <table:table-cell table:number-columns-repeated="7"/>
          <table:table-cell office:value-type="string" calcext:value-type="string">
            <text:p>0.0507291</text:p>
          </table:table-cell>
          <table:table-cell table:number-columns-repeated="10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Гагарина, 44/1, 1 этаж</text:p>
          </table:table-cell>
          <table:table-cell office:value-type="string" calcext:value-type="string">
            <text:p>А?БАЯН</text:p>
          </table:table-cell>
          <table:table-cell table:number-columns-repeated="7"/>
          <table:table-cell office:value-type="string" calcext:value-type="string">
            <text:p>0.0714166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Гагарина, 44, 1 этаж</text:p>
          </table:table-cell>
          <table:table-cell office:value-type="string" calcext:value-type="string">
            <text:p>№44</text:p>
          </table:table-cell>
          <table:table-cell table:number-columns-repeated="7"/>
          <table:table-cell office:value-type="string" calcext:value-type="string">
            <text:p>0.0453901</text:p>
          </table:table-cell>
          <table:table-cell table:number-columns-repeated="101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Гагарина, 26</text:p>
          </table:table-cell>
          <table:table-cell office:value-type="string" calcext:value-type="string">
            <text:p>Рахат</text:p>
          </table:table-cell>
          <table:table-cell table:number-columns-repeated="7"/>
          <table:table-cell office:value-type="string" calcext:value-type="string">
            <text:p>0.0573754</text:p>
          </table:table-cell>
          <table:table-cell table:number-columns-repeated="101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Гагарина, 26, 1 этаж</text:p>
          </table:table-cell>
          <table:table-cell office:value-type="string" calcext:value-type="string">
            <text:p>Даурен</text:p>
          </table:table-cell>
          <table:table-cell table:number-columns-repeated="7"/>
          <table:table-cell office:value-type="string" calcext:value-type="string">
            <text:p>0.0897966</text:p>
          </table:table-cell>
          <table:table-cell table:number-columns-repeated="1013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Гагарина, 24а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58219</text:p>
          </table:table-cell>
          <table:table-cell table:number-columns-repeated="1013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Павлова, 12а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6852</text:p>
          </table:table-cell>
          <table:table-cell table:number-columns-repeated="1013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Павлова, 4, 1 этаж</text:p>
          </table:table-cell>
          <table:table-cell office:value-type="string" calcext:value-type="string">
            <text:p>НУР</text:p>
          </table:table-cell>
          <table:table-cell table:number-columns-repeated="7"/>
          <table:table-cell office:value-type="string" calcext:value-type="string">
            <text:p>0.0368624</text:p>
          </table:table-cell>
          <table:table-cell table:number-columns-repeated="1013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Павлова, 21а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Павлова, 21а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369757</text:p>
          </table:table-cell>
          <table:table-cell table:number-columns-repeated="1013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Павлова, 2а, 1 этаж</text:p>
          </table:table-cell>
          <table:table-cell office:value-type="string" calcext:value-type="string">
            <text:p>Наргиза</text:p>
          </table:table-cell>
          <table:table-cell table:number-columns-repeated="7"/>
          <table:table-cell office:value-type="string" calcext:value-type="string">
            <text:p>0.182892</text:p>
          </table:table-cell>
          <table:table-cell table:number-columns-repeated="10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Исмаилова, 24, 1 этаж</text:p>
          </table:table-cell>
          <table:table-cell office:value-type="string" calcext:value-type="string">
            <text:p>А?-?айын</text:p>
          </table:table-cell>
          <table:table-cell table:number-columns-repeated="7"/>
          <table:table-cell office:value-type="string" calcext:value-type="string">
            <text:p>0.148997</text:p>
          </table:table-cell>
          <table:table-cell table:number-columns-repeated="1013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Исмаилова, 125, 1 этаж</text:p>
          </table:table-cell>
          <table:table-cell office:value-type="string" calcext:value-type="string">
            <text:p>Мадияр</text:p>
          </table:table-cell>
          <table:table-cell table:number-columns-repeated="7"/>
          <table:table-cell office:value-type="string" calcext:value-type="string">
            <text:p>0.191184</text:p>
          </table:table-cell>
          <table:table-cell table:number-columns-repeated="101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Республики проспект, 46а, 1 этаж</text:p>
          </table:table-cell>
          <table:table-cell office:value-type="string" calcext:value-type="string">
            <text:p>Арза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Республики проспект, 46а, 1 этаж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Республики проспект, 46а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Республики проспект, 46а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Республики проспект, 46а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Республики проспект, 46а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Республики проспект, 46а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Республики проспект, 46а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Республики проспект, 46а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98004</text:p>
          </table:table-cell>
          <table:table-cell table:number-columns-repeated="101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Республики проспект, 43а</text:p>
          </table:table-cell>
          <table:table-cell office:value-type="string" calcext:value-type="string">
            <text:p>Гастроном</text:p>
          </table:table-cell>
          <table:table-cell table:number-columns-repeated="7"/>
          <table:table-cell office:value-type="string" calcext:value-type="string">
            <text:p>0.053008</text:p>
          </table:table-cell>
          <table:table-cell table:number-columns-repeated="101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Республики проспект, 45, 1 этаж</text:p>
          </table:table-cell>
          <table:table-cell office:value-type="string" calcext:value-type="string">
            <text:p>Дамира</text:p>
          </table:table-cell>
          <table:table-cell table:number-columns-repeated="7"/>
          <table:table-cell office:value-type="string" calcext:value-type="string">
            <text:p>0.105562</text:p>
          </table:table-cell>
          <table:table-cell table:number-columns-repeated="10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Алии Молдагуловой, 12, 1 этаж</text:p>
          </table:table-cell>
          <table:table-cell office:value-type="string" calcext:value-type="string">
            <text:p>Ай-Дин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Алии Молдагуловой, 12, 1 этаж</text:p>
          </table:table-cell>
          <table:table-cell office:value-type="string" calcext:value-type="string">
            <text:p>МАДО</text:p>
          </table:table-cell>
          <table:table-cell table:number-columns-repeated="7"/>
          <table:table-cell office:value-type="string" calcext:value-type="string">
            <text:p>0.0298706</text:p>
          </table:table-cell>
          <table:table-cell table:number-columns-repeated="1013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Алии Молдагуловой, 7</text:p>
          </table:table-cell>
          <table:table-cell office:value-type="string" calcext:value-type="string">
            <text:p>Нур-асыл</text:p>
          </table:table-cell>
          <table:table-cell table:number-columns-repeated="7"/>
          <table:table-cell office:value-type="string" calcext:value-type="string">
            <text:p>0.141346</text:p>
          </table:table-cell>
          <table:table-cell table:number-columns-repeated="101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Алии Молдагуловой, 17/1</text:p>
          </table:table-cell>
          <table:table-cell office:value-type="string" calcext:value-type="string">
            <text:p>Арзан</text:p>
          </table:table-cell>
          <table:table-cell table:number-columns-repeated="7"/>
          <table:table-cell office:value-type="string" calcext:value-type="string">
            <text:p>0.132471</text:p>
          </table:table-cell>
          <table:table-cell table:number-columns-repeated="101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Алии Молдагуловой, 4а/1, 1 этаж</text:p>
          </table:table-cell>
          <table:table-cell office:value-type="string" calcext:value-type="string">
            <text:p>Динар</text:p>
          </table:table-cell>
          <table:table-cell table:number-columns-repeated="7"/>
          <table:table-cell office:value-type="string" calcext:value-type="string">
            <text:p>0.104934</text:p>
          </table:table-cell>
          <table:table-cell table:number-columns-repeated="101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Алии Молдагуловой, 15а, 1 этаж</text:p>
          </table:table-cell>
          <table:table-cell office:value-type="string" calcext:value-type="string">
            <text:p>Жансая</text:p>
          </table:table-cell>
          <table:table-cell table:number-columns-repeated="7"/>
          <table:table-cell office:value-type="string" calcext:value-type="string">
            <text:p>0.105533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Алии Молдагуловой, 4</text:p>
          </table:table-cell>
          <table:table-cell office:value-type="string" calcext:value-type="string">
            <text:p>Almira</text:p>
          </table:table-cell>
          <table:table-cell table:number-columns-repeated="7"/>
          <table:table-cell office:value-type="string" calcext:value-type="string">
            <text:p>0.121966</text:p>
          </table:table-cell>
          <table:table-cell table:number-columns-repeated="101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Жангельдина, 32, 1 этаж</text:p>
          </table:table-cell>
          <table:table-cell office:value-type="string" calcext:value-type="string">
            <text:p>Арзан</text:p>
          </table:table-cell>
          <table:table-cell table:number-columns-repeated="7"/>
          <table:table-cell office:value-type="string" calcext:value-type="string">
            <text:p>0.0776229</text:p>
          </table:table-cell>
          <table:table-cell table:number-columns-repeated="101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Жангельдина, 30, 1 этаж</text:p>
          </table:table-cell>
          <table:table-cell office:value-type="string" calcext:value-type="string">
            <text:p>Арман</text:p>
          </table:table-cell>
          <table:table-cell table:number-columns-repeated="7"/>
          <table:table-cell office:value-type="string" calcext:value-type="string">
            <text:p>0.130879</text:p>
          </table:table-cell>
          <table:table-cell table:number-columns-repeated="101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Жангельдина, 15/9</text:p>
          </table:table-cell>
          <table:table-cell office:value-type="string" calcext:value-type="string">
            <text:p>ЛиКО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Жангельдина, 15/9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0232886</text:p>
          </table:table-cell>
          <table:table-cell table:number-columns-repeated="101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Жангельдина, 15/9, 1 этаж</text:p>
          </table:table-cell>
          <table:table-cell office:value-type="string" calcext:value-type="string">
            <text:p>Аяна</text:p>
          </table:table-cell>
          <table:table-cell table:number-columns-repeated="7"/>
          <table:table-cell office:value-type="string" calcext:value-type="string">
            <text:p>0.0237544</text:p>
          </table:table-cell>
          <table:table-cell table:number-columns-repeated="101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Карасу микрорайон, 12</text:p>
          </table:table-cell>
          <table:table-cell office:value-type="string" calcext:value-type="string">
            <text:p>БОРЗ</text:p>
          </table:table-cell>
          <table:table-cell table:number-columns-repeated="7"/>
          <table:table-cell office:value-type="string" calcext:value-type="string">
            <text:p>0.0293742</text:p>
          </table:table-cell>
          <table:table-cell table:number-columns-repeated="1013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Карасу микрорайон, 45, 1 этаж</text:p>
          </table:table-cell>
          <table:table-cell office:value-type="string" calcext:value-type="string">
            <text:p>Перизат</text:p>
          </table:table-cell>
          <table:table-cell table:number-columns-repeated="7"/>
          <table:table-cell office:value-type="string" calcext:value-type="string">
            <text:p>0.0887675</text:p>
          </table:table-cell>
          <table:table-cell table:number-columns-repeated="10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Жангельдина, 28а, 0 этаж</text:p>
          </table:table-cell>
          <table:table-cell office:value-type="string" calcext:value-type="string">
            <text:p>АЙМАН 24 САГАТ</text:p>
          </table:table-cell>
          <table:table-cell table:number-columns-repeated="7"/>
          <table:table-cell office:value-type="string" calcext:value-type="string">
            <text:p>0.0548622</text:p>
          </table:table-cell>
          <table:table-cell table:number-columns-repeated="101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Жангельдина, 26/2</text:p>
          </table:table-cell>
          <table:table-cell office:value-type="string" calcext:value-type="string">
            <text:p>Караван</text:p>
          </table:table-cell>
          <table:table-cell table:number-columns-repeated="7"/>
          <table:table-cell office:value-type="string" calcext:value-type="string">
            <text:p>0.030316</text:p>
          </table:table-cell>
          <table:table-cell table:number-columns-repeated="101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Жангельдина, 26, 1 этаж</text:p>
          </table:table-cell>
          <table:table-cell office:value-type="string" calcext:value-type="string">
            <text:p>Аяжан</text:p>
          </table:table-cell>
          <table:table-cell table:number-columns-repeated="7"/>
          <table:table-cell office:value-type="string" calcext:value-type="string">
            <text:p>0.0957507</text:p>
          </table:table-cell>
          <table:table-cell table:number-columns-repeated="1013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Жангельдина, 18, 1 этаж</text:p>
          </table:table-cell>
          <table:table-cell office:value-type="string" calcext:value-type="string">
            <text:p>Туран</text:p>
          </table:table-cell>
          <table:table-cell table:number-columns-repeated="7"/>
          <table:table-cell office:value-type="string" calcext:value-type="string">
            <text:p>0.0956046</text:p>
          </table:table-cell>
          <table:table-cell table:number-columns-repeated="101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Жангельдина, 22</text:p>
          </table:table-cell>
          <table:table-cell office:value-type="string" calcext:value-type="string">
            <text:p>Данияр</text:p>
          </table:table-cell>
          <table:table-cell table:number-columns-repeated="7"/>
          <table:table-cell office:value-type="string" calcext:value-type="string">
            <text:p>0.124187</text:p>
          </table:table-cell>
          <table:table-cell table:number-columns-repeated="101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Жангельдина, 14, 1 этаж</text:p>
          </table:table-cell>
          <table:table-cell office:value-type="string" calcext:value-type="string">
            <text:p>Гуля ?пше</text:p>
          </table:table-cell>
          <table:table-cell table:number-columns-repeated="7"/>
          <table:table-cell office:value-type="string" calcext:value-type="string">
            <text:p>0.102224</text:p>
          </table:table-cell>
          <table:table-cell table:number-columns-repeated="101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Жангельдина, 12/1</text:p>
          </table:table-cell>
          <table:table-cell office:value-type="string" calcext:value-type="string">
            <text:p>АТАМЕКЕН</text:p>
          </table:table-cell>
          <table:table-cell table:number-columns-repeated="7"/>
          <table:table-cell office:value-type="string" calcext:value-type="string">
            <text:p>0.0163275</text:p>
          </table:table-cell>
          <table:table-cell table:number-columns-repeated="1013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Жангельдина, 12/7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129073</text:p>
          </table:table-cell>
          <table:table-cell table:number-columns-repeated="101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Карасу микрорайон, 1, 1 этаж</text:p>
          </table:table-cell>
          <table:table-cell office:value-type="string" calcext:value-type="string">
            <text:p>Инкар ана</text:p>
          </table:table-cell>
          <table:table-cell table:number-columns-repeated="7"/>
          <table:table-cell office:value-type="string" calcext:value-type="string">
            <text:p>0.087263</text:p>
          </table:table-cell>
          <table:table-cell table:number-columns-repeated="101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Карасу микрорайон, 54, 1 этаж</text:p>
          </table:table-cell>
          <table:table-cell office:value-type="string" calcext:value-type="string">
            <text:p>Гул Асем</text:p>
          </table:table-cell>
          <table:table-cell table:number-columns-repeated="7"/>
          <table:table-cell office:value-type="string" calcext:value-type="string">
            <text:p>0.0840417</text:p>
          </table:table-cell>
          <table:table-cell table:number-columns-repeated="1013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Карасу микрорайон, 57, 1 этаж</text:p>
          </table:table-cell>
          <table:table-cell office:value-type="string" calcext:value-type="string">
            <text:p>Мурмакс</text:p>
          </table:table-cell>
          <table:table-cell table:number-columns-repeated="7"/>
          <table:table-cell office:value-type="string" calcext:value-type="string">
            <text:p>0.0307729</text:p>
          </table:table-cell>
          <table:table-cell table:number-columns-repeated="101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Карасу микрорайон, 4а</text:p>
          </table:table-cell>
          <table:table-cell office:value-type="string" calcext:value-type="string">
            <text:p>Дамирис</text:p>
          </table:table-cell>
          <table:table-cell table:number-columns-repeated="7"/>
          <table:table-cell office:value-type="string" calcext:value-type="string">
            <text:p>0.0453629</text:p>
          </table:table-cell>
          <table:table-cell table:number-columns-repeated="101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Карасу микрорайон, 58</text:p>
          </table:table-cell>
          <table:table-cell office:value-type="string" calcext:value-type="string">
            <text:p>Беркат</text:p>
          </table:table-cell>
          <table:table-cell table:number-columns-repeated="7"/>
          <table:table-cell office:value-type="string" calcext:value-type="string">
            <text:p>0.156232</text:p>
          </table:table-cell>
          <table:table-cell table:number-columns-repeated="10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Амангельды, 66/1, 1 этаж</text:p>
          </table:table-cell>
          <table:table-cell office:value-type="string" calcext:value-type="string">
            <text:p>А66</text:p>
          </table:table-cell>
          <table:table-cell table:number-columns-repeated="7"/>
          <table:table-cell office:value-type="string" calcext:value-type="string">
            <text:p>0.108437</text:p>
          </table:table-cell>
          <table:table-cell table:number-columns-repeated="1013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Амангельды, 20/7</text:p>
          </table:table-cell>
          <table:table-cell office:value-type="string" calcext:value-type="string">
            <text:p>Шолпан</text:p>
          </table:table-cell>
          <table:table-cell table:number-columns-repeated="7"/>
          <table:table-cell office:value-type="string" calcext:value-type="string">
            <text:p>0.169656</text:p>
          </table:table-cell>
          <table:table-cell table:number-columns-repeated="101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Амангельды, 9/1</text:p>
          </table:table-cell>
          <table:table-cell office:value-type="string" calcext:value-type="string">
            <text:p>Мади</text:p>
          </table:table-cell>
          <table:table-cell table:number-columns-repeated="7"/>
          <table:table-cell office:value-type="string" calcext:value-type="string">
            <text:p>0.0689916</text:p>
          </table:table-cell>
          <table:table-cell table:number-columns-repeated="101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Айтеке би, 45</text:p>
          </table:table-cell>
          <table:table-cell office:value-type="string" calcext:value-type="string">
            <text:p>Диля</text:p>
          </table:table-cell>
          <table:table-cell table:number-columns-repeated="7"/>
          <table:table-cell office:value-type="string" calcext:value-type="string">
            <text:p>0.0991357</text:p>
          </table:table-cell>
          <table:table-cell table:number-columns-repeated="101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Айтеке би, 1/14, 1 этаж</text:p>
          </table:table-cell>
          <table:table-cell office:value-type="string" calcext:value-type="string">
            <text:p>АРАЙ</text:p>
          </table:table-cell>
          <table:table-cell table:number-columns-repeated="7"/>
          <table:table-cell office:value-type="string" calcext:value-type="string">
            <text:p>0.170992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Бостандык 7-й переулок, 2, 1 этаж</text:p>
          </table:table-cell>
          <table:table-cell office:value-type="string" calcext:value-type="string">
            <text:p>Сетора</text:p>
          </table:table-cell>
          <table:table-cell table:number-columns-repeated="7"/>
          <table:table-cell office:value-type="string" calcext:value-type="string">
            <text:p>0.251567</text:p>
          </table:table-cell>
          <table:table-cell table:number-columns-repeated="10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Узбекская, 33/1</text:p>
          </table:table-cell>
          <table:table-cell office:value-type="string" calcext:value-type="string">
            <text:p>Айбек</text:p>
          </table:table-cell>
          <table:table-cell table:number-columns-repeated="7"/>
          <table:table-cell office:value-type="string" calcext:value-type="string">
            <text:p>0.172532</text:p>
          </table:table-cell>
          <table:table-cell table:number-columns-repeated="1013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Узбекская, 45/2</text:p>
          </table:table-cell>
          <table:table-cell office:value-type="string" calcext:value-type="string">
            <text:p>ХАТИРА</text:p>
          </table:table-cell>
          <table:table-cell table:number-columns-repeated="7"/>
          <table:table-cell office:value-type="string" calcext:value-type="string">
            <text:p>0.0275531</text:p>
          </table:table-cell>
          <table:table-cell table:number-columns-repeated="101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Турысова, 47, 1 этаж</text:p>
          </table:table-cell>
          <table:table-cell office:value-type="string" calcext:value-type="string">
            <text:p>Казына</text:p>
          </table:table-cell>
          <table:table-cell table:number-columns-repeated="7"/>
          <table:table-cell office:value-type="string" calcext:value-type="string">
            <text:p>0.0222285</text:p>
          </table:table-cell>
          <table:table-cell table:number-columns-repeated="101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Турысова, 47</text:p>
          </table:table-cell>
          <table:table-cell office:value-type="string" calcext:value-type="string">
            <text:p>Камшат</text:p>
          </table:table-cell>
          <table:table-cell table:number-columns-repeated="7"/>
          <table:table-cell office:value-type="string" calcext:value-type="string">
            <text:p>0.166688</text:p>
          </table:table-cell>
          <table:table-cell table:number-columns-repeated="10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Токаева, 11, 1 этаж</text:p>
          </table:table-cell>
          <table:table-cell office:value-type="string" calcext:value-type="string">
            <text:p>Айсулу</text:p>
          </table:table-cell>
          <table:table-cell table:number-columns-repeated="7"/>
          <table:table-cell office:value-type="string" calcext:value-type="string">
            <text:p>0.320254</text:p>
          </table:table-cell>
          <table:table-cell table:number-columns-repeated="101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Есенберлина, 13, 1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Есенберлина, 13, 1 этаж</text:p>
          </table:table-cell>
          <table:table-cell office:value-type="string" calcext:value-type="string">
            <text:p>Гул-Ислам</text:p>
          </table:table-cell>
          <table:table-cell table:number-columns-repeated="7"/>
          <table:table-cell office:value-type="string" calcext:value-type="string">
            <text:p>0.02234</text:p>
          </table:table-cell>
          <table:table-cell table:number-columns-repeated="101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Казыбек Би, 11/2</text:p>
          </table:table-cell>
          <table:table-cell office:value-type="string" calcext:value-type="string">
            <text:p>Жанар</text:p>
          </table:table-cell>
          <table:table-cell table:number-columns-repeated="7"/>
          <table:table-cell office:value-type="string" calcext:value-type="string">
            <text:p>0.0216364</text:p>
          </table:table-cell>
          <table:table-cell table:number-columns-repeated="1013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Казыбек Би, 11/1</text:p>
          </table:table-cell>
          <table:table-cell office:value-type="string" calcext:value-type="string">
            <text:p>Ырыс</text:p>
          </table:table-cell>
          <table:table-cell table:number-columns-repeated="7"/>
          <table:table-cell office:value-type="string" calcext:value-type="string">
            <text:p>0.357354</text:p>
          </table:table-cell>
          <table:table-cell table:number-columns-repeated="1013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Майлы Кожа, 1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92028</text:p>
          </table:table-cell>
          <table:table-cell table:number-columns-repeated="101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Диваева, 6/7, 1 этаж</text:p>
          </table:table-cell>
          <table:table-cell office:value-type="string" calcext:value-type="string">
            <text:p>МАРИКА</text:p>
          </table:table-cell>
          <table:table-cell table:number-columns-repeated="7"/>
          <table:table-cell office:value-type="string" calcext:value-type="string">
            <text:p>0.104455</text:p>
          </table:table-cell>
          <table:table-cell table:number-columns-repeated="101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Майлы Кожа, 13/4, 1 этаж</text:p>
          </table:table-cell>
          <table:table-cell office:value-type="string" calcext:value-type="string">
            <text:p>Ерзат</text:p>
          </table:table-cell>
          <table:table-cell table:number-columns-repeated="7"/>
          <table:table-cell office:value-type="string" calcext:value-type="string">
            <text:p>0.115805</text:p>
          </table:table-cell>
          <table:table-cell table:number-columns-repeated="1013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Туркестанская, 85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75042</text:p>
          </table:table-cell>
          <table:table-cell table:number-columns-repeated="10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Орынбаева, 13/1</text:p>
          </table:table-cell>
          <table:table-cell office:value-type="string" calcext:value-type="string">
            <text:p>Азамат</text:p>
          </table:table-cell>
          <table:table-cell table:number-columns-repeated="7"/>
          <table:table-cell office:value-type="string" calcext:value-type="string">
            <text:p>0.231096</text:p>
          </table:table-cell>
          <table:table-cell table:number-columns-repeated="101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Тауке Хана проспект, 49, 1 этаж</text:p>
          </table:table-cell>
          <table:table-cell office:value-type="string" calcext:value-type="string">
            <text:p>Жейхун сити</text:p>
          </table:table-cell>
          <table:table-cell table:number-columns-repeated="7"/>
          <table:table-cell office:value-type="string" calcext:value-type="string">
            <text:p>0.216121</text:p>
          </table:table-cell>
          <table:table-cell table:number-columns-repeated="1013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Красина переулок, 14/1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97202</text:p>
          </table:table-cell>
          <table:table-cell table:number-columns-repeated="1013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Адырбкова 39</text:p>
          </table:table-cell>
          <table:table-cell office:value-type="string" calcext:value-type="string">
            <text:p>Арзан</text:p>
          </table:table-cell>
          <table:table-cell table:number-columns-repeated="7"/>
          <table:table-cell office:value-type="string" calcext:value-type="string">
            <text:p>0.0456459</text:p>
          </table:table-cell>
          <table:table-cell table:number-columns-repeated="10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Тауке Хана проспект, 65/1</text:p>
          </table:table-cell>
          <table:table-cell office:value-type="string" calcext:value-type="string">
            <text:p>Аиша</text:p>
          </table:table-cell>
          <table:table-cell table:number-columns-repeated="7"/>
          <table:table-cell office:value-type="string" calcext:value-type="string">
            <text:p>0.0230438</text:p>
          </table:table-cell>
          <table:table-cell table:number-columns-repeated="101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Тауке Хана проспект, 65</text:p>
          </table:table-cell>
          <table:table-cell office:value-type="string" calcext:value-type="string">
            <text:p>Бауыржан</text:p>
          </table:table-cell>
          <table:table-cell table:number-columns-repeated="7"/>
          <table:table-cell office:value-type="string" calcext:value-type="string">
            <text:p>0.0674957</text:p>
          </table:table-cell>
          <table:table-cell table:number-columns-repeated="101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Тауке Хана проспект, 104, 1 этаж</text:p>
          </table:table-cell>
          <table:table-cell office:value-type="string" calcext:value-type="string">
            <text:p>Керуен</text:p>
          </table:table-cell>
          <table:table-cell table:number-columns-repeated="7"/>
          <table:table-cell office:value-type="string" calcext:value-type="string">
            <text:p>0.249162</text:p>
          </table:table-cell>
          <table:table-cell table:number-columns-repeated="101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Адырбекова, 22</text:p>
          </table:table-cell>
          <table:table-cell office:value-type="string" calcext:value-type="string">
            <text:p>Аружан</text:p>
          </table:table-cell>
          <table:table-cell table:number-columns-repeated="7"/>
          <table:table-cell office:value-type="string" calcext:value-type="string">
            <text:p>0.146712</text:p>
          </table:table-cell>
          <table:table-cell table:number-columns-repeated="1013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Акпан батыра, 13, 1 этаж</text:p>
          </table:table-cell>
          <table:table-cell office:value-type="string" calcext:value-type="string">
            <text:p>Олжас</text:p>
          </table:table-cell>
          <table:table-cell table:number-columns-repeated="7"/>
          <table:table-cell office:value-type="string" calcext:value-type="string">
            <text:p>0.0507989</text:p>
          </table:table-cell>
          <table:table-cell table:number-columns-repeated="1013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Акпан батыра, 4, 1 этаж</text:p>
          </table:table-cell>
          <table:table-cell office:value-type="string" calcext:value-type="string">
            <text:p>Нурдаулет</text:p>
          </table:table-cell>
          <table:table-cell table:number-columns-repeated="7"/>
          <table:table-cell office:value-type="string" calcext:value-type="string">
            <text:p>0.204488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лдиярова, 2/1</text:p>
          </table:table-cell>
          <table:table-cell office:value-type="string" calcext:value-type="string">
            <text:p>?азы??рт</text:p>
          </table:table-cell>
          <table:table-cell table:number-columns-repeated="7"/>
          <table:table-cell office:value-type="string" calcext:value-type="string">
            <text:p>0.011772</text:p>
          </table:table-cell>
          <table:table-cell table:number-columns-repeated="1013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Алдиярова, 2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138228</text:p>
          </table:table-cell>
          <table:table-cell table:number-columns-repeated="1013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Алдиярова, 2/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889206</text:p>
          </table:table-cell>
          <table:table-cell table:number-columns-repeated="1013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Адырбекова, 2/2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806157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Толе би, 19, 1 этаж</text:p>
          </table:table-cell>
          <table:table-cell office:value-type="string" calcext:value-type="string">
            <text:p>Рахат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Толе би, 19, 1 этаж</text:p>
          </table:table-cell>
          <table:table-cell office:value-type="string" calcext:value-type="string">
            <text:p>Санжар</text:p>
          </table:table-cell>
          <table:table-cell table:number-columns-repeated="7"/>
          <table:table-cell office:value-type="string" calcext:value-type="string">
            <text:p>0.0729109</text:p>
          </table:table-cell>
          <table:table-cell table:number-columns-repeated="101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Толе би, 20в, 1 этаж</text:p>
          </table:table-cell>
          <table:table-cell office:value-type="string" calcext:value-type="string">
            <text:p>БУЛОЧНАЯ</text:p>
          </table:table-cell>
          <table:table-cell table:number-columns-repeated="7"/>
          <table:table-cell office:value-type="string" calcext:value-type="string">
            <text:p>0.0780354</text:p>
          </table:table-cell>
          <table:table-cell table:number-columns-repeated="101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Толе би, 22а</text:p>
          </table:table-cell>
          <table:table-cell office:value-type="string" calcext:value-type="string">
            <text:p>Алима</text:p>
          </table:table-cell>
          <table:table-cell table:number-columns-repeated="7"/>
          <table:table-cell office:value-type="string" calcext:value-type="string">
            <text:p>0.0399191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Толе би, 20/8</text:p>
          </table:table-cell>
          <table:table-cell office:value-type="string" calcext:value-type="string">
            <text:p>QANAGAT</text:p>
          </table:table-cell>
          <table:table-cell table:number-columns-repeated="7"/>
          <table:table-cell office:value-type="string" calcext:value-type="string">
            <text:p>0.0534728</text:p>
          </table:table-cell>
          <table:table-cell table:number-columns-repeated="101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Толе би, 20/10</text:p>
          </table:table-cell>
          <table:table-cell office:value-type="string" calcext:value-type="string">
            <text:p>Е? Арзан</text:p>
          </table:table-cell>
          <table:table-cell table:number-columns-repeated="7"/>
          <table:table-cell office:value-type="string" calcext:value-type="string">
            <text:p>0.144819</text:p>
          </table:table-cell>
          <table:table-cell table:number-columns-repeated="10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Толе би, 23, 1 этаж</text:p>
          </table:table-cell>
          <table:table-cell office:value-type="string" calcext:value-type="string">
            <text:p>Абылайхан</text:p>
          </table:table-cell>
          <table:table-cell table:number-columns-repeated="7"/>
          <table:table-cell office:value-type="string" calcext:value-type="string">
            <text:p>0.253066</text:p>
          </table:table-cell>
          <table:table-cell table:number-columns-repeated="1013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Толе би, 33, 1 этаж</text:p>
          </table:table-cell>
          <table:table-cell office:value-type="string" calcext:value-type="string">
            <text:p>Нурхат</text:p>
          </table:table-cell>
          <table:table-cell table:number-columns-repeated="7"/>
          <table:table-cell office:value-type="string" calcext:value-type="string">
            <text:p>0.0853621</text:p>
          </table:table-cell>
          <table:table-cell table:number-columns-repeated="1013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Толе би, 37, 1 этаж</text:p>
          </table:table-cell>
          <table:table-cell office:value-type="string" calcext:value-type="string">
            <text:p>Фериде</text:p>
          </table:table-cell>
          <table:table-cell table:number-columns-repeated="7"/>
          <table:table-cell office:value-type="string" calcext:value-type="string">
            <text:p>0.0522496</text:p>
          </table:table-cell>
          <table:table-cell table:number-columns-repeated="101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Сарбаздар, 12/1, 1 этаж</text:p>
          </table:table-cell>
          <table:table-cell office:value-type="string" calcext:value-type="string">
            <text:p>Наза</text:p>
          </table:table-cell>
          <table:table-cell table:number-columns-repeated="7"/>
          <table:table-cell office:value-type="string" calcext:value-type="string">
            <text:p>0.046604</text:p>
          </table:table-cell>
          <table:table-cell table:number-columns-repeated="101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Сарбаздар, 6а, 1 этаж</text:p>
          </table:table-cell>
          <table:table-cell office:value-type="string" calcext:value-type="string">
            <text:p>Бексултан</text:p>
          </table:table-cell>
          <table:table-cell table:number-columns-repeated="7"/>
          <table:table-cell office:value-type="string" calcext:value-type="string">
            <text:p>0.159589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Толе би, 39а</text:p>
          </table:table-cell>
          <table:table-cell office:value-type="string" calcext:value-type="string">
            <text:p>Firkan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Толе би, 39а</text:p>
          </table:table-cell>
          <table:table-cell office:value-type="string" calcext:value-type="string">
            <text:p>Аделя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Толе би, 39а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822678</text:p>
          </table:table-cell>
          <table:table-cell table:number-columns-repeated="1013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Толе би, 32а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Толе би, 32а/2</text:p>
          </table:table-cell>
          <table:table-cell office:value-type="string" calcext:value-type="string">
            <text:p>Рахымжан</text:p>
          </table:table-cell>
          <table:table-cell table:number-columns-repeated="7"/>
          <table:table-cell office:value-type="string" calcext:value-type="string">
            <text:p>0.215596</text:p>
          </table:table-cell>
          <table:table-cell table:number-columns-repeated="101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Анарова, 68/2</text:p>
          </table:table-cell>
          <table:table-cell office:value-type="string" calcext:value-type="string">
            <text:p>Зарина</text:p>
          </table:table-cell>
          <table:table-cell table:number-columns-repeated="7"/>
          <table:table-cell office:value-type="string" calcext:value-type="string">
            <text:p>0.357511</text:p>
          </table:table-cell>
          <table:table-cell table:number-columns-repeated="101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Кок сай 3 микрорайон, 307, 1 этаж</text:p>
          </table:table-cell>
          <table:table-cell office:value-type="string" calcext:value-type="string">
            <text:p>БА?КЕЛДІ</text:p>
          </table:table-cell>
          <table:table-cell table:number-columns-repeated="7"/>
          <table:table-cell office:value-type="string" calcext:value-type="string">
            <text:p>0.0534445</text:p>
          </table:table-cell>
          <table:table-cell table:number-columns-repeated="101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Капал батыра, 6/8</text:p>
          </table:table-cell>
          <table:table-cell office:value-type="string" calcext:value-type="string">
            <text:p>АКВЕДУК</text:p>
          </table:table-cell>
          <table:table-cell table:number-columns-repeated="7"/>
          <table:table-cell office:value-type="string" calcext:value-type="string">
            <text:p>0.0175934</text:p>
          </table:table-cell>
          <table:table-cell table:number-columns-repeated="101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Капал батыра, 6/7</text:p>
          </table:table-cell>
          <table:table-cell office:value-type="string" calcext:value-type="string">
            <text:p>Продовольственный павильон</text:p>
          </table:table-cell>
          <table:table-cell table:number-columns-repeated="7"/>
          <table:table-cell office:value-type="string" calcext:value-type="string">
            <text:p>0.245823</text:p>
          </table:table-cell>
          <table:table-cell table:number-columns-repeated="101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Тайманулы, 2а/1</text:p>
          </table:table-cell>
          <table:table-cell office:value-type="string" calcext:value-type="string">
            <text:p>Асель</text:p>
          </table:table-cell>
          <table:table-cell table:number-columns-repeated="7"/>
          <table:table-cell office:value-type="string" calcext:value-type="string">
            <text:p>0.17606</text:p>
          </table:table-cell>
          <table:table-cell table:number-columns-repeated="1013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Зеленая балка 3</text:p>
          </table:table-cell>
          <table:table-cell office:value-type="string" calcext:value-type="string">
            <text:p>Г?лжан</text:p>
          </table:table-cell>
          <table:table-cell table:number-columns-repeated="7"/>
          <table:table-cell office:value-type="string" calcext:value-type="string">
            <text:p>0.0961698</text:p>
          </table:table-cell>
          <table:table-cell table:number-columns-repeated="101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Кок сай 2 микрорайон, 9а, 1 этаж</text:p>
          </table:table-cell>
          <table:table-cell office:value-type="string" calcext:value-type="string">
            <text:p>Кенжебек Ата</text:p>
          </table:table-cell>
          <table:table-cell table:number-columns-repeated="7"/>
          <table:table-cell office:value-type="string" calcext:value-type="string">
            <text:p>0.0207475</text:p>
          </table:table-cell>
          <table:table-cell table:number-columns-repeated="1013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Тайманулы, 2а/2, 1 этаж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286216</text:p>
          </table:table-cell>
          <table:table-cell table:number-columns-repeated="101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Нурлыбаева, 11/1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0166323</text:p>
          </table:table-cell>
          <table:table-cell table:number-columns-repeated="1013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Нурлыбаева, 14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09063</text:p>
          </table:table-cell>
          <table:table-cell table:number-columns-repeated="1013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Тайманулы, 7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48129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Нурлыбаева, 22/1</text:p>
          </table:table-cell>
          <table:table-cell office:value-type="string" calcext:value-type="string">
            <text:p>Ta-Di</text:p>
          </table:table-cell>
          <table:table-cell table:number-columns-repeated="7"/>
          <table:table-cell office:value-type="string" calcext:value-type="string">
            <text:p>0.0616282</text:p>
          </table:table-cell>
          <table:table-cell table:number-columns-repeated="1013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Нурлыбаева, 68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27706</text:p>
          </table:table-cell>
          <table:table-cell table:number-columns-repeated="1013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Нурлыбаева, 22/2</text:p>
          </table:table-cell>
          <table:table-cell office:value-type="string" calcext:value-type="string">
            <text:p>Пекарня</text:p>
          </table:table-cell>
          <table:table-cell table:number-columns-repeated="7"/>
          <table:table-cell office:value-type="string" calcext:value-type="string">
            <text:p>0.0238976</text:p>
          </table:table-cell>
          <table:table-cell table:number-columns-repeated="1013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Нурлыбаева, 22/3</text:p>
          </table:table-cell>
          <table:table-cell office:value-type="string" calcext:value-type="string">
            <text:p>Назерке</text:p>
          </table:table-cell>
          <table:table-cell table:number-columns-repeated="7"/>
          <table:table-cell office:value-type="string" calcext:value-type="string">
            <text:p>0.181718</text:p>
          </table:table-cell>
          <table:table-cell table:number-columns-repeated="101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Жастык, 2/2, 1 этаж</text:p>
          </table:table-cell>
          <table:table-cell office:value-type="string" calcext:value-type="string">
            <text:p>Айнаш</text:p>
          </table:table-cell>
          <table:table-cell table:number-columns-repeated="7"/>
          <table:table-cell office:value-type="string" calcext:value-type="string">
            <text:p>0.0204536</text:p>
          </table:table-cell>
          <table:table-cell table:number-columns-repeated="101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Жастык, 2/3, 1 этаж</text:p>
          </table:table-cell>
          <table:table-cell office:value-type="string" calcext:value-type="string">
            <text:p>Макс</text:p>
          </table:table-cell>
          <table:table-cell table:number-columns-repeated="7"/>
          <table:table-cell office:value-type="string" calcext:value-type="string">
            <text:p>0.225441</text:p>
          </table:table-cell>
          <table:table-cell table:number-columns-repeated="101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Жансугурова, 40/2</text:p>
          </table:table-cell>
          <table:table-cell office:value-type="string" calcext:value-type="string">
            <text:p>Депо</text:p>
          </table:table-cell>
          <table:table-cell table:number-columns-repeated="7"/>
          <table:table-cell office:value-type="string" calcext:value-type="string">
            <text:p>0.422176</text:p>
          </table:table-cell>
          <table:table-cell table:number-columns-repeated="101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Жастык, 17/2</text:p>
          </table:table-cell>
          <table:table-cell office:value-type="string" calcext:value-type="string">
            <text:p>Лаззат</text:p>
          </table:table-cell>
          <table:table-cell table:number-columns-repeated="7"/>
          <table:table-cell office:value-type="string" calcext:value-type="string">
            <text:p>0.0413826</text:p>
          </table:table-cell>
          <table:table-cell table:number-columns-repeated="1013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Жастык, 17/1</text:p>
          </table:table-cell>
          <table:table-cell office:value-type="string" calcext:value-type="string">
            <text:p>Молдир</text:p>
          </table:table-cell>
          <table:table-cell table:number-columns-repeated="7"/>
          <table:table-cell office:value-type="string" calcext:value-type="string">
            <text:p>0.14822</text:p>
          </table:table-cell>
          <table:table-cell table:number-columns-repeated="101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Светофорный проезд, 8/1</text:p>
          </table:table-cell>
          <table:table-cell office:value-type="string" calcext:value-type="string">
            <text:p>Ботак?з</text:p>
          </table:table-cell>
          <table:table-cell table:number-columns-repeated="7"/>
          <table:table-cell office:value-type="string" calcext:value-type="string">
            <text:p>0.278911</text:p>
          </table:table-cell>
          <table:table-cell table:number-columns-repeated="101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Володарского, 17/1</text:p>
          </table:table-cell>
          <table:table-cell office:value-type="string" calcext:value-type="string">
            <text:p>Болат</text:p>
          </table:table-cell>
          <table:table-cell table:number-columns-repeated="7"/>
          <table:table-cell office:value-type="string" calcext:value-type="string">
            <text:p>0.0405988</text:p>
          </table:table-cell>
          <table:table-cell table:number-columns-repeated="101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Володарского, 1а, 1 этаж</text:p>
          </table:table-cell>
          <table:table-cell office:value-type="string" calcext:value-type="string">
            <text:p>Асел</text:p>
          </table:table-cell>
          <table:table-cell table:number-columns-repeated="7"/>
          <table:table-cell office:value-type="string" calcext:value-type="string">
            <text:p>0.0794571</text:p>
          </table:table-cell>
          <table:table-cell table:number-columns-repeated="101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Володарского, 8/1</text:p>
          </table:table-cell>
          <table:table-cell office:value-type="string" calcext:value-type="string">
            <text:p>ЖА?СЫЛЫ?</text:p>
          </table:table-cell>
          <table:table-cell table:number-columns-repeated="7"/>
          <table:table-cell office:value-type="string" calcext:value-type="string">
            <text:p>0.211539</text:p>
          </table:table-cell>
          <table:table-cell table:number-columns-repeated="101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Володарского, 7</text:p>
          </table:table-cell>
          <table:table-cell office:value-type="string" calcext:value-type="string">
            <text:p>Кулаш</text:p>
          </table:table-cell>
          <table:table-cell table:number-columns-repeated="7"/>
          <table:table-cell office:value-type="string" calcext:value-type="string">
            <text:p>0.0236906</text:p>
          </table:table-cell>
          <table:table-cell table:number-columns-repeated="10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Володарского, 7, 1 этаж</text:p>
          </table:table-cell>
          <table:table-cell office:value-type="string" calcext:value-type="string">
            <text:p>АЗИЗА</text:p>
          </table:table-cell>
          <table:table-cell table:number-columns-repeated="7"/>
          <table:table-cell office:value-type="string" calcext:value-type="string">
            <text:p>0.0432548</text:p>
          </table:table-cell>
          <table:table-cell table:number-columns-repeated="101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Володарского, 2/11, 1 этаж</text:p>
          </table:table-cell>
          <table:table-cell office:value-type="string" calcext:value-type="string">
            <text:p>Байназар</text:p>
          </table:table-cell>
          <table:table-cell table:number-columns-repeated="7"/>
          <table:table-cell office:value-type="string" calcext:value-type="string">
            <text:p>0.054964</text:p>
          </table:table-cell>
          <table:table-cell table:number-columns-repeated="101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Жансугурова, 81/1, 1 этаж</text:p>
          </table:table-cell>
          <table:table-cell office:value-type="string" calcext:value-type="string">
            <text:p>БАРАКАТ</text:p>
          </table:table-cell>
          <table:table-cell table:number-columns-repeated="7"/>
          <table:table-cell office:value-type="string" calcext:value-type="string">
            <text:p>0.10651</text:p>
          </table:table-cell>
          <table:table-cell table:number-columns-repeated="101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Володарского, 2а, 1 этаж</text:p>
          </table:table-cell>
          <table:table-cell office:value-type="string" calcext:value-type="string">
            <text:p>Баян</text:p>
          </table:table-cell>
          <table:table-cell table:number-columns-repeated="7"/>
          <table:table-cell office:value-type="string" calcext:value-type="string">
            <text:p>0.0548224</text:p>
          </table:table-cell>
          <table:table-cell table:number-columns-repeated="101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Володарского, 1/6</text:p>
          </table:table-cell>
          <table:table-cell office:value-type="string" calcext:value-type="string">
            <text:p>Меруерт</text:p>
          </table:table-cell>
          <table:table-cell table:number-columns-repeated="7"/>
          <table:table-cell office:value-type="string" calcext:value-type="string">
            <text:p>0.0716509</text:p>
          </table:table-cell>
          <table:table-cell table:number-columns-repeated="1013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Володарского, 1/9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45375</text:p>
          </table:table-cell>
          <table:table-cell table:number-columns-repeated="101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Айтеке би, 39а/3</text:p>
          </table:table-cell>
          <table:table-cell office:value-type="string" calcext:value-type="string">
            <text:p>Божбан</text:p>
          </table:table-cell>
          <table:table-cell table:number-columns-repeated="7"/>
          <table:table-cell office:value-type="string" calcext:value-type="string">
            <text:p>0.29209</text:p>
          </table:table-cell>
          <table:table-cell table:number-columns-repeated="10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Сапак датка, 7/3</text:p>
          </table:table-cell>
          <table:table-cell office:value-type="string" calcext:value-type="string">
            <text:p>АБЗАЛ</text:p>
          </table:table-cell>
          <table:table-cell table:number-columns-repeated="7"/>
          <table:table-cell office:value-type="string" calcext:value-type="string">
            <text:p>0.259135</text:p>
          </table:table-cell>
          <table:table-cell table:number-columns-repeated="101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Ерманова, 13/1, 1 этаж</text:p>
          </table:table-cell>
          <table:table-cell office:value-type="string" calcext:value-type="string">
            <text:p>Ален</text:p>
          </table:table-cell>
          <table:table-cell table:number-columns-repeated="7"/>
          <table:table-cell office:value-type="string" calcext:value-type="string">
            <text:p>0.30834</text:p>
          </table:table-cell>
          <table:table-cell table:number-columns-repeated="101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Ерманова, 21, 1 этаж</text:p>
          </table:table-cell>
          <table:table-cell office:value-type="string" calcext:value-type="string">
            <text:p>ЖАННА</text:p>
          </table:table-cell>
          <table:table-cell table:number-columns-repeated="7"/>
          <table:table-cell office:value-type="string" calcext:value-type="string">
            <text:p>0.0633509</text:p>
          </table:table-cell>
          <table:table-cell table:number-columns-repeated="101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Кабанбай батыра проспект, 13а/1</text:p>
          </table:table-cell>
          <table:table-cell office:value-type="string" calcext:value-type="string">
            <text:p>Барыс</text:p>
          </table:table-cell>
          <table:table-cell table:number-columns-repeated="7"/>
          <table:table-cell office:value-type="string" calcext:value-type="string">
            <text:p>0.0410546</text:p>
          </table:table-cell>
          <table:table-cell table:number-columns-repeated="1013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Ерманова, 8, 1 этаж</text:p>
          </table:table-cell>
          <table:table-cell office:value-type="string" calcext:value-type="string">
            <text:p>Нурсан</text:p>
          </table:table-cell>
          <table:table-cell table:number-columns-repeated="7"/>
          <table:table-cell office:value-type="string" calcext:value-type="string">
            <text:p>0.0786098</text:p>
          </table:table-cell>
          <table:table-cell table:number-columns-repeated="101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Кабанбай батыра проспект, 13, 1 этаж</text:p>
          </table:table-cell>
          <table:table-cell office:value-type="string" calcext:value-type="string">
            <text:p>МАФИ</text:p>
          </table:table-cell>
          <table:table-cell table:number-columns-repeated="7"/>
          <table:table-cell office:value-type="string" calcext:value-type="string">
            <text:p>0.0566419</text:p>
          </table:table-cell>
          <table:table-cell table:number-columns-repeated="101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Кабанбай батыра проспект, 11Б, 1 этаж</text:p>
          </table:table-cell>
          <table:table-cell office:value-type="string" calcext:value-type="string">
            <text:p>Дин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Кабанбай батыра проспект, 11Б, 1 этаж</text:p>
          </table:table-cell>
          <table:table-cell office:value-type="string" calcext:value-type="string">
            <text:p>Рахат</text:p>
          </table:table-cell>
          <table:table-cell table:number-columns-repeated="7"/>
          <table:table-cell office:value-type="string" calcext:value-type="string">
            <text:p>0.116876</text:p>
          </table:table-cell>
          <table:table-cell table:number-columns-repeated="101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Кабанбай батыра проспект, 18, 1 этаж</text:p>
          </table:table-cell>
          <table:table-cell office:value-type="string" calcext:value-type="string">
            <text:p>Ба?-К?т</text:p>
          </table:table-cell>
          <table:table-cell table:number-columns-repeated="7"/>
          <table:table-cell office:value-type="string" calcext:value-type="string">
            <text:p>0.025527</text:p>
          </table:table-cell>
          <table:table-cell table:number-columns-repeated="1013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Кабанбай батыра проспект, 14/5, 1 этаж</text:p>
          </table:table-cell>
          <table:table-cell office:value-type="string" calcext:value-type="string">
            <text:p>Ясмин</text:p>
          </table:table-cell>
          <table:table-cell table:number-columns-repeated="7"/>
          <table:table-cell office:value-type="string" calcext:value-type="string">
            <text:p>0.16753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Кабанбай батыра проспект, 9/1</text:p>
          </table:table-cell>
          <table:table-cell office:value-type="string" calcext:value-type="string">
            <text:p>Продукты 17</text:p>
          </table:table-cell>
          <table:table-cell table:number-columns-repeated="7"/>
          <table:table-cell office:value-type="string" calcext:value-type="string">
            <text:p>0.0918092</text:p>
          </table:table-cell>
          <table:table-cell table:number-columns-repeated="1013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Кабанбай батыра проспект, 7, 1 этаж</text:p>
          </table:table-cell>
          <table:table-cell office:value-type="string" calcext:value-type="string">
            <text:p>Экспресс</text:p>
          </table:table-cell>
          <table:table-cell table:number-columns-repeated="7"/>
          <table:table-cell office:value-type="string" calcext:value-type="string">
            <text:p>0.0653934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Кабанбай батыра проспект, 10</text:p>
          </table:table-cell>
          <table:table-cell office:value-type="string" calcext:value-type="string">
            <text:p>Arzan MARKET</text:p>
          </table:table-cell>
          <table:table-cell table:number-columns-repeated="7"/>
          <table:table-cell office:value-type="string" calcext:value-type="string">
            <text:p>0.0171849</text:p>
          </table:table-cell>
          <table:table-cell table:number-columns-repeated="101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Кабанбай батыра проспект, 12</text:p>
          </table:table-cell>
          <table:table-cell office:value-type="string" calcext:value-type="string">
            <text:p>ДАУЛЕТ</text:p>
          </table:table-cell>
          <table:table-cell table:number-columns-repeated="7"/>
          <table:table-cell office:value-type="string" calcext:value-type="string">
            <text:p>0.137074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Кабанбай батыра проспект, 5, 1 этаж</text:p>
          </table:table-cell>
          <table:table-cell office:value-type="string" calcext:value-type="string">
            <text:p>РАЙ</text:p>
          </table:table-cell>
          <table:table-cell table:number-columns-repeated="7"/>
          <table:table-cell office:value-type="string" calcext:value-type="string">
            <text:p>0.0160841</text:p>
          </table:table-cell>
          <table:table-cell table:number-columns-repeated="1013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Кабанбай батыра проспект, 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392222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Кабанбай батыра проспект, 5а, 1 этаж</text:p>
          </table:table-cell>
          <table:table-cell office:value-type="string" calcext:value-type="string">
            <text:p>?уаныш</text:p>
          </table:table-cell>
          <table:table-cell table:number-columns-repeated="7"/>
          <table:table-cell office:value-type="string" calcext:value-type="string">
            <text:p>0.131059</text:p>
          </table:table-cell>
          <table:table-cell table:number-columns-repeated="101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Кабанбай батыра проспект, 3, 1 этаж</text:p>
          </table:table-cell>
          <table:table-cell office:value-type="string" calcext:value-type="string">
            <text:p>КИА</text:p>
          </table:table-cell>
          <table:table-cell table:number-columns-repeated="7"/>
          <table:table-cell office:value-type="string" calcext:value-type="string">
            <text:p>0.0640056</text:p>
          </table:table-cell>
          <table:table-cell table:number-columns-repeated="101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Кабанбай батыра проспект, 2</text:p>
          </table:table-cell>
          <table:table-cell office:value-type="string" calcext:value-type="string">
            <text:p>Даниял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Кабанбай батыра проспект, 2</text:p>
          </table:table-cell>
          <table:table-cell office:value-type="string" calcext:value-type="string">
            <text:p>Эль арас</text:p>
          </table:table-cell>
          <table:table-cell table:number-columns-repeated="7"/>
          <table:table-cell office:value-type="string" calcext:value-type="string">
            <text:p>0.0635255</text:p>
          </table:table-cell>
          <table:table-cell table:number-columns-repeated="101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Кабанбай батыра проспект, 1</text:p>
          </table:table-cell>
          <table:table-cell office:value-type="string" calcext:value-type="string">
            <text:p>Арасан</text:p>
          </table:table-cell>
          <table:table-cell table:number-columns-repeated="7"/>
          <table:table-cell office:value-type="string" calcext:value-type="string">
            <text:p>0.0876608</text:p>
          </table:table-cell>
          <table:table-cell table:number-columns-repeated="101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Анарова, 3/2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Анарова, 3/2</text:p>
          </table:table-cell>
          <table:table-cell office:value-type="string" calcext:value-type="string">
            <text:p>Продуктовая лавка</text:p>
          </table:table-cell>
          <table:table-cell table:number-columns-repeated="7"/>
          <table:table-cell office:value-type="string" calcext:value-type="string">
            <text:p>0.0555949</text:p>
          </table:table-cell>
          <table:table-cell table:number-columns-repeated="1013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Анарова, 3/1</text:p>
          </table:table-cell>
          <table:table-cell office:value-type="string" calcext:value-type="string">
            <text:p>Продуктовая лавка</text:p>
          </table:table-cell>
          <table:table-cell table:number-columns-repeated="7"/>
          <table:table-cell office:value-type="string" calcext:value-type="string">
            <text:p>0.124499</text:p>
          </table:table-cell>
          <table:table-cell table:number-columns-repeated="101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Анарова, 10Б, 1 этаж</text:p>
          </table:table-cell>
          <table:table-cell office:value-type="string" calcext:value-type="string">
            <text:p>Ахан ата</text:p>
          </table:table-cell>
          <table:table-cell table:number-columns-repeated="7"/>
          <table:table-cell office:value-type="string" calcext:value-type="string">
            <text:p>0.180326</text:p>
          </table:table-cell>
          <table:table-cell table:number-columns-repeated="1013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Кабанбай батыра проспект, 4/1, 1 этаж</text:p>
          </table:table-cell>
          <table:table-cell office:value-type="string" calcext:value-type="string">
            <text:p>Н?р</text:p>
          </table:table-cell>
          <table:table-cell table:number-columns-repeated="7"/>
          <table:table-cell office:value-type="string" calcext:value-type="string">
            <text:p>0.050613</text:p>
          </table:table-cell>
          <table:table-cell table:number-columns-repeated="1013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Кабанбай батыра проспект, 6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483546</text:p>
          </table:table-cell>
          <table:table-cell table:number-columns-repeated="1013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Володарского, 21, 1 этаж</text:p>
          </table:table-cell>
          <table:table-cell office:value-type="string" calcext:value-type="string">
            <text:p>Платинум</text:p>
          </table:table-cell>
          <table:table-cell table:number-columns-repeated="7"/>
          <table:table-cell office:value-type="string" calcext:value-type="string">
            <text:p>0.613541</text:p>
          </table:table-cell>
          <table:table-cell table:number-columns-repeated="1013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Казправды, 8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33808</text:p>
          </table:table-cell>
          <table:table-cell table:number-columns-repeated="1013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Алимкулова, 5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48909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Алимкулова, 4, 1 этаж</text:p>
          </table:table-cell>
          <table:table-cell office:value-type="string" calcext:value-type="string">
            <text:p>?сел</text:p>
          </table:table-cell>
          <table:table-cell table:number-columns-repeated="7"/>
          <table:table-cell office:value-type="string" calcext:value-type="string">
            <text:p>0.0154782</text:p>
          </table:table-cell>
          <table:table-cell table:number-columns-repeated="1013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Алимкулова, 2/1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125574</text:p>
          </table:table-cell>
          <table:table-cell table:number-columns-repeated="101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Алимкулова, 2, 1 этаж</text:p>
          </table:table-cell>
          <table:table-cell office:value-type="string" calcext:value-type="string">
            <text:p>Салтанат</text:p>
          </table:table-cell>
          <table:table-cell table:number-columns-repeated="7"/>
          <table:table-cell office:value-type="string" calcext:value-type="string">
            <text:p>0.100276</text:p>
          </table:table-cell>
          <table:table-cell table:number-columns-repeated="101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Толе би, 9/11, 1 этаж</text:p>
          </table:table-cell>
          <table:table-cell office:value-type="string" calcext:value-type="string">
            <text:p>М?лдір</text:p>
          </table:table-cell>
          <table:table-cell table:number-columns-repeated="7"/>
          <table:table-cell office:value-type="string" calcext:value-type="string">
            <text:p>0.0356074</text:p>
          </table:table-cell>
          <table:table-cell table:number-columns-repeated="101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Толе би, 9/1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95717</text:p>
          </table:table-cell>
          <table:table-cell table:number-columns-repeated="101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Толе би, 12а, 1 этаж</text:p>
          </table:table-cell>
          <table:table-cell office:value-type="string" calcext:value-type="string">
            <text:p>Анис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Толе би, 12а, 1 этаж</text:p>
          </table:table-cell>
          <table:table-cell office:value-type="string" calcext:value-type="string">
            <text:p>Кус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Толе би, 12а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25272</text:p>
          </table:table-cell>
          <table:table-cell table:number-columns-repeated="101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Ташенова, 4/1, 1 этаж</text:p>
          </table:table-cell>
          <table:table-cell office:value-type="string" calcext:value-type="string">
            <text:p>АСЫЛЖАН</text:p>
          </table:table-cell>
          <table:table-cell table:number-columns-repeated="7"/>
          <table:table-cell office:value-type="string" calcext:value-type="string">
            <text:p>0.544071</text:p>
          </table:table-cell>
          <table:table-cell table:number-columns-repeated="1013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Диваева, 10/2</text:p>
          </table:table-cell>
          <table:table-cell office:value-type="string" calcext:value-type="string">
            <text:p>Мир Здоровья</text:p>
          </table:table-cell>
          <table:table-cell table:number-columns-repeated="7"/>
          <table:table-cell office:value-type="string" calcext:value-type="string">
            <text:p>0.0195716</text:p>
          </table:table-cell>
          <table:table-cell table:number-columns-repeated="101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Диваева, 10/3</text:p>
          </table:table-cell>
          <table:table-cell office:value-type="string" calcext:value-type="string">
            <text:p>МИКОШКА БИКОШКА</text:p>
          </table:table-cell>
          <table:table-cell table:number-columns-repeated="7"/>
          <table:table-cell office:value-type="string" calcext:value-type="string">
            <text:p>0.0237652</text:p>
          </table:table-cell>
          <table:table-cell table:number-columns-repeated="1013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Тауке Хана проспект, 41, 1 этаж</text:p>
          </table:table-cell>
          <table:table-cell office:value-type="string" calcext:value-type="string">
            <text:p>Эдельвейс</text:p>
          </table:table-cell>
          <table:table-cell table:number-columns-repeated="7"/>
          <table:table-cell office:value-type="string" calcext:value-type="string">
            <text:p>0.226497</text:p>
          </table:table-cell>
          <table:table-cell table:number-columns-repeated="10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Казыбек Би, 29, 1 этаж</text:p>
          </table:table-cell>
          <table:table-cell office:value-type="string" calcext:value-type="string">
            <text:p>Ак Дастархан</text:p>
          </table:table-cell>
          <table:table-cell table:number-columns-repeated="7"/>
          <table:table-cell office:value-type="string" calcext:value-type="string">
            <text:p>0.219368</text:p>
          </table:table-cell>
          <table:table-cell table:number-columns-repeated="101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Дулати, 8, 1 этаж</text:p>
          </table:table-cell>
          <table:table-cell office:value-type="string" calcext:value-type="string">
            <text:p>Гарант</text:p>
          </table:table-cell>
          <table:table-cell table:number-columns-repeated="7"/>
          <table:table-cell office:value-type="string" calcext:value-type="string">
            <text:p>0.22385</text:p>
          </table:table-cell>
          <table:table-cell table:number-columns-repeated="10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Тауке Хана проспект, 33, 1 этаж</text:p>
          </table:table-cell>
          <table:table-cell office:value-type="string" calcext:value-type="string">
            <text:p>А? Дастархан</text:p>
          </table:table-cell>
          <table:table-cell table:number-columns-repeated="7"/>
          <table:table-cell office:value-type="string" calcext:value-type="string">
            <text:p>0.16217</text:p>
          </table:table-cell>
          <table:table-cell table:number-columns-repeated="101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Жамалбека Шаймерденова, 5/1, 1 этаж</text:p>
          </table:table-cell>
          <table:table-cell office:value-type="string" calcext:value-type="string">
            <text:p>Бірлік</text:p>
          </table:table-cell>
          <table:table-cell table:number-columns-repeated="7"/>
          <table:table-cell office:value-type="string" calcext:value-type="string">
            <text:p>0.114767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Тыныбаева, 21</text:p>
          </table:table-cell>
          <table:table-cell office:value-type="string" calcext:value-type="string">
            <text:p>MEDIA</text:p>
          </table:table-cell>
          <table:table-cell table:number-columns-repeated="7"/>
          <table:table-cell office:value-type="string" calcext:value-type="string">
            <text:p>0.231886</text:p>
          </table:table-cell>
          <table:table-cell table:number-columns-repeated="101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Жылкышиева, 17/1, 1 этаж</text:p>
          </table:table-cell>
          <table:table-cell office:value-type="string" calcext:value-type="string">
            <text:p>Диа2</text:p>
          </table:table-cell>
          <table:table-cell table:number-columns-repeated="7"/>
          <table:table-cell office:value-type="string" calcext:value-type="string">
            <text:p>0.148516</text:p>
          </table:table-cell>
          <table:table-cell table:number-columns-repeated="101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Желтоксан, 32, 1 этаж</text:p>
          </table:table-cell>
          <table:table-cell office:value-type="string" calcext:value-type="string">
            <text:p>Магазин по продаже продуктов</text:p>
          </table:table-cell>
          <table:table-cell table:number-columns-repeated="7"/>
          <table:table-cell office:value-type="string" calcext:value-type="string">
            <text:p>0.373555</text:p>
          </table:table-cell>
          <table:table-cell table:number-columns-repeated="10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Гани Иляева, 31/2</text:p>
          </table:table-cell>
          <table:table-cell office:value-type="string" calcext:value-type="string">
            <text:p>Айран-Шейх</text:p>
          </table:table-cell>
          <table:table-cell table:number-columns-repeated="7"/>
          <table:table-cell office:value-type="string" calcext:value-type="string">
            <text:p>0.140187</text:p>
          </table:table-cell>
          <table:table-cell table:number-columns-repeated="101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Тыныбаева, 3, 1 этаж</text:p>
          </table:table-cell>
          <table:table-cell office:value-type="string" calcext:value-type="string">
            <text:p>Мариям</text:p>
          </table:table-cell>
          <table:table-cell table:number-columns-repeated="7"/>
          <table:table-cell office:value-type="string" calcext:value-type="string">
            <text:p>0.335143</text:p>
          </table:table-cell>
          <table:table-cell table:number-columns-repeated="1013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Гани Иляева, 25, 1 этаж</text:p>
          </table:table-cell>
          <table:table-cell office:value-type="string" calcext:value-type="string">
            <text:p>СЫМБАТ</text:p>
          </table:table-cell>
          <table:table-cell table:number-columns-repeated="7"/>
          <table:table-cell office:value-type="string" calcext:value-type="string">
            <text:p>0.0733353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Гани Иляева, 17, 1 этаж</text:p>
          </table:table-cell>
          <table:table-cell office:value-type="string" calcext:value-type="string">
            <text:p>Салтанат</text:p>
          </table:table-cell>
          <table:table-cell table:number-columns-repeated="7"/>
          <table:table-cell office:value-type="string" calcext:value-type="string">
            <text:p>0.140957</text:p>
          </table:table-cell>
          <table:table-cell table:number-columns-repeated="101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Байтурсынова, 6/1</text:p>
          </table:table-cell>
          <table:table-cell office:value-type="string" calcext:value-type="string">
            <text:p>Гараж</text:p>
          </table:table-cell>
          <table:table-cell table:number-columns-repeated="7"/>
          <table:table-cell office:value-type="string" calcext:value-type="string">
            <text:p>0.156512</text:p>
          </table:table-cell>
          <table:table-cell table:number-columns-repeated="101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Байтурсынова, 17/2, 1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195265</text:p>
          </table:table-cell>
          <table:table-cell table:number-columns-repeated="101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Желтоксан, 26/1</text:p>
          </table:table-cell>
          <table:table-cell office:value-type="string" calcext:value-type="string">
            <text:p>Арман</text:p>
          </table:table-cell>
          <table:table-cell table:number-columns-repeated="7"/>
          <table:table-cell office:value-type="string" calcext:value-type="string">
            <text:p>0.0610417</text:p>
          </table:table-cell>
          <table:table-cell table:number-columns-repeated="101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Желтоксан, 20, 1 этаж</text:p>
          </table:table-cell>
          <table:table-cell office:value-type="string" calcext:value-type="string">
            <text:p>Тандем</text:p>
          </table:table-cell>
          <table:table-cell table:number-columns-repeated="7"/>
          <table:table-cell office:value-type="string" calcext:value-type="string">
            <text:p>0.132701</text:p>
          </table:table-cell>
          <table:table-cell table:number-columns-repeated="10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Рыскулбекова, 8/1, 1 этаж</text:p>
          </table:table-cell>
          <table:table-cell office:value-type="string" calcext:value-type="string">
            <text:p>Айгерим</text:p>
          </table:table-cell>
          <table:table-cell table:number-columns-repeated="7"/>
          <table:table-cell office:value-type="string" calcext:value-type="string">
            <text:p>0.0671656</text:p>
          </table:table-cell>
          <table:table-cell table:number-columns-repeated="101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Рыскулбекова, 1в, 1 этаж</text:p>
          </table:table-cell>
          <table:table-cell office:value-type="string" calcext:value-type="string">
            <text:p>Бистро</text:p>
          </table:table-cell>
          <table:table-cell table:number-columns-repeated="7"/>
          <table:table-cell office:value-type="string" calcext:value-type="string">
            <text:p>0.0681321</text:p>
          </table:table-cell>
          <table:table-cell table:number-columns-repeated="10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Рыскулбекова, 5/5, 1 этаж</text:p>
          </table:table-cell>
          <table:table-cell office:value-type="string" calcext:value-type="string">
            <text:p>Yalihan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Рыскулбекова, 5/5, 1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0663813</text:p>
          </table:table-cell>
          <table:table-cell table:number-columns-repeated="101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Рыскулбекова, 5/4</text:p>
          </table:table-cell>
          <table:table-cell office:value-type="string" calcext:value-type="string">
            <text:p>Кунсулу</text:p>
          </table:table-cell>
          <table:table-cell table:number-columns-repeated="7"/>
          <table:table-cell office:value-type="string" calcext:value-type="string">
            <text:p>0.255235</text:p>
          </table:table-cell>
          <table:table-cell table:number-columns-repeated="101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Желтоксан, 14/1</text:p>
          </table:table-cell>
          <table:table-cell office:value-type="string" calcext:value-type="string">
            <text:p>Жетысу</text:p>
          </table:table-cell>
          <table:table-cell table:number-columns-repeated="7"/>
          <table:table-cell office:value-type="string" calcext:value-type="string">
            <text:p>0.12583</text:p>
          </table:table-cell>
          <table:table-cell table:number-columns-repeated="10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Бауыржан Момышулы проспект, 20а, 1 этаж</text:p>
          </table:table-cell>
          <table:table-cell office:value-type="string" calcext:value-type="string">
            <text:p>А? Боса?а</text:p>
          </table:table-cell>
          <table:table-cell table:number-columns-repeated="7"/>
          <table:table-cell office:value-type="string" calcext:value-type="string">
            <text:p>0.104123</text:p>
          </table:table-cell>
          <table:table-cell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Бауыржан Момышулы проспект, 18, 1 этаж</text:p>
          </table:table-cell>
          <table:table-cell office:value-type="string" calcext:value-type="string">
            <text:p>Россинка</text:p>
          </table:table-cell>
          <table:table-cell table:number-columns-repeated="7"/>
          <table:table-cell office:value-type="string" calcext:value-type="string">
            <text:p>0.0495846</text:p>
          </table:table-cell>
          <table:table-cell table:number-columns-repeated="101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Бауыржан Момышулы проспект, 19/1 киоск</text:p>
          </table:table-cell>
          <table:table-cell office:value-type="string" calcext:value-type="string">
            <text:p>Ердаут-1</text:p>
          </table:table-cell>
          <table:table-cell table:number-columns-repeated="7"/>
          <table:table-cell office:value-type="string" calcext:value-type="string">
            <text:p>0.0212899</text:p>
          </table:table-cell>
          <table:table-cell table:number-columns-repeated="101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Бауыржан Момышулы проспект, 21, 1 этаж</text:p>
          </table:table-cell>
          <table:table-cell office:value-type="string" calcext:value-type="string">
            <text:p>Диас</text:p>
          </table:table-cell>
          <table:table-cell table:number-columns-repeated="7"/>
          <table:table-cell office:value-type="string" calcext:value-type="string">
            <text:p>0.128196</text:p>
          </table:table-cell>
          <table:table-cell table:number-columns-repeated="1013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Гани Иляева, 5Б, 1 этаж</text:p>
          </table:table-cell>
          <table:table-cell office:value-type="string" calcext:value-type="string">
            <text:p>Ырыс</text:p>
          </table:table-cell>
          <table:table-cell table:number-columns-repeated="7"/>
          <table:table-cell office:value-type="string" calcext:value-type="string">
            <text:p>0.184552</text:p>
          </table:table-cell>
          <table:table-cell table:number-columns-repeated="1013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Бауыржан Момышулы проспект, 13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02115</text:p>
          </table:table-cell>
          <table:table-cell table:number-columns-repeated="101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Республики проспект, 2а/1</text:p>
          </table:table-cell>
          <table:table-cell office:value-type="string" calcext:value-type="string">
            <text:p>ГАУХАР ТАС</text:p>
          </table:table-cell>
          <table:table-cell table:number-columns-repeated="7"/>
          <table:table-cell office:value-type="string" calcext:value-type="string">
            <text:p>0.117139</text:p>
          </table:table-cell>
          <table:table-cell table:number-columns-repeated="101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Бауыржан Момышулы проспект, 9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19141</text:p>
          </table:table-cell>
          <table:table-cell table:number-columns-repeated="1013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Тауке Хана проспект, 2/8</text:p>
          </table:table-cell>
          <table:table-cell office:value-type="string" calcext:value-type="string">
            <text:p>Олжас</text:p>
          </table:table-cell>
          <table:table-cell table:number-columns-repeated="7"/>
          <table:table-cell office:value-type="string" calcext:value-type="string">
            <text:p>0.226255</text:p>
          </table:table-cell>
          <table:table-cell table:number-columns-repeated="10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Бауыржан Момышулы проспект, 5, 1 этаж</text:p>
          </table:table-cell>
          <table:table-cell office:value-type="string" calcext:value-type="string">
            <text:p>А?-?Й</text:p>
          </table:table-cell>
          <table:table-cell table:number-columns-repeated="7"/>
          <table:table-cell office:value-type="string" calcext:value-type="string">
            <text:p>0.204723</text:p>
          </table:table-cell>
          <table:table-cell table:number-columns-repeated="101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Бейбитшилик, 6/2, 1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685609</text:p>
          </table:table-cell>
          <table:table-cell table:number-columns-repeated="1013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Бейбитшилик, 8Б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36985</text:p>
          </table:table-cell>
          <table:table-cell table:number-columns-repeated="1013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Республики проспект, 5, 1 этаж</text:p>
          </table:table-cell>
          <table:table-cell office:value-type="string" calcext:value-type="string">
            <text:p>Мольдир</text:p>
          </table:table-cell>
          <table:table-cell table:number-columns-repeated="7"/>
          <table:table-cell office:value-type="string" calcext:value-type="string">
            <text:p>0.138145</text:p>
          </table:table-cell>
          <table:table-cell table:number-columns-repeated="1013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Бейбитшилик, 1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410343</text:p>
          </table:table-cell>
          <table:table-cell table:number-columns-repeated="101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Республики проспект, 8/2, 1 этаж</text:p>
          </table:table-cell>
          <table:table-cell office:value-type="string" calcext:value-type="string">
            <text:p>Алтын к?з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Республики проспект, 8/2, 1 этаж</text:p>
          </table:table-cell>
          <table:table-cell office:value-type="string" calcext:value-type="string">
            <text:p>Элина</text:p>
          </table:table-cell>
          <table:table-cell table:number-columns-repeated="7"/>
          <table:table-cell office:value-type="string" calcext:value-type="string">
            <text:p>0.0979048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Республики проспект, 10, 1 этаж</text:p>
          </table:table-cell>
          <table:table-cell office:value-type="string" calcext:value-type="string">
            <text:p>Ernur</text:p>
          </table:table-cell>
          <table:table-cell table:number-columns-repeated="7"/>
          <table:table-cell office:value-type="string" calcext:value-type="string">
            <text:p>0.0630478</text:p>
          </table:table-cell>
          <table:table-cell table:number-columns-repeated="101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Аскарова, 9, 1 этаж</text:p>
          </table:table-cell>
          <table:table-cell office:value-type="string" calcext:value-type="string">
            <text:p>ЕЛАР</text:p>
          </table:table-cell>
          <table:table-cell table:number-columns-repeated="7"/>
          <table:table-cell office:value-type="string" calcext:value-type="string">
            <text:p>0.112487</text:p>
          </table:table-cell>
          <table:table-cell table:number-columns-repeated="101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Аскарова, 7/3, 1 этаж</text:p>
          </table:table-cell>
          <table:table-cell office:value-type="string" calcext:value-type="string">
            <text:p>Алия</text:p>
          </table:table-cell>
          <table:table-cell table:number-columns-repeated="7"/>
          <table:table-cell office:value-type="string" calcext:value-type="string">
            <text:p>0.114198</text:p>
          </table:table-cell>
          <table:table-cell table:number-columns-repeated="1013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Айбергенова проезд, 8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10537</text:p>
          </table:table-cell>
          <table:table-cell table:number-columns-repeated="101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Айбергенова проезд, 5, 1 этаж</text:p>
          </table:table-cell>
          <table:table-cell office:value-type="string" calcext:value-type="string">
            <text:p>Алтынай</text:p>
          </table:table-cell>
          <table:table-cell table:number-columns-repeated="7"/>
          <table:table-cell office:value-type="string" calcext:value-type="string">
            <text:p>0.0726237</text:p>
          </table:table-cell>
          <table:table-cell table:number-columns-repeated="101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Айбергенова проезд, 3, 1 этаж</text:p>
          </table:table-cell>
          <table:table-cell office:value-type="string" calcext:value-type="string">
            <text:p>Бак-Нур</text:p>
          </table:table-cell>
          <table:table-cell table:number-columns-repeated="7"/>
          <table:table-cell office:value-type="string" calcext:value-type="string">
            <text:p>0.0849494</text:p>
          </table:table-cell>
          <table:table-cell table:number-columns-repeated="101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Айбергенова, 4, 1 этаж</text:p>
          </table:table-cell>
          <table:table-cell office:value-type="string" calcext:value-type="string">
            <text:p>Милена</text:p>
          </table:table-cell>
          <table:table-cell table:number-columns-repeated="7"/>
          <table:table-cell office:value-type="string" calcext:value-type="string">
            <text:p>0.113661</text:p>
          </table:table-cell>
          <table:table-cell table:number-columns-repeated="101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Айбергенова, 5, 1 этаж</text:p>
          </table:table-cell>
          <table:table-cell office:value-type="string" calcext:value-type="string">
            <text:p>Асхат</text:p>
          </table:table-cell>
          <table:table-cell table:number-columns-repeated="7"/>
          <table:table-cell office:value-type="string" calcext:value-type="string">
            <text:p>0.0730639</text:p>
          </table:table-cell>
          <table:table-cell table:number-columns-repeated="1013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Айбергенова, 7, 1 этаж</text:p>
          </table:table-cell>
          <table:table-cell office:value-type="string" calcext:value-type="string">
            <text:p>Миллениум</text:p>
          </table:table-cell>
          <table:table-cell table:number-columns-repeated="7"/>
          <table:table-cell office:value-type="string" calcext:value-type="string">
            <text:p>0.0931681</text:p>
          </table:table-cell>
          <table:table-cell table:number-columns-repeated="10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Айбергенова, 3</text:p>
          </table:table-cell>
          <table:table-cell office:value-type="string" calcext:value-type="string">
            <text:p>Акжурек</text:p>
          </table:table-cell>
          <table:table-cell table:number-columns-repeated="7"/>
          <table:table-cell office:value-type="string" calcext:value-type="string">
            <text:p>0.0582848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Айбергенова, 10, 1 этаж</text:p>
          </table:table-cell>
          <table:table-cell office:value-type="string" calcext:value-type="string">
            <text:p>Риза</text:p>
          </table:table-cell>
          <table:table-cell table:number-columns-repeated="7"/>
          <table:table-cell office:value-type="string" calcext:value-type="string">
            <text:p>0.119517</text:p>
          </table:table-cell>
          <table:table-cell table:number-columns-repeated="101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Республики проспект, 14, 1 этаж</text:p>
          </table:table-cell>
          <table:table-cell office:value-type="string" calcext:value-type="string">
            <text:p>Анель</text:p>
          </table:table-cell>
          <table:table-cell table:number-columns-repeated="7"/>
          <table:table-cell office:value-type="string" calcext:value-type="string">
            <text:p>0.11042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Республики проспект, 15</text:p>
          </table:table-cell>
          <table:table-cell office:value-type="string" calcext:value-type="string">
            <text:p>Рахат</text:p>
          </table:table-cell>
          <table:table-cell table:number-columns-repeated="7"/>
          <table:table-cell office:value-type="string" calcext:value-type="string">
            <text:p>0.0933905</text:p>
          </table:table-cell>
          <table:table-cell table:number-columns-repeated="101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Республики проспект, 17/1</text:p>
          </table:table-cell>
          <table:table-cell office:value-type="string" calcext:value-type="string">
            <text:p>Асел</text:p>
          </table:table-cell>
          <table:table-cell table:number-columns-repeated="7"/>
          <table:table-cell office:value-type="string" calcext:value-type="string">
            <text:p>0.0397575</text:p>
          </table:table-cell>
          <table:table-cell table:number-columns-repeated="101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Республики проспект, 17, 1 этаж</text:p>
          </table:table-cell>
          <table:table-cell office:value-type="string" calcext:value-type="string">
            <text:p>Дамира</text:p>
          </table:table-cell>
          <table:table-cell table:number-columns-repeated="7"/>
          <table:table-cell office:value-type="string" calcext:value-type="string">
            <text:p>0.0574904</text:p>
          </table:table-cell>
          <table:table-cell table:number-columns-repeated="1013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Республики проспект, 17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71488</text:p>
          </table:table-cell>
          <table:table-cell table:number-columns-repeated="101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Республики проспект, 20, 1 этаж</text:p>
          </table:table-cell>
          <table:table-cell office:value-type="string" calcext:value-type="string">
            <text:p>Жасулан</text:p>
          </table:table-cell>
          <table:table-cell table:number-columns-repeated="7"/>
          <table:table-cell office:value-type="string" calcext:value-type="string">
            <text:p>0.0847464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Республики проспект, 18, 1 этаж</text:p>
          </table:table-cell>
          <table:table-cell office:value-type="string" calcext:value-type="string">
            <text:p>Руслан</text:p>
          </table:table-cell>
          <table:table-cell table:number-columns-repeated="7"/>
          <table:table-cell office:value-type="string" calcext:value-type="string">
            <text:p>0.0118774</text:p>
          </table:table-cell>
          <table:table-cell table:number-columns-repeated="10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Республики проспект, 16</text:p>
          </table:table-cell>
          <table:table-cell office:value-type="string" calcext:value-type="string">
            <text:p>АЙ АРУ</text:p>
          </table:table-cell>
          <table:table-cell table:number-columns-repeated="7"/>
          <table:table-cell office:value-type="string" calcext:value-type="string">
            <text:p>0.167611</text:p>
          </table:table-cell>
          <table:table-cell table:number-columns-repeated="101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Мамытова, 1/1</text:p>
          </table:table-cell>
          <table:table-cell office:value-type="string" calcext:value-type="string">
            <text:p>Бакдаулет</text:p>
          </table:table-cell>
          <table:table-cell table:number-columns-repeated="7"/>
          <table:table-cell office:value-type="string" calcext:value-type="string">
            <text:p>0.182944</text:p>
          </table:table-cell>
          <table:table-cell table:number-columns-repeated="101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Калинина, 23/1</text:p>
          </table:table-cell>
          <table:table-cell office:value-type="string" calcext:value-type="string">
            <text:p>Калина Красная</text:p>
          </table:table-cell>
          <table:table-cell table:number-columns-repeated="7"/>
          <table:table-cell office:value-type="string" calcext:value-type="string">
            <text:p>0.293344</text:p>
          </table:table-cell>
          <table:table-cell table:number-columns-repeated="101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Шамши Калдаякова, 8, 1 этаж</text:p>
          </table:table-cell>
          <table:table-cell office:value-type="string" calcext:value-type="string">
            <text:p>Дастархан</text:p>
          </table:table-cell>
          <table:table-cell table:number-columns-repeated="7"/>
          <table:table-cell office:value-type="string" calcext:value-type="string">
            <text:p>0.212818</text:p>
          </table:table-cell>
          <table:table-cell table:number-columns-repeated="101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Шамши Калдаякова, 4, 1 этаж</text:p>
          </table:table-cell>
          <table:table-cell office:value-type="string" calcext:value-type="string">
            <text:p>Салтанат</text:p>
          </table:table-cell>
          <table:table-cell table:number-columns-repeated="7"/>
          <table:table-cell office:value-type="string" calcext:value-type="string">
            <text:p>0.0373972</text:p>
          </table:table-cell>
          <table:table-cell table:number-columns-repeated="101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Шамши Калдаякова, 2, 1 этаж</text:p>
          </table:table-cell>
          <table:table-cell office:value-type="string" calcext:value-type="string">
            <text:p>ГУЛЬНАР</text:p>
          </table:table-cell>
          <table:table-cell table:number-columns-repeated="7"/>
          <table:table-cell office:value-type="string" calcext:value-type="string">
            <text:p>0.127538</text:p>
          </table:table-cell>
          <table:table-cell table:number-columns-repeated="101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Республики проспект, 30</text:p>
          </table:table-cell>
          <table:table-cell office:value-type="string" calcext:value-type="string">
            <text:p>СЫМБАТ</text:p>
          </table:table-cell>
          <table:table-cell table:number-columns-repeated="7"/>
          <table:table-cell office:value-type="string" calcext:value-type="string">
            <text:p>0.0653375</text:p>
          </table:table-cell>
          <table:table-cell table:number-columns-repeated="101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Республики проспект, 25в/2</text:p>
          </table:table-cell>
          <table:table-cell office:value-type="string" calcext:value-type="string">
            <text:p>Ер-Ай</text:p>
          </table:table-cell>
          <table:table-cell table:number-columns-repeated="7"/>
          <table:table-cell office:value-type="string" calcext:value-type="string">
            <text:p>0.068725</text:p>
          </table:table-cell>
          <table:table-cell table:number-columns-repeated="1013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Республики проспект, 25</text:p>
          </table:table-cell>
          <table:table-cell office:value-type="string" calcext:value-type="string">
            <text:p>НУРИЛА</text:p>
          </table:table-cell>
          <table:table-cell table:number-columns-repeated="7"/>
          <table:table-cell office:value-type="string" calcext:value-type="string">
            <text:p>0.0946387</text:p>
          </table:table-cell>
          <table:table-cell table:number-columns-repeated="101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Республики проспект, 25а, 1 этаж</text:p>
          </table:table-cell>
          <table:table-cell office:value-type="string" calcext:value-type="string">
            <text:p>Ислам</text:p>
          </table:table-cell>
          <table:table-cell table:number-columns-repeated="7"/>
          <table:table-cell office:value-type="string" calcext:value-type="string">
            <text:p>0.036951</text:p>
          </table:table-cell>
          <table:table-cell table:number-columns-repeated="10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Шамши Калдаякова, 1/27а</text:p>
          </table:table-cell>
          <table:table-cell office:value-type="string" calcext:value-type="string">
            <text:p>А?ерке</text:p>
          </table:table-cell>
          <table:table-cell table:number-columns-repeated="7"/>
          <table:table-cell office:value-type="string" calcext:value-type="string">
            <text:p>0.101763</text:p>
          </table:table-cell>
          <table:table-cell table:number-columns-repeated="101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Республики проспект, 25а</text:p>
          </table:table-cell>
          <table:table-cell office:value-type="string" calcext:value-type="string">
            <text:p>Виктор+</text:p>
          </table:table-cell>
          <table:table-cell table:number-columns-repeated="7"/>
          <table:table-cell office:value-type="string" calcext:value-type="string">
            <text:p>0.108982</text:p>
          </table:table-cell>
          <table:table-cell table:number-columns-repeated="101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Жангельдина, 12г, 1 этаж</text:p>
          </table:table-cell>
          <table:table-cell office:value-type="string" calcext:value-type="string">
            <text:p>Асем</text:p>
          </table:table-cell>
          <table:table-cell table:number-columns-repeated="7"/>
          <table:table-cell office:value-type="string" calcext:value-type="string">
            <text:p>0.0330113</text:p>
          </table:table-cell>
          <table:table-cell table:number-columns-repeated="10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Жангельдина, 12в/1</text:p>
          </table:table-cell>
          <table:table-cell office:value-type="string" calcext:value-type="string">
            <text:p>Айн?р</text:p>
          </table:table-cell>
          <table:table-cell table:number-columns-repeated="7"/>
          <table:table-cell office:value-type="string" calcext:value-type="string">
            <text:p>0.0864229</text:p>
          </table:table-cell>
          <table:table-cell table:number-columns-repeated="101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Жангельдина, 12в/2</text:p>
          </table:table-cell>
          <table:table-cell office:value-type="string" calcext:value-type="string">
            <text:p>Арайлым</text:p>
          </table:table-cell>
          <table:table-cell table:number-columns-repeated="7"/>
          <table:table-cell office:value-type="string" calcext:value-type="string">
            <text:p>0.232574</text:p>
          </table:table-cell>
          <table:table-cell table:number-columns-repeated="10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Шамши Калдаякова, 2/5, 1 этаж</text:p>
          </table:table-cell>
          <table:table-cell office:value-type="string" calcext:value-type="string">
            <text:p>А?жан</text:p>
          </table:table-cell>
          <table:table-cell table:number-columns-repeated="7"/>
          <table:table-cell office:value-type="string" calcext:value-type="string">
            <text:p>0.13155</text:p>
          </table:table-cell>
          <table:table-cell table:number-columns-repeated="1013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Шамши Калдаякова, 4/5</text:p>
          </table:table-cell>
          <table:table-cell office:value-type="string" calcext:value-type="string">
            <text:p>Христина</text:p>
          </table:table-cell>
          <table:table-cell table:number-columns-repeated="7"/>
          <table:table-cell office:value-type="string" calcext:value-type="string">
            <text:p>0.273328</text:p>
          </table:table-cell>
          <table:table-cell table:number-columns-repeated="1013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Жангельдина, 10</text:p>
          </table:table-cell>
          <table:table-cell office:value-type="string" calcext:value-type="string">
            <text:p>Рахима</text:p>
          </table:table-cell>
          <table:table-cell table:number-columns-repeated="7"/>
          <table:table-cell office:value-type="string" calcext:value-type="string">
            <text:p>0.184183</text:p>
          </table:table-cell>
          <table:table-cell table:number-columns-repeated="101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Айбергенова, 1Б</text:p>
          </table:table-cell>
          <table:table-cell office:value-type="string" calcext:value-type="string">
            <text:p>Мерей</text:p>
          </table:table-cell>
          <table:table-cell table:number-columns-repeated="7"/>
          <table:table-cell office:value-type="string" calcext:value-type="string">
            <text:p>0.0366101</text:p>
          </table:table-cell>
          <table:table-cell table:number-columns-repeated="101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Айбергенова, 1а, 1 этаж</text:p>
          </table:table-cell>
          <table:table-cell office:value-type="string" calcext:value-type="string">
            <text:p>КЕРУЕН</text:p>
          </table:table-cell>
          <table:table-cell table:number-columns-repeated="7"/>
          <table:table-cell office:value-type="string" calcext:value-type="string">
            <text:p>0.0670673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Айбергенова, 5/7</text:p>
          </table:table-cell>
          <table:table-cell office:value-type="string" calcext:value-type="string">
            <text:p>Shahruh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Айбергенова, 5/7</text:p>
          </table:table-cell>
          <table:table-cell office:value-type="string" calcext:value-type="string">
            <text:p>Кипарис</text:p>
          </table:table-cell>
          <table:table-cell table:number-columns-repeated="7"/>
          <table:table-cell office:value-type="string" calcext:value-type="string">
            <text:p>0.105125</text:p>
          </table:table-cell>
          <table:table-cell table:number-columns-repeated="101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Айбергенова, 1а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0339443</text:p>
          </table:table-cell>
          <table:table-cell table:number-columns-repeated="10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Жангельдина, 3/1</text:p>
          </table:table-cell>
          <table:table-cell office:value-type="string" calcext:value-type="string">
            <text:p>АЗИЗ</text:p>
          </table:table-cell>
          <table:table-cell table:number-columns-repeated="7"/>
          <table:table-cell office:value-type="string" calcext:value-type="string">
            <text:p>0.0971783</text:p>
          </table:table-cell>
          <table:table-cell table:number-columns-repeated="10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Жангельдина, 5а, 1 этаж</text:p>
          </table:table-cell>
          <table:table-cell office:value-type="string" calcext:value-type="string">
            <text:p>Айару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Жангельдина, 5а, 1 этаж</text:p>
          </table:table-cell>
          <table:table-cell office:value-type="string" calcext:value-type="string">
            <text:p>Гулдер</text:p>
          </table:table-cell>
          <table:table-cell table:number-columns-repeated="7"/>
          <table:table-cell office:value-type="string" calcext:value-type="string">
            <text:p>0.313834</text:p>
          </table:table-cell>
          <table:table-cell table:number-columns-repeated="101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Айбергенова, 5а/1</text:p>
          </table:table-cell>
          <table:table-cell office:value-type="string" calcext:value-type="string">
            <text:p>АРУЖАН</text:p>
          </table:table-cell>
          <table:table-cell table:number-columns-repeated="7"/>
          <table:table-cell office:value-type="string" calcext:value-type="string">
            <text:p>0.0201865</text:p>
          </table:table-cell>
          <table:table-cell table:number-columns-repeated="10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Айбергенова, 5а, 1 этаж</text:p>
          </table:table-cell>
          <table:table-cell office:value-type="string" calcext:value-type="string">
            <text:p>А?ниет</text:p>
          </table:table-cell>
          <table:table-cell table:number-columns-repeated="7"/>
          <table:table-cell office:value-type="string" calcext:value-type="string">
            <text:p>0.0902791</text:p>
          </table:table-cell>
          <table:table-cell table:number-columns-repeated="1013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Республики проспект, 15а, 1 этаж</text:p>
          </table:table-cell>
          <table:table-cell office:value-type="string" calcext:value-type="string">
            <text:p>НАУРЫЗ</text:p>
          </table:table-cell>
          <table:table-cell table:number-columns-repeated="7"/>
          <table:table-cell office:value-type="string" calcext:value-type="string">
            <text:p>0.621986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Бейбитшилик, 2</text:p>
          </table:table-cell>
          <table:table-cell office:value-type="string" calcext:value-type="string">
            <text:p>Arbat</text:p>
          </table:table-cell>
          <table:table-cell table:number-columns-repeated="7"/>
          <table:table-cell office:value-type="string" calcext:value-type="string">
            <text:p>0.299214</text:p>
          </table:table-cell>
          <table:table-cell table:number-columns-repeated="1013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Туркестанская 2/7</text:p>
          </table:table-cell>
          <table:table-cell office:value-type="string" calcext:value-type="string">
            <text:p>?діл</text:p>
          </table:table-cell>
          <table:table-cell table:number-columns-repeated="7"/>
          <table:table-cell office:value-type="string" calcext:value-type="string">
            <text:p>0.0288093</text:p>
          </table:table-cell>
          <table:table-cell table:number-columns-repeated="10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Аль-Фараби площадь, 1Б/2, 1 этаж</text:p>
          </table:table-cell>
          <table:table-cell office:value-type="string" calcext:value-type="string">
            <text:p>А? Желкен</text:p>
          </table:table-cell>
          <table:table-cell table:number-columns-repeated="7"/>
          <table:table-cell office:value-type="string" calcext:value-type="string">
            <text:p>0.0909096</text:p>
          </table:table-cell>
          <table:table-cell table:number-columns-repeated="1013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Туркестанская, 2/3</text:p>
          </table:table-cell>
          <table:table-cell office:value-type="string" calcext:value-type="string">
            <text:p>Шымкент кус</text:p>
          </table:table-cell>
          <table:table-cell table:number-columns-repeated="7"/>
          <table:table-cell office:value-type="string" calcext:value-type="string">
            <text:p>0.0765377</text:p>
          </table:table-cell>
          <table:table-cell table:number-columns-repeated="1013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Байтурсынова, 5/6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Байтурсынова, 5/6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444005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Байтурсынова, 5, 1 этаж</text:p>
          </table:table-cell>
          <table:table-cell office:value-type="string" calcext:value-type="string">
            <text:p>Спутник</text:p>
          </table:table-cell>
          <table:table-cell table:number-columns-repeated="7"/>
          <table:table-cell office:value-type="string" calcext:value-type="string">
            <text:p>0.00858512</text:p>
          </table:table-cell>
          <table:table-cell table:number-columns-repeated="1013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Туркестанская, 5</text:p>
          </table:table-cell>
          <table:table-cell office:value-type="string" calcext:value-type="string">
            <text:p>Спутник</text:p>
          </table:table-cell>
          <table:table-cell table:number-columns-repeated="7"/>
          <table:table-cell office:value-type="string" calcext:value-type="string">
            <text:p>0.0925591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Байтурсынова, 7/2</text:p>
          </table:table-cell>
          <table:table-cell office:value-type="string" calcext:value-type="string">
            <text:p>Радуга</text:p>
          </table:table-cell>
          <table:table-cell table:number-columns-repeated="7"/>
          <table:table-cell office:value-type="string" calcext:value-type="string">
            <text:p>0.223277</text:p>
          </table:table-cell>
          <table:table-cell table:number-columns-repeated="101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Туркестанская, 2/2, 1 этаж</text:p>
          </table:table-cell>
          <table:table-cell office:value-type="string" calcext:value-type="string">
            <text:p>С?т</text:p>
          </table:table-cell>
          <table:table-cell table:number-columns-repeated="7"/>
          <table:table-cell office:value-type="string" calcext:value-type="string">
            <text:p>0.0152178</text:p>
          </table:table-cell>
          <table:table-cell table:number-columns-repeated="101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Туркестанская, 2/5а</text:p>
          </table:table-cell>
          <table:table-cell office:value-type="string" calcext:value-type="string">
            <text:p>Гаухар</text:p>
          </table:table-cell>
          <table:table-cell table:number-columns-repeated="7"/>
          <table:table-cell office:value-type="string" calcext:value-type="string">
            <text:p>0.016788</text:p>
          </table:table-cell>
          <table:table-cell table:number-columns-repeated="101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Туркестанская, 2/5, 1 этаж</text:p>
          </table:table-cell>
          <table:table-cell office:value-type="string" calcext:value-type="string">
            <text:p>Бота</text:p>
          </table:table-cell>
          <table:table-cell table:number-columns-repeated="7"/>
          <table:table-cell office:value-type="string" calcext:value-type="string">
            <text:p>0.110125</text:p>
          </table:table-cell>
          <table:table-cell table:number-columns-repeated="101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Туркестанская, 2/1, 1 этаж</text:p>
          </table:table-cell>
          <table:table-cell office:value-type="string" calcext:value-type="string">
            <text:p>Ксюша</text:p>
          </table:table-cell>
          <table:table-cell table:number-columns-repeated="7"/>
          <table:table-cell office:value-type="string" calcext:value-type="string">
            <text:p>0.0887114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Туркестанская, 4, 1 этаж</text:p>
          </table:table-cell>
          <table:table-cell office:value-type="string" calcext:value-type="string">
            <text:p>?ара-су</text:p>
          </table:table-cell>
          <table:table-cell table:number-columns-repeated="7"/>
          <table:table-cell office:value-type="string" calcext:value-type="string">
            <text:p>0.198024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Туркестанская, 6, 1 этаж</text:p>
          </table:table-cell>
          <table:table-cell office:value-type="string" calcext:value-type="string">
            <text:p>ARZU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Туркестанская, 6, 1 этаж</text:p>
          </table:table-cell>
          <table:table-cell office:value-type="string" calcext:value-type="string">
            <text:p>Аяла</text:p>
          </table:table-cell>
          <table:table-cell table:number-columns-repeated="7"/>
          <table:table-cell office:value-type="string" calcext:value-type="string">
            <text:p>0.562099</text:p>
          </table:table-cell>
          <table:table-cell table:number-columns-repeated="1013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Кисык, 27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95703</text:p>
          </table:table-cell>
          <table:table-cell table:number-columns-repeated="101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Шымкентская, 22/1, 1 этаж</text:p>
          </table:table-cell>
          <table:table-cell office:value-type="string" calcext:value-type="string">
            <text:p>Рыск?л апа</text:p>
          </table:table-cell>
          <table:table-cell table:number-columns-repeated="7"/>
          <table:table-cell office:value-type="string" calcext:value-type="string">
            <text:p>0.547569</text:p>
          </table:table-cell>
          <table:table-cell table:number-columns-repeated="1013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8 Марта, 41Б</text:p>
          </table:table-cell>
          <table:table-cell office:value-type="string" calcext:value-type="string">
            <text:p>Нур</text:p>
          </table:table-cell>
          <table:table-cell table:number-columns-repeated="7"/>
          <table:table-cell office:value-type="string" calcext:value-type="string">
            <text:p>0.20022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Карасу микрорайон, 85</text:p>
          </table:table-cell>
          <table:table-cell office:value-type="string" calcext:value-type="string">
            <text:p>Салтанат</text:p>
          </table:table-cell>
          <table:table-cell table:number-columns-repeated="7"/>
          <table:table-cell office:value-type="string" calcext:value-type="string">
            <text:p>0.0794139</text:p>
          </table:table-cell>
          <table:table-cell table:number-columns-repeated="101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Карасу микрорайон, 85/1, 1 этаж</text:p>
          </table:table-cell>
          <table:table-cell office:value-type="string" calcext:value-type="string">
            <text:p>Конус</text:p>
          </table:table-cell>
          <table:table-cell table:number-columns-repeated="7"/>
          <table:table-cell office:value-type="string" calcext:value-type="string">
            <text:p>0.160708</text:p>
          </table:table-cell>
          <table:table-cell table:number-columns-repeated="1013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Карасу микрорайон, 22</text:p>
          </table:table-cell>
          <table:table-cell office:value-type="string" calcext:value-type="string">
            <text:p>Нурасыл</text:p>
          </table:table-cell>
          <table:table-cell table:number-columns-repeated="7"/>
          <table:table-cell office:value-type="string" calcext:value-type="string">
            <text:p>0.0218094</text:p>
          </table:table-cell>
          <table:table-cell table:number-columns-repeated="101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Карасу микрорайон, 22/1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212111</text:p>
          </table:table-cell>
          <table:table-cell table:number-columns-repeated="101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Карасу микрорайон, 21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041718</text:p>
          </table:table-cell>
          <table:table-cell table:number-columns-repeated="101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Карасу микрорайон, 66/3</text:p>
          </table:table-cell>
          <table:table-cell office:value-type="string" calcext:value-type="string">
            <text:p>Ак-Ниет</text:p>
          </table:table-cell>
          <table:table-cell table:number-columns-repeated="7"/>
          <table:table-cell office:value-type="string" calcext:value-type="string">
            <text:p>0.026332</text:p>
          </table:table-cell>
          <table:table-cell table:number-columns-repeated="101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Карасу микрорайон, 66</text:p>
          </table:table-cell>
          <table:table-cell office:value-type="string" calcext:value-type="string">
            <text:p>Сыбага</text:p>
          </table:table-cell>
          <table:table-cell table:number-columns-repeated="7"/>
          <table:table-cell office:value-type="string" calcext:value-type="string">
            <text:p>0.086153</text:p>
          </table:table-cell>
          <table:table-cell table:number-columns-repeated="1013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4" office:value-type="string" calcext:value-type="string">
            <text:p>Карасу микрорайон, 110/1</text:p>
          </table:table-cell>
          <table:table-cell table:style-name="ce4" office:value-type="string" calcext:value-type="string">
            <text:p>Кара-су</text:p>
          </table:table-cell>
          <table:table-cell table:number-columns-repeated="7"/>
          <table:table-cell office:value-type="string" calcext:value-type="string">
            <text:p>0.109079</text:p>
          </table:table-cell>
          <table:table-cell table:number-columns-repeated="1013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4" office:value-type="string" calcext:value-type="string">
            <text:p>Карасу микрорайон, 69/1</text:p>
          </table:table-cell>
          <table:table-cell table:style-name="ce4" office:value-type="string" calcext:value-type="string">
            <text:p>Досан</text:p>
          </table:table-cell>
          <table:table-cell table:number-columns-repeated="7"/>
          <table:table-cell office:value-type="string" calcext:value-type="string">
            <text:p>0.0799457</text:p>
          </table:table-cell>
          <table:table-cell table:number-columns-repeated="1013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4" office:value-type="string" calcext:value-type="string">
            <text:p>Карасу микрорайон, 40, 1 этаж</text:p>
          </table:table-cell>
          <table:table-cell table:style-name="ce4" office:value-type="string" calcext:value-type="string">
            <text:p>БАЙТЕРЕК</text:p>
          </table:table-cell>
          <table:table-cell table:number-columns-repeated="7"/>
          <table:table-cell office:value-type="string" calcext:value-type="string">
            <text:p>0.106608</text:p>
          </table:table-cell>
          <table:table-cell table:number-columns-repeated="1013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4" office:value-type="string" calcext:value-type="string">
            <text:p>Карасу микрорайон, 26/1, 1 этаж</text:p>
          </table:table-cell>
          <table:table-cell table:style-name="ce4" office:value-type="string" calcext:value-type="string">
            <text:p>Балауса</text:p>
          </table:table-cell>
          <table:table-cell table:number-columns-repeated="7"/>
          <table:table-cell office:value-type="string" calcext:value-type="string">
            <text:p>0.0979521</text:p>
          </table:table-cell>
          <table:table-cell table:number-columns-repeated="101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4" office:value-type="string" calcext:value-type="string">
            <text:p>Карасу микрорайон, 27, 1 этаж</text:p>
          </table:table-cell>
          <table:table-cell table:style-name="ce4" office:value-type="string" calcext:value-type="string">
            <text:p>Нур Сад</text:p>
          </table:table-cell>
          <table:table-cell table:number-columns-repeated="7"/>
          <table:table-cell office:value-type="string" calcext:value-type="string">
            <text:p>0.144694</text:p>
          </table:table-cell>
          <table:table-cell table:number-columns-repeated="1013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style-name="ce4" office:value-type="string" calcext:value-type="string">
            <text:p>Рашидова, 34/5</text:p>
          </table:table-cell>
          <table:table-cell table:style-name="ce4"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27739</text:p>
          </table:table-cell>
          <table:table-cell table:number-columns-repeated="1013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style-name="ce4" office:value-type="string" calcext:value-type="string">
            <text:p>Абдыразакова, 10, 1 этаж</text:p>
          </table:table-cell>
          <table:table-cell table:style-name="ce4"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80095</text:p>
          </table:table-cell>
          <table:table-cell table:number-columns-repeated="1013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4" office:value-type="string" calcext:value-type="string">
            <text:p>Абдыразакова, 10/1</text:p>
          </table:table-cell>
          <table:table-cell table:style-name="ce4" office:value-type="string" calcext:value-type="string">
            <text:p>Валентин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4" office:value-type="string" calcext:value-type="string">
            <text:p>Абдыразакова, 10/1</text:p>
          </table:table-cell>
          <table:table-cell table:style-name="ce4" office:value-type="string" calcext:value-type="string">
            <text:p>Незабудк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style-name="ce4" office:value-type="string" calcext:value-type="string">
            <text:p>Абдыразакова, 10/1</text:p>
          </table:table-cell>
          <table:table-cell table:style-name="ce4"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0200946</text:p>
          </table:table-cell>
          <table:table-cell table:number-columns-repeated="1013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Абдыразакова, 6, 1 этаж</text:p>
          </table:table-cell>
          <table:table-cell table:style-name="ce4" office:value-type="string" calcext:value-type="string">
            <text:p>Азиз</text:p>
          </table:table-cell>
          <table:table-cell table:number-columns-repeated="7"/>
          <table:table-cell office:value-type="string" calcext:value-type="string">
            <text:p>0.0930964</text:p>
          </table:table-cell>
          <table:table-cell table:number-columns-repeated="1013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4" office:value-type="string" calcext:value-type="string">
            <text:p>Абдыразакова, 10/2, 1 этаж</text:p>
          </table:table-cell>
          <table:table-cell table:style-name="ce4" office:value-type="string" calcext:value-type="string">
            <text:p>Еркем</text:p>
          </table:table-cell>
          <table:table-cell table:number-columns-repeated="7"/>
          <table:table-cell office:value-type="string" calcext:value-type="string">
            <text:p>0.137282</text:p>
          </table:table-cell>
          <table:table-cell table:number-columns-repeated="1013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4" office:value-type="string" calcext:value-type="string">
            <text:p>Абдыразакова, 4/1</text:p>
          </table:table-cell>
          <table:table-cell table:style-name="ce4" office:value-type="string" calcext:value-type="string">
            <text:p>Дастан</text:p>
          </table:table-cell>
          <table:table-cell table:number-columns-repeated="7"/>
          <table:table-cell office:value-type="string" calcext:value-type="string">
            <text:p>0.0648663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Абдыразакова, 4/2</text:p>
          </table:table-cell>
          <table:table-cell table:style-name="ce4" office:value-type="float" office:value="888" calcext:value-type="float">
            <text:p>888</text:p>
          </table:table-cell>
          <table:table-cell table:number-columns-repeated="7"/>
          <table:table-cell office:value-type="string" calcext:value-type="string">
            <text:p>0.104963</text:p>
          </table:table-cell>
          <table:table-cell table:number-columns-repeated="1013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4" office:value-type="string" calcext:value-type="string">
            <text:p>Рашидова, 14а/2, 1 этаж</text:p>
          </table:table-cell>
          <table:table-cell table:style-name="ce4" office:value-type="string" calcext:value-type="string">
            <text:p>МАДИ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style-name="ce4" office:value-type="string" calcext:value-type="string">
            <text:p>Рашидова, 14а/2, 1 этаж</text:p>
          </table:table-cell>
          <table:table-cell table:style-name="ce4" office:value-type="string" calcext:value-type="string">
            <text:p>Продовольственн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style-name="ce4" office:value-type="string" calcext:value-type="string">
            <text:p>Рашидова, 14а/2, 1 этаж</text:p>
          </table:table-cell>
          <table:table-cell table:style-name="ce4" office:value-type="string" calcext:value-type="string">
            <text:p>Продуктов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style-name="ce4" office:value-type="string" calcext:value-type="string">
            <text:p>Рашидова, 14а/2, 1 этаж</text:p>
          </table:table-cell>
          <table:table-cell table:style-name="ce4" office:value-type="string" calcext:value-type="string">
            <text:p>Умит</text:p>
          </table:table-cell>
          <table:table-cell table:number-columns-repeated="7"/>
          <table:table-cell office:value-type="string" calcext:value-type="string">
            <text:p>0.0624095</text:p>
          </table:table-cell>
          <table:table-cell table:number-columns-repeated="1013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4" office:value-type="string" calcext:value-type="string">
            <text:p>Рашидова, 55, 1 этаж</text:p>
          </table:table-cell>
          <table:table-cell table:style-name="ce4" office:value-type="string" calcext:value-type="string">
            <text:p>Бутик 61</text:p>
          </table:table-cell>
          <table:table-cell table:number-columns-repeated="7"/>
          <table:table-cell office:value-type="string" calcext:value-type="string">
            <text:p>0.0608251</text:p>
          </table:table-cell>
          <table:table-cell table:number-columns-repeated="1013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style-name="ce4" office:value-type="string" calcext:value-type="string">
            <text:p>Рашидова, 14а/8, 1 этаж</text:p>
          </table:table-cell>
          <table:table-cell table:style-name="ce4"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2293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Сурикова, 1а/1</text:p>
          </table:table-cell>
          <table:table-cell table:style-name="ce4" office:value-type="string" calcext:value-type="string">
            <text:p>?лия</text:p>
          </table:table-cell>
          <table:table-cell table:number-columns-repeated="7"/>
          <table:table-cell office:value-type="string" calcext:value-type="string">
            <text:p>0.144902</text:p>
          </table:table-cell>
          <table:table-cell table:number-columns-repeated="1013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style-name="ce4" office:value-type="string" calcext:value-type="string">
            <text:p>Сурикова, 4/1</text:p>
          </table:table-cell>
          <table:table-cell table:style-name="ce4"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821407</text:p>
          </table:table-cell>
          <table:table-cell table:number-columns-repeated="1013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4" office:value-type="string" calcext:value-type="string">
            <text:p>Суворова, 4а</text:p>
          </table:table-cell>
          <table:table-cell table:style-name="ce4" office:value-type="string" calcext:value-type="string">
            <text:p>Азия</text:p>
          </table:table-cell>
          <table:table-cell table:number-columns-repeated="7"/>
          <table:table-cell office:value-type="string" calcext:value-type="string">
            <text:p>0.0403952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style-name="ce4" office:value-type="string" calcext:value-type="string">
            <text:p>Сурикова, 3а</text:p>
          </table:table-cell>
          <table:table-cell table:style-name="ce4" office:value-type="string" calcext:value-type="string">
            <text:p>Ралас</text:p>
          </table:table-cell>
          <table:table-cell table:number-columns-repeated="7"/>
          <table:table-cell office:value-type="string" calcext:value-type="string">
            <text:p>0.0232307</text:p>
          </table:table-cell>
          <table:table-cell table:number-columns-repeated="1013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4" office:value-type="string" calcext:value-type="string">
            <text:p>Сурикова, 5, 1 этаж</text:p>
          </table:table-cell>
          <table:table-cell table:style-name="ce4"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991518</text:p>
          </table:table-cell>
          <table:table-cell table:number-columns-repeated="101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4" office:value-type="string" calcext:value-type="string">
            <text:p>Седова, 1/1</text:p>
          </table:table-cell>
          <table:table-cell table:style-name="ce4" office:value-type="string" calcext:value-type="string">
            <text:p>Саодат</text:p>
          </table:table-cell>
          <table:table-cell table:number-columns-repeated="7"/>
          <table:table-cell office:value-type="string" calcext:value-type="string">
            <text:p>0.423501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style-name="ce4" office:value-type="string" calcext:value-type="string">
            <text:p>Назармат Ерметова, 46, 1 этаж</text:p>
          </table:table-cell>
          <table:table-cell table:style-name="ce4" office:value-type="string" calcext:value-type="string">
            <text:p>Рахат</text:p>
          </table:table-cell>
          <table:table-cell table:number-columns-repeated="7"/>
          <table:table-cell office:value-type="string" calcext:value-type="string">
            <text:p>0.29837</text:p>
          </table:table-cell>
          <table:table-cell table:number-columns-repeated="1013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4" office:value-type="string" calcext:value-type="string">
            <text:p>Терешковой, 50а, 1 этаж</text:p>
          </table:table-cell>
          <table:table-cell table:style-name="ce4" office:value-type="string" calcext:value-type="string">
            <text:p>АСК</text:p>
          </table:table-cell>
          <table:table-cell table:number-columns-repeated="7"/>
          <table:table-cell office:value-type="string" calcext:value-type="string">
            <text:p>0.0630432</text:p>
          </table:table-cell>
          <table:table-cell table:number-columns-repeated="1013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style-name="ce4" office:value-type="string" calcext:value-type="string">
            <text:p>Терешковой, 48, 1 этаж</text:p>
          </table:table-cell>
          <table:table-cell table:style-name="ce4"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75413</text:p>
          </table:table-cell>
          <table:table-cell table:number-columns-repeated="1013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4" office:value-type="string" calcext:value-type="string">
            <text:p>Быковского, 7, 1 этаж</text:p>
          </table:table-cell>
          <table:table-cell table:style-name="ce4" office:value-type="string" calcext:value-type="string">
            <text:p>Жансая</text:p>
          </table:table-cell>
          <table:table-cell table:number-columns-repeated="7"/>
          <table:table-cell office:value-type="string" calcext:value-type="string">
            <text:p>0.0810784</text:p>
          </table:table-cell>
          <table:table-cell table:number-columns-repeated="1013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4" office:value-type="string" calcext:value-type="string">
            <text:p>Быковского, 7/1, 1 этаж</text:p>
          </table:table-cell>
          <table:table-cell table:style-name="ce4" office:value-type="string" calcext:value-type="string">
            <text:p>Махсуд хажи</text:p>
          </table:table-cell>
          <table:table-cell table:number-columns-repeated="7"/>
          <table:table-cell office:value-type="string" calcext:value-type="string">
            <text:p>0.125811</text:p>
          </table:table-cell>
          <table:table-cell table:number-columns-repeated="1013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4" office:value-type="string" calcext:value-type="string">
            <text:p>Рашидова, 25в/1</text:p>
          </table:table-cell>
          <table:table-cell table:style-name="ce4" office:value-type="string" calcext:value-type="string">
            <text:p>ДАУЛЕТ</text:p>
          </table:table-cell>
          <table:table-cell table:number-columns-repeated="7"/>
          <table:table-cell office:value-type="string" calcext:value-type="string">
            <text:p>0.225248</text:p>
          </table:table-cell>
          <table:table-cell table:number-columns-repeated="1013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4" office:value-type="string" calcext:value-type="string">
            <text:p>Рашидова, 27, 1 этаж</text:p>
          </table:table-cell>
          <table:table-cell table:style-name="ce4" office:value-type="string" calcext:value-type="string">
            <text:p>Асхат</text:p>
          </table:table-cell>
          <table:table-cell table:number-columns-repeated="7"/>
          <table:table-cell office:value-type="string" calcext:value-type="string">
            <text:p>0.133518</text:p>
          </table:table-cell>
          <table:table-cell table:number-columns-repeated="1013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4" office:value-type="string" calcext:value-type="string">
            <text:p>Рашидова, 17, 1 этаж</text:p>
          </table:table-cell>
          <table:table-cell table:style-name="ce4" office:value-type="string" calcext:value-type="string">
            <text:p>Наво</text:p>
          </table:table-cell>
          <table:table-cell table:number-columns-repeated="7"/>
          <table:table-cell office:value-type="string" calcext:value-type="string">
            <text:p>0.220906</text:p>
          </table:table-cell>
          <table:table-cell table:number-columns-repeated="1013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4" office:value-type="string" calcext:value-type="string">
            <text:p>Карасу микрорайон, 23</text:p>
          </table:table-cell>
          <table:table-cell table:style-name="ce4" office:value-type="string" calcext:value-type="string">
            <text:p>Дария</text:p>
          </table:table-cell>
          <table:table-cell table:number-columns-repeated="7"/>
          <table:table-cell office:value-type="string" calcext:value-type="string">
            <text:p>0.336902</text:p>
          </table:table-cell>
          <table:table-cell table:number-columns-repeated="1013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4" office:value-type="string" calcext:value-type="string">
            <text:p>Карасу микрорайон, 14/1</text:p>
          </table:table-cell>
          <table:table-cell table:style-name="ce4" office:value-type="string" calcext:value-type="string">
            <text:p>Зарина</text:p>
          </table:table-cell>
          <table:table-cell table:number-columns-repeated="7"/>
          <table:table-cell office:value-type="string" calcext:value-type="string">
            <text:p>0.560896</text:p>
          </table:table-cell>
          <table:table-cell table:number-columns-repeated="1013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4" office:value-type="string" calcext:value-type="string">
            <text:p>Гагарина, 6</text:p>
          </table:table-cell>
          <table:table-cell table:style-name="ce4" office:value-type="string" calcext:value-type="string">
            <text:p>Бит?ре</text:p>
          </table:table-cell>
          <table:table-cell table:number-columns-repeated="7"/>
          <table:table-cell office:value-type="string" calcext:value-type="string">
            <text:p>0.0859599</text:p>
          </table:table-cell>
          <table:table-cell table:number-columns-repeated="1013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style-name="ce4" office:value-type="string" calcext:value-type="string">
            <text:p>Республики проспект, 37/1</text:p>
          </table:table-cell>
          <table:table-cell table:style-name="ce4"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314684</text:p>
          </table:table-cell>
          <table:table-cell table:number-columns-repeated="1013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4" office:value-type="string" calcext:value-type="string">
            <text:p>Республики проспект, 37, 1 этаж</text:p>
          </table:table-cell>
          <table:table-cell table:style-name="ce4" office:value-type="string" calcext:value-type="string">
            <text:p>Н?рзат</text:p>
          </table:table-cell>
          <table:table-cell table:number-columns-repeated="7"/>
          <table:table-cell office:value-type="string" calcext:value-type="string">
            <text:p>0.0168803</text:p>
          </table:table-cell>
          <table:table-cell table:number-columns-repeated="1013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4" office:value-type="string" calcext:value-type="string">
            <text:p>Республики проспект, 41, 1 этаж</text:p>
          </table:table-cell>
          <table:table-cell table:style-name="ce4" office:value-type="string" calcext:value-type="string">
            <text:p>Атаман</text:p>
          </table:table-cell>
          <table:table-cell table:number-columns-repeated="7"/>
          <table:table-cell office:value-type="string" calcext:value-type="string">
            <text:p>0.112389</text:p>
          </table:table-cell>
          <table:table-cell table:number-columns-repeated="1013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4" office:value-type="string" calcext:value-type="string">
            <text:p>Республики проспект, 42/1</text:p>
          </table:table-cell>
          <table:table-cell table:style-name="ce4" office:value-type="string" calcext:value-type="string">
            <text:p>САИЛАУ</text:p>
          </table:table-cell>
          <table:table-cell table:number-columns-repeated="7"/>
          <table:table-cell office:value-type="string" calcext:value-type="string">
            <text:p>0.0466964</text:p>
          </table:table-cell>
          <table:table-cell table:number-columns-repeated="1013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style-name="ce4" office:value-type="string" calcext:value-type="string">
            <text:p>Гагарина</text:p>
          </table:table-cell>
          <table:table-cell table:style-name="ce4" office:value-type="string" calcext:value-type="string">
            <text:p>Мадина</text:p>
          </table:table-cell>
          <table:table-cell table:number-columns-repeated="7"/>
          <table:table-cell office:value-type="string" calcext:value-type="string">
            <text:p>0.0456482</text:p>
          </table:table-cell>
          <table:table-cell table:number-columns-repeated="1013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4" office:value-type="string" calcext:value-type="string">
            <text:p>Гагарина, 14/1</text:p>
          </table:table-cell>
          <table:table-cell table:style-name="ce4" office:value-type="string" calcext:value-type="string">
            <text:p>МАДИНА</text:p>
          </table:table-cell>
          <table:table-cell table:number-columns-repeated="7"/>
          <table:table-cell office:value-type="string" calcext:value-type="string">
            <text:p>0.0436642</text:p>
          </table:table-cell>
          <table:table-cell table:number-columns-repeated="101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style-name="ce4" office:value-type="string" calcext:value-type="string">
            <text:p>Гагарина, 9а, 1 этаж</text:p>
          </table:table-cell>
          <table:table-cell table:style-name="ce4"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135014</text:p>
          </table:table-cell>
          <table:table-cell table:number-columns-repeated="1013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4" office:value-type="string" calcext:value-type="string">
            <text:p>Нахимова, 2/1</text:p>
          </table:table-cell>
          <table:table-cell table:style-name="ce4" office:value-type="string" calcext:value-type="string">
            <text:p>Анна</text:p>
          </table:table-cell>
          <table:table-cell table:number-columns-repeated="7"/>
          <table:table-cell office:value-type="string" calcext:value-type="string">
            <text:p>0.0296157</text:p>
          </table:table-cell>
          <table:table-cell table:number-columns-repeated="1013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4" office:value-type="string" calcext:value-type="string">
            <text:p>Алии Молдагуловой, 9/3</text:p>
          </table:table-cell>
          <table:table-cell table:style-name="ce4" office:value-type="string" calcext:value-type="string">
            <text:p>КАРА-СУ</text:p>
          </table:table-cell>
          <table:table-cell table:number-columns-repeated="7"/>
          <table:table-cell office:value-type="string" calcext:value-type="string">
            <text:p>0.245792</text:p>
          </table:table-cell>
          <table:table-cell table:number-columns-repeated="1013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4" office:value-type="string" calcext:value-type="string">
            <text:p>Гагарина, 20/1, 1 этаж</text:p>
          </table:table-cell>
          <table:table-cell table:style-name="ce4" office:value-type="string" calcext:value-type="string">
            <text:p>НУР</text:p>
          </table:table-cell>
          <table:table-cell table:number-columns-repeated="7"/>
          <table:table-cell office:value-type="string" calcext:value-type="string">
            <text:p>0.0397431</text:p>
          </table:table-cell>
          <table:table-cell table:number-columns-repeated="1013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4" office:value-type="string" calcext:value-type="string">
            <text:p>Республики проспект, 38/1</text:p>
          </table:table-cell>
          <table:table-cell table:style-name="ce4" office:value-type="string" calcext:value-type="string">
            <text:p>ДИАНА</text:p>
          </table:table-cell>
          <table:table-cell table:number-columns-repeated="7"/>
          <table:table-cell office:value-type="string" calcext:value-type="string">
            <text:p>0.59808</text:p>
          </table:table-cell>
          <table:table-cell table:number-columns-repeated="1013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4" office:value-type="string" calcext:value-type="string">
            <text:p>Шамши Калдаякова, 17, 1 этаж</text:p>
          </table:table-cell>
          <table:table-cell table:style-name="ce4" office:value-type="string" calcext:value-type="string">
            <text:p>Мейiр</text:p>
          </table:table-cell>
          <table:table-cell table:number-columns-repeated="7"/>
          <table:table-cell office:value-type="string" calcext:value-type="string">
            <text:p>0.0349203</text:p>
          </table:table-cell>
          <table:table-cell table:number-columns-repeated="1013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4" office:value-type="string" calcext:value-type="string">
            <text:p>Шамши Калдаякова, 19, 1 этаж</text:p>
          </table:table-cell>
          <table:table-cell table:style-name="ce4" office:value-type="string" calcext:value-type="string">
            <text:p>Касиет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4" office:value-type="string" calcext:value-type="string">
            <text:p>Шамши Калдаякова, 19, 1 этаж</text:p>
          </table:table-cell>
          <table:table-cell table:style-name="ce4" office:value-type="string" calcext:value-type="string">
            <text:p>Смак</text:p>
          </table:table-cell>
          <table:table-cell table:number-columns-repeated="7"/>
          <table:table-cell office:value-type="string" calcext:value-type="string">
            <text:p>0.540174</text:p>
          </table:table-cell>
          <table:table-cell table:number-columns-repeated="1013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4" office:value-type="string" calcext:value-type="string">
            <text:p>Театральная, 35, 1 этаж</text:p>
          </table:table-cell>
          <table:table-cell table:style-name="ce4" office:value-type="string" calcext:value-type="string">
            <text:p>Милана</text:p>
          </table:table-cell>
          <table:table-cell table:number-columns-repeated="7"/>
          <table:table-cell office:value-type="string" calcext:value-type="string">
            <text:p>0.550294</text:p>
          </table:table-cell>
          <table:table-cell table:number-columns-repeated="1013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4" office:value-type="string" calcext:value-type="string">
            <text:p>Гагарина, 117, 1 этаж</text:p>
          </table:table-cell>
          <table:table-cell table:style-name="ce4" office:value-type="string" calcext:value-type="string">
            <text:p>Арай</text:p>
          </table:table-cell>
          <table:table-cell table:number-columns-repeated="7"/>
          <table:table-cell office:value-type="string" calcext:value-type="string">
            <text:p>0.0815636</text:p>
          </table:table-cell>
          <table:table-cell table:number-columns-repeated="1013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style-name="ce4" office:value-type="string" calcext:value-type="string">
            <text:p>Гагарина, 110, 1 этаж</text:p>
          </table:table-cell>
          <table:table-cell table:style-name="ce4" office:value-type="string" calcext:value-type="string">
            <text:p>У Зарины</text:p>
          </table:table-cell>
          <table:table-cell table:number-columns-repeated="7"/>
          <table:table-cell office:value-type="string" calcext:value-type="string">
            <text:p>0.126773</text:p>
          </table:table-cell>
          <table:table-cell table:number-columns-repeated="1013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Абая проспект, 12а/1, 1 этаж</text:p>
          </table:table-cell>
          <table:table-cell table:style-name="ce4" office:value-type="string" calcext:value-type="string">
            <text:p>Айжа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4" office:value-type="string" calcext:value-type="string">
            <text:p>Абая проспект, 12а/1, 1 этаж</text:p>
          </table:table-cell>
          <table:table-cell table:style-name="ce4" office:value-type="string" calcext:value-type="string">
            <text:p>Ибаш ана</text:p>
          </table:table-cell>
          <table:table-cell table:number-columns-repeated="7"/>
          <table:table-cell office:value-type="string" calcext:value-type="string">
            <text:p>0.0582852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Абая проспект, 11а/13, 1 этаж</text:p>
          </table:table-cell>
          <table:table-cell table:style-name="ce4" office:value-type="string" calcext:value-type="string">
            <text:p>Bayan Sulu</text:p>
          </table:table-cell>
          <table:table-cell table:number-columns-repeated="7"/>
          <table:table-cell office:value-type="string" calcext:value-type="string">
            <text:p>0.137111</text:p>
          </table:table-cell>
          <table:table-cell table:number-columns-repeated="1013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4" office:value-type="string" calcext:value-type="string">
            <text:p>Гагарина, 124, 1 этаж</text:p>
          </table:table-cell>
          <table:table-cell table:style-name="ce4" office:value-type="string" calcext:value-type="string">
            <text:p>Айдос</text:p>
          </table:table-cell>
          <table:table-cell table:number-columns-repeated="7"/>
          <table:table-cell office:value-type="string" calcext:value-type="string">
            <text:p>0.0389834</text:p>
          </table:table-cell>
          <table:table-cell table:number-columns-repeated="1013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4" office:value-type="string" calcext:value-type="string">
            <text:p>Гагарина, 135</text:p>
          </table:table-cell>
          <table:table-cell table:style-name="ce4" office:value-type="string" calcext:value-type="string">
            <text:p>Бекжан</text:p>
          </table:table-cell>
          <table:table-cell table:number-columns-repeated="7"/>
          <table:table-cell office:value-type="string" calcext:value-type="string">
            <text:p>0.0215328</text:p>
          </table:table-cell>
          <table:table-cell table:number-columns-repeated="1013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4" office:value-type="string" calcext:value-type="string">
            <text:p>Гагарина, 137, 1 этаж</text:p>
          </table:table-cell>
          <table:table-cell table:style-name="ce4" office:value-type="string" calcext:value-type="string">
            <text:p>Н?би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style-name="ce4" office:value-type="string" calcext:value-type="string">
            <text:p>Гагарина, 137, 1 этаж</text:p>
          </table:table-cell>
          <table:table-cell table:style-name="ce4" office:value-type="string" calcext:value-type="string">
            <text:p>Омар ата</text:p>
          </table:table-cell>
          <table:table-cell table:number-columns-repeated="7"/>
          <table:table-cell office:value-type="string" calcext:value-type="string">
            <text:p>0.106357</text:p>
          </table:table-cell>
          <table:table-cell table:number-columns-repeated="1013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4" office:value-type="string" calcext:value-type="string">
            <text:p>Матросова, 3, 1 этаж</text:p>
          </table:table-cell>
          <table:table-cell table:style-name="ce4" office:value-type="string" calcext:value-type="string">
            <text:p>Давлат</text:p>
          </table:table-cell>
          <table:table-cell table:number-columns-repeated="7"/>
          <table:table-cell office:value-type="string" calcext:value-type="string">
            <text:p>0.247042</text:p>
          </table:table-cell>
          <table:table-cell table:number-columns-repeated="1013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style-name="ce4" office:value-type="string" calcext:value-type="string">
            <text:p>Зердели, 1а/3</text:p>
          </table:table-cell>
          <table:table-cell table:style-name="ce4"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07286</text:p>
          </table:table-cell>
          <table:table-cell table:number-columns-repeated="1013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4" office:value-type="string" calcext:value-type="string">
            <text:p>Зердели, 1а, 1 этаж</text:p>
          </table:table-cell>
          <table:table-cell table:style-name="ce4" office:value-type="string" calcext:value-type="string">
            <text:p>Алин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4" office:value-type="string" calcext:value-type="string">
            <text:p>Зердели, 1а, 1 этаж</text:p>
          </table:table-cell>
          <table:table-cell table:style-name="ce4" office:value-type="string" calcext:value-type="string">
            <text:p>Т?ЖЕН АТА</text:p>
          </table:table-cell>
          <table:table-cell table:number-columns-repeated="7"/>
          <table:table-cell office:value-type="string" calcext:value-type="string">
            <text:p>0.11874</text:p>
          </table:table-cell>
          <table:table-cell table:number-columns-repeated="1013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4" office:value-type="string" calcext:value-type="string">
            <text:p>Темирлан, 1</text:p>
          </table:table-cell>
          <table:table-cell table:style-name="ce4" office:value-type="string" calcext:value-type="string">
            <text:p>Находка</text:p>
          </table:table-cell>
          <table:table-cell table:number-columns-repeated="7"/>
          <table:table-cell office:value-type="string" calcext:value-type="string">
            <text:p>0.0681904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4" office:value-type="string" calcext:value-type="string">
            <text:p>Гагарина, 143, 1 этаж</text:p>
          </table:table-cell>
          <table:table-cell table:style-name="ce4" office:value-type="string" calcext:value-type="string">
            <text:p>Салтанат</text:p>
          </table:table-cell>
          <table:table-cell table:number-columns-repeated="7"/>
          <table:table-cell office:value-type="string" calcext:value-type="string">
            <text:p>0.145576</text:p>
          </table:table-cell>
          <table:table-cell table:number-columns-repeated="1013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4" office:value-type="string" calcext:value-type="string">
            <text:p>Гагарина, 145/2</text:p>
          </table:table-cell>
          <table:table-cell table:style-name="ce4" office:value-type="string" calcext:value-type="string">
            <text:p>Н?р-Сая</text:p>
          </table:table-cell>
          <table:table-cell table:number-columns-repeated="7"/>
          <table:table-cell office:value-type="string" calcext:value-type="string">
            <text:p>0.126125</text:p>
          </table:table-cell>
          <table:table-cell table:number-columns-repeated="1013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4" office:value-type="string" calcext:value-type="string">
            <text:p>Гагарина, 149а, 1 этаж</text:p>
          </table:table-cell>
          <table:table-cell table:style-name="ce4" office:value-type="string" calcext:value-type="string">
            <text:p>Салтанат</text:p>
          </table:table-cell>
          <table:table-cell table:number-columns-repeated="7"/>
          <table:table-cell office:value-type="string" calcext:value-type="string">
            <text:p>0.0356344</text:p>
          </table:table-cell>
          <table:table-cell table:number-columns-repeated="1013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Чехова, 22</text:p>
          </table:table-cell>
          <table:table-cell table:style-name="ce4" office:value-type="string" calcext:value-type="string">
            <text:p>Азат</text:p>
          </table:table-cell>
          <table:table-cell table:number-columns-repeated="7"/>
          <table:table-cell office:value-type="string" calcext:value-type="string">
            <text:p>0.0263572</text:p>
          </table:table-cell>
          <table:table-cell table:number-columns-repeated="101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Чехова, 57/1</text:p>
          </table:table-cell>
          <table:table-cell office:value-type="string" calcext:value-type="string">
            <text:p>Саттар</text:p>
          </table:table-cell>
          <table:table-cell table:number-columns-repeated="7"/>
          <table:table-cell office:value-type="string" calcext:value-type="string">
            <text:p>0.0295503</text:p>
          </table:table-cell>
          <table:table-cell table:number-columns-repeated="101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Гагарина, 153, 1 этаж</text:p>
          </table:table-cell>
          <table:table-cell office:value-type="string" calcext:value-type="string">
            <text:p>К??іл</text:p>
          </table:table-cell>
          <table:table-cell table:number-columns-repeated="7"/>
          <table:table-cell office:value-type="string" calcext:value-type="string">
            <text:p>0.0877743</text:p>
          </table:table-cell>
          <table:table-cell table:number-columns-repeated="1013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Дулатбека Рахымбергенова, 1, 1 этаж</text:p>
          </table:table-cell>
          <table:table-cell office:value-type="string" calcext:value-type="string">
            <text:p>У Ислама</text:p>
          </table:table-cell>
          <table:table-cell table:number-columns-repeated="7"/>
          <table:table-cell office:value-type="string" calcext:value-type="string">
            <text:p>0.261501</text:p>
          </table:table-cell>
          <table:table-cell table:number-columns-repeated="1013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Нурпеисова, 6а</text:p>
          </table:table-cell>
          <table:table-cell office:value-type="string" calcext:value-type="string">
            <text:p>МУРАТ</text:p>
          </table:table-cell>
          <table:table-cell table:number-columns-repeated="7"/>
          <table:table-cell office:value-type="string" calcext:value-type="string">
            <text:p>0.16204</text:p>
          </table:table-cell>
          <table:table-cell table:number-columns-repeated="101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Круговой, 2/1, 1 этаж</text:p>
          </table:table-cell>
          <table:table-cell office:value-type="string" calcext:value-type="string">
            <text:p>Асель</text:p>
          </table:table-cell>
          <table:table-cell table:number-columns-repeated="7"/>
          <table:table-cell office:value-type="string" calcext:value-type="string">
            <text:p>0.281743</text:p>
          </table:table-cell>
          <table:table-cell table:number-columns-repeated="1013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Круговой, 71</text:p>
          </table:table-cell>
          <table:table-cell office:value-type="string" calcext:value-type="string">
            <text:p>Улугбек</text:p>
          </table:table-cell>
          <table:table-cell table:number-columns-repeated="7"/>
          <table:table-cell office:value-type="string" calcext:value-type="string">
            <text:p>0.116795</text:p>
          </table:table-cell>
          <table:table-cell table:number-columns-repeated="1013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Мамина-Сибиряка, 9/1</text:p>
          </table:table-cell>
          <table:table-cell office:value-type="string" calcext:value-type="string">
            <text:p>Шарипа</text:p>
          </table:table-cell>
          <table:table-cell table:number-columns-repeated="7"/>
          <table:table-cell office:value-type="string" calcext:value-type="string">
            <text:p>0.251141</text:p>
          </table:table-cell>
          <table:table-cell table:number-columns-repeated="101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Мамина-Сибиряка, 16/1</text:p>
          </table:table-cell>
          <table:table-cell office:value-type="string" calcext:value-type="string">
            <text:p>Жасмин</text:p>
          </table:table-cell>
          <table:table-cell table:number-columns-repeated="7"/>
          <table:table-cell office:value-type="string" calcext:value-type="string">
            <text:p>0.313095</text:p>
          </table:table-cell>
          <table:table-cell table:number-columns-repeated="101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Домалак ана, 42</text:p>
          </table:table-cell>
          <table:table-cell office:value-type="string" calcext:value-type="string">
            <text:p>Бану</text:p>
          </table:table-cell>
          <table:table-cell table:number-columns-repeated="7"/>
          <table:table-cell office:value-type="string" calcext:value-type="string">
            <text:p>0.334883</text:p>
          </table:table-cell>
          <table:table-cell table:number-columns-repeated="101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Аязби, 40/3</text:p>
          </table:table-cell>
          <table:table-cell office:value-type="string" calcext:value-type="string">
            <text:p>Ирис-Неъмат</text:p>
          </table:table-cell>
          <table:table-cell table:number-columns-repeated="7"/>
          <table:table-cell office:value-type="string" calcext:value-type="string">
            <text:p>0.468139</text:p>
          </table:table-cell>
          <table:table-cell table:number-columns-repeated="1013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Кентаева, 1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75927</text:p>
          </table:table-cell>
          <table:table-cell table:number-columns-repeated="1013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Косдиирмен, 1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453772</text:p>
          </table:table-cell>
          <table:table-cell table:number-columns-repeated="101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Ташпулатова, 20</text:p>
          </table:table-cell>
          <table:table-cell office:value-type="string" calcext:value-type="string">
            <text:p>Лейла</text:p>
          </table:table-cell>
          <table:table-cell table:number-columns-repeated="7"/>
          <table:table-cell office:value-type="string" calcext:value-type="string">
            <text:p>0.275745</text:p>
          </table:table-cell>
          <table:table-cell table:number-columns-repeated="1013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Жетысай, 1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93166</text:p>
          </table:table-cell>
          <table:table-cell table:number-columns-repeated="101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Бершинтобе, 37/1</text:p>
          </table:table-cell>
          <table:table-cell office:value-type="string" calcext:value-type="string">
            <text:p>Максат</text:p>
          </table:table-cell>
          <table:table-cell table:number-columns-repeated="7"/>
          <table:table-cell office:value-type="string" calcext:value-type="string">
            <text:p>0.448453</text:p>
          </table:table-cell>
          <table:table-cell table:number-columns-repeated="1013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Жиделибайсын, 18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280107</text:p>
          </table:table-cell>
          <table:table-cell table:number-columns-repeated="1013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Жиделибайсын, 2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24436</text:p>
          </table:table-cell>
          <table:table-cell table:number-columns-repeated="101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Махмудова, 18</text:p>
          </table:table-cell>
          <table:table-cell office:value-type="string" calcext:value-type="string">
            <text:p>Сайдулла ата</text:p>
          </table:table-cell>
          <table:table-cell table:number-columns-repeated="7"/>
          <table:table-cell office:value-type="string" calcext:value-type="string">
            <text:p>0.0781479</text:p>
          </table:table-cell>
          <table:table-cell table:number-columns-repeated="101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Махмудова, 21</text:p>
          </table:table-cell>
          <table:table-cell office:value-type="string" calcext:value-type="string">
            <text:p>Диана</text:p>
          </table:table-cell>
          <table:table-cell table:number-columns-repeated="7"/>
          <table:table-cell office:value-type="string" calcext:value-type="string">
            <text:p>0.054643</text:p>
          </table:table-cell>
          <table:table-cell table:number-columns-repeated="101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Махмудова, 28, 1 этаж</text:p>
          </table:table-cell>
          <table:table-cell office:value-type="string" calcext:value-type="string">
            <text:p>Алишан</text:p>
          </table:table-cell>
          <table:table-cell table:number-columns-repeated="7"/>
          <table:table-cell office:value-type="string" calcext:value-type="string">
            <text:p>0.374856</text:p>
          </table:table-cell>
          <table:table-cell table:number-columns-repeated="101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Махмудова, 1/4</text:p>
          </table:table-cell>
          <table:table-cell office:value-type="string" calcext:value-type="string">
            <text:p>Кызылжар</text:p>
          </table:table-cell>
          <table:table-cell table:number-columns-repeated="7"/>
          <table:table-cell office:value-type="string" calcext:value-type="string">
            <text:p>0.305942</text:p>
          </table:table-cell>
          <table:table-cell table:number-columns-repeated="1013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Пайзахметова, 29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429391</text:p>
          </table:table-cell>
          <table:table-cell table:number-columns-repeated="101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Киикжар, 3/1</text:p>
          </table:table-cell>
          <table:table-cell office:value-type="string" calcext:value-type="string">
            <text:p>Ибрагим</text:p>
          </table:table-cell>
          <table:table-cell table:number-columns-repeated="7"/>
          <table:table-cell office:value-type="string" calcext:value-type="string">
            <text:p>0.293869</text:p>
          </table:table-cell>
          <table:table-cell table:number-columns-repeated="1013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Бершинтобе, 99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57943</text:p>
          </table:table-cell>
          <table:table-cell table:number-columns-repeated="1013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Бершинтобе, 99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43094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Бершинтобе, 99/4</text:p>
          </table:table-cell>
          <table:table-cell office:value-type="string" calcext:value-type="string">
            <text:p>Севгина</text:p>
          </table:table-cell>
          <table:table-cell table:number-columns-repeated="7"/>
          <table:table-cell office:value-type="string" calcext:value-type="string">
            <text:p>0.187354</text:p>
          </table:table-cell>
          <table:table-cell table:number-columns-repeated="1013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Киикжар, 10</text:p>
          </table:table-cell>
          <table:table-cell office:value-type="string" calcext:value-type="string">
            <text:p>Нулифар</text:p>
          </table:table-cell>
          <table:table-cell table:number-columns-repeated="7"/>
          <table:table-cell office:value-type="string" calcext:value-type="string">
            <text:p>0.455768</text:p>
          </table:table-cell>
          <table:table-cell table:number-columns-repeated="1013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Ленина, 7а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253819</text:p>
          </table:table-cell>
          <table:table-cell table:number-columns-repeated="1013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Шардара, 19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876901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Шардара, 19/1</text:p>
          </table:table-cell>
          <table:table-cell office:value-type="string" calcext:value-type="string">
            <text:p>Райхан ана</text:p>
          </table:table-cell>
          <table:table-cell table:number-columns-repeated="7"/>
          <table:table-cell office:value-type="string" calcext:value-type="string">
            <text:p>0.0337733</text:p>
          </table:table-cell>
          <table:table-cell table:number-columns-repeated="101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Шардара, 19</text:p>
          </table:table-cell>
          <table:table-cell office:value-type="string" calcext:value-type="string">
            <text:p>МАРЖАН</text:p>
          </table:table-cell>
          <table:table-cell table:number-columns-repeated="7"/>
          <table:table-cell office:value-type="string" calcext:value-type="string">
            <text:p>0.144946</text:p>
          </table:table-cell>
          <table:table-cell table:number-columns-repeated="101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Ленина, 4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22003</text:p>
          </table:table-cell>
          <table:table-cell table:number-columns-repeated="1013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Шардара, 1/4</text:p>
          </table:table-cell>
          <table:table-cell office:value-type="string" calcext:value-type="string">
            <text:p>Мерей</text:p>
          </table:table-cell>
          <table:table-cell table:number-columns-repeated="7"/>
          <table:table-cell office:value-type="string" calcext:value-type="string">
            <text:p>0.1032</text:p>
          </table:table-cell>
          <table:table-cell table:number-columns-repeated="101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Шардара, 1/9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04736</text:p>
          </table:table-cell>
          <table:table-cell table:number-columns-repeated="10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Шардара, 1/8</text:p>
          </table:table-cell>
          <table:table-cell office:value-type="string" calcext:value-type="string">
            <text:p>Айтгул</text:p>
          </table:table-cell>
          <table:table-cell table:number-columns-repeated="7"/>
          <table:table-cell office:value-type="string" calcext:value-type="string">
            <text:p>0.0999134</text:p>
          </table:table-cell>
          <table:table-cell table:number-columns-repeated="101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Шардара, 3/9</text:p>
          </table:table-cell>
          <table:table-cell office:value-type="string" calcext:value-type="string">
            <text:p>САЛТАНАТ</text:p>
          </table:table-cell>
          <table:table-cell table:number-columns-repeated="7"/>
          <table:table-cell office:value-type="string" calcext:value-type="string">
            <text:p>0.0706135</text:p>
          </table:table-cell>
          <table:table-cell table:number-columns-repeated="1013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Шардара, 4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8672</text:p>
          </table:table-cell>
          <table:table-cell table:number-columns-repeated="101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Шардара, 4/7</text:p>
          </table:table-cell>
          <table:table-cell office:value-type="string" calcext:value-type="string">
            <text:p>Данеля</text:p>
          </table:table-cell>
          <table:table-cell table:number-columns-repeated="7"/>
          <table:table-cell office:value-type="string" calcext:value-type="string">
            <text:p>1.03943</text:p>
          </table:table-cell>
          <table:table-cell table:number-columns-repeated="101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Шардара, 60</text:p>
          </table:table-cell>
          <table:table-cell office:value-type="string" calcext:value-type="string">
            <text:p>ЕРГЕШ АТА</text:p>
          </table:table-cell>
          <table:table-cell table:number-columns-repeated="7"/>
          <table:table-cell office:value-type="string" calcext:value-type="string">
            <text:p>0.101491</text:p>
          </table:table-cell>
          <table:table-cell table:number-columns-repeated="10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Шардара, 43а</text:p>
          </table:table-cell>
          <table:table-cell office:value-type="string" calcext:value-type="string">
            <text:p>Айдарбек</text:p>
          </table:table-cell>
          <table:table-cell table:number-columns-repeated="7"/>
          <table:table-cell office:value-type="string" calcext:value-type="string">
            <text:p>1.44135</text:p>
          </table:table-cell>
          <table:table-cell table:number-columns-repeated="101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Косдиирмен, 33/1, 1 этаж</text:p>
          </table:table-cell>
          <table:table-cell office:value-type="string" calcext:value-type="string">
            <text:p>Базарбай Ата</text:p>
          </table:table-cell>
          <table:table-cell table:number-columns-repeated="7"/>
          <table:table-cell office:value-type="string" calcext:value-type="string">
            <text:p>0.891709</text:p>
          </table:table-cell>
          <table:table-cell table:number-columns-repeated="10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Ахметова, 32/1</text:p>
          </table:table-cell>
          <table:table-cell office:value-type="string" calcext:value-type="string">
            <text:p>Айсултан</text:p>
          </table:table-cell>
          <table:table-cell table:number-columns-repeated="7"/>
          <table:table-cell office:value-type="string" calcext:value-type="string">
            <text:p>0.175245</text:p>
          </table:table-cell>
          <table:table-cell table:number-columns-repeated="1013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Тауасарова, 21/1</text:p>
          </table:table-cell>
          <table:table-cell office:value-type="string" calcext:value-type="string">
            <text:p>Продукты 21</text:p>
          </table:table-cell>
          <table:table-cell table:number-columns-repeated="7"/>
          <table:table-cell office:value-type="string" calcext:value-type="string">
            <text:p>0.860857</text:p>
          </table:table-cell>
          <table:table-cell table:number-columns-repeated="101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Муратбаева, 71/1</text:p>
          </table:table-cell>
          <table:table-cell office:value-type="string" calcext:value-type="string">
            <text:p>АЯУЛЫМ</text:p>
          </table:table-cell>
          <table:table-cell table:number-columns-repeated="7"/>
          <table:table-cell office:value-type="string" calcext:value-type="string">
            <text:p>0.310658</text:p>
          </table:table-cell>
          <table:table-cell table:number-columns-repeated="101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Молдабаева, 95/1</text:p>
          </table:table-cell>
          <table:table-cell office:value-type="string" calcext:value-type="string">
            <text:p>Дадаш ата</text:p>
          </table:table-cell>
          <table:table-cell table:number-columns-repeated="7"/>
          <table:table-cell office:value-type="string" calcext:value-type="string">
            <text:p>0.489803</text:p>
          </table:table-cell>
          <table:table-cell table:number-columns-repeated="101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Спатаева, 112</text:p>
          </table:table-cell>
          <table:table-cell office:value-type="string" calcext:value-type="string">
            <text:p>ИМРАН</text:p>
          </table:table-cell>
          <table:table-cell table:number-columns-repeated="7"/>
          <table:table-cell office:value-type="string" calcext:value-type="string">
            <text:p>0.199192</text:p>
          </table:table-cell>
          <table:table-cell table:number-columns-repeated="1013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Хан Танири, 63</text:p>
          </table:table-cell>
          <table:table-cell office:value-type="string" calcext:value-type="string">
            <text:p>ШАХ</text:p>
          </table:table-cell>
          <table:table-cell table:number-columns-repeated="7"/>
          <table:table-cell office:value-type="string" calcext:value-type="string">
            <text:p>0.30943</text:p>
          </table:table-cell>
          <table:table-cell table:number-columns-repeated="101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Сыпырган ата, 58, 1 этаж</text:p>
          </table:table-cell>
          <table:table-cell office:value-type="string" calcext:value-type="string">
            <text:p>Ал-Ди-Ас</text:p>
          </table:table-cell>
          <table:table-cell table:number-columns-repeated="7"/>
          <table:table-cell office:value-type="string" calcext:value-type="string">
            <text:p>0.211386</text:p>
          </table:table-cell>
          <table:table-cell table:number-columns-repeated="101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Сыпырган ата, 28/7, 1 этаж</text:p>
          </table:table-cell>
          <table:table-cell office:value-type="string" calcext:value-type="string">
            <text:p>Кулсін-Ай</text:p>
          </table:table-cell>
          <table:table-cell table:number-columns-repeated="7"/>
          <table:table-cell office:value-type="string" calcext:value-type="string">
            <text:p>0.393</text:p>
          </table:table-cell>
          <table:table-cell table:number-columns-repeated="1013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Молодая Гвардия, 25/1</text:p>
          </table:table-cell>
          <table:table-cell office:value-type="string" calcext:value-type="string">
            <text:p>Шукур ата</text:p>
          </table:table-cell>
          <table:table-cell table:number-columns-repeated="7"/>
          <table:table-cell office:value-type="string" calcext:value-type="string">
            <text:p>0.347306</text:p>
          </table:table-cell>
          <table:table-cell table:number-columns-repeated="1013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Айбек, 23</text:p>
          </table:table-cell>
          <table:table-cell office:value-type="string" calcext:value-type="string">
            <text:p>Нармат ата</text:p>
          </table:table-cell>
          <table:table-cell table:number-columns-repeated="7"/>
          <table:table-cell office:value-type="string" calcext:value-type="string">
            <text:p>0.191207</text:p>
          </table:table-cell>
          <table:table-cell table:number-columns-repeated="1013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Ирисмет Ата, 17</text:p>
          </table:table-cell>
          <table:table-cell office:value-type="string" calcext:value-type="string">
            <text:p>Айнура</text:p>
          </table:table-cell>
          <table:table-cell table:number-columns-repeated="7"/>
          <table:table-cell office:value-type="string" calcext:value-type="string">
            <text:p>0.222346</text:p>
          </table:table-cell>
          <table:table-cell table:number-columns-repeated="101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Аль-Фараби, 124</text:p>
          </table:table-cell>
          <table:table-cell office:value-type="string" calcext:value-type="string">
            <text:p>Илхам</text:p>
          </table:table-cell>
          <table:table-cell table:number-columns-repeated="7"/>
          <table:table-cell office:value-type="string" calcext:value-type="string">
            <text:p>0.15683</text:p>
          </table:table-cell>
          <table:table-cell table:number-columns-repeated="1013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Яссауи, 35</text:p>
          </table:table-cell>
          <table:table-cell office:value-type="string" calcext:value-type="string">
            <text:p>Диана</text:p>
          </table:table-cell>
          <table:table-cell table:number-columns-repeated="7"/>
          <table:table-cell office:value-type="string" calcext:value-type="string">
            <text:p>0.251049</text:p>
          </table:table-cell>
          <table:table-cell table:number-columns-repeated="10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Рахимова, 15/1</text:p>
          </table:table-cell>
          <table:table-cell office:value-type="string" calcext:value-type="string">
            <text:p>АЙГЕРИМ</text:p>
          </table:table-cell>
          <table:table-cell table:number-columns-repeated="7"/>
          <table:table-cell office:value-type="string" calcext:value-type="string">
            <text:p>0.275061</text:p>
          </table:table-cell>
          <table:table-cell table:number-columns-repeated="1013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Толебаева, 1/1, 1 этаж</text:p>
          </table:table-cell>
          <table:table-cell office:value-type="string" calcext:value-type="string">
            <text:p>Фиркан</text:p>
          </table:table-cell>
          <table:table-cell table:number-columns-repeated="7"/>
          <table:table-cell office:value-type="string" calcext:value-type="string">
            <text:p>0.380144</text:p>
          </table:table-cell>
          <table:table-cell table:number-columns-repeated="1013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Бекзат Саттарханова, 2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42407</text:p>
          </table:table-cell>
          <table:table-cell table:number-columns-repeated="101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Момышулы, 3/4</text:p>
          </table:table-cell>
          <table:table-cell office:value-type="string" calcext:value-type="string">
            <text:p>Ердаут</text:p>
          </table:table-cell>
          <table:table-cell table:number-columns-repeated="7"/>
          <table:table-cell office:value-type="string" calcext:value-type="string">
            <text:p>0.121199</text:p>
          </table:table-cell>
          <table:table-cell table:number-columns-repeated="101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Бейсембаева, 18</text:p>
          </table:table-cell>
          <table:table-cell office:value-type="string" calcext:value-type="string">
            <text:p>Жанат</text:p>
          </table:table-cell>
          <table:table-cell table:number-columns-repeated="7"/>
          <table:table-cell office:value-type="string" calcext:value-type="string">
            <text:p>0.204975</text:p>
          </table:table-cell>
          <table:table-cell table:number-columns-repeated="1013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Момышулы, 1/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6156</text:p>
          </table:table-cell>
          <table:table-cell table:number-columns-repeated="101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Юсупова, 130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0678453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Юсупова, 130</text:p>
          </table:table-cell>
          <table:table-cell office:value-type="string" calcext:value-type="string">
            <text:p>Almahan Ata</text:p>
          </table:table-cell>
          <table:table-cell table:number-columns-repeated="7"/>
          <table:table-cell office:value-type="string" calcext:value-type="string">
            <text:p>0.212527</text:p>
          </table:table-cell>
          <table:table-cell table:number-columns-repeated="1013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Актасты, 1/1</text:p>
          </table:table-cell>
          <table:table-cell office:value-type="string" calcext:value-type="string">
            <text:p>Несібе</text:p>
          </table:table-cell>
          <table:table-cell table:number-columns-repeated="7"/>
          <table:table-cell office:value-type="string" calcext:value-type="string">
            <text:p>0.220793</text:p>
          </table:table-cell>
          <table:table-cell table:number-columns-repeated="101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Казына, 2</text:p>
          </table:table-cell>
          <table:table-cell office:value-type="string" calcext:value-type="string">
            <text:p>АЛИШЕР</text:p>
          </table:table-cell>
          <table:table-cell table:number-columns-repeated="7"/>
          <table:table-cell office:value-type="string" calcext:value-type="string">
            <text:p>0.367278</text:p>
          </table:table-cell>
          <table:table-cell table:number-columns-repeated="101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Озекти, 8/5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63382</text:p>
          </table:table-cell>
          <table:table-cell table:number-columns-repeated="10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Северо - Запад микрорайон, 435</text:p>
          </table:table-cell>
          <table:table-cell office:value-type="string" calcext:value-type="string">
            <text:p>АЗАТ</text:p>
          </table:table-cell>
          <table:table-cell table:number-columns-repeated="7"/>
          <table:table-cell office:value-type="string" calcext:value-type="string">
            <text:p>0.352841</text:p>
          </table:table-cell>
          <table:table-cell table:number-columns-repeated="101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Казына, 1</text:p>
          </table:table-cell>
          <table:table-cell office:value-type="string" calcext:value-type="string">
            <text:p>САПАРТАЙ АТА</text:p>
          </table:table-cell>
          <table:table-cell table:number-columns-repeated="7"/>
          <table:table-cell office:value-type="string" calcext:value-type="string">
            <text:p>0.703409</text:p>
          </table:table-cell>
          <table:table-cell table:number-columns-repeated="1013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Дулатова, 7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729194</text:p>
          </table:table-cell>
          <table:table-cell table:number-columns-repeated="1013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Атасу, 57</text:p>
          </table:table-cell>
          <table:table-cell office:value-type="string" calcext:value-type="string">
            <text:p>Нур</text:p>
          </table:table-cell>
          <table:table-cell table:number-columns-repeated="7"/>
          <table:table-cell office:value-type="string" calcext:value-type="string">
            <text:p>0.208567</text:p>
          </table:table-cell>
          <table:table-cell table:number-columns-repeated="1013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Аргынбекова, 477</text:p>
          </table:table-cell>
          <table:table-cell office:value-type="string" calcext:value-type="string">
            <text:p>Фатима</text:p>
          </table:table-cell>
          <table:table-cell table:number-columns-repeated="7"/>
          <table:table-cell office:value-type="string" calcext:value-type="string">
            <text:p>0.33605</text:p>
          </table:table-cell>
          <table:table-cell table:number-columns-repeated="101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лтын Гасыр, 37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403577</text:p>
          </table:table-cell>
          <table:table-cell table:number-columns-repeated="101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Байзакова, 39</text:p>
          </table:table-cell>
          <table:table-cell office:value-type="string" calcext:value-type="string">
            <text:p>Балауса</text:p>
          </table:table-cell>
          <table:table-cell table:number-columns-repeated="7"/>
          <table:table-cell office:value-type="string" calcext:value-type="string">
            <text:p>0.395794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Аргынбекова, 68/10</text:p>
          </table:table-cell>
          <table:table-cell office:value-type="string" calcext:value-type="string">
            <text:p>Beksultan</text:p>
          </table:table-cell>
          <table:table-cell table:number-columns-repeated="7"/>
          <table:table-cell office:value-type="string" calcext:value-type="string">
            <text:p>0.149852</text:p>
          </table:table-cell>
          <table:table-cell table:number-columns-repeated="101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Аргынбекова, 7/7</text:p>
          </table:table-cell>
          <table:table-cell office:value-type="string" calcext:value-type="string">
            <text:p>Аяжан</text:p>
          </table:table-cell>
          <table:table-cell table:number-columns-repeated="7"/>
          <table:table-cell office:value-type="string" calcext:value-type="string">
            <text:p>0.323895</text:p>
          </table:table-cell>
          <table:table-cell table:number-columns-repeated="1013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Алтын Бесик, 10/2</text:p>
          </table:table-cell>
          <table:table-cell office:value-type="string" calcext:value-type="string">
            <text:p>НАР АТА</text:p>
          </table:table-cell>
          <table:table-cell table:number-columns-repeated="7"/>
          <table:table-cell office:value-type="string" calcext:value-type="string">
            <text:p>0.67220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Аламан, 1/2</text:p>
          </table:table-cell>
          <table:table-cell office:value-type="string" calcext:value-type="string">
            <text:p>ALAMAN</text:p>
          </table:table-cell>
          <table:table-cell table:number-columns-repeated="7"/>
          <table:table-cell office:value-type="string" calcext:value-type="string">
            <text:p>0.858564</text:p>
          </table:table-cell>
          <table:table-cell table:number-columns-repeated="101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Изгилик, 2</text:p>
          </table:table-cell>
          <table:table-cell office:value-type="string" calcext:value-type="string">
            <text:p>Диана</text:p>
          </table:table-cell>
          <table:table-cell table:number-columns-repeated="7"/>
          <table:table-cell office:value-type="string" calcext:value-type="string">
            <text:p>0.461487</text:p>
          </table:table-cell>
          <table:table-cell table:number-columns-repeated="1013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Изгилик, 2/1</text:p>
          </table:table-cell>
          <table:table-cell office:value-type="string" calcext:value-type="string">
            <text:p>Нур-Асыл</text:p>
          </table:table-cell>
          <table:table-cell table:number-columns-repeated="7"/>
          <table:table-cell office:value-type="string" calcext:value-type="string">
            <text:p>0.0937912</text:p>
          </table:table-cell>
          <table:table-cell table:number-columns-repeated="101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Изгилик, 4720</text:p>
          </table:table-cell>
          <table:table-cell office:value-type="string" calcext:value-type="string">
            <text:p>БАКЕ</text:p>
          </table:table-cell>
          <table:table-cell table:number-columns-repeated="7"/>
          <table:table-cell office:value-type="string" calcext:value-type="string">
            <text:p>0.335551</text:p>
          </table:table-cell>
          <table:table-cell table:number-columns-repeated="101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Алтынбастау, 10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444176</text:p>
          </table:table-cell>
          <table:table-cell table:number-columns-repeated="101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Казак Ордасы, 1/8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460523</text:p>
          </table:table-cell>
          <table:table-cell table:number-columns-repeated="1013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Алпамыс батыра, 2/4</text:p>
          </table:table-cell>
          <table:table-cell office:value-type="string" calcext:value-type="string">
            <text:p>Умiт</text:p>
          </table:table-cell>
          <table:table-cell table:number-columns-repeated="7"/>
          <table:table-cell office:value-type="string" calcext:value-type="string">
            <text:p>0.0606821</text:p>
          </table:table-cell>
          <table:table-cell table:number-columns-repeated="101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Алпамыс батыра, 2/7</text:p>
          </table:table-cell>
          <table:table-cell office:value-type="string" calcext:value-type="string">
            <text:p>С?т</text:p>
          </table:table-cell>
          <table:table-cell table:number-columns-repeated="7"/>
          <table:table-cell office:value-type="string" calcext:value-type="string">
            <text:p>0.241639</text:p>
          </table:table-cell>
          <table:table-cell table:number-columns-repeated="101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Алпамыс батыра, 2/3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373065</text:p>
          </table:table-cell>
          <table:table-cell table:number-columns-repeated="101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Алпамыс батыра, 3012</text:p>
          </table:table-cell>
          <table:table-cell office:value-type="string" calcext:value-type="string">
            <text:p>Несiбелi</text:p>
          </table:table-cell>
          <table:table-cell table:number-columns-repeated="7"/>
          <table:table-cell office:value-type="string" calcext:value-type="string">
            <text:p>0.178028</text:p>
          </table:table-cell>
          <table:table-cell table:number-columns-repeated="101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Алпамыс батыра, 1/4</text:p>
          </table:table-cell>
          <table:table-cell office:value-type="string" calcext:value-type="string">
            <text:p>АХМЕТ АТА</text:p>
          </table:table-cell>
          <table:table-cell table:number-columns-repeated="7"/>
          <table:table-cell office:value-type="string" calcext:value-type="string">
            <text:p>0.320643</text:p>
          </table:table-cell>
          <table:table-cell table:number-columns-repeated="101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Естемес би, 3077</text:p>
          </table:table-cell>
          <table:table-cell office:value-type="string" calcext:value-type="string">
            <text:p>Ансар</text:p>
          </table:table-cell>
          <table:table-cell table:number-columns-repeated="7"/>
          <table:table-cell office:value-type="string" calcext:value-type="string">
            <text:p>0.1201</text:p>
          </table:table-cell>
          <table:table-cell table:number-columns-repeated="1013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Естемес би, 1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788305</text:p>
          </table:table-cell>
          <table:table-cell table:number-columns-repeated="101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Момышулы, 1648</text:p>
          </table:table-cell>
          <table:table-cell office:value-type="string" calcext:value-type="string">
            <text:p>Зухра</text:p>
          </table:table-cell>
          <table:table-cell table:number-columns-repeated="7"/>
          <table:table-cell office:value-type="string" calcext:value-type="string">
            <text:p>0.353966</text:p>
          </table:table-cell>
          <table:table-cell table:number-columns-repeated="1013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Яссауи, 1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46334</text:p>
          </table:table-cell>
          <table:table-cell table:number-columns-repeated="101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Сыздыкова, 3/1</text:p>
          </table:table-cell>
          <table:table-cell office:value-type="string" calcext:value-type="string">
            <text:p>Акниет</text:p>
          </table:table-cell>
          <table:table-cell table:number-columns-repeated="7"/>
          <table:table-cell office:value-type="string" calcext:value-type="string">
            <text:p>0.0716353</text:p>
          </table:table-cell>
          <table:table-cell table:number-columns-repeated="1013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Сыздыкова, 1/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16877</text:p>
          </table:table-cell>
          <table:table-cell table:number-columns-repeated="1013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Сагынбаева, 68/1</text:p>
          </table:table-cell>
          <table:table-cell office:value-type="string" calcext:value-type="string">
            <text:p>Balym</text:p>
          </table:table-cell>
          <table:table-cell table:number-columns-repeated="7"/>
          <table:table-cell office:value-type="string" calcext:value-type="string">
            <text:p>0.163316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Мырзаби Ерназарова, 60, 1 этаж</text:p>
          </table:table-cell>
          <table:table-cell office:value-type="string" calcext:value-type="string">
            <text:p>BAQDAULET</text:p>
          </table:table-cell>
          <table:table-cell table:number-columns-repeated="7"/>
          <table:table-cell office:value-type="string" calcext:value-type="string">
            <text:p>0.21327</text:p>
          </table:table-cell>
          <table:table-cell table:number-columns-repeated="1013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АльФараби 221</text:p>
          </table:table-cell>
          <table:table-cell office:value-type="string" calcext:value-type="string">
            <text:p>Ыстык Нан</text:p>
          </table:table-cell>
          <table:table-cell table:number-columns-repeated="7"/>
          <table:table-cell office:value-type="string" calcext:value-type="string">
            <text:p>0.420269</text:p>
          </table:table-cell>
          <table:table-cell table:number-columns-repeated="1013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Аль-Фараби, 177/1</text:p>
          </table:table-cell>
          <table:table-cell office:value-type="string" calcext:value-type="string">
            <text:p>ТАБЫСТЫ</text:p>
          </table:table-cell>
          <table:table-cell table:number-columns-repeated="7"/>
          <table:table-cell office:value-type="string" calcext:value-type="string">
            <text:p>0.140522</text:p>
          </table:table-cell>
          <table:table-cell table:number-columns-repeated="101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Аль-Фараби, 179/2</text:p>
          </table:table-cell>
          <table:table-cell office:value-type="string" calcext:value-type="string">
            <text:p>Биік</text:p>
          </table:table-cell>
          <table:table-cell table:number-columns-repeated="7"/>
          <table:table-cell office:value-type="string" calcext:value-type="string">
            <text:p>0.23262</text:p>
          </table:table-cell>
          <table:table-cell table:number-columns-repeated="10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Аль-Фараби, 155</text:p>
          </table:table-cell>
          <table:table-cell office:value-type="string" calcext:value-type="string">
            <text:p>АББАС АТА</text:p>
          </table:table-cell>
          <table:table-cell table:number-columns-repeated="7"/>
          <table:table-cell office:value-type="string" calcext:value-type="string">
            <text:p>0.418019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Юсупова, 36</text:p>
          </table:table-cell>
          <table:table-cell office:value-type="string" calcext:value-type="string">
            <text:p>SARA</text:p>
          </table:table-cell>
          <table:table-cell table:number-columns-repeated="7"/>
          <table:table-cell office:value-type="string" calcext:value-type="string">
            <text:p>0.54914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Байысбаева, 1/1, 1 этаж</text:p>
          </table:table-cell>
          <table:table-cell office:value-type="string" calcext:value-type="string">
            <text:p>?асиет</text:p>
          </table:table-cell>
          <table:table-cell table:number-columns-repeated="7"/>
          <table:table-cell office:value-type="string" calcext:value-type="string">
            <text:p>0.158222</text:p>
          </table:table-cell>
          <table:table-cell table:number-columns-repeated="101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Алматинская трасса, 2/5</text:p>
          </table:table-cell>
          <table:table-cell office:value-type="string" calcext:value-type="string">
            <text:p>Ердаут</text:p>
          </table:table-cell>
          <table:table-cell table:number-columns-repeated="7"/>
          <table:table-cell office:value-type="string" calcext:value-type="string">
            <text:p>0.469554</text:p>
          </table:table-cell>
          <table:table-cell table:number-columns-repeated="1013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Сагынбаева, 171а, 1 этаж</text:p>
          </table:table-cell>
          <table:table-cell office:value-type="string" calcext:value-type="string">
            <text:p>НУР 777</text:p>
          </table:table-cell>
          <table:table-cell table:number-columns-repeated="7"/>
          <table:table-cell office:value-type="string" calcext:value-type="string">
            <text:p>0.158432</text:p>
          </table:table-cell>
          <table:table-cell table:number-columns-repeated="101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Алматинская трасса, 12/5</text:p>
          </table:table-cell>
          <table:table-cell office:value-type="string" calcext:value-type="string">
            <text:p>Дилшад</text:p>
          </table:table-cell>
          <table:table-cell table:number-columns-repeated="7"/>
          <table:table-cell office:value-type="string" calcext:value-type="string">
            <text:p>0.545626</text:p>
          </table:table-cell>
          <table:table-cell table:number-columns-repeated="1013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Сыздыкова, 38/1</text:p>
          </table:table-cell>
          <table:table-cell office:value-type="string" calcext:value-type="string">
            <text:p>НУРДАУЛЕТ ХАЛАЛ</text:p>
          </table:table-cell>
          <table:table-cell table:number-columns-repeated="7"/>
          <table:table-cell office:value-type="string" calcext:value-type="string">
            <text:p>0.52631</text:p>
          </table:table-cell>
          <table:table-cell table:number-columns-repeated="101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Аль-Фараби, 264/2</text:p>
          </table:table-cell>
          <table:table-cell office:value-type="string" calcext:value-type="string">
            <text:p>ЖУМАШ АТА</text:p>
          </table:table-cell>
          <table:table-cell table:number-columns-repeated="7"/>
          <table:table-cell office:value-type="string" calcext:value-type="string">
            <text:p>0.0283828</text:p>
          </table:table-cell>
          <table:table-cell table:number-columns-repeated="10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Аль-Фараби, 264/1</text:p>
          </table:table-cell>
          <table:table-cell office:value-type="string" calcext:value-type="string">
            <text:p>Айдана</text:p>
          </table:table-cell>
          <table:table-cell table:number-columns-repeated="7"/>
          <table:table-cell office:value-type="string" calcext:value-type="string">
            <text:p>0.134629</text:p>
          </table:table-cell>
          <table:table-cell table:number-columns-repeated="1013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Аль-Фараби, 270/2</text:p>
          </table:table-cell>
          <table:table-cell office:value-type="string" calcext:value-type="string">
            <text:p>ШАХ 10</text:p>
          </table:table-cell>
          <table:table-cell table:number-columns-repeated="7"/>
          <table:table-cell office:value-type="string" calcext:value-type="string">
            <text:p>0.605882</text:p>
          </table:table-cell>
          <table:table-cell table:number-columns-repeated="101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Солтустик саяжай, 263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0253415</text:p>
          </table:table-cell>
          <table:table-cell table:number-columns-repeated="101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Солтустик саяжай, 262</text:p>
          </table:table-cell>
          <table:table-cell office:value-type="string" calcext:value-type="string">
            <text:p>Майра апа</text:p>
          </table:table-cell>
          <table:table-cell table:number-columns-repeated="7"/>
          <table:table-cell office:value-type="string" calcext:value-type="string">
            <text:p>0.318865</text:p>
          </table:table-cell>
          <table:table-cell table:number-columns-repeated="101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Солтустик саяжай, 346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1.22278</text:p>
          </table:table-cell>
          <table:table-cell table:number-columns-repeated="1013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Момышулы, 1/6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18485</text:p>
          </table:table-cell>
          <table:table-cell table:number-columns-repeated="1013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Баулык, 213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29711</text:p>
          </table:table-cell>
          <table:table-cell table:number-columns-repeated="1013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Момышулы, 2/1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569483</text:p>
          </table:table-cell>
          <table:table-cell table:number-columns-repeated="101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Изгилик, 2/6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301434</text:p>
          </table:table-cell>
          <table:table-cell table:number-columns-repeated="101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Изгилик, 2/5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95591</text:p>
          </table:table-cell>
          <table:table-cell table:number-columns-repeated="1013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Алпамыс батыра, 1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1.02415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Арайлытан, 541</text:p>
          </table:table-cell>
          <table:table-cell office:value-type="string" calcext:value-type="string">
            <text:p>Qanag’at</text:p>
          </table:table-cell>
          <table:table-cell table:number-columns-repeated="7"/>
          <table:table-cell office:value-type="string" calcext:value-type="string">
            <text:p>0.302987</text:p>
          </table:table-cell>
          <table:table-cell table:number-columns-repeated="10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Арайлытан, 166</text:p>
          </table:table-cell>
          <table:table-cell office:value-type="string" calcext:value-type="string">
            <text:p>А &amp; К</text:p>
          </table:table-cell>
          <table:table-cell table:number-columns-repeated="7"/>
          <table:table-cell office:value-type="string" calcext:value-type="string">
            <text:p>0.376579</text:p>
          </table:table-cell>
          <table:table-cell table:number-columns-repeated="101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Тангышык, 12</text:p>
          </table:table-cell>
          <table:table-cell office:value-type="string" calcext:value-type="string">
            <text:p>Достык</text:p>
          </table:table-cell>
          <table:table-cell table:number-columns-repeated="7"/>
          <table:table-cell office:value-type="string" calcext:value-type="string">
            <text:p>0.254851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Алматинская трасса, 11/2</text:p>
          </table:table-cell>
          <table:table-cell office:value-type="string" calcext:value-type="string">
            <text:p>Сая</text:p>
          </table:table-cell>
          <table:table-cell table:number-columns-repeated="7"/>
          <table:table-cell office:value-type="string" calcext:value-type="string">
            <text:p>0.0929043</text:p>
          </table:table-cell>
          <table:table-cell table:number-columns-repeated="1013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Досмухамедова, 1/2</text:p>
          </table:table-cell>
          <table:table-cell office:value-type="string" calcext:value-type="string">
            <text:p>Н?Р-Н?Р</text:p>
          </table:table-cell>
          <table:table-cell table:number-columns-repeated="7"/>
          <table:table-cell office:value-type="string" calcext:value-type="string">
            <text:p>0.194082</text:p>
          </table:table-cell>
          <table:table-cell table:number-columns-repeated="101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Досмухамедова, 10/1, 1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272792</text:p>
          </table:table-cell>
          <table:table-cell table:number-columns-repeated="101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Камбар батыра, 1/1</text:p>
          </table:table-cell>
          <table:table-cell office:value-type="string" calcext:value-type="string">
            <text:p>Даулет</text:p>
          </table:table-cell>
          <table:table-cell table:number-columns-repeated="7"/>
          <table:table-cell office:value-type="string" calcext:value-type="string">
            <text:p>0.295214</text:p>
          </table:table-cell>
          <table:table-cell table:number-columns-repeated="10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Бокейханова, 864, 1 этаж</text:p>
          </table:table-cell>
          <table:table-cell office:value-type="string" calcext:value-type="string">
            <text:p>Аида</text:p>
          </table:table-cell>
          <table:table-cell table:number-columns-repeated="7"/>
          <table:table-cell office:value-type="string" calcext:value-type="string">
            <text:p>0.0294811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Бокейханова, 864/1</text:p>
          </table:table-cell>
          <table:table-cell office:value-type="string" calcext:value-type="string">
            <text:p>Рахат</text:p>
          </table:table-cell>
          <table:table-cell table:number-columns-repeated="7"/>
          <table:table-cell office:value-type="string" calcext:value-type="string">
            <text:p>0.15201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Туганбай Алпысбаева, 1/2</text:p>
          </table:table-cell>
          <table:table-cell office:value-type="string" calcext:value-type="string">
            <text:p>Qarashash Ana</text:p>
          </table:table-cell>
          <table:table-cell table:number-columns-repeated="7"/>
          <table:table-cell office:value-type="string" calcext:value-type="string">
            <text:p>0.526242</text:p>
          </table:table-cell>
          <table:table-cell table:number-columns-repeated="1013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Бокейханова, 10/4</text:p>
          </table:table-cell>
          <table:table-cell office:value-type="string" calcext:value-type="string">
            <text:p>Н?р</text:p>
          </table:table-cell>
          <table:table-cell table:number-columns-repeated="7"/>
          <table:table-cell office:value-type="string" calcext:value-type="string">
            <text:p>0.194743</text:p>
          </table:table-cell>
          <table:table-cell table:number-columns-repeated="101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Алматинская трасса, 10/1</text:p>
          </table:table-cell>
          <table:table-cell office:value-type="string" calcext:value-type="string">
            <text:p>М?лдір</text:p>
          </table:table-cell>
          <table:table-cell table:number-columns-repeated="7"/>
          <table:table-cell office:value-type="string" calcext:value-type="string">
            <text:p>0.644538</text:p>
          </table:table-cell>
          <table:table-cell table:number-columns-repeated="1013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Куаныш Толеметова, 1/2</text:p>
          </table:table-cell>
          <table:table-cell office:value-type="string" calcext:value-type="string">
            <text:p>Нуржан</text:p>
          </table:table-cell>
          <table:table-cell table:number-columns-repeated="7"/>
          <table:table-cell office:value-type="string" calcext:value-type="string">
            <text:p>0.0507399</text:p>
          </table:table-cell>
          <table:table-cell table:number-columns-repeated="1013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Куаныш Толеметова, 336</text:p>
          </table:table-cell>
          <table:table-cell office:value-type="string" calcext:value-type="string">
            <text:p>Нурхан</text:p>
          </table:table-cell>
          <table:table-cell table:number-columns-repeated="7"/>
          <table:table-cell office:value-type="string" calcext:value-type="string">
            <text:p>0.037701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Куаныш Толеметова, 10/5</text:p>
          </table:table-cell>
          <table:table-cell office:value-type="string" calcext:value-type="string">
            <text:p>Рауан</text:p>
          </table:table-cell>
          <table:table-cell table:number-columns-repeated="7"/>
          <table:table-cell office:value-type="string" calcext:value-type="string">
            <text:p>0.0560665</text:p>
          </table:table-cell>
          <table:table-cell table:number-columns-repeated="101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Куаныш Толеметова, 1/3</text:p>
          </table:table-cell>
          <table:table-cell office:value-type="string" calcext:value-type="string">
            <text:p>Достык</text:p>
          </table:table-cell>
          <table:table-cell table:number-columns-repeated="7"/>
          <table:table-cell office:value-type="string" calcext:value-type="string">
            <text:p>0.261528</text:p>
          </table:table-cell>
          <table:table-cell table:number-columns-repeated="101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Абдикадиров Уали ата, 1/4</text:p>
          </table:table-cell>
          <table:table-cell office:value-type="string" calcext:value-type="string">
            <text:p>МАДИ</text:p>
          </table:table-cell>
          <table:table-cell table:number-columns-repeated="7"/>
          <table:table-cell office:value-type="string" calcext:value-type="string">
            <text:p>0.132897</text:p>
          </table:table-cell>
          <table:table-cell table:number-columns-repeated="101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Кайтпас 2 микрорайон, 249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138011</text:p>
          </table:table-cell>
          <table:table-cell table:number-columns-repeated="101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Куаныш Толеметова, 1/7</text:p>
          </table:table-cell>
          <table:table-cell office:value-type="string" calcext:value-type="string">
            <text:p>Бахты Карим</text:p>
          </table:table-cell>
          <table:table-cell table:number-columns-repeated="7"/>
          <table:table-cell office:value-type="string" calcext:value-type="string">
            <text:p>0.109219</text:p>
          </table:table-cell>
          <table:table-cell table:number-columns-repeated="1013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Куаныш Толеметова, 6/12</text:p>
          </table:table-cell>
          <table:table-cell office:value-type="string" calcext:value-type="string">
            <text:p>Эльмира</text:p>
          </table:table-cell>
          <table:table-cell table:number-columns-repeated="7"/>
          <table:table-cell office:value-type="string" calcext:value-type="string">
            <text:p>0.268684</text:p>
          </table:table-cell>
          <table:table-cell table:number-columns-repeated="1013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Жанысбаев Оразбай ата, 1/1</text:p>
          </table:table-cell>
          <table:table-cell office:value-type="string" calcext:value-type="string">
            <text:p>Тойлыбай ата</text:p>
          </table:table-cell>
          <table:table-cell table:number-columns-repeated="7"/>
          <table:table-cell office:value-type="string" calcext:value-type="string">
            <text:p>0.572774</text:p>
          </table:table-cell>
          <table:table-cell table:number-columns-repeated="1013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Оналбаева, 59/1</text:p>
          </table:table-cell>
          <table:table-cell office:value-type="string" calcext:value-type="string">
            <text:p>ТОЙЛЫБАЙ АТА</text:p>
          </table:table-cell>
          <table:table-cell table:number-columns-repeated="7"/>
          <table:table-cell office:value-type="string" calcext:value-type="string">
            <text:p>0.234412</text:p>
          </table:table-cell>
          <table:table-cell table:number-columns-repeated="101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Сырым батыра, 58/1</text:p>
          </table:table-cell>
          <table:table-cell office:value-type="string" calcext:value-type="string">
            <text:p>Керемет</text:p>
          </table:table-cell>
          <table:table-cell table:number-columns-repeated="7"/>
          <table:table-cell office:value-type="string" calcext:value-type="string">
            <text:p>0.183679</text:p>
          </table:table-cell>
          <table:table-cell table:number-columns-repeated="101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Каламбаева, 88</text:p>
          </table:table-cell>
          <table:table-cell office:value-type="string" calcext:value-type="string">
            <text:p>Мико</text:p>
          </table:table-cell>
          <table:table-cell table:number-columns-repeated="7"/>
          <table:table-cell office:value-type="string" calcext:value-type="string">
            <text:p>0.165587</text:p>
          </table:table-cell>
          <table:table-cell table:number-columns-repeated="101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Каламбаева, 76</text:p>
          </table:table-cell>
          <table:table-cell office:value-type="string" calcext:value-type="string">
            <text:p>Асель</text:p>
          </table:table-cell>
          <table:table-cell table:number-columns-repeated="7"/>
          <table:table-cell office:value-type="string" calcext:value-type="string">
            <text:p>0.3563</text:p>
          </table:table-cell>
          <table:table-cell table:number-columns-repeated="1013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Каламбаева, 56</text:p>
          </table:table-cell>
          <table:table-cell office:value-type="string" calcext:value-type="string">
            <text:p>Продукты 56</text:p>
          </table:table-cell>
          <table:table-cell table:number-columns-repeated="7"/>
          <table:table-cell office:value-type="string" calcext:value-type="string">
            <text:p>0.370376</text:p>
          </table:table-cell>
          <table:table-cell table:number-columns-repeated="101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Сырым батыра, 9а</text:p>
          </table:table-cell>
          <table:table-cell office:value-type="string" calcext:value-type="string">
            <text:p>ДАНА</text:p>
          </table:table-cell>
          <table:table-cell table:number-columns-repeated="7"/>
          <table:table-cell office:value-type="string" calcext:value-type="string">
            <text:p>0.251153</text:p>
          </table:table-cell>
          <table:table-cell table:number-columns-repeated="1013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Сырым батыра, 2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415931</text:p>
          </table:table-cell>
          <table:table-cell table:number-columns-repeated="101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Сырым батыра, 2</text:p>
          </table:table-cell>
          <table:table-cell office:value-type="string" calcext:value-type="string">
            <text:p>К?ркем</text:p>
          </table:table-cell>
          <table:table-cell table:number-columns-repeated="7"/>
          <table:table-cell office:value-type="string" calcext:value-type="string">
            <text:p>0.717385</text:p>
          </table:table-cell>
          <table:table-cell table:number-columns-repeated="1013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Ашира Едилбаева, 2/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1.09073</text:p>
          </table:table-cell>
          <table:table-cell table:number-columns-repeated="101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Сырым батыра, 92, 1 этаж</text:p>
          </table:table-cell>
          <table:table-cell office:value-type="string" calcext:value-type="string">
            <text:p>С?т</text:p>
          </table:table-cell>
          <table:table-cell table:number-columns-repeated="7"/>
          <table:table-cell office:value-type="string" calcext:value-type="string">
            <text:p>0.376509</text:p>
          </table:table-cell>
          <table:table-cell table:number-columns-repeated="101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Ашира Едилбаева, 65</text:p>
          </table:table-cell>
          <table:table-cell office:value-type="string" calcext:value-type="string">
            <text:p>Алмас</text:p>
          </table:table-cell>
          <table:table-cell table:number-columns-repeated="7"/>
          <table:table-cell office:value-type="string" calcext:value-type="string">
            <text:p>0.233484</text:p>
          </table:table-cell>
          <table:table-cell table:number-columns-repeated="101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Ашира Едилбаева, 3/2</text:p>
          </table:table-cell>
          <table:table-cell office:value-type="string" calcext:value-type="string">
            <text:p>Алихан</text:p>
          </table:table-cell>
          <table:table-cell table:number-columns-repeated="7"/>
          <table:table-cell office:value-type="string" calcext:value-type="string">
            <text:p>0.511783</text:p>
          </table:table-cell>
          <table:table-cell table:number-columns-repeated="101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Ашира Едилбаева, 5/8</text:p>
          </table:table-cell>
          <table:table-cell office:value-type="string" calcext:value-type="string">
            <text:p>Айбар</text:p>
          </table:table-cell>
          <table:table-cell table:number-columns-repeated="7"/>
          <table:table-cell office:value-type="string" calcext:value-type="string">
            <text:p>0.283375</text:p>
          </table:table-cell>
          <table:table-cell table:number-columns-repeated="10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Ашира Едилбаева, 177, 1 этаж</text:p>
          </table:table-cell>
          <table:table-cell office:value-type="string" calcext:value-type="string">
            <text:p>АЗАМАТ</text:p>
          </table:table-cell>
          <table:table-cell table:number-columns-repeated="7"/>
          <table:table-cell office:value-type="string" calcext:value-type="string">
            <text:p>0.117847</text:p>
          </table:table-cell>
          <table:table-cell table:number-columns-repeated="101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Алматинская трасса, 5/6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8662</text:p>
          </table:table-cell>
          <table:table-cell table:number-columns-repeated="101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Сырым батыра, 167</text:p>
          </table:table-cell>
          <table:table-cell office:value-type="string" calcext:value-type="string">
            <text:p>БЕРЕН</text:p>
          </table:table-cell>
          <table:table-cell table:number-columns-repeated="7"/>
          <table:table-cell office:value-type="string" calcext:value-type="string">
            <text:p>0.182743</text:p>
          </table:table-cell>
          <table:table-cell table:number-columns-repeated="1013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Сырым батыра, 153/1</text:p>
          </table:table-cell>
          <table:table-cell office:value-type="string" calcext:value-type="string">
            <text:p>Шаймерден</text:p>
          </table:table-cell>
          <table:table-cell table:number-columns-repeated="7"/>
          <table:table-cell office:value-type="string" calcext:value-type="string">
            <text:p>1.13317</text:p>
          </table:table-cell>
          <table:table-cell table:number-columns-repeated="101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Акбосага, 760, 1 этаж</text:p>
          </table:table-cell>
          <table:table-cell office:value-type="string" calcext:value-type="string">
            <text:p>Арзан</text:p>
          </table:table-cell>
          <table:table-cell table:number-columns-repeated="7"/>
          <table:table-cell office:value-type="string" calcext:value-type="string">
            <text:p>0.159619</text:p>
          </table:table-cell>
          <table:table-cell table:number-columns-repeated="1013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Кызылкол, 5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93222</text:p>
          </table:table-cell>
          <table:table-cell table:number-columns-repeated="101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Тиршилик, 1/2</text:p>
          </table:table-cell>
          <table:table-cell office:value-type="string" calcext:value-type="string">
            <text:p>Арзан-2</text:p>
          </table:table-cell>
          <table:table-cell table:number-columns-repeated="7"/>
          <table:table-cell office:value-type="string" calcext:value-type="string">
            <text:p>0.356516</text:p>
          </table:table-cell>
          <table:table-cell table:number-columns-repeated="1013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Достык мкр, ул Арайлы Тан, 337</text:p>
          </table:table-cell>
          <table:table-cell office:value-type="string" calcext:value-type="string">
            <text:p>Оптовик 2</text:p>
          </table:table-cell>
          <table:table-cell table:number-columns-repeated="7"/>
          <table:table-cell office:value-type="string" calcext:value-type="string">
            <text:p>0.239457</text:p>
          </table:table-cell>
          <table:table-cell table:number-columns-repeated="1013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Достык мкр, Арайлы тан</text:p>
          </table:table-cell>
          <table:table-cell office:value-type="string" calcext:value-type="string">
            <text:p>Инжу</text:p>
          </table:table-cell>
          <table:table-cell table:number-columns-repeated="7"/>
          <table:table-cell office:value-type="string" calcext:value-type="string">
            <text:p>0.0204797</text:p>
          </table:table-cell>
          <table:table-cell table:number-columns-repeated="101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Арайлытан, 2/5</text:p>
          </table:table-cell>
          <table:table-cell office:value-type="string" calcext:value-type="string">
            <text:p>ІНЖУ</text:p>
          </table:table-cell>
          <table:table-cell table:number-columns-repeated="7"/>
          <table:table-cell office:value-type="string" calcext:value-type="string">
            <text:p>0.221443</text:p>
          </table:table-cell>
          <table:table-cell table:number-columns-repeated="101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Акпейил, 2/8, 1 этаж</text:p>
          </table:table-cell>
          <table:table-cell office:value-type="string" calcext:value-type="string">
            <text:p>Жумахан ата</text:p>
          </table:table-cell>
          <table:table-cell table:number-columns-repeated="7"/>
          <table:table-cell office:value-type="string" calcext:value-type="string">
            <text:p>0.128717</text:p>
          </table:table-cell>
          <table:table-cell table:number-columns-repeated="101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Мамыражай, 12/2</text:p>
          </table:table-cell>
          <table:table-cell office:value-type="string" calcext:value-type="string">
            <text:p>ГАУ?АР ТАС</text:p>
          </table:table-cell>
          <table:table-cell table:number-columns-repeated="7"/>
          <table:table-cell office:value-type="string" calcext:value-type="string">
            <text:p>0.318978</text:p>
          </table:table-cell>
          <table:table-cell table:number-columns-repeated="101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Музтау, 1423</text:p>
          </table:table-cell>
          <table:table-cell office:value-type="string" calcext:value-type="string">
            <text:p>Кошер</text:p>
          </table:table-cell>
          <table:table-cell table:number-columns-repeated="7"/>
          <table:table-cell office:value-type="string" calcext:value-type="string">
            <text:p>0.184258</text:p>
          </table:table-cell>
          <table:table-cell table:number-columns-repeated="1013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Музтау, 2/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479527</text:p>
          </table:table-cell>
          <table:table-cell table:number-columns-repeated="1013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Бирлик, 2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07586</text:p>
          </table:table-cell>
          <table:table-cell table:number-columns-repeated="1013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Булбул, 5/9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770005</text:p>
          </table:table-cell>
          <table:table-cell table:number-columns-repeated="101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Кызылкол, 659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300395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Гулдер Ай, 37/1</text:p>
          </table:table-cell>
          <table:table-cell office:value-type="string" calcext:value-type="string">
            <text:p>С?уле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Гулдер Ай, 37/1</text:p>
          </table:table-cell>
          <table:table-cell office:value-type="string" calcext:value-type="string">
            <text:p>Сауле</text:p>
          </table:table-cell>
          <table:table-cell table:number-columns-repeated="7"/>
          <table:table-cell office:value-type="string" calcext:value-type="string">
            <text:p>0.0975556</text:p>
          </table:table-cell>
          <table:table-cell table:number-columns-repeated="1013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Бирлик, 5/5</text:p>
          </table:table-cell>
          <table:table-cell office:value-type="string" calcext:value-type="string">
            <text:p>Ор и Ка</text:p>
          </table:table-cell>
          <table:table-cell table:number-columns-repeated="7"/>
          <table:table-cell office:value-type="string" calcext:value-type="string">
            <text:p>0.0899596</text:p>
          </table:table-cell>
          <table:table-cell table:number-columns-repeated="1013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Айдарлы, 2/2</text:p>
          </table:table-cell>
          <table:table-cell office:value-type="string" calcext:value-type="string">
            <text:p>Фарида</text:p>
          </table:table-cell>
          <table:table-cell table:number-columns-repeated="7"/>
          <table:table-cell office:value-type="string" calcext:value-type="string">
            <text:p>0.134763</text:p>
          </table:table-cell>
          <table:table-cell table:number-columns-repeated="101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Айдарлы, 3/1</text:p>
          </table:table-cell>
          <table:table-cell office:value-type="string" calcext:value-type="string">
            <text:p>Бейбарыс</text:p>
          </table:table-cell>
          <table:table-cell table:number-columns-repeated="7"/>
          <table:table-cell office:value-type="string" calcext:value-type="string">
            <text:p>0.179565</text:p>
          </table:table-cell>
          <table:table-cell table:number-columns-repeated="101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Айдарлы, 1/2</text:p>
          </table:table-cell>
          <table:table-cell office:value-type="string" calcext:value-type="string">
            <text:p>Арайлым</text:p>
          </table:table-cell>
          <table:table-cell table:number-columns-repeated="7"/>
          <table:table-cell office:value-type="string" calcext:value-type="string">
            <text:p>0.66676</text:p>
          </table:table-cell>
          <table:table-cell table:number-columns-repeated="1013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Сырым батыра, 2/7</text:p>
          </table:table-cell>
          <table:table-cell office:value-type="string" calcext:value-type="string">
            <text:p>Нурмухаммед</text:p>
          </table:table-cell>
          <table:table-cell table:number-columns-repeated="7"/>
          <table:table-cell office:value-type="string" calcext:value-type="string">
            <text:p>0.299809</text:p>
          </table:table-cell>
          <table:table-cell table:number-columns-repeated="1013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2-я улица, 1/1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10018</text:p>
          </table:table-cell>
          <table:table-cell table:number-columns-repeated="1013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2-я улица, 183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22716</text:p>
          </table:table-cell>
          <table:table-cell table:number-columns-repeated="1013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2-я улица, 160/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57193</text:p>
          </table:table-cell>
          <table:table-cell table:number-columns-repeated="1013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2-я улица, 16/0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534195</text:p>
          </table:table-cell>
          <table:table-cell table:number-columns-repeated="1013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Асар 2 микрорайон, 5/6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38697</text:p>
          </table:table-cell>
          <table:table-cell table:number-columns-repeated="1013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5-я <text:s/>улица, 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467705</text:p>
          </table:table-cell>
          <table:table-cell table:number-columns-repeated="101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Асар 2 микрорайон, 5/8</text:p>
          </table:table-cell>
          <table:table-cell office:value-type="string" calcext:value-type="string">
            <text:p>КАУСАР</text:p>
          </table:table-cell>
          <table:table-cell table:number-columns-repeated="7"/>
          <table:table-cell office:value-type="string" calcext:value-type="string">
            <text:p>0.417402</text:p>
          </table:table-cell>
          <table:table-cell table:number-columns-repeated="1013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Асар 2 микрорайон, 5/7</text:p>
          </table:table-cell>
          <table:table-cell office:value-type="string" calcext:value-type="string">
            <text:p>Назерке</text:p>
          </table:table-cell>
          <table:table-cell table:number-columns-repeated="7"/>
          <table:table-cell office:value-type="string" calcext:value-type="string">
            <text:p>0.986239</text:p>
          </table:table-cell>
          <table:table-cell table:number-columns-repeated="101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Шаттык, 7/4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830565</text:p>
          </table:table-cell>
          <table:table-cell table:number-columns-repeated="101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Асар 2 микрорайон, 2/1</text:p>
          </table:table-cell>
          <table:table-cell office:value-type="string" calcext:value-type="string">
            <text:p>Ас- Нур</text:p>
          </table:table-cell>
          <table:table-cell table:number-columns-repeated="7"/>
          <table:table-cell office:value-type="string" calcext:value-type="string">
            <text:p>1.13798</text:p>
          </table:table-cell>
          <table:table-cell table:number-columns-repeated="101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Асар микрорайон, 10/1</text:p>
          </table:table-cell>
          <table:table-cell office:value-type="string" calcext:value-type="string">
            <text:p>Арман</text:p>
          </table:table-cell>
          <table:table-cell table:number-columns-repeated="7"/>
          <table:table-cell office:value-type="string" calcext:value-type="string">
            <text:p>0.658233</text:p>
          </table:table-cell>
          <table:table-cell table:number-columns-repeated="10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Асар микрорайон, 1892</text:p>
          </table:table-cell>
          <table:table-cell office:value-type="string" calcext:value-type="string">
            <text:p>АБЫЛАЙХАН</text:p>
          </table:table-cell>
          <table:table-cell table:number-columns-repeated="7"/>
          <table:table-cell office:value-type="string" calcext:value-type="string">
            <text:p>0.103698</text:p>
          </table:table-cell>
          <table:table-cell table:number-columns-repeated="101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Асар микрорайон, 5/1</text:p>
          </table:table-cell>
          <table:table-cell office:value-type="string" calcext:value-type="string">
            <text:p>Інжу</text:p>
          </table:table-cell>
          <table:table-cell table:number-columns-repeated="7"/>
          <table:table-cell office:value-type="string" calcext:value-type="string">
            <text:p>0.462857</text:p>
          </table:table-cell>
          <table:table-cell table:number-columns-repeated="10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Асар микрорайон, 1/5</text:p>
          </table:table-cell>
          <table:table-cell office:value-type="string" calcext:value-type="string">
            <text:p>АБЗАЛ</text:p>
          </table:table-cell>
          <table:table-cell table:number-columns-repeated="7"/>
          <table:table-cell office:value-type="string" calcext:value-type="string">
            <text:p>0.489279</text:p>
          </table:table-cell>
          <table:table-cell table:number-columns-repeated="1013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Асар микрорайон, 4/1</text:p>
          </table:table-cell>
          <table:table-cell office:value-type="string" calcext:value-type="string">
            <text:p>Сымбат</text:p>
          </table:table-cell>
          <table:table-cell table:number-columns-repeated="7"/>
          <table:table-cell office:value-type="string" calcext:value-type="string">
            <text:p>0.113196</text:p>
          </table:table-cell>
          <table:table-cell table:number-columns-repeated="1013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Асар микрорайон, 14, 1 этаж</text:p>
          </table:table-cell>
          <table:table-cell office:value-type="string" calcext:value-type="string">
            <text:p>Сымбат</text:p>
          </table:table-cell>
          <table:table-cell table:number-columns-repeated="7"/>
          <table:table-cell office:value-type="string" calcext:value-type="string">
            <text:p>0.208023</text:p>
          </table:table-cell>
          <table:table-cell table:number-columns-repeated="1013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Асар микрорайон, 8/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60717</text:p>
          </table:table-cell>
          <table:table-cell table:number-columns-repeated="101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Асар микрорайон, 1/3</text:p>
          </table:table-cell>
          <table:table-cell office:value-type="string" calcext:value-type="string">
            <text:p>Жансая</text:p>
          </table:table-cell>
          <table:table-cell table:number-columns-repeated="7"/>
          <table:table-cell office:value-type="string" calcext:value-type="string">
            <text:p>0.379545</text:p>
          </table:table-cell>
          <table:table-cell table:number-columns-repeated="101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Шымсити, 137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1.12941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Асар микрорайон, 120/4</text:p>
          </table:table-cell>
          <table:table-cell office:value-type="string" calcext:value-type="string">
            <text:p>Bereke 89</text:p>
          </table:table-cell>
          <table:table-cell table:number-columns-repeated="7"/>
          <table:table-cell office:value-type="string" calcext:value-type="string">
            <text:p>0.156075</text:p>
          </table:table-cell>
          <table:table-cell table:number-columns-repeated="101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сар микрорайон, 1473, 1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217512</text:p>
          </table:table-cell>
          <table:table-cell table:number-columns-repeated="1013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Асар микрорайон, 905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983248</text:p>
          </table:table-cell>
          <table:table-cell table:number-columns-repeated="101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Асар микрорайон, 1/7, 1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1.88633</text:p>
          </table:table-cell>
          <table:table-cell table:number-columns-repeated="1013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Бозарык микрорайон, 4/7</text:p>
          </table:table-cell>
          <table:table-cell office:value-type="string" calcext:value-type="string">
            <text:p>Ырыс</text:p>
          </table:table-cell>
          <table:table-cell table:number-columns-repeated="7"/>
          <table:table-cell office:value-type="string" calcext:value-type="string">
            <text:p>0.567181</text:p>
          </table:table-cell>
          <table:table-cell table:number-columns-repeated="1013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Бозарык микрорайон, 308</text:p>
          </table:table-cell>
          <table:table-cell office:value-type="string" calcext:value-type="string">
            <text:p>Нурай</text:p>
          </table:table-cell>
          <table:table-cell table:number-columns-repeated="7"/>
          <table:table-cell office:value-type="string" calcext:value-type="string">
            <text:p>0.132645</text:p>
          </table:table-cell>
          <table:table-cell table:number-columns-repeated="101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Коктем, 147</text:p>
          </table:table-cell>
          <table:table-cell office:value-type="string" calcext:value-type="string">
            <text:p>ДИЯР</text:p>
          </table:table-cell>
          <table:table-cell table:number-columns-repeated="7"/>
          <table:table-cell office:value-type="string" calcext:value-type="string">
            <text:p>0.397367</text:p>
          </table:table-cell>
          <table:table-cell table:number-columns-repeated="101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Шадабат, 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385732</text:p>
          </table:table-cell>
          <table:table-cell table:number-columns-repeated="1013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Манкент, 31/2</text:p>
          </table:table-cell>
          <table:table-cell office:value-type="string" calcext:value-type="string">
            <text:p>Ясмина</text:p>
          </table:table-cell>
          <table:table-cell table:number-columns-repeated="7"/>
          <table:table-cell office:value-type="string" calcext:value-type="string">
            <text:p>0.209594</text:p>
          </table:table-cell>
          <table:table-cell table:number-columns-repeated="1013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Манкент, 31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50182</text:p>
          </table:table-cell>
          <table:table-cell table:number-columns-repeated="1013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Манкент, 19а</text:p>
          </table:table-cell>
          <table:table-cell office:value-type="string" calcext:value-type="string">
            <text:p>Ширин</text:p>
          </table:table-cell>
          <table:table-cell table:number-columns-repeated="7"/>
          <table:table-cell office:value-type="string" calcext:value-type="string">
            <text:p>0.220812</text:p>
          </table:table-cell>
          <table:table-cell table:number-columns-repeated="1013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Мирсаат Ерметова, 1/5</text:p>
          </table:table-cell>
          <table:table-cell office:value-type="string" calcext:value-type="string">
            <text:p>Уктамбай</text:p>
          </table:table-cell>
          <table:table-cell table:number-columns-repeated="7"/>
          <table:table-cell office:value-type="string" calcext:value-type="string">
            <text:p>0.539574</text:p>
          </table:table-cell>
          <table:table-cell table:number-columns-repeated="101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Уста-Махамата, 1/2, 1 этаж</text:p>
          </table:table-cell>
          <table:table-cell office:value-type="string" calcext:value-type="string">
            <text:p>Еламан</text:p>
          </table:table-cell>
          <table:table-cell table:number-columns-repeated="7"/>
          <table:table-cell office:value-type="string" calcext:value-type="string">
            <text:p>0.55316</text:p>
          </table:table-cell>
          <table:table-cell table:number-columns-repeated="1013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Байдибек би проспект, 1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428724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Узбек, 2/7</text:p>
          </table:table-cell>
          <table:table-cell office:value-type="string" calcext:value-type="string">
            <text:p>Рустам</text:p>
          </table:table-cell>
          <table:table-cell table:number-columns-repeated="7"/>
          <table:table-cell office:value-type="string" calcext:value-type="string">
            <text:p>0.862508</text:p>
          </table:table-cell>
          <table:table-cell table:number-columns-repeated="1013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Гулдер, 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381824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Байдибек би проспект, 20/4</text:p>
          </table:table-cell>
          <table:table-cell office:value-type="float" office:value="777" calcext:value-type="float">
            <text:p>777</text:p>
          </table:table-cell>
          <table:table-cell table:number-columns-repeated="7"/>
          <table:table-cell office:value-type="string" calcext:value-type="string">
            <text:p>0.534519</text:p>
          </table:table-cell>
          <table:table-cell table:number-columns-repeated="1013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Ак Алтын, 4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885565</text:p>
          </table:table-cell>
          <table:table-cell table:number-columns-repeated="101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Ак Алтын, 3/1</text:p>
          </table:table-cell>
          <table:table-cell office:value-type="string" calcext:value-type="string">
            <text:p>Сандугаш</text:p>
          </table:table-cell>
          <table:table-cell table:number-columns-repeated="7"/>
          <table:table-cell office:value-type="string" calcext:value-type="string">
            <text:p>0.377137</text:p>
          </table:table-cell>
          <table:table-cell table:number-columns-repeated="1013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Ак Алтын, 2/1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1.564</text:p>
          </table:table-cell>
          <table:table-cell table:number-columns-repeated="1013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Байбори, 25</text:p>
          </table:table-cell>
          <table:table-cell office:value-type="string" calcext:value-type="string">
            <text:p>Шах</text:p>
          </table:table-cell>
          <table:table-cell table:number-columns-repeated="7"/>
          <table:table-cell office:value-type="string" calcext:value-type="string">
            <text:p>0.910587</text:p>
          </table:table-cell>
          <table:table-cell table:number-columns-repeated="101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лматинская трасса, 13/13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195956</text:p>
          </table:table-cell>
          <table:table-cell table:number-columns-repeated="101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Бозарык микрорайон, 26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1.17625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Алматинская трасса, 13/1</text:p>
          </table:table-cell>
          <table:table-cell office:value-type="string" calcext:value-type="string">
            <text:p>FAMILY</text:p>
          </table:table-cell>
          <table:table-cell table:number-columns-repeated="7"/>
          <table:table-cell office:value-type="string" calcext:value-type="string">
            <text:p>0.99965</text:p>
          </table:table-cell>
          <table:table-cell table:number-columns-repeated="101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Байдибек би проспект, 960</text:p>
          </table:table-cell>
          <table:table-cell office:value-type="string" calcext:value-type="string">
            <text:p>Ата</text:p>
          </table:table-cell>
          <table:table-cell table:number-columns-repeated="7"/>
          <table:table-cell office:value-type="string" calcext:value-type="string">
            <text:p>0.509395</text:p>
          </table:table-cell>
          <table:table-cell table:number-columns-repeated="101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Байдибек би проспект, 124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72868</text:p>
          </table:table-cell>
          <table:table-cell table:number-columns-repeated="101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Байдибек би проспект, 130/9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60904</text:p>
          </table:table-cell>
          <table:table-cell table:number-columns-repeated="1013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Байдибек би проспект, 130/7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8348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Байдибек би проспект, 7/3, 1 этаж</text:p>
          </table:table-cell>
          <table:table-cell office:value-type="string" calcext:value-type="string">
            <text:p>С?т</text:p>
          </table:table-cell>
          <table:table-cell table:number-columns-repeated="7"/>
          <table:table-cell office:value-type="string" calcext:value-type="string">
            <text:p>0.479407</text:p>
          </table:table-cell>
          <table:table-cell table:number-columns-repeated="101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Дастан, 1/2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44588</text:p>
          </table:table-cell>
          <table:table-cell table:number-columns-repeated="101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Сункар, 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584626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Байдибек би проспект, 130/6</text:p>
          </table:table-cell>
          <table:table-cell office:value-type="string" calcext:value-type="string">
            <text:p>SAMRUKOIL</text:p>
          </table:table-cell>
          <table:table-cell table:number-columns-repeated="7"/>
          <table:table-cell office:value-type="string" calcext:value-type="string">
            <text:p>1.26561</text:p>
          </table:table-cell>
          <table:table-cell table:number-columns-repeated="101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Атамекен, 2/1</text:p>
          </table:table-cell>
          <table:table-cell office:value-type="string" calcext:value-type="string">
            <text:p>Жети Казына</text:p>
          </table:table-cell>
          <table:table-cell table:number-columns-repeated="7"/>
          <table:table-cell office:value-type="string" calcext:value-type="string">
            <text:p>0.102636</text:p>
          </table:table-cell>
          <table:table-cell table:number-columns-repeated="1013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Туран, 10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37766</text:p>
          </table:table-cell>
          <table:table-cell table:number-columns-repeated="1013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Туран, 26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996</text:p>
          </table:table-cell>
          <table:table-cell table:number-columns-repeated="101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Акжелкен, 28/1</text:p>
          </table:table-cell>
          <table:table-cell office:value-type="string" calcext:value-type="string">
            <text:p>ЗИЯД</text:p>
          </table:table-cell>
          <table:table-cell table:number-columns-repeated="7"/>
          <table:table-cell office:value-type="string" calcext:value-type="string">
            <text:p>0.354382</text:p>
          </table:table-cell>
          <table:table-cell table:number-columns-repeated="101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Медеу, 1</text:p>
          </table:table-cell>
          <table:table-cell office:value-type="string" calcext:value-type="string">
            <text:p>Манат</text:p>
          </table:table-cell>
          <table:table-cell table:number-columns-repeated="7"/>
          <table:table-cell office:value-type="string" calcext:value-type="string">
            <text:p>0.191392</text:p>
          </table:table-cell>
          <table:table-cell table:number-columns-repeated="1013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Кошерова, 43/1</text:p>
          </table:table-cell>
          <table:table-cell office:value-type="string" calcext:value-type="string">
            <text:p>Нурлы</text:p>
          </table:table-cell>
          <table:table-cell table:number-columns-repeated="7"/>
          <table:table-cell office:value-type="string" calcext:value-type="string">
            <text:p>0.174799</text:p>
          </table:table-cell>
          <table:table-cell table:number-columns-repeated="101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Амирбекова, 88/1</text:p>
          </table:table-cell>
          <table:table-cell office:value-type="string" calcext:value-type="string">
            <text:p>Бек-Апа</text:p>
          </table:table-cell>
          <table:table-cell table:number-columns-repeated="7"/>
          <table:table-cell office:value-type="string" calcext:value-type="string">
            <text:p>0.106869</text:p>
          </table:table-cell>
          <table:table-cell table:number-columns-repeated="101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Алибекова, 82/2, 1 этаж</text:p>
          </table:table-cell>
          <table:table-cell office:value-type="string" calcext:value-type="string">
            <text:p>Мейіз Апа</text:p>
          </table:table-cell>
          <table:table-cell table:number-columns-repeated="7"/>
          <table:table-cell office:value-type="string" calcext:value-type="string">
            <text:p>0.260081</text:p>
          </table:table-cell>
          <table:table-cell table:number-columns-repeated="101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Амангельды, 1/1</text:p>
          </table:table-cell>
          <table:table-cell office:value-type="string" calcext:value-type="string">
            <text:p>Берік</text:p>
          </table:table-cell>
          <table:table-cell table:number-columns-repeated="7"/>
          <table:table-cell office:value-type="string" calcext:value-type="string">
            <text:p>0.0416997</text:p>
          </table:table-cell>
          <table:table-cell table:number-columns-repeated="101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Амангельды, 90/1</text:p>
          </table:table-cell>
          <table:table-cell office:value-type="string" calcext:value-type="string">
            <text:p>АТАБЕК</text:p>
          </table:table-cell>
          <table:table-cell table:number-columns-repeated="7"/>
          <table:table-cell office:value-type="string" calcext:value-type="string">
            <text:p>0.13242</text:p>
          </table:table-cell>
          <table:table-cell table:number-columns-repeated="1013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Амангельды, 95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80915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Амангельды, 107а/1</text:p>
          </table:table-cell>
          <table:table-cell office:value-type="string" calcext:value-type="string">
            <text:p>Продукты 113</text:p>
          </table:table-cell>
          <table:table-cell table:number-columns-repeated="7"/>
          <table:table-cell office:value-type="string" calcext:value-type="string">
            <text:p>0.0887205</text:p>
          </table:table-cell>
          <table:table-cell table:number-columns-repeated="1013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Амангельды, 104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87234</text:p>
          </table:table-cell>
          <table:table-cell table:number-columns-repeated="1013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Наурыз, 33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923</text:p>
          </table:table-cell>
          <table:table-cell table:number-columns-repeated="101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Мухаметкула Исламкулова, 53/1</text:p>
          </table:table-cell>
          <table:table-cell office:value-type="string" calcext:value-type="string">
            <text:p>Магазин 53</text:p>
          </table:table-cell>
          <table:table-cell table:number-columns-repeated="7"/>
          <table:table-cell office:value-type="string" calcext:value-type="string">
            <text:p>0.164862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Мухаметкула Исламкулова, 43/1, 1 этаж</text:p>
          </table:table-cell>
          <table:table-cell office:value-type="string" calcext:value-type="string">
            <text:p>Саян</text:p>
          </table:table-cell>
          <table:table-cell table:number-columns-repeated="7"/>
          <table:table-cell office:value-type="string" calcext:value-type="string">
            <text:p>0.0400171</text:p>
          </table:table-cell>
          <table:table-cell table:number-columns-repeated="101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Мухаметкула Исламкулова, 48</text:p>
          </table:table-cell>
          <table:table-cell office:value-type="string" calcext:value-type="string">
            <text:p>Кобей Ата</text:p>
          </table:table-cell>
          <table:table-cell table:number-columns-repeated="7"/>
          <table:table-cell office:value-type="string" calcext:value-type="string">
            <text:p>0.14226</text:p>
          </table:table-cell>
          <table:table-cell table:number-columns-repeated="1013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Алтынсарина, 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0345</text:p>
          </table:table-cell>
          <table:table-cell table:number-columns-repeated="101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Алматинская трасса, 9/3</text:p>
          </table:table-cell>
          <table:table-cell office:value-type="string" calcext:value-type="string">
            <text:p>Жумабек Ата</text:p>
          </table:table-cell>
          <table:table-cell table:number-columns-repeated="7"/>
          <table:table-cell office:value-type="string" calcext:value-type="string">
            <text:p>0.176656</text:p>
          </table:table-cell>
          <table:table-cell table:number-columns-repeated="10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Алматинская трасса, 9/4, 1 этаж</text:p>
          </table:table-cell>
          <table:table-cell office:value-type="string" calcext:value-type="string">
            <text:p>А?ыл</text:p>
          </table:table-cell>
          <table:table-cell table:number-columns-repeated="7"/>
          <table:table-cell office:value-type="string" calcext:value-type="string">
            <text:p>0.100197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Алматинская трасса, 25а/2</text:p>
          </table:table-cell>
          <table:table-cell office:value-type="string" calcext:value-type="string">
            <text:p>Салих</text:p>
          </table:table-cell>
          <table:table-cell table:number-columns-repeated="7"/>
          <table:table-cell office:value-type="string" calcext:value-type="string">
            <text:p>0.0942718</text:p>
          </table:table-cell>
          <table:table-cell table:number-columns-repeated="1013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Алматинская трасса, 25а/3</text:p>
          </table:table-cell>
          <table:table-cell office:value-type="string" calcext:value-type="string">
            <text:p>Нур-Фарм</text:p>
          </table:table-cell>
          <table:table-cell table:number-columns-repeated="7"/>
          <table:table-cell office:value-type="string" calcext:value-type="string">
            <text:p>0.209923</text:p>
          </table:table-cell>
          <table:table-cell table:number-columns-repeated="101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Жумабекова, 8/1</text:p>
          </table:table-cell>
          <table:table-cell office:value-type="string" calcext:value-type="string">
            <text:p>МА?ЖАН</text:p>
          </table:table-cell>
          <table:table-cell table:number-columns-repeated="7"/>
          <table:table-cell office:value-type="string" calcext:value-type="string">
            <text:p>0.210411</text:p>
          </table:table-cell>
          <table:table-cell table:number-columns-repeated="101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Алматинская трасса, 25/1</text:p>
          </table:table-cell>
          <table:table-cell office:value-type="string" calcext:value-type="string">
            <text:p>Балы?</text:p>
          </table:table-cell>
          <table:table-cell table:number-columns-repeated="7"/>
          <table:table-cell office:value-type="string" calcext:value-type="string">
            <text:p>0.0644352</text:p>
          </table:table-cell>
          <table:table-cell table:number-columns-repeated="101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Алматинская трасса, 9/19</text:p>
          </table:table-cell>
          <table:table-cell office:value-type="string" calcext:value-type="string">
            <text:p>Елік-Ай</text:p>
          </table:table-cell>
          <table:table-cell table:number-columns-repeated="7"/>
          <table:table-cell office:value-type="string" calcext:value-type="string">
            <text:p>0.163143</text:p>
          </table:table-cell>
          <table:table-cell table:number-columns-repeated="1013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Алматинская трасса, 6/1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27318</text:p>
          </table:table-cell>
          <table:table-cell table:number-columns-repeated="101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Акберен, 43/1</text:p>
          </table:table-cell>
          <table:table-cell office:value-type="string" calcext:value-type="string">
            <text:p>Жанар</text:p>
          </table:table-cell>
          <table:table-cell table:number-columns-repeated="7"/>
          <table:table-cell office:value-type="string" calcext:value-type="string">
            <text:p>0.263164</text:p>
          </table:table-cell>
          <table:table-cell table:number-columns-repeated="1013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Комекбаева, 37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471622</text:p>
          </table:table-cell>
          <table:table-cell table:number-columns-repeated="1013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Байдибек би проспект, 15/1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48869</text:p>
          </table:table-cell>
          <table:table-cell table:number-columns-repeated="101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Байдибек би проспект, 84</text:p>
          </table:table-cell>
          <table:table-cell office:value-type="string" calcext:value-type="string">
            <text:p>АТК</text:p>
          </table:table-cell>
          <table:table-cell table:number-columns-repeated="7"/>
          <table:table-cell office:value-type="string" calcext:value-type="string">
            <text:p>0.61916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либекова, 1а, 1 этаж</text:p>
          </table:table-cell>
          <table:table-cell office:value-type="string" calcext:value-type="string">
            <text:p>??с жолы</text:p>
          </table:table-cell>
          <table:table-cell table:number-columns-repeated="7"/>
          <table:table-cell office:value-type="string" calcext:value-type="string">
            <text:p>0.264808</text:p>
          </table:table-cell>
          <table:table-cell table:number-columns-repeated="101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Кошерова, 6/2</text:p>
          </table:table-cell>
          <table:table-cell office:value-type="string" calcext:value-type="string">
            <text:p>Биржан</text:p>
          </table:table-cell>
          <table:table-cell table:number-columns-repeated="7"/>
          <table:table-cell office:value-type="string" calcext:value-type="string">
            <text:p>0.257982</text:p>
          </table:table-cell>
          <table:table-cell table:number-columns-repeated="1013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Акбаева, 25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64862</text:p>
          </table:table-cell>
          <table:table-cell table:number-columns-repeated="101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Кошерова, 8/5, 1 этаж</text:p>
          </table:table-cell>
          <table:table-cell office:value-type="string" calcext:value-type="string">
            <text:p>Индира</text:p>
          </table:table-cell>
          <table:table-cell table:number-columns-repeated="7"/>
          <table:table-cell office:value-type="string" calcext:value-type="string">
            <text:p>0.168908</text:p>
          </table:table-cell>
          <table:table-cell table:number-columns-repeated="101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Галымдар, 2/1</text:p>
          </table:table-cell>
          <table:table-cell office:value-type="string" calcext:value-type="string">
            <text:p>Жамбыл</text:p>
          </table:table-cell>
          <table:table-cell table:number-columns-repeated="7"/>
          <table:table-cell office:value-type="string" calcext:value-type="string">
            <text:p>0.270816</text:p>
          </table:table-cell>
          <table:table-cell table:number-columns-repeated="1013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Кошерова, 56/1</text:p>
          </table:table-cell>
          <table:table-cell office:value-type="string" calcext:value-type="string">
            <text:p>Олжа</text:p>
          </table:table-cell>
          <table:table-cell table:number-columns-repeated="7"/>
          <table:table-cell office:value-type="string" calcext:value-type="string">
            <text:p>0.506208</text:p>
          </table:table-cell>
          <table:table-cell table:number-columns-repeated="101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Кошерова, 80/2, 1 этаж</text:p>
          </table:table-cell>
          <table:table-cell office:value-type="string" calcext:value-type="string">
            <text:p>Дилмиш Ата</text:p>
          </table:table-cell>
          <table:table-cell table:number-columns-repeated="7"/>
          <table:table-cell office:value-type="string" calcext:value-type="string">
            <text:p>0.0200399</text:p>
          </table:table-cell>
          <table:table-cell table:number-columns-repeated="10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Кошерова, 63, 1 этаж</text:p>
          </table:table-cell>
          <table:table-cell office:value-type="string" calcext:value-type="string">
            <text:p>А? кеме</text:p>
          </table:table-cell>
          <table:table-cell table:number-columns-repeated="7"/>
          <table:table-cell office:value-type="string" calcext:value-type="string">
            <text:p>0.46042</text:p>
          </table:table-cell>
          <table:table-cell table:number-columns-repeated="101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Кошерова, 2/2</text:p>
          </table:table-cell>
          <table:table-cell office:value-type="string" calcext:value-type="string">
            <text:p>Д?урен</text:p>
          </table:table-cell>
          <table:table-cell table:number-columns-repeated="7"/>
          <table:table-cell office:value-type="string" calcext:value-type="string">
            <text:p>0.0732223</text:p>
          </table:table-cell>
          <table:table-cell table:number-columns-repeated="101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Кошерова, 96/2</text:p>
          </table:table-cell>
          <table:table-cell office:value-type="string" calcext:value-type="string">
            <text:p>Гулдер</text:p>
          </table:table-cell>
          <table:table-cell table:number-columns-repeated="7"/>
          <table:table-cell office:value-type="string" calcext:value-type="string">
            <text:p>0.14287</text:p>
          </table:table-cell>
          <table:table-cell table:number-columns-repeated="101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Медеу, 90/1</text:p>
          </table:table-cell>
          <table:table-cell office:value-type="string" calcext:value-type="string">
            <text:p>Камшат</text:p>
          </table:table-cell>
          <table:table-cell table:number-columns-repeated="7"/>
          <table:table-cell office:value-type="string" calcext:value-type="string">
            <text:p>0.365221</text:p>
          </table:table-cell>
          <table:table-cell table:number-columns-repeated="1013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Алибекова, 157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14277</text:p>
          </table:table-cell>
          <table:table-cell table:number-columns-repeated="101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Наурыз проезд, 34</text:p>
          </table:table-cell>
          <table:table-cell office:value-type="string" calcext:value-type="string">
            <text:p>Калкаман</text:p>
          </table:table-cell>
          <table:table-cell table:number-columns-repeated="7"/>
          <table:table-cell office:value-type="string" calcext:value-type="string">
            <text:p>0.227068</text:p>
          </table:table-cell>
          <table:table-cell table:number-columns-repeated="101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Жумабекова, 91</text:p>
          </table:table-cell>
          <table:table-cell office:value-type="string" calcext:value-type="string">
            <text:p>Диля</text:p>
          </table:table-cell>
          <table:table-cell table:number-columns-repeated="7"/>
          <table:table-cell office:value-type="string" calcext:value-type="string">
            <text:p>0.0962382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Мухаметкула Исламкулова, 102а</text:p>
          </table:table-cell>
          <table:table-cell office:value-type="string" calcext:value-type="string">
            <text:p>САХИДА АПА</text:p>
          </table:table-cell>
          <table:table-cell table:number-columns-repeated="7"/>
          <table:table-cell office:value-type="string" calcext:value-type="string">
            <text:p>0.101196</text:p>
          </table:table-cell>
          <table:table-cell table:number-columns-repeated="1013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Мухаметкула Исламкулова, 97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10258</text:p>
          </table:table-cell>
          <table:table-cell table:number-columns-repeated="101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Бексеита Тулкиева, 1/1</text:p>
          </table:table-cell>
          <table:table-cell office:value-type="string" calcext:value-type="string">
            <text:p>Арсе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Бексеита Тулкиева, 1/1</text:p>
          </table:table-cell>
          <table:table-cell office:value-type="string" calcext:value-type="string">
            <text:p>Нуртас</text:p>
          </table:table-cell>
          <table:table-cell table:number-columns-repeated="7"/>
          <table:table-cell office:value-type="string" calcext:value-type="string">
            <text:p>0.316902</text:p>
          </table:table-cell>
          <table:table-cell table:number-columns-repeated="101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Бексеита Тулкиева, 34</text:p>
          </table:table-cell>
          <table:table-cell office:value-type="string" calcext:value-type="string">
            <text:p>М?рат</text:p>
          </table:table-cell>
          <table:table-cell table:number-columns-repeated="7"/>
          <table:table-cell office:value-type="string" calcext:value-type="string">
            <text:p>0.476502</text:p>
          </table:table-cell>
          <table:table-cell table:number-columns-repeated="1013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Гулдала, 56/1</text:p>
          </table:table-cell>
          <table:table-cell office:value-type="string" calcext:value-type="string">
            <text:p>Ш??ыла</text:p>
          </table:table-cell>
          <table:table-cell table:number-columns-repeated="7"/>
          <table:table-cell office:value-type="string" calcext:value-type="string">
            <text:p>0.35103</text:p>
          </table:table-cell>
          <table:table-cell table:number-columns-repeated="101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Жасталап, 78/1</text:p>
          </table:table-cell>
          <table:table-cell office:value-type="string" calcext:value-type="string">
            <text:p>Ала-Тау</text:p>
          </table:table-cell>
          <table:table-cell table:number-columns-repeated="7"/>
          <table:table-cell office:value-type="string" calcext:value-type="string">
            <text:p>0.177943</text:p>
          </table:table-cell>
          <table:table-cell table:number-columns-repeated="1013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Тайбекова, 106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25788</text:p>
          </table:table-cell>
          <table:table-cell table:number-columns-repeated="101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Шугыла, 94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405099</text:p>
          </table:table-cell>
          <table:table-cell table:number-columns-repeated="1013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Нуртас, 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447641</text:p>
          </table:table-cell>
          <table:table-cell table:number-columns-repeated="1013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Нуртас, 2/3</text:p>
          </table:table-cell>
          <table:table-cell office:value-type="string" calcext:value-type="string">
            <text:p>Мерейли</text:p>
          </table:table-cell>
          <table:table-cell table:number-columns-repeated="7"/>
          <table:table-cell office:value-type="string" calcext:value-type="string">
            <text:p>0.173541</text:p>
          </table:table-cell>
          <table:table-cell table:number-columns-repeated="101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Нуртас, 93</text:p>
          </table:table-cell>
          <table:table-cell office:value-type="string" calcext:value-type="string">
            <text:p>Рахат</text:p>
          </table:table-cell>
          <table:table-cell table:number-columns-repeated="7"/>
          <table:table-cell office:value-type="string" calcext:value-type="string">
            <text:p>0.311575</text:p>
          </table:table-cell>
          <table:table-cell table:number-columns-repeated="101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Нуртас, 1</text:p>
          </table:table-cell>
          <table:table-cell office:value-type="string" calcext:value-type="string">
            <text:p>Жания</text:p>
          </table:table-cell>
          <table:table-cell table:number-columns-repeated="7"/>
          <table:table-cell office:value-type="string" calcext:value-type="string">
            <text:p>0.367713</text:p>
          </table:table-cell>
          <table:table-cell table:number-columns-repeated="1013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Нуртас, 1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18258</text:p>
          </table:table-cell>
          <table:table-cell table:number-columns-repeated="1013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Жасталап, 174</text:p>
          </table:table-cell>
          <table:table-cell office:value-type="string" calcext:value-type="string">
            <text:p>Н?Р?ЛІ</text:p>
          </table:table-cell>
          <table:table-cell table:number-columns-repeated="7"/>
          <table:table-cell office:value-type="string" calcext:value-type="string">
            <text:p>0.125572</text:p>
          </table:table-cell>
          <table:table-cell table:number-columns-repeated="1013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Саяхат, 1/1</text:p>
          </table:table-cell>
          <table:table-cell office:value-type="string" calcext:value-type="string">
            <text:p>Н?Р?ЛІ</text:p>
          </table:table-cell>
          <table:table-cell table:number-columns-repeated="7"/>
          <table:table-cell office:value-type="string" calcext:value-type="string">
            <text:p>0.160595</text:p>
          </table:table-cell>
          <table:table-cell table:number-columns-repeated="101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Гулдала, 137</text:p>
          </table:table-cell>
          <table:table-cell office:value-type="string" calcext:value-type="string">
            <text:p>Жанар</text:p>
          </table:table-cell>
          <table:table-cell table:number-columns-repeated="7"/>
          <table:table-cell office:value-type="string" calcext:value-type="string">
            <text:p>0.497951</text:p>
          </table:table-cell>
          <table:table-cell table:number-columns-repeated="1013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Гулдала, 875</text:p>
          </table:table-cell>
          <table:table-cell office:value-type="string" calcext:value-type="string">
            <text:p>Н?РЖАМАЛ</text:p>
          </table:table-cell>
          <table:table-cell table:number-columns-repeated="7"/>
          <table:table-cell office:value-type="string" calcext:value-type="string">
            <text:p>0.0818184</text:p>
          </table:table-cell>
          <table:table-cell table:number-columns-repeated="10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Гулдала, 615/2</text:p>
          </table:table-cell>
          <table:table-cell office:value-type="string" calcext:value-type="string">
            <text:p>Алима Апа</text:p>
          </table:table-cell>
          <table:table-cell table:number-columns-repeated="7"/>
          <table:table-cell office:value-type="string" calcext:value-type="string">
            <text:p>0.212456</text:p>
          </table:table-cell>
          <table:table-cell table:number-columns-repeated="1013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Акбота, 812а</text:p>
          </table:table-cell>
          <table:table-cell office:value-type="string" calcext:value-type="string">
            <text:p>Н?РТАС</text:p>
          </table:table-cell>
          <table:table-cell table:number-columns-repeated="7"/>
          <table:table-cell office:value-type="string" calcext:value-type="string">
            <text:p>0.406936</text:p>
          </table:table-cell>
          <table:table-cell table:number-columns-repeated="101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Саяхат, 615/3</text:p>
          </table:table-cell>
          <table:table-cell office:value-type="string" calcext:value-type="string">
            <text:p>КАСКАСУ</text:p>
          </table:table-cell>
          <table:table-cell table:number-columns-repeated="7"/>
          <table:table-cell office:value-type="string" calcext:value-type="string">
            <text:p>0.0511063</text:p>
          </table:table-cell>
          <table:table-cell table:number-columns-repeated="101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Саяхат, 1063/1</text:p>
          </table:table-cell>
          <table:table-cell office:value-type="string" calcext:value-type="string">
            <text:p>ЕРМЕК АТА</text:p>
          </table:table-cell>
          <table:table-cell table:number-columns-repeated="7"/>
          <table:table-cell office:value-type="string" calcext:value-type="string">
            <text:p>0.173698</text:p>
          </table:table-cell>
          <table:table-cell table:number-columns-repeated="1013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Аксауыт, 45/2</text:p>
          </table:table-cell>
          <table:table-cell office:value-type="string" calcext:value-type="string">
            <text:p>НУРТАС</text:p>
          </table:table-cell>
          <table:table-cell table:number-columns-repeated="7"/>
          <table:table-cell office:value-type="string" calcext:value-type="string">
            <text:p>0.323079</text:p>
          </table:table-cell>
          <table:table-cell table:number-columns-repeated="101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4-я, 12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51286</text:p>
          </table:table-cell>
          <table:table-cell table:number-columns-repeated="1013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Наурыз, 186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4743</text:p>
          </table:table-cell>
          <table:table-cell table:number-columns-repeated="1013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Алматинская трасса, 14/4, 1 этаж</text:p>
          </table:table-cell>
          <table:table-cell office:value-type="string" calcext:value-type="string">
            <text:p>Омирзак</text:p>
          </table:table-cell>
          <table:table-cell table:number-columns-repeated="7"/>
          <table:table-cell office:value-type="string" calcext:value-type="string">
            <text:p>0.42583</text:p>
          </table:table-cell>
          <table:table-cell table:number-columns-repeated="1013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Сиргели, 14</text:p>
          </table:table-cell>
          <table:table-cell office:value-type="string" calcext:value-type="string">
            <text:p>ПЕРИЗАТ</text:p>
          </table:table-cell>
          <table:table-cell table:number-columns-repeated="7"/>
          <table:table-cell office:value-type="string" calcext:value-type="string">
            <text:p>0.161925</text:p>
          </table:table-cell>
          <table:table-cell table:number-columns-repeated="101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Наурыз, 133</text:p>
          </table:table-cell>
          <table:table-cell office:value-type="string" calcext:value-type="string">
            <text:p>Жолдас ата</text:p>
          </table:table-cell>
          <table:table-cell table:number-columns-repeated="7"/>
          <table:table-cell office:value-type="string" calcext:value-type="string">
            <text:p>0.136067</text:p>
          </table:table-cell>
          <table:table-cell table:number-columns-repeated="1013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Сиргели, 226/2, 1 этаж</text:p>
          </table:table-cell>
          <table:table-cell office:value-type="string" calcext:value-type="string">
            <text:p>ТАЛ?АТ</text:p>
          </table:table-cell>
          <table:table-cell table:number-columns-repeated="7"/>
          <table:table-cell office:value-type="string" calcext:value-type="string">
            <text:p>0.14176</text:p>
          </table:table-cell>
          <table:table-cell table:number-columns-repeated="101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Акбаева, 225/1</text:p>
          </table:table-cell>
          <table:table-cell office:value-type="string" calcext:value-type="string">
            <text:p>Бегали</text:p>
          </table:table-cell>
          <table:table-cell table:number-columns-repeated="7"/>
          <table:table-cell office:value-type="string" calcext:value-type="string">
            <text:p>0.238202</text:p>
          </table:table-cell>
          <table:table-cell table:number-columns-repeated="101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Кошерова, 5/6</text:p>
          </table:table-cell>
          <table:table-cell office:value-type="string" calcext:value-type="string">
            <text:p>Алмат</text:p>
          </table:table-cell>
          <table:table-cell table:number-columns-repeated="7"/>
          <table:table-cell office:value-type="string" calcext:value-type="string">
            <text:p>0.506163</text:p>
          </table:table-cell>
          <table:table-cell table:number-columns-repeated="101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Сары жайлау, 109/1</text:p>
          </table:table-cell>
          <table:table-cell office:value-type="string" calcext:value-type="string">
            <text:p>Ержан</text:p>
          </table:table-cell>
          <table:table-cell table:number-columns-repeated="7"/>
          <table:table-cell office:value-type="string" calcext:value-type="string">
            <text:p>0.140075</text:p>
          </table:table-cell>
          <table:table-cell table:number-columns-repeated="101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Акжелкен, 1</text:p>
          </table:table-cell>
          <table:table-cell office:value-type="string" calcext:value-type="string">
            <text:p>Коркем</text:p>
          </table:table-cell>
          <table:table-cell table:number-columns-repeated="7"/>
          <table:table-cell office:value-type="string" calcext:value-type="string">
            <text:p>0.443037</text:p>
          </table:table-cell>
          <table:table-cell table:number-columns-repeated="1013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192-й квартал, 359/38, 1 этаж</text:p>
          </table:table-cell>
          <table:table-cell office:value-type="string" calcext:value-type="string">
            <text:p>Эконом Маркет</text:p>
          </table:table-cell>
          <table:table-cell table:number-columns-repeated="7"/>
          <table:table-cell office:value-type="string" calcext:value-type="string">
            <text:p>0.0571802</text:p>
          </table:table-cell>
          <table:table-cell table:number-columns-repeated="101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192-й квартал, 359/18</text:p>
          </table:table-cell>
          <table:table-cell office:value-type="string" calcext:value-type="string">
            <text:p>Бес ж?лдыз</text:p>
          </table:table-cell>
          <table:table-cell table:number-columns-repeated="7"/>
          <table:table-cell office:value-type="string" calcext:value-type="string">
            <text:p>2.47685</text:p>
          </table:table-cell>
          <table:table-cell table:number-columns-repeated="1013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Гулдала, 6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63127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Байтерекова, 9а/1</text:p>
          </table:table-cell>
          <table:table-cell office:value-type="string" calcext:value-type="string">
            <text:p>Сайман</text:p>
          </table:table-cell>
          <table:table-cell table:number-columns-repeated="7"/>
          <table:table-cell office:value-type="string" calcext:value-type="string">
            <text:p>0.274658</text:p>
          </table:table-cell>
          <table:table-cell table:number-columns-repeated="1013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Жасталап, 28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80739</text:p>
          </table:table-cell>
          <table:table-cell table:number-columns-repeated="1013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Жасталап, 37</text:p>
          </table:table-cell>
          <table:table-cell office:value-type="string" calcext:value-type="string">
            <text:p>Шолпан</text:p>
          </table:table-cell>
          <table:table-cell table:number-columns-repeated="7"/>
          <table:table-cell office:value-type="string" calcext:value-type="string">
            <text:p>0.0826926</text:p>
          </table:table-cell>
          <table:table-cell table:number-columns-repeated="1013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Жасталап, 48</text:p>
          </table:table-cell>
          <table:table-cell office:value-type="string" calcext:value-type="string">
            <text:p>Сымбат</text:p>
          </table:table-cell>
          <table:table-cell table:number-columns-repeated="7"/>
          <table:table-cell office:value-type="string" calcext:value-type="string">
            <text:p>0.622402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Майтобе, 4/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0.0773109</text:p>
          </table:table-cell>
          <table:table-cell table:number-columns-repeated="101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Майтобе, 1</text:p>
          </table:table-cell>
          <table:table-cell office:value-type="string" calcext:value-type="string">
            <text:p>Майтобе</text:p>
          </table:table-cell>
          <table:table-cell table:number-columns-repeated="7"/>
          <table:table-cell office:value-type="string" calcext:value-type="string">
            <text:p>0.0814591</text:p>
          </table:table-cell>
          <table:table-cell table:number-columns-repeated="101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Байтерекова, 118, 1 этаж</text:p>
          </table:table-cell>
          <table:table-cell office:value-type="string" calcext:value-type="string">
            <text:p>Ділміш-ата</text:p>
          </table:table-cell>
          <table:table-cell table:number-columns-repeated="7"/>
          <table:table-cell office:value-type="string" calcext:value-type="string">
            <text:p>0.100683</text:p>
          </table:table-cell>
          <table:table-cell table:number-columns-repeated="1013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Шугыла, 13/2</text:p>
          </table:table-cell>
          <table:table-cell office:value-type="string" calcext:value-type="string">
            <text:p>Ш??ыла</text:p>
          </table:table-cell>
          <table:table-cell table:number-columns-repeated="7"/>
          <table:table-cell office:value-type="string" calcext:value-type="string">
            <text:p>0.198992</text:p>
          </table:table-cell>
          <table:table-cell table:number-columns-repeated="101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Байтерекова, 133/1</text:p>
          </table:table-cell>
          <table:table-cell office:value-type="string" calcext:value-type="string">
            <text:p>Жа?абай ата</text:p>
          </table:table-cell>
          <table:table-cell table:number-columns-repeated="7"/>
          <table:table-cell office:value-type="string" calcext:value-type="string">
            <text:p>0.518207</text:p>
          </table:table-cell>
          <table:table-cell table:number-columns-repeated="1013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Акберен, 108/1</text:p>
          </table:table-cell>
          <table:table-cell office:value-type="string" calcext:value-type="string">
            <text:p>Отырар</text:p>
          </table:table-cell>
          <table:table-cell table:number-columns-repeated="7"/>
          <table:table-cell office:value-type="string" calcext:value-type="string">
            <text:p>1.01068</text:p>
          </table:table-cell>
          <table:table-cell table:number-columns-repeated="101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Нурсат микрорайон, 140а, 1 этаж</text:p>
          </table:table-cell>
          <table:table-cell office:value-type="string" calcext:value-type="string">
            <text:p>К?ктем</text:p>
          </table:table-cell>
          <table:table-cell table:number-columns-repeated="7"/>
          <table:table-cell office:value-type="string" calcext:value-type="string">
            <text:p>0.141855</text:p>
          </table:table-cell>
          <table:table-cell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Нурсат микрорайон, 143/1, 1 этаж</text:p>
          </table:table-cell>
          <table:table-cell office:value-type="string" calcext:value-type="string">
            <text:p>Рахат</text:p>
          </table:table-cell>
          <table:table-cell table:number-columns-repeated="7"/>
          <table:table-cell office:value-type="string" calcext:value-type="string">
            <text:p>0.05351</text:p>
          </table:table-cell>
          <table:table-cell table:number-columns-repeated="101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Нурсат микрорайон, 203, 1 этаж</text:p>
          </table:table-cell>
          <table:table-cell office:value-type="string" calcext:value-type="string">
            <text:p>С?т</text:p>
          </table:table-cell>
          <table:table-cell table:number-columns-repeated="7"/>
          <table:table-cell office:value-type="string" calcext:value-type="string">
            <text:p>0.0782345</text:p>
          </table:table-cell>
          <table:table-cell table:number-columns-repeated="101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Нурсат микрорайон, 155, 1 этаж</text:p>
          </table:table-cell>
          <table:table-cell office:value-type="string" calcext:value-type="string">
            <text:p>Ба?д?улет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Нурсат микрорайон, 155, 1 этаж</text:p>
          </table:table-cell>
          <table:table-cell office:value-type="string" calcext:value-type="string">
            <text:p>Керемет</text:p>
          </table:table-cell>
          <table:table-cell table:number-columns-repeated="7"/>
          <table:table-cell office:value-type="string" calcext:value-type="string">
            <text:p>0.154008</text:p>
          </table:table-cell>
          <table:table-cell table:number-columns-repeated="101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Нурсат микрорайон, 163, 1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591797</text:p>
          </table:table-cell>
          <table:table-cell table:number-columns-repeated="101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Нурсат микрорайон, 164/1, 1 этаж</text:p>
          </table:table-cell>
          <table:table-cell office:value-type="string" calcext:value-type="string">
            <text:p>Жомарт</text:p>
          </table:table-cell>
          <table:table-cell table:number-columns-repeated="7"/>
          <table:table-cell office:value-type="string" calcext:value-type="string">
            <text:p>0.315708</text:p>
          </table:table-cell>
          <table:table-cell table:number-columns-repeated="101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Нурсат микрорайон, 200/2</text:p>
          </table:table-cell>
          <table:table-cell office:value-type="string" calcext:value-type="string">
            <text:p>Ер-Нур</text:p>
          </table:table-cell>
          <table:table-cell table:number-columns-repeated="7"/>
          <table:table-cell office:value-type="string" calcext:value-type="string">
            <text:p>0.179236</text:p>
          </table:table-cell>
          <table:table-cell table:number-columns-repeated="101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Нурсат микрорайон, 197, 1 этаж</text:p>
          </table:table-cell>
          <table:table-cell office:value-type="string" calcext:value-type="string">
            <text:p>К?н сайын</text:p>
          </table:table-cell>
          <table:table-cell table:number-columns-repeated="7"/>
          <table:table-cell office:value-type="string" calcext:value-type="string">
            <text:p>0.0459246</text:p>
          </table:table-cell>
          <table:table-cell table:number-columns-repeated="1013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Нурсат микрорайон, 197, цокольный этаж</text:p>
          </table:table-cell>
          <table:table-cell office:value-type="string" calcext:value-type="string">
            <text:p>Несiбе</text:p>
          </table:table-cell>
          <table:table-cell table:number-columns-repeated="7"/>
          <table:table-cell office:value-type="string" calcext:value-type="string">
            <text:p>0.108628</text:p>
          </table:table-cell>
          <table:table-cell table:number-columns-repeated="101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Назарбекова, 208/2, 0 этаж</text:p>
          </table:table-cell>
          <table:table-cell office:value-type="string" calcext:value-type="string">
            <text:p>Магнолия</text:p>
          </table:table-cell>
          <table:table-cell table:number-columns-repeated="7"/>
          <table:table-cell office:value-type="string" calcext:value-type="string">
            <text:p>0.177231</text:p>
          </table:table-cell>
          <table:table-cell table:number-columns-repeated="101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Нурсат микрорайон, 198/4, 1 этаж</text:p>
          </table:table-cell>
          <table:table-cell office:value-type="string" calcext:value-type="string">
            <text:p>Жа?алы?</text:p>
          </table:table-cell>
          <table:table-cell table:number-columns-repeated="7"/>
          <table:table-cell office:value-type="string" calcext:value-type="string">
            <text:p>0.274626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Назарбекова, 222/1, 2 этаж</text:p>
          </table:table-cell>
          <table:table-cell office:value-type="string" calcext:value-type="string">
            <text:p>?ос б?ла?</text:p>
          </table:table-cell>
          <table:table-cell table:number-columns-repeated="7"/>
          <table:table-cell office:value-type="string" calcext:value-type="string">
            <text:p>0.169756</text:p>
          </table:table-cell>
          <table:table-cell table:number-columns-repeated="1013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Нурсат микрорайон, 12, 1 этаж</text:p>
          </table:table-cell>
          <table:table-cell office:value-type="string" calcext:value-type="string">
            <text:p>Мі?айым Ана</text:p>
          </table:table-cell>
          <table:table-cell table:number-columns-repeated="7"/>
          <table:table-cell office:value-type="string" calcext:value-type="string">
            <text:p>0.0817647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Нурсат микрорайон, 39/2</text:p>
          </table:table-cell>
          <table:table-cell office:value-type="string" calcext:value-type="string">
            <text:p>Unikassa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Нурсат микрорайон, 39/2</text:p>
          </table:table-cell>
          <table:table-cell office:value-type="string" calcext:value-type="string">
            <text:p>АТАМЕКЕН</text:p>
          </table:table-cell>
          <table:table-cell table:number-columns-repeated="7"/>
          <table:table-cell office:value-type="string" calcext:value-type="string">
            <text:p>0.0562508</text:p>
          </table:table-cell>
          <table:table-cell table:number-columns-repeated="101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Нурсат микрорайон, 39, 1 этаж</text:p>
          </table:table-cell>
          <table:table-cell office:value-type="string" calcext:value-type="string">
            <text:p>АРМАН</text:p>
          </table:table-cell>
          <table:table-cell table:number-columns-repeated="7"/>
          <table:table-cell office:value-type="string" calcext:value-type="string">
            <text:p>0.0716369</text:p>
          </table:table-cell>
          <table:table-cell table:number-columns-repeated="101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Нурсат микрорайон, 118, 1 этаж</text:p>
          </table:table-cell>
          <table:table-cell office:value-type="string" calcext:value-type="string">
            <text:p>АРЗАН</text:p>
          </table:table-cell>
          <table:table-cell table:number-columns-repeated="7"/>
          <table:table-cell office:value-type="string" calcext:value-type="string">
            <text:p>0.0817442</text:p>
          </table:table-cell>
          <table:table-cell table:number-columns-repeated="101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Нурсат микрорайон, 117, 1 этаж</text:p>
          </table:table-cell>
          <table:table-cell office:value-type="string" calcext:value-type="string">
            <text:p>АСЕМ</text:p>
          </table:table-cell>
          <table:table-cell table:number-columns-repeated="7"/>
          <table:table-cell office:value-type="string" calcext:value-type="string">
            <text:p>0.112904</text:p>
          </table:table-cell>
          <table:table-cell table:number-columns-repeated="101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Нурсат микрорайон, 81, 1 этаж</text:p>
          </table:table-cell>
          <table:table-cell office:value-type="string" calcext:value-type="string">
            <text:p>Жа?алы?</text:p>
          </table:table-cell>
          <table:table-cell table:number-columns-repeated="7"/>
          <table:table-cell office:value-type="string" calcext:value-type="string">
            <text:p>0.0689471</text:p>
          </table:table-cell>
          <table:table-cell table:number-columns-repeated="1013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Назарбекова, 90, 1 этаж</text:p>
          </table:table-cell>
          <table:table-cell office:value-type="string" calcext:value-type="string">
            <text:p>Н?рдос</text:p>
          </table:table-cell>
          <table:table-cell table:number-columns-repeated="7"/>
          <table:table-cell office:value-type="string" calcext:value-type="string">
            <text:p>0.0736085</text:p>
          </table:table-cell>
          <table:table-cell table:number-columns-repeated="101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Нурсат микрорайон, 89, 1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647399</text:p>
          </table:table-cell>
          <table:table-cell table:number-columns-repeated="101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Нурсат микрорайон, 94, 1 этаж</text:p>
          </table:table-cell>
          <table:table-cell office:value-type="string" calcext:value-type="string">
            <text:p>КОРКЕМ</text:p>
          </table:table-cell>
          <table:table-cell table:number-columns-repeated="7"/>
          <table:table-cell office:value-type="string" calcext:value-type="string">
            <text:p>0.0258704</text:p>
          </table:table-cell>
          <table:table-cell table:number-columns-repeated="101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Нурсат микрорайон, 93, 1 этаж</text:p>
          </table:table-cell>
          <table:table-cell office:value-type="string" calcext:value-type="string">
            <text:p>Диас</text:p>
          </table:table-cell>
          <table:table-cell table:number-columns-repeated="7"/>
          <table:table-cell office:value-type="string" calcext:value-type="string">
            <text:p>0.107891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урсат микрорайон, 107, 1 этаж</text:p>
          </table:table-cell>
          <table:table-cell office:value-type="string" calcext:value-type="string">
            <text:p>?азына</text:p>
          </table:table-cell>
          <table:table-cell table:number-columns-repeated="7"/>
          <table:table-cell office:value-type="string" calcext:value-type="string">
            <text:p>0.270874</text:p>
          </table:table-cell>
          <table:table-cell table:number-columns-repeated="1013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Нурсат микрорайон, 31, 1 этаж</text:p>
          </table:table-cell>
          <table:table-cell office:value-type="string" calcext:value-type="string">
            <text:p>Нурсат 2</text:p>
          </table:table-cell>
          <table:table-cell table:number-columns-repeated="7"/>
          <table:table-cell office:value-type="string" calcext:value-type="string">
            <text:p>0.153691</text:p>
          </table:table-cell>
          <table:table-cell table:number-columns-repeated="101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Нурсат микрорайон, 2/1</text:p>
          </table:table-cell>
          <table:table-cell office:value-type="string" calcext:value-type="string">
            <text:p>АТАМЕКЕН</text:p>
          </table:table-cell>
          <table:table-cell table:number-columns-repeated="7"/>
          <table:table-cell office:value-type="string" calcext:value-type="string">
            <text:p>0.202078</text:p>
          </table:table-cell>
          <table:table-cell table:number-columns-repeated="101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Нурсат микрорайон, 132, 1 этаж</text:p>
          </table:table-cell>
          <table:table-cell office:value-type="string" calcext:value-type="string">
            <text:p>Арайлым</text:p>
          </table:table-cell>
          <table:table-cell table:number-columns-repeated="7"/>
          <table:table-cell office:value-type="string" calcext:value-type="string">
            <text:p>0.170871</text:p>
          </table:table-cell>
          <table:table-cell table:number-columns-repeated="1013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Нурсат микрорайон, 135а, 0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514109</text:p>
          </table:table-cell>
          <table:table-cell table:number-columns-repeated="1013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Нурсат микрорайон, 135в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24894</text:p>
          </table:table-cell>
          <table:table-cell table:number-columns-repeated="101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Нурсат микрорайон, 127/1, 1 этаж</text:p>
          </table:table-cell>
          <table:table-cell office:value-type="string" calcext:value-type="string">
            <text:p>Жаннур</text:p>
          </table:table-cell>
          <table:table-cell table:number-columns-repeated="7"/>
          <table:table-cell office:value-type="string" calcext:value-type="string">
            <text:p>0.0842423</text:p>
          </table:table-cell>
          <table:table-cell table:number-columns-repeated="1013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Нурсат микрорайон, 126, 1 этаж</text:p>
          </table:table-cell>
          <table:table-cell office:value-type="string" calcext:value-type="string">
            <text:p>Н?р-?уаныш</text:p>
          </table:table-cell>
          <table:table-cell table:number-columns-repeated="7"/>
          <table:table-cell office:value-type="string" calcext:value-type="string">
            <text:p>0.160367</text:p>
          </table:table-cell>
          <table:table-cell table:number-columns-repeated="101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Жанкожа батыра, 36/1</text:p>
          </table:table-cell>
          <table:table-cell office:value-type="string" calcext:value-type="string">
            <text:p>БЕРІК</text:p>
          </table:table-cell>
          <table:table-cell table:number-columns-repeated="7"/>
          <table:table-cell office:value-type="string" calcext:value-type="string">
            <text:p>0.280679</text:p>
          </table:table-cell>
          <table:table-cell table:number-columns-repeated="101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Коктем, 39/1</text:p>
          </table:table-cell>
          <table:table-cell office:value-type="string" calcext:value-type="string">
            <text:p>Інжу-Маржан</text:p>
          </table:table-cell>
          <table:table-cell table:number-columns-repeated="7"/>
          <table:table-cell office:value-type="string" calcext:value-type="string">
            <text:p>0.128995</text:p>
          </table:table-cell>
          <table:table-cell table:number-columns-repeated="101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Джусупова, 20/1</text:p>
          </table:table-cell>
          <table:table-cell office:value-type="string" calcext:value-type="string">
            <text:p>Атамекен</text:p>
          </table:table-cell>
          <table:table-cell table:number-columns-repeated="7"/>
          <table:table-cell office:value-type="string" calcext:value-type="string">
            <text:p>0.267803</text:p>
          </table:table-cell>
          <table:table-cell table:number-columns-repeated="101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Джусупова, 4, 1 этаж</text:p>
          </table:table-cell>
          <table:table-cell office:value-type="string" calcext:value-type="string">
            <text:p>Альтаир</text:p>
          </table:table-cell>
          <table:table-cell table:number-columns-repeated="7"/>
          <table:table-cell office:value-type="string" calcext:value-type="string">
            <text:p>0.274131</text:p>
          </table:table-cell>
          <table:table-cell table:number-columns-repeated="101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Беткей, 9а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31775</text:p>
          </table:table-cell>
          <table:table-cell table:number-columns-repeated="1013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Отырар микрорайон, 38/1</text:p>
          </table:table-cell>
          <table:table-cell office:value-type="string" calcext:value-type="string">
            <text:p>Нуркен</text:p>
          </table:table-cell>
          <table:table-cell table:number-columns-repeated="7"/>
          <table:table-cell office:value-type="string" calcext:value-type="string">
            <text:p>0.0795709</text:p>
          </table:table-cell>
          <table:table-cell table:number-columns-repeated="101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Отырар микрорайон, 40/2</text:p>
          </table:table-cell>
          <table:table-cell office:value-type="string" calcext:value-type="string">
            <text:p>БАУЫРЖАН</text:p>
          </table:table-cell>
          <table:table-cell table:number-columns-repeated="7"/>
          <table:table-cell office:value-type="string" calcext:value-type="string">
            <text:p>0.0827543</text:p>
          </table:table-cell>
          <table:table-cell table:number-columns-repeated="101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Отырар микрорайон, 42</text:p>
          </table:table-cell>
          <table:table-cell office:value-type="string" calcext:value-type="string">
            <text:p>Ерзат</text:p>
          </table:table-cell>
          <table:table-cell table:number-columns-repeated="7"/>
          <table:table-cell office:value-type="string" calcext:value-type="string">
            <text:p>0.073221</text:p>
          </table:table-cell>
          <table:table-cell table:number-columns-repeated="1013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Отырар микрорайон, 56, 1 этаж</text:p>
          </table:table-cell>
          <table:table-cell office:value-type="string" calcext:value-type="string">
            <text:p>Нур</text:p>
          </table:table-cell>
          <table:table-cell table:number-columns-repeated="7"/>
          <table:table-cell office:value-type="string" calcext:value-type="string">
            <text:p>0.0235377</text:p>
          </table:table-cell>
          <table:table-cell table:number-columns-repeated="1013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Отырар микрорайон, 53/1</text:p>
          </table:table-cell>
          <table:table-cell office:value-type="string" calcext:value-type="string">
            <text:p>УЛАР</text:p>
          </table:table-cell>
          <table:table-cell table:number-columns-repeated="7"/>
          <table:table-cell office:value-type="string" calcext:value-type="string">
            <text:p>0.123956</text:p>
          </table:table-cell>
          <table:table-cell table:number-columns-repeated="101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Отырар микрорайон, 55/1</text:p>
          </table:table-cell>
          <table:table-cell office:value-type="string" calcext:value-type="string">
            <text:p>ГУЛНАЗ</text:p>
          </table:table-cell>
          <table:table-cell table:number-columns-repeated="7"/>
          <table:table-cell office:value-type="string" calcext:value-type="string">
            <text:p>0.0713759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Отырар микрорайон, 59/1</text:p>
          </table:table-cell>
          <table:table-cell office:value-type="string" calcext:value-type="string">
            <text:p>Са?и</text:p>
          </table:table-cell>
          <table:table-cell table:number-columns-repeated="7"/>
          <table:table-cell office:value-type="string" calcext:value-type="string">
            <text:p>0.00967536</text:p>
          </table:table-cell>
          <table:table-cell table:number-columns-repeated="1013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Отырар микрорайон, 59, 1 этаж</text:p>
          </table:table-cell>
          <table:table-cell office:value-type="string" calcext:value-type="string">
            <text:p>Н?р</text:p>
          </table:table-cell>
          <table:table-cell table:number-columns-repeated="7"/>
          <table:table-cell office:value-type="string" calcext:value-type="string">
            <text:p>0.109053</text:p>
          </table:table-cell>
          <table:table-cell table:number-columns-repeated="1013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Отырар микрорайон, 52/2</text:p>
          </table:table-cell>
          <table:table-cell office:value-type="string" calcext:value-type="string">
            <text:p>ОТЫРАР</text:p>
          </table:table-cell>
          <table:table-cell table:number-columns-repeated="7"/>
          <table:table-cell office:value-type="string" calcext:value-type="string">
            <text:p>0.0219082</text:p>
          </table:table-cell>
          <table:table-cell table:number-columns-repeated="1013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Отырар микрорайон, 60, 1 этаж</text:p>
          </table:table-cell>
          <table:table-cell office:value-type="string" calcext:value-type="string">
            <text:p>Ысты</text:p>
          </table:table-cell>
          <table:table-cell table:number-columns-repeated="7"/>
          <table:table-cell office:value-type="string" calcext:value-type="string">
            <text:p>0.109277</text:p>
          </table:table-cell>
          <table:table-cell table:number-columns-repeated="101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Отырар микрорайон, 60</text:p>
          </table:table-cell>
          <table:table-cell office:value-type="string" calcext:value-type="string">
            <text:p>Диан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Отырар микрорайон, 60</text:p>
          </table:table-cell>
          <table:table-cell office:value-type="string" calcext:value-type="string">
            <text:p>Сити-маркет</text:p>
          </table:table-cell>
          <table:table-cell table:number-columns-repeated="7"/>
          <table:table-cell office:value-type="string" calcext:value-type="string">
            <text:p>0.281997</text:p>
          </table:table-cell>
          <table:table-cell table:number-columns-repeated="10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Рыскулова, 1, 1 этаж</text:p>
          </table:table-cell>
          <table:table-cell office:value-type="string" calcext:value-type="string">
            <text:p>Айсу</text:p>
          </table:table-cell>
          <table:table-cell table:number-columns-repeated="7"/>
          <table:table-cell office:value-type="string" calcext:value-type="string">
            <text:p>0.0320495</text:p>
          </table:table-cell>
          <table:table-cell table:number-columns-repeated="101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Адырбекова, 2Б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669391</text:p>
          </table:table-cell>
          <table:table-cell table:number-columns-repeated="101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Адырбекова, 4, 1 этаж</text:p>
          </table:table-cell>
          <table:table-cell office:value-type="string" calcext:value-type="string">
            <text:p>Балжан Ана</text:p>
          </table:table-cell>
          <table:table-cell table:number-columns-repeated="7"/>
          <table:table-cell office:value-type="string" calcext:value-type="string">
            <text:p>0.0552664</text:p>
          </table:table-cell>
          <table:table-cell table:number-columns-repeated="101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18-й микрорайон, 19/3, 1 этаж</text:p>
          </table:table-cell>
          <table:table-cell office:value-type="string" calcext:value-type="string">
            <text:p>Сары-Арка</text:p>
          </table:table-cell>
          <table:table-cell table:number-columns-repeated="7"/>
          <table:table-cell office:value-type="string" calcext:value-type="string">
            <text:p>0.0656855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8-й микрорайон, 19</text:p>
          </table:table-cell>
          <table:table-cell office:value-type="string" calcext:value-type="string">
            <text:p>Eldos</text:p>
          </table:table-cell>
          <table:table-cell table:number-columns-repeated="7"/>
          <table:table-cell office:value-type="string" calcext:value-type="string">
            <text:p>0.0291621</text:p>
          </table:table-cell>
          <table:table-cell table:number-columns-repeated="101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18-й микрорайон, 23, 1 этаж</text:p>
          </table:table-cell>
          <table:table-cell office:value-type="string" calcext:value-type="string">
            <text:p>Мемрам</text:p>
          </table:table-cell>
          <table:table-cell table:number-columns-repeated="7"/>
          <table:table-cell office:value-type="string" calcext:value-type="string">
            <text:p>0.0364723</text:p>
          </table:table-cell>
          <table:table-cell table:number-columns-repeated="101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18-й микрорайон, 10/1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813283</text:p>
          </table:table-cell>
          <table:table-cell table:number-columns-repeated="101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18-й микрорайон, 19/1</text:p>
          </table:table-cell>
          <table:table-cell office:value-type="string" calcext:value-type="string">
            <text:p>Бен</text:p>
          </table:table-cell>
          <table:table-cell table:number-columns-repeated="7"/>
          <table:table-cell office:value-type="string" calcext:value-type="string">
            <text:p>0.071297</text:p>
          </table:table-cell>
          <table:table-cell table:number-columns-repeated="101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18-й микрорайон, 18, 1 этаж</text:p>
          </table:table-cell>
          <table:table-cell office:value-type="string" calcext:value-type="string">
            <text:p>БИБИ-АЙША</text:p>
          </table:table-cell>
          <table:table-cell table:number-columns-repeated="7"/>
          <table:table-cell office:value-type="string" calcext:value-type="string">
            <text:p>0.148955</text:p>
          </table:table-cell>
          <table:table-cell table:number-columns-repeated="101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18-й микрорайон, 14, 1 этаж</text:p>
          </table:table-cell>
          <table:table-cell office:value-type="string" calcext:value-type="string">
            <text:p>Арсен</text:p>
          </table:table-cell>
          <table:table-cell table:number-columns-repeated="7"/>
          <table:table-cell office:value-type="string" calcext:value-type="string">
            <text:p>0.0473477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-й микрорайон, 8, 1 этаж</text:p>
          </table:table-cell>
          <table:table-cell office:value-type="string" calcext:value-type="string">
            <text:p>?азын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18-й микрорайон, 8, 1 этаж</text:p>
          </table:table-cell>
          <table:table-cell office:value-type="string" calcext:value-type="string">
            <text:p>Диан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18-й микрорайон, 8, 1 этаж</text:p>
          </table:table-cell>
          <table:table-cell office:value-type="string" calcext:value-type="string">
            <text:p>Продуктовый Магазин Без Названия</text:p>
          </table:table-cell>
          <table:table-cell table:number-columns-repeated="7"/>
          <table:table-cell office:value-type="string" calcext:value-type="string">
            <text:p>0.0858466</text:p>
          </table:table-cell>
          <table:table-cell table:number-columns-repeated="101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18-й микрорайон, 8</text:p>
          </table:table-cell>
          <table:table-cell office:value-type="string" calcext:value-type="string">
            <text:p>Досты?</text:p>
          </table:table-cell>
          <table:table-cell table:number-columns-repeated="7"/>
          <table:table-cell office:value-type="string" calcext:value-type="string">
            <text:p>0.0599607</text:p>
          </table:table-cell>
          <table:table-cell table:number-columns-repeated="10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8-й микрорайон, 5, 1 этаж</text:p>
          </table:table-cell>
          <table:table-cell office:value-type="string" calcext:value-type="string">
            <text:p>А?-ниет</text:p>
          </table:table-cell>
          <table:table-cell table:number-columns-repeated="7"/>
          <table:table-cell office:value-type="string" calcext:value-type="string">
            <text:p>0.0850633</text:p>
          </table:table-cell>
          <table:table-cell table:number-columns-repeated="101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18-й микрорайон, 22а</text:p>
          </table:table-cell>
          <table:table-cell office:value-type="string" calcext:value-type="string">
            <text:p>Анталья</text:p>
          </table:table-cell>
          <table:table-cell table:number-columns-repeated="7"/>
          <table:table-cell office:value-type="string" calcext:value-type="string">
            <text:p>0.0726589</text:p>
          </table:table-cell>
          <table:table-cell table:number-columns-repeated="1013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18-й микрорайон, 4/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230402</text:p>
          </table:table-cell>
          <table:table-cell table:number-columns-repeated="101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18-й микрорайон, 4</text:p>
          </table:table-cell>
          <table:table-cell office:value-type="string" calcext:value-type="string">
            <text:p>Мариям</text:p>
          </table:table-cell>
          <table:table-cell table:number-columns-repeated="7"/>
          <table:table-cell office:value-type="string" calcext:value-type="string">
            <text:p>0.0175777</text:p>
          </table:table-cell>
          <table:table-cell table:number-columns-repeated="1013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18-й микрорайон, 4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189865</text:p>
          </table:table-cell>
          <table:table-cell table:number-columns-repeated="101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18-й микрорайон, 4/5 киоск</text:p>
          </table:table-cell>
          <table:table-cell office:value-type="string" calcext:value-type="string">
            <text:p>АТАМЕКЕН</text:p>
          </table:table-cell>
          <table:table-cell table:number-columns-repeated="7"/>
          <table:table-cell office:value-type="string" calcext:value-type="string">
            <text:p>0.0363112</text:p>
          </table:table-cell>
          <table:table-cell table:number-columns-repeated="101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18-й микрорайон, 3/1</text:p>
          </table:table-cell>
          <table:table-cell office:value-type="string" calcext:value-type="string">
            <text:p>Жас-Улан</text:p>
          </table:table-cell>
          <table:table-cell table:number-columns-repeated="7"/>
          <table:table-cell office:value-type="string" calcext:value-type="string">
            <text:p>0.0225784</text:p>
          </table:table-cell>
          <table:table-cell table:number-columns-repeated="101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18-й микрорайон, 2/1</text:p>
          </table:table-cell>
          <table:table-cell office:value-type="string" calcext:value-type="string">
            <text:p>Жаке</text:p>
          </table:table-cell>
          <table:table-cell table:number-columns-repeated="7"/>
          <table:table-cell office:value-type="string" calcext:value-type="string">
            <text:p>0.192517</text:p>
          </table:table-cell>
          <table:table-cell table:number-columns-repeated="101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18-й микрорайон, 51, 1 этаж</text:p>
          </table:table-cell>
          <table:table-cell office:value-type="string" calcext:value-type="string">
            <text:p>Ерканат</text:p>
          </table:table-cell>
          <table:table-cell table:number-columns-repeated="7"/>
          <table:table-cell office:value-type="string" calcext:value-type="string">
            <text:p>0.0220701</text:p>
          </table:table-cell>
          <table:table-cell table:number-columns-repeated="1013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18-й микрорайон, 58, 1 этаж</text:p>
          </table:table-cell>
          <table:table-cell office:value-type="string" calcext:value-type="string">
            <text:p>Усен</text:p>
          </table:table-cell>
          <table:table-cell table:number-columns-repeated="7"/>
          <table:table-cell office:value-type="string" calcext:value-type="string">
            <text:p>0.0318112</text:p>
          </table:table-cell>
          <table:table-cell table:number-columns-repeated="101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17-й микрорайон, 11а/1</text:p>
          </table:table-cell>
          <table:table-cell office:value-type="string" calcext:value-type="string">
            <text:p>БЕКМУРАТ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17-й микрорайон, 11а/1</text:p>
          </table:table-cell>
          <table:table-cell office:value-type="string" calcext:value-type="string">
            <text:p>Достар</text:p>
          </table:table-cell>
          <table:table-cell table:number-columns-repeated="7"/>
          <table:table-cell office:value-type="string" calcext:value-type="string">
            <text:p>0.174383</text:p>
          </table:table-cell>
          <table:table-cell table:number-columns-repeated="101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18-й микрорайон, 47/1</text:p>
          </table:table-cell>
          <table:table-cell office:value-type="string" calcext:value-type="string">
            <text:p>АТАМЕКЕН</text:p>
          </table:table-cell>
          <table:table-cell table:number-columns-repeated="7"/>
          <table:table-cell office:value-type="string" calcext:value-type="string">
            <text:p>0.0377153</text:p>
          </table:table-cell>
          <table:table-cell table:number-columns-repeated="10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7-й микрорайон, 20, 1 этаж</text:p>
          </table:table-cell>
          <table:table-cell office:value-type="string" calcext:value-type="string">
            <text:p>Абдупаттах ата</text:p>
          </table:table-cell>
          <table:table-cell table:number-columns-repeated="7"/>
          <table:table-cell office:value-type="string" calcext:value-type="string">
            <text:p>0.179593</text:p>
          </table:table-cell>
          <table:table-cell table:number-columns-repeated="1013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17-й микрорайон, 15а/1</text:p>
          </table:table-cell>
          <table:table-cell office:value-type="string" calcext:value-type="string">
            <text:p>Фея</text:p>
          </table:table-cell>
          <table:table-cell table:number-columns-repeated="7"/>
          <table:table-cell office:value-type="string" calcext:value-type="string">
            <text:p>0.0780777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7-й микрорайон, 16а/3</text:p>
          </table:table-cell>
          <table:table-cell office:value-type="string" calcext:value-type="string">
            <text:p>RICH</text:p>
          </table:table-cell>
          <table:table-cell table:number-columns-repeated="7"/>
          <table:table-cell office:value-type="string" calcext:value-type="string">
            <text:p>0.0178794</text:p>
          </table:table-cell>
          <table:table-cell table:number-columns-repeated="101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17-й микрорайон, 17/1, 1 этаж</text:p>
          </table:table-cell>
          <table:table-cell office:value-type="string" calcext:value-type="string">
            <text:p>Балн?р</text:p>
          </table:table-cell>
          <table:table-cell table:number-columns-repeated="7"/>
          <table:table-cell office:value-type="string" calcext:value-type="string">
            <text:p>0.162393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7-й микрорайон, 8/1</text:p>
          </table:table-cell>
          <table:table-cell office:value-type="string" calcext:value-type="string">
            <text:p>SALIMA</text:p>
          </table:table-cell>
          <table:table-cell table:number-columns-repeated="7"/>
          <table:table-cell office:value-type="string" calcext:value-type="string">
            <text:p>0.0659377</text:p>
          </table:table-cell>
          <table:table-cell table:number-columns-repeated="101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17-й микрорайон, 3, 1 этаж</text:p>
          </table:table-cell>
          <table:table-cell office:value-type="string" calcext:value-type="string">
            <text:p>Жибек</text:p>
          </table:table-cell>
          <table:table-cell table:number-columns-repeated="7"/>
          <table:table-cell office:value-type="string" calcext:value-type="string">
            <text:p>0.0484979</text:p>
          </table:table-cell>
          <table:table-cell table:number-columns-repeated="1013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15-й микрорайон, 7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26119</text:p>
          </table:table-cell>
          <table:table-cell table:number-columns-repeated="101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15-й микрорайон, 3, 1 этаж</text:p>
          </table:table-cell>
          <table:table-cell office:value-type="string" calcext:value-type="string">
            <text:p>Жаная</text:p>
          </table:table-cell>
          <table:table-cell table:number-columns-repeated="7"/>
          <table:table-cell office:value-type="string" calcext:value-type="string">
            <text:p>0.0495186</text:p>
          </table:table-cell>
          <table:table-cell table:number-columns-repeated="1013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15-й микрорайон, 4, 1 этаж</text:p>
          </table:table-cell>
          <table:table-cell office:value-type="string" calcext:value-type="string">
            <text:p>Н?р</text:p>
          </table:table-cell>
          <table:table-cell table:number-columns-repeated="7"/>
          <table:table-cell office:value-type="string" calcext:value-type="string">
            <text:p>0.0991239</text:p>
          </table:table-cell>
          <table:table-cell table:number-columns-repeated="101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15-й микрорайон, 2/1</text:p>
          </table:table-cell>
          <table:table-cell office:value-type="string" calcext:value-type="string">
            <text:p>ДАУЛЕТ</text:p>
          </table:table-cell>
          <table:table-cell table:number-columns-repeated="7"/>
          <table:table-cell office:value-type="string" calcext:value-type="string">
            <text:p>0.146682</text:p>
          </table:table-cell>
          <table:table-cell table:number-columns-repeated="101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15-й микрорайон, 1, 1 этаж</text:p>
          </table:table-cell>
          <table:table-cell office:value-type="string" calcext:value-type="string">
            <text:p>Жан-Дан</text:p>
          </table:table-cell>
          <table:table-cell table:number-columns-repeated="7"/>
          <table:table-cell office:value-type="string" calcext:value-type="string">
            <text:p>0.225377</text:p>
          </table:table-cell>
          <table:table-cell table:number-columns-repeated="1013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Жибек жолы, 43, 1 этаж</text:p>
          </table:table-cell>
          <table:table-cell office:value-type="string" calcext:value-type="string">
            <text:p>О`КЕЙ</text:p>
          </table:table-cell>
          <table:table-cell table:number-columns-repeated="7"/>
          <table:table-cell office:value-type="string" calcext:value-type="string">
            <text:p>0.236395</text:p>
          </table:table-cell>
          <table:table-cell table:number-columns-repeated="101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16-й микрорайон, 5, 1 этаж</text:p>
          </table:table-cell>
          <table:table-cell office:value-type="string" calcext:value-type="string">
            <text:p>АЛТЫНАЙ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16-й микрорайон, 5, 1 этаж</text:p>
          </table:table-cell>
          <table:table-cell office:value-type="string" calcext:value-type="string">
            <text:p>Д?м</text:p>
          </table:table-cell>
          <table:table-cell table:number-columns-repeated="7"/>
          <table:table-cell office:value-type="string" calcext:value-type="string">
            <text:p>0.108399</text:p>
          </table:table-cell>
          <table:table-cell table:number-columns-repeated="1013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Жибек жолы, 39/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865539</text:p>
          </table:table-cell>
          <table:table-cell table:number-columns-repeated="101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Жибек жолы, 32, 1 этаж</text:p>
          </table:table-cell>
          <table:table-cell office:value-type="string" calcext:value-type="string">
            <text:p>Дастархан</text:p>
          </table:table-cell>
          <table:table-cell table:number-columns-repeated="7"/>
          <table:table-cell office:value-type="string" calcext:value-type="string">
            <text:p>0.0306796</text:p>
          </table:table-cell>
          <table:table-cell table:number-columns-repeated="101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Жибек жолы, 30, 1 этаж</text:p>
          </table:table-cell>
          <table:table-cell office:value-type="string" calcext:value-type="string">
            <text:p>Анар</text:p>
          </table:table-cell>
          <table:table-cell table:number-columns-repeated="7"/>
          <table:table-cell office:value-type="string" calcext:value-type="string">
            <text:p>0.135652</text:p>
          </table:table-cell>
          <table:table-cell table:number-columns-repeated="101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Шокана Уалиханова, 241, 1 этаж</text:p>
          </table:table-cell>
          <table:table-cell office:value-type="string" calcext:value-type="string">
            <text:p>Камила</text:p>
          </table:table-cell>
          <table:table-cell table:number-columns-repeated="7"/>
          <table:table-cell office:value-type="string" calcext:value-type="string">
            <text:p>0.0764265</text:p>
          </table:table-cell>
          <table:table-cell table:number-columns-repeated="101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Шокана Уалиханова, 243, 1 этаж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249777</text:p>
          </table:table-cell>
          <table:table-cell table:number-columns-repeated="1013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Шокана Уалиханова, 231Б/2</text:p>
          </table:table-cell>
          <table:table-cell office:value-type="string" calcext:value-type="string">
            <text:p>ШЫМБОЛАТ</text:p>
          </table:table-cell>
          <table:table-cell table:number-columns-repeated="7"/>
          <table:table-cell office:value-type="string" calcext:value-type="string">
            <text:p>0.102227</text:p>
          </table:table-cell>
          <table:table-cell table:number-columns-repeated="101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Шокана Уалиханова, 233/1</text:p>
          </table:table-cell>
          <table:table-cell office:value-type="string" calcext:value-type="string">
            <text:p>Игілік</text:p>
          </table:table-cell>
          <table:table-cell table:number-columns-repeated="7"/>
          <table:table-cell office:value-type="string" calcext:value-type="string">
            <text:p>0.127117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Шокана Уалиханова, 225в/3, 1 этаж</text:p>
          </table:table-cell>
          <table:table-cell office:value-type="string" calcext:value-type="string">
            <text:p>Arzan</text:p>
          </table:table-cell>
          <table:table-cell table:number-columns-repeated="7"/>
          <table:table-cell office:value-type="string" calcext:value-type="string">
            <text:p>0.0226182</text:p>
          </table:table-cell>
          <table:table-cell table:number-columns-repeated="1013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Шокана Уалиханова, 225в/2</text:p>
          </table:table-cell>
          <table:table-cell office:value-type="string" calcext:value-type="string">
            <text:p>Фиркан</text:p>
          </table:table-cell>
          <table:table-cell table:number-columns-repeated="7"/>
          <table:table-cell office:value-type="string" calcext:value-type="string">
            <text:p>0.0659197</text:p>
          </table:table-cell>
          <table:table-cell table:number-columns-repeated="10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Шокана Уалиханова, 223Б/1, 1 этаж</text:p>
          </table:table-cell>
          <table:table-cell office:value-type="string" calcext:value-type="string">
            <text:p>Айдос</text:p>
          </table:table-cell>
          <table:table-cell table:number-columns-repeated="7"/>
          <table:table-cell office:value-type="string" calcext:value-type="string">
            <text:p>0.0797202</text:p>
          </table:table-cell>
          <table:table-cell table:number-columns-repeated="1013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Шокана Уалиханова, 225</text:p>
          </table:table-cell>
          <table:table-cell office:value-type="string" calcext:value-type="string">
            <text:p>Оптовый магазин</text:p>
          </table:table-cell>
          <table:table-cell table:number-columns-repeated="7"/>
          <table:table-cell office:value-type="string" calcext:value-type="string">
            <text:p>0.0968871</text:p>
          </table:table-cell>
          <table:table-cell table:number-columns-repeated="101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Шокана Уалиханова, 225а/2</text:p>
          </table:table-cell>
          <table:table-cell office:value-type="string" calcext:value-type="string">
            <text:p>Д?н</text:p>
          </table:table-cell>
          <table:table-cell table:number-columns-repeated="7"/>
          <table:table-cell office:value-type="string" calcext:value-type="string">
            <text:p>0.0316116</text:p>
          </table:table-cell>
          <table:table-cell table:number-columns-repeated="1013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Шокана Уалиханова, 225а</text:p>
          </table:table-cell>
          <table:table-cell office:value-type="string" calcext:value-type="string">
            <text:p>Тимур</text:p>
          </table:table-cell>
          <table:table-cell table:number-columns-repeated="7"/>
          <table:table-cell office:value-type="string" calcext:value-type="string">
            <text:p>0.029453</text:p>
          </table:table-cell>
          <table:table-cell table:number-columns-repeated="101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Шокана Уалиханова, 225/15</text:p>
          </table:table-cell>
          <table:table-cell office:value-type="string" calcext:value-type="string">
            <text:p>С?лтан</text:p>
          </table:table-cell>
          <table:table-cell table:number-columns-repeated="7"/>
          <table:table-cell office:value-type="string" calcext:value-type="string">
            <text:p>0.0722105</text:p>
          </table:table-cell>
          <table:table-cell table:number-columns-repeated="101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Шокана Уалиханова, 202, 1 этаж</text:p>
          </table:table-cell>
          <table:table-cell office:value-type="string" calcext:value-type="string">
            <text:p>Балды-Су</text:p>
          </table:table-cell>
          <table:table-cell table:number-columns-repeated="7"/>
          <table:table-cell office:value-type="string" calcext:value-type="string">
            <text:p>0.140527</text:p>
          </table:table-cell>
          <table:table-cell table:number-columns-repeated="101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Сайрамская, 165/1</text:p>
          </table:table-cell>
          <table:table-cell office:value-type="string" calcext:value-type="string">
            <text:p>Г?л</text:p>
          </table:table-cell>
          <table:table-cell table:number-columns-repeated="7"/>
          <table:table-cell office:value-type="string" calcext:value-type="string">
            <text:p>0.0642321</text:p>
          </table:table-cell>
          <table:table-cell table:number-columns-repeated="101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Шокана Уалиханова, 244</text:p>
          </table:table-cell>
          <table:table-cell office:value-type="string" calcext:value-type="string">
            <text:p>Витязь</text:p>
          </table:table-cell>
          <table:table-cell table:number-columns-repeated="7"/>
          <table:table-cell office:value-type="string" calcext:value-type="string">
            <text:p>0.149319</text:p>
          </table:table-cell>
          <table:table-cell table:number-columns-repeated="101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Сайрамская, 163/3</text:p>
          </table:table-cell>
          <table:table-cell office:value-type="string" calcext:value-type="string">
            <text:p>Гука</text:p>
          </table:table-cell>
          <table:table-cell table:number-columns-repeated="7"/>
          <table:table-cell office:value-type="string" calcext:value-type="string">
            <text:p>0.275762</text:p>
          </table:table-cell>
          <table:table-cell table:number-columns-repeated="101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Ынтымак, 22/2</text:p>
          </table:table-cell>
          <table:table-cell office:value-type="string" calcext:value-type="string">
            <text:p>Ынтымак</text:p>
          </table:table-cell>
          <table:table-cell table:number-columns-repeated="7"/>
          <table:table-cell office:value-type="string" calcext:value-type="string">
            <text:p>0.205081</text:p>
          </table:table-cell>
          <table:table-cell table:number-columns-repeated="101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Акбастау, 63/1</text:p>
          </table:table-cell>
          <table:table-cell office:value-type="string" calcext:value-type="string">
            <text:p>Арслан</text:p>
          </table:table-cell>
          <table:table-cell table:number-columns-repeated="7"/>
          <table:table-cell office:value-type="string" calcext:value-type="string">
            <text:p>0.124217</text:p>
          </table:table-cell>
          <table:table-cell table:number-columns-repeated="10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Акбастау, 258/1</text:p>
          </table:table-cell>
          <table:table-cell office:value-type="string" calcext:value-type="string">
            <text:p>А?бастау</text:p>
          </table:table-cell>
          <table:table-cell table:number-columns-repeated="7"/>
          <table:table-cell office:value-type="string" calcext:value-type="string">
            <text:p>0.303118</text:p>
          </table:table-cell>
          <table:table-cell table:number-columns-repeated="101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Акбастау, 22/1</text:p>
          </table:table-cell>
          <table:table-cell office:value-type="string" calcext:value-type="string">
            <text:p>Балдаурен</text:p>
          </table:table-cell>
          <table:table-cell table:number-columns-repeated="7"/>
          <table:table-cell office:value-type="string" calcext:value-type="string">
            <text:p>0.323115</text:p>
          </table:table-cell>
          <table:table-cell table:number-columns-repeated="101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Кокжиек, 2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43915</text:p>
          </table:table-cell>
          <table:table-cell table:number-columns-repeated="101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Алимбетова, 250</text:p>
          </table:table-cell>
          <table:table-cell office:value-type="string" calcext:value-type="string">
            <text:p>Дастан</text:p>
          </table:table-cell>
          <table:table-cell table:number-columns-repeated="7"/>
          <table:table-cell office:value-type="string" calcext:value-type="string">
            <text:p>0.312937</text:p>
          </table:table-cell>
          <table:table-cell table:number-columns-repeated="101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Алимбетова, 290/1</text:p>
          </table:table-cell>
          <table:table-cell office:value-type="string" calcext:value-type="string">
            <text:p>Арзан</text:p>
          </table:table-cell>
          <table:table-cell table:number-columns-repeated="7"/>
          <table:table-cell office:value-type="string" calcext:value-type="string">
            <text:p>0.242145</text:p>
          </table:table-cell>
          <table:table-cell table:number-columns-repeated="10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Тастак, 122</text:p>
          </table:table-cell>
          <table:table-cell office:value-type="string" calcext:value-type="string">
            <text:p>Акжол</text:p>
          </table:table-cell>
          <table:table-cell table:number-columns-repeated="7"/>
          <table:table-cell office:value-type="string" calcext:value-type="string">
            <text:p>0.207768</text:p>
          </table:table-cell>
          <table:table-cell table:number-columns-repeated="101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Кутузова, 33а/1</text:p>
          </table:table-cell>
          <table:table-cell office:value-type="string" calcext:value-type="string">
            <text:p>Зарина</text:p>
          </table:table-cell>
          <table:table-cell table:number-columns-repeated="7"/>
          <table:table-cell office:value-type="string" calcext:value-type="string">
            <text:p>0.205627</text:p>
          </table:table-cell>
          <table:table-cell table:number-columns-repeated="101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Кутузова, 23/1</text:p>
          </table:table-cell>
          <table:table-cell office:value-type="string" calcext:value-type="string">
            <text:p>Асел</text:p>
          </table:table-cell>
          <table:table-cell table:number-columns-repeated="7"/>
          <table:table-cell office:value-type="string" calcext:value-type="string">
            <text:p>0.385495</text:p>
          </table:table-cell>
          <table:table-cell table:number-columns-repeated="1013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Момынова, 7</text:p>
          </table:table-cell>
          <table:table-cell office:value-type="string" calcext:value-type="string">
            <text:p>Народный</text:p>
          </table:table-cell>
          <table:table-cell table:number-columns-repeated="7"/>
          <table:table-cell office:value-type="string" calcext:value-type="string">
            <text:p>0.268483</text:p>
          </table:table-cell>
          <table:table-cell table:number-columns-repeated="101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Бес Агаш, 1а</text:p>
          </table:table-cell>
          <table:table-cell office:value-type="string" calcext:value-type="string">
            <text:p>Зарина</text:p>
          </table:table-cell>
          <table:table-cell table:number-columns-repeated="7"/>
          <table:table-cell office:value-type="string" calcext:value-type="string">
            <text:p>0.255311</text:p>
          </table:table-cell>
          <table:table-cell table:number-columns-repeated="1013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Бес Агаш, 27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72947</text:p>
          </table:table-cell>
          <table:table-cell table:number-columns-repeated="101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Ардагера, 1/1</text:p>
          </table:table-cell>
          <table:table-cell office:value-type="string" calcext:value-type="string">
            <text:p>ДАРМЕН</text:p>
          </table:table-cell>
          <table:table-cell table:number-columns-repeated="7"/>
          <table:table-cell office:value-type="string" calcext:value-type="string">
            <text:p>0.207715</text:p>
          </table:table-cell>
          <table:table-cell table:number-columns-repeated="101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Акбастау, 1/1</text:p>
          </table:table-cell>
          <table:table-cell office:value-type="string" calcext:value-type="string">
            <text:p>Аруна</text:p>
          </table:table-cell>
          <table:table-cell table:number-columns-repeated="7"/>
          <table:table-cell office:value-type="string" calcext:value-type="string">
            <text:p>0.520835</text:p>
          </table:table-cell>
          <table:table-cell table:number-columns-repeated="101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Оразбаева, 102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479057</text:p>
          </table:table-cell>
          <table:table-cell table:number-columns-repeated="1013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Момынова, 1/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77348</text:p>
          </table:table-cell>
          <table:table-cell table:number-columns-repeated="1013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Момынова, 1/7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820997</text:p>
          </table:table-cell>
          <table:table-cell table:number-columns-repeated="10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Момынова, 90/1</text:p>
          </table:table-cell>
          <table:table-cell office:value-type="string" calcext:value-type="string">
            <text:p>zenit</text:p>
          </table:table-cell>
          <table:table-cell table:number-columns-repeated="7"/>
          <table:table-cell office:value-type="string" calcext:value-type="string">
            <text:p>0.210786</text:p>
          </table:table-cell>
          <table:table-cell table:number-columns-repeated="1013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Сайрамское шоссе, 3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1.27511</text:p>
          </table:table-cell>
          <table:table-cell table:number-columns-repeated="101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Ибрагим ата, 323, 1 этаж</text:p>
          </table:table-cell>
          <table:table-cell office:value-type="string" calcext:value-type="string">
            <text:p>Сарваржон</text:p>
          </table:table-cell>
          <table:table-cell table:number-columns-repeated="7"/>
          <table:table-cell office:value-type="string" calcext:value-type="string">
            <text:p>0.619747</text:p>
          </table:table-cell>
          <table:table-cell table:number-columns-repeated="101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Ибрагим ата, 293а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19227</text:p>
          </table:table-cell>
          <table:table-cell table:number-columns-repeated="10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Ибрагим ата, 281</text:p>
          </table:table-cell>
          <table:table-cell office:value-type="string" calcext:value-type="string">
            <text:p>АК ЖАЛ</text:p>
          </table:table-cell>
          <table:table-cell table:number-columns-repeated="7"/>
          <table:table-cell office:value-type="string" calcext:value-type="string">
            <text:p>0.40987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Ибрагим ата, 259/2</text:p>
          </table:table-cell>
          <table:table-cell office:value-type="string" calcext:value-type="string">
            <text:p>Sayram</text:p>
          </table:table-cell>
          <table:table-cell table:number-columns-repeated="7"/>
          <table:table-cell office:value-type="string" calcext:value-type="string">
            <text:p>0.46385</text:p>
          </table:table-cell>
          <table:table-cell table:number-columns-repeated="101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Аль-Фараби, 148</text:p>
          </table:table-cell>
          <table:table-cell office:value-type="string" calcext:value-type="string">
            <text:p>Санжар</text:p>
          </table:table-cell>
          <table:table-cell table:number-columns-repeated="7"/>
          <table:table-cell office:value-type="string" calcext:value-type="string">
            <text:p>0.10158</text:p>
          </table:table-cell>
          <table:table-cell table:number-columns-repeated="101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Аль-Фараби, 164/1</text:p>
          </table:table-cell>
          <table:table-cell office:value-type="string" calcext:value-type="string">
            <text:p>Алмас</text:p>
          </table:table-cell>
          <table:table-cell table:number-columns-repeated="7"/>
          <table:table-cell office:value-type="string" calcext:value-type="string">
            <text:p>0.0694971</text:p>
          </table:table-cell>
          <table:table-cell table:number-columns-repeated="101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Аль-Фараби, 164</text:p>
          </table:table-cell>
          <table:table-cell office:value-type="string" calcext:value-type="string">
            <text:p>ДИЛНОЗА</text:p>
          </table:table-cell>
          <table:table-cell table:number-columns-repeated="7"/>
          <table:table-cell office:value-type="string" calcext:value-type="string">
            <text:p>0.383845</text:p>
          </table:table-cell>
          <table:table-cell table:number-columns-repeated="101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Аль-Фараби, 147, 1 этаж</text:p>
          </table:table-cell>
          <table:table-cell office:value-type="string" calcext:value-type="string">
            <text:p>Атхам</text:p>
          </table:table-cell>
          <table:table-cell table:number-columns-repeated="7"/>
          <table:table-cell office:value-type="string" calcext:value-type="string">
            <text:p>0.0743181</text:p>
          </table:table-cell>
          <table:table-cell table:number-columns-repeated="1013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Аль-Фараби, 139, 1 этаж</text:p>
          </table:table-cell>
          <table:table-cell office:value-type="string" calcext:value-type="string">
            <text:p>Шахризода</text:p>
          </table:table-cell>
          <table:table-cell table:number-columns-repeated="7"/>
          <table:table-cell office:value-type="string" calcext:value-type="string">
            <text:p>0.324234</text:p>
          </table:table-cell>
          <table:table-cell table:number-columns-repeated="101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Аль-Фараби, 121/1</text:p>
          </table:table-cell>
          <table:table-cell office:value-type="string" calcext:value-type="string">
            <text:p>Исфиджаб</text:p>
          </table:table-cell>
          <table:table-cell table:number-columns-repeated="7"/>
          <table:table-cell office:value-type="string" calcext:value-type="string">
            <text:p>0.729919</text:p>
          </table:table-cell>
          <table:table-cell table:number-columns-repeated="1013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Ибрагим ата, 227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907374</text:p>
          </table:table-cell>
          <table:table-cell table:number-columns-repeated="1013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Хорасан баба 2-й тупик, 1, 1 этаж</text:p>
          </table:table-cell>
          <table:table-cell office:value-type="string" calcext:value-type="string">
            <text:p>Ниязкул ата</text:p>
          </table:table-cell>
          <table:table-cell table:number-columns-repeated="7"/>
          <table:table-cell office:value-type="string" calcext:value-type="string">
            <text:p>1.15074</text:p>
          </table:table-cell>
          <table:table-cell table:number-columns-repeated="1013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Гозахан, 43а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86661</text:p>
          </table:table-cell>
          <table:table-cell table:number-columns-repeated="1013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Аль-Фараби, 84/1</text:p>
          </table:table-cell>
          <table:table-cell office:value-type="string" calcext:value-type="string">
            <text:p>МУРОД</text:p>
          </table:table-cell>
          <table:table-cell table:number-columns-repeated="7"/>
          <table:table-cell office:value-type="string" calcext:value-type="string">
            <text:p>0.174979</text:p>
          </table:table-cell>
          <table:table-cell table:number-columns-repeated="1013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Аль-Фараби, 103/1</text:p>
          </table:table-cell>
          <table:table-cell office:value-type="string" calcext:value-type="string">
            <text:p>Худайберген Ат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Аль-Фараби, 103/1</text:p>
          </table:table-cell>
          <table:table-cell office:value-type="string" calcext:value-type="string">
            <text:p>Шахмат</text:p>
          </table:table-cell>
          <table:table-cell table:number-columns-repeated="7"/>
          <table:table-cell office:value-type="string" calcext:value-type="string">
            <text:p>0.484533</text:p>
          </table:table-cell>
          <table:table-cell table:number-columns-repeated="101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Гозахан, 92</text:p>
          </table:table-cell>
          <table:table-cell office:value-type="string" calcext:value-type="string">
            <text:p>Исламхан</text:p>
          </table:table-cell>
          <table:table-cell table:number-columns-repeated="7"/>
          <table:table-cell office:value-type="string" calcext:value-type="string">
            <text:p>0.949886</text:p>
          </table:table-cell>
          <table:table-cell table:number-columns-repeated="1013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Амира Тимура, 327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526167</text:p>
          </table:table-cell>
          <table:table-cell table:number-columns-repeated="1013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Мукумий, 30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22008</text:p>
          </table:table-cell>
          <table:table-cell table:number-columns-repeated="101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Юлдашева, 7/1</text:p>
          </table:table-cell>
          <table:table-cell office:value-type="string" calcext:value-type="string">
            <text:p>Малика</text:p>
          </table:table-cell>
          <table:table-cell table:number-columns-repeated="7"/>
          <table:table-cell office:value-type="string" calcext:value-type="string">
            <text:p>0.0206727</text:p>
          </table:table-cell>
          <table:table-cell table:number-columns-repeated="101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Амира Тимура, 297/2, 1 этаж</text:p>
          </table:table-cell>
          <table:table-cell office:value-type="string" calcext:value-type="string">
            <text:p>Акбар</text:p>
          </table:table-cell>
          <table:table-cell table:number-columns-repeated="7"/>
          <table:table-cell office:value-type="string" calcext:value-type="string">
            <text:p>0.0251633</text:p>
          </table:table-cell>
          <table:table-cell table:number-columns-repeated="1013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Амира Тимура, 297/1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66776</text:p>
          </table:table-cell>
          <table:table-cell table:number-columns-repeated="101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Сайрамская, 45д/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862527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Сайрамская, 45д, 1 этаж</text:p>
          </table:table-cell>
          <table:table-cell office:value-type="string" calcext:value-type="string">
            <text:p>?лы?-т?бе</text:p>
          </table:table-cell>
          <table:table-cell table:number-columns-repeated="7"/>
          <table:table-cell office:value-type="string" calcext:value-type="string">
            <text:p>0.0787192</text:p>
          </table:table-cell>
          <table:table-cell table:number-columns-repeated="101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Сайрамская, 45Б/1</text:p>
          </table:table-cell>
          <table:table-cell office:value-type="string" calcext:value-type="string">
            <text:p>Ирисмат ата</text:p>
          </table:table-cell>
          <table:table-cell table:number-columns-repeated="7"/>
          <table:table-cell office:value-type="string" calcext:value-type="string">
            <text:p>0.375533</text:p>
          </table:table-cell>
          <table:table-cell table:number-columns-repeated="101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Амира Тимура, 220/1</text:p>
          </table:table-cell>
          <table:table-cell office:value-type="string" calcext:value-type="string">
            <text:p>Сайдулла Ата</text:p>
          </table:table-cell>
          <table:table-cell table:number-columns-repeated="7"/>
          <table:table-cell office:value-type="string" calcext:value-type="string">
            <text:p>0.390699</text:p>
          </table:table-cell>
          <table:table-cell table:number-columns-repeated="101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Амира Тимура, 263/1, 1 этаж</text:p>
          </table:table-cell>
          <table:table-cell office:value-type="string" calcext:value-type="string">
            <text:p>ИРИСБЕК</text:p>
          </table:table-cell>
          <table:table-cell table:number-columns-repeated="7"/>
          <table:table-cell office:value-type="string" calcext:value-type="string">
            <text:p>0.089618</text:p>
          </table:table-cell>
          <table:table-cell table:number-columns-repeated="1013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Мусы Джалиля, 4/2</text:p>
          </table:table-cell>
          <table:table-cell office:value-type="string" calcext:value-type="string">
            <text:p>НАЗАРБАЙ АТА</text:p>
          </table:table-cell>
          <table:table-cell table:number-columns-repeated="7"/>
          <table:table-cell office:value-type="string" calcext:value-type="string">
            <text:p>0.27309</text:p>
          </table:table-cell>
          <table:table-cell table:number-columns-repeated="1013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Амира Тимура, 237/23</text:p>
          </table:table-cell>
          <table:table-cell office:value-type="string" calcext:value-type="string">
            <text:p>ОЙБЕК</text:p>
          </table:table-cell>
          <table:table-cell table:number-columns-repeated="7"/>
          <table:table-cell office:value-type="string" calcext:value-type="string">
            <text:p>0.116725</text:p>
          </table:table-cell>
          <table:table-cell table:number-columns-repeated="101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Амира Тимура, 237/3, 1 этаж</text:p>
          </table:table-cell>
          <table:table-cell office:value-type="string" calcext:value-type="string">
            <text:p>Самир</text:p>
          </table:table-cell>
          <table:table-cell table:number-columns-repeated="7"/>
          <table:table-cell office:value-type="string" calcext:value-type="string">
            <text:p>0.118992</text:p>
          </table:table-cell>
          <table:table-cell table:number-columns-repeated="101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Амира Тимура, 237/13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292372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Амира Тимура, 237/1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381863</text:p>
          </table:table-cell>
          <table:table-cell table:number-columns-repeated="101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Юсуфа Сареми, 11/2</text:p>
          </table:table-cell>
          <table:table-cell office:value-type="string" calcext:value-type="string">
            <text:p>БОНУ</text:p>
          </table:table-cell>
          <table:table-cell table:number-columns-repeated="7"/>
          <table:table-cell office:value-type="string" calcext:value-type="string">
            <text:p>0.0513296</text:p>
          </table:table-cell>
          <table:table-cell table:number-columns-repeated="101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Юсуфа Сареми, 11/14, 1 этаж</text:p>
          </table:table-cell>
          <table:table-cell office:value-type="string" calcext:value-type="string">
            <text:p>Бахтияр</text:p>
          </table:table-cell>
          <table:table-cell table:number-columns-repeated="7"/>
          <table:table-cell office:value-type="string" calcext:value-type="string">
            <text:p>0.0618731</text:p>
          </table:table-cell>
          <table:table-cell table:number-columns-repeated="10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Амира Тимура, 262/6</text:p>
          </table:table-cell>
          <table:table-cell office:value-type="string" calcext:value-type="string">
            <text:p>Ак</text:p>
          </table:table-cell>
          <table:table-cell table:number-columns-repeated="7"/>
          <table:table-cell office:value-type="string" calcext:value-type="string">
            <text:p>0.121661</text:p>
          </table:table-cell>
          <table:table-cell table:number-columns-repeated="10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Юсуфа Сареми, 5/4</text:p>
          </table:table-cell>
          <table:table-cell office:value-type="string" calcext:value-type="string">
            <text:p>АБДУКОСИМ АТА</text:p>
          </table:table-cell>
          <table:table-cell table:number-columns-repeated="7"/>
          <table:table-cell office:value-type="string" calcext:value-type="string">
            <text:p>0.032148</text:p>
          </table:table-cell>
          <table:table-cell table:number-columns-repeated="1013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Амира Тимура, 237/19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306664</text:p>
          </table:table-cell>
          <table:table-cell table:number-columns-repeated="1013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Амира Тимура, 237/19, 1 этаж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0172527</text:p>
          </table:table-cell>
          <table:table-cell table:number-columns-repeated="1013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Юсуфа Сареми, 1/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27781</text:p>
          </table:table-cell>
          <table:table-cell table:number-columns-repeated="101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Юсуфа Сареми, 1/7</text:p>
          </table:table-cell>
          <table:table-cell office:value-type="string" calcext:value-type="string">
            <text:p>Вахаб ата</text:p>
          </table:table-cell>
          <table:table-cell table:number-columns-repeated="7"/>
          <table:table-cell office:value-type="string" calcext:value-type="string">
            <text:p>0.163354</text:p>
          </table:table-cell>
          <table:table-cell table:number-columns-repeated="101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Юсуфа Сареми, 1/19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89209</text:p>
          </table:table-cell>
          <table:table-cell table:number-columns-repeated="101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Юсуфа Сареми, 6/4, 1 этаж</text:p>
          </table:table-cell>
          <table:table-cell office:value-type="string" calcext:value-type="string">
            <text:p>Замира ана</text:p>
          </table:table-cell>
          <table:table-cell table:number-columns-repeated="7"/>
          <table:table-cell office:value-type="string" calcext:value-type="string">
            <text:p>0.0782347</text:p>
          </table:table-cell>
          <table:table-cell table:number-columns-repeated="1013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Юсуфа Сареми, 9/4</text:p>
          </table:table-cell>
          <table:table-cell office:value-type="string" calcext:value-type="string">
            <text:p>Юлдаш ата</text:p>
          </table:table-cell>
          <table:table-cell table:number-columns-repeated="7"/>
          <table:table-cell office:value-type="string" calcext:value-type="string">
            <text:p>0.182281</text:p>
          </table:table-cell>
          <table:table-cell table:number-columns-repeated="101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Юсуфа Сареми, 9/3</text:p>
          </table:table-cell>
          <table:table-cell office:value-type="string" calcext:value-type="string">
            <text:p>АЛЬ БАРАКА</text:p>
          </table:table-cell>
          <table:table-cell table:number-columns-repeated="7"/>
          <table:table-cell office:value-type="string" calcext:value-type="string">
            <text:p>0.30579</text:p>
          </table:table-cell>
          <table:table-cell table:number-columns-repeated="101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Жамалова, 4/2</text:p>
          </table:table-cell>
          <table:table-cell office:value-type="string" calcext:value-type="string">
            <text:p>Матлюба</text:p>
          </table:table-cell>
          <table:table-cell table:number-columns-repeated="7"/>
          <table:table-cell office:value-type="string" calcext:value-type="string">
            <text:p>0.0240178</text:p>
          </table:table-cell>
          <table:table-cell table:number-columns-repeated="101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Жамалова, 4/4</text:p>
          </table:table-cell>
          <table:table-cell office:value-type="string" calcext:value-type="string">
            <text:p>Сайрам-су</text:p>
          </table:table-cell>
          <table:table-cell table:number-columns-repeated="7"/>
          <table:table-cell office:value-type="string" calcext:value-type="string">
            <text:p>0.0805272</text:p>
          </table:table-cell>
          <table:table-cell table:number-columns-repeated="101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Жамалова, 4/6</text:p>
          </table:table-cell>
          <table:table-cell office:value-type="string" calcext:value-type="string">
            <text:p>Гайрат</text:p>
          </table:table-cell>
          <table:table-cell table:number-columns-repeated="7"/>
          <table:table-cell office:value-type="string" calcext:value-type="string">
            <text:p>0.510376</text:p>
          </table:table-cell>
          <table:table-cell table:number-columns-repeated="101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Гулистан, 14</text:p>
          </table:table-cell>
          <table:table-cell office:value-type="string" calcext:value-type="string">
            <text:p>Рихсибуви</text:p>
          </table:table-cell>
          <table:table-cell table:number-columns-repeated="7"/>
          <table:table-cell office:value-type="string" calcext:value-type="string">
            <text:p>0.341689</text:p>
          </table:table-cell>
          <table:table-cell table:number-columns-repeated="1013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Амира Тимура, 22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857877</text:p>
          </table:table-cell>
          <table:table-cell table:number-columns-repeated="101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Амира Тимура, 225а</text:p>
          </table:table-cell>
          <table:table-cell office:value-type="string" calcext:value-type="string">
            <text:p>Амур Темур</text:p>
          </table:table-cell>
          <table:table-cell table:number-columns-repeated="7"/>
          <table:table-cell office:value-type="string" calcext:value-type="string">
            <text:p>0.270941</text:p>
          </table:table-cell>
          <table:table-cell table:number-columns-repeated="101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Навои, 7</text:p>
          </table:table-cell>
          <table:table-cell office:value-type="string" calcext:value-type="string">
            <text:p>Зайдинхан Ата</text:p>
          </table:table-cell>
          <table:table-cell table:number-columns-repeated="7"/>
          <table:table-cell office:value-type="string" calcext:value-type="string">
            <text:p>0.263246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Менделеева, 19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29563</text:p>
          </table:table-cell>
          <table:table-cell table:number-columns-repeated="101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Ибрагим ата, 93</text:p>
          </table:table-cell>
          <table:table-cell office:value-type="string" calcext:value-type="string">
            <text:p>Мадина</text:p>
          </table:table-cell>
          <table:table-cell table:number-columns-repeated="7"/>
          <table:table-cell office:value-type="string" calcext:value-type="string">
            <text:p>0.0115514</text:p>
          </table:table-cell>
          <table:table-cell table:number-columns-repeated="101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Ибрагим ата, 93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25728</text:p>
          </table:table-cell>
          <table:table-cell table:number-columns-repeated="101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Ибрагим ата, 100</text:p>
          </table:table-cell>
          <table:table-cell office:value-type="string" calcext:value-type="string">
            <text:p>Маржан</text:p>
          </table:table-cell>
          <table:table-cell table:number-columns-repeated="7"/>
          <table:table-cell office:value-type="string" calcext:value-type="string">
            <text:p>0.223444</text:p>
          </table:table-cell>
          <table:table-cell table:number-columns-repeated="1013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Ибрагим ата, 78а/1</text:p>
          </table:table-cell>
          <table:table-cell office:value-type="string" calcext:value-type="string">
            <text:p>Орман ата</text:p>
          </table:table-cell>
          <table:table-cell table:number-columns-repeated="7"/>
          <table:table-cell office:value-type="string" calcext:value-type="string">
            <text:p>0.514223</text:p>
          </table:table-cell>
          <table:table-cell table:number-columns-repeated="101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Макаренко, 7/1</text:p>
          </table:table-cell>
          <table:table-cell office:value-type="string" calcext:value-type="string">
            <text:p>АСАДБЕК</text:p>
          </table:table-cell>
          <table:table-cell table:number-columns-repeated="7"/>
          <table:table-cell office:value-type="string" calcext:value-type="string">
            <text:p>0.455691</text:p>
          </table:table-cell>
          <table:table-cell table:number-columns-repeated="101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Амира Тимура, 154/2</text:p>
          </table:table-cell>
          <table:table-cell office:value-type="string" calcext:value-type="string">
            <text:p>БЕК</text:p>
          </table:table-cell>
          <table:table-cell table:number-columns-repeated="7"/>
          <table:table-cell office:value-type="string" calcext:value-type="string">
            <text:p>0.0684735</text:p>
          </table:table-cell>
          <table:table-cell table:number-columns-repeated="1013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Амира Тимура, 165/1</text:p>
          </table:table-cell>
          <table:table-cell office:value-type="string" calcext:value-type="string">
            <text:p>Эшпол ата</text:p>
          </table:table-cell>
          <table:table-cell table:number-columns-repeated="7"/>
          <table:table-cell office:value-type="string" calcext:value-type="string">
            <text:p>0.100278</text:p>
          </table:table-cell>
          <table:table-cell table:number-columns-repeated="10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Амира Тимура, 152а/2</text:p>
          </table:table-cell>
          <table:table-cell office:value-type="string" calcext:value-type="string">
            <text:p>Айзада</text:p>
          </table:table-cell>
          <table:table-cell table:number-columns-repeated="7"/>
          <table:table-cell office:value-type="string" calcext:value-type="string">
            <text:p>0.152494</text:p>
          </table:table-cell>
          <table:table-cell table:number-columns-repeated="1013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Сатыбалдиева, 17/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45329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Сатыбалдиева, 22</text:p>
          </table:table-cell>
          <table:table-cell office:value-type="string" calcext:value-type="string">
            <text:p>Rahat</text:p>
          </table:table-cell>
          <table:table-cell table:number-columns-repeated="7"/>
          <table:table-cell office:value-type="string" calcext:value-type="string">
            <text:p>0.18579</text:p>
          </table:table-cell>
          <table:table-cell table:number-columns-repeated="1013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Сатыбалдиева, 30/2, 1 этаж</text:p>
          </table:table-cell>
          <table:table-cell office:value-type="string" calcext:value-type="string">
            <text:p>Мирсалим</text:p>
          </table:table-cell>
          <table:table-cell table:number-columns-repeated="7"/>
          <table:table-cell office:value-type="string" calcext:value-type="string">
            <text:p>0.0330906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Сатыбалдиева, 30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397716</text:p>
          </table:table-cell>
          <table:table-cell table:number-columns-repeated="1013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Сатыбалдиева, 30/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65908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Сатыбалдиева, 43/2</text:p>
          </table:table-cell>
          <table:table-cell office:value-type="string" calcext:value-type="string">
            <text:p>Jasur</text:p>
          </table:table-cell>
          <table:table-cell table:number-columns-repeated="7"/>
          <table:table-cell office:value-type="string" calcext:value-type="string">
            <text:p>0.164377</text:p>
          </table:table-cell>
          <table:table-cell table:number-columns-repeated="1013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Сатыбалдиева, 47/1, 1 этаж</text:p>
          </table:table-cell>
          <table:table-cell office:value-type="string" calcext:value-type="string">
            <text:p>Шодиана</text:p>
          </table:table-cell>
          <table:table-cell table:number-columns-repeated="7"/>
          <table:table-cell office:value-type="string" calcext:value-type="string">
            <text:p>0.0934089</text:p>
          </table:table-cell>
          <table:table-cell table:number-columns-repeated="1013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Сатыбалдиева, 117, 1 этаж</text:p>
          </table:table-cell>
          <table:table-cell office:value-type="string" calcext:value-type="string">
            <text:p>Наргиза</text:p>
          </table:table-cell>
          <table:table-cell table:number-columns-repeated="7"/>
          <table:table-cell office:value-type="string" calcext:value-type="string">
            <text:p>0.379292</text:p>
          </table:table-cell>
          <table:table-cell table:number-columns-repeated="1013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Ибрагим ата, 21/1</text:p>
          </table:table-cell>
          <table:table-cell office:value-type="string" calcext:value-type="string">
            <text:p>Чарос</text:p>
          </table:table-cell>
          <table:table-cell table:number-columns-repeated="7"/>
          <table:table-cell office:value-type="string" calcext:value-type="string">
            <text:p>0.150423</text:p>
          </table:table-cell>
          <table:table-cell table:number-columns-repeated="1013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Ибрагим ата, 20а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21003</text:p>
          </table:table-cell>
          <table:table-cell table:number-columns-repeated="1013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Ибрагим ата, 3/1</text:p>
          </table:table-cell>
          <table:table-cell office:value-type="string" calcext:value-type="string">
            <text:p>Омирза? ата</text:p>
          </table:table-cell>
          <table:table-cell table:number-columns-repeated="7"/>
          <table:table-cell office:value-type="string" calcext:value-type="string">
            <text:p>1.11465</text:p>
          </table:table-cell>
          <table:table-cell table:number-columns-repeated="101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Новостройка, 4</text:p>
          </table:table-cell>
          <table:table-cell office:value-type="string" calcext:value-type="string">
            <text:p>Бану</text:p>
          </table:table-cell>
          <table:table-cell table:number-columns-repeated="7"/>
          <table:table-cell office:value-type="string" calcext:value-type="string">
            <text:p>0.671411</text:p>
          </table:table-cell>
          <table:table-cell table:number-columns-repeated="101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Амира Тимура, 76</text:p>
          </table:table-cell>
          <table:table-cell office:value-type="string" calcext:value-type="string">
            <text:p>Дильбар</text:p>
          </table:table-cell>
          <table:table-cell table:number-columns-repeated="7"/>
          <table:table-cell office:value-type="string" calcext:value-type="string">
            <text:p>0.0807802</text:p>
          </table:table-cell>
          <table:table-cell table:number-columns-repeated="1013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Амира Тимура, 70/1</text:p>
          </table:table-cell>
          <table:table-cell office:value-type="string" calcext:value-type="string">
            <text:p>Муслимат ата</text:p>
          </table:table-cell>
          <table:table-cell table:number-columns-repeated="7"/>
          <table:table-cell office:value-type="string" calcext:value-type="string">
            <text:p>0.107494</text:p>
          </table:table-cell>
          <table:table-cell table:number-columns-repeated="101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Амира Тимура, 59/1</text:p>
          </table:table-cell>
          <table:table-cell office:value-type="string" calcext:value-type="string">
            <text:p>К?ктерек</text:p>
          </table:table-cell>
          <table:table-cell table:number-columns-repeated="7"/>
          <table:table-cell office:value-type="string" calcext:value-type="string">
            <text:p>0.339071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Амира Тимура, 41а</text:p>
          </table:table-cell>
          <table:table-cell office:value-type="string" calcext:value-type="string">
            <text:p>Sher</text:p>
          </table:table-cell>
          <table:table-cell table:number-columns-repeated="7"/>
          <table:table-cell office:value-type="string" calcext:value-type="string">
            <text:p>1.41039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Амира Тимура, 12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337357</text:p>
          </table:table-cell>
          <table:table-cell table:number-columns-repeated="101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Амира Тимура, 128/1, 1 этаж</text:p>
          </table:table-cell>
          <table:table-cell office:value-type="string" calcext:value-type="string">
            <text:p>МАХМУТ АТА</text:p>
          </table:table-cell>
          <table:table-cell table:number-columns-repeated="7"/>
          <table:table-cell office:value-type="string" calcext:value-type="string">
            <text:p>0.287537</text:p>
          </table:table-cell>
          <table:table-cell table:number-columns-repeated="101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Улугбека, 79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643048</text:p>
          </table:table-cell>
          <table:table-cell table:number-columns-repeated="1013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Махмуджона переулок, 12/1</text:p>
          </table:table-cell>
          <table:table-cell office:value-type="string" calcext:value-type="string">
            <text:p>МЫРЗАКАРИМ АТА</text:p>
          </table:table-cell>
          <table:table-cell table:number-columns-repeated="7"/>
          <table:table-cell office:value-type="string" calcext:value-type="string">
            <text:p>0.729041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Дружбы, 18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591216</text:p>
          </table:table-cell>
          <table:table-cell table:number-columns-repeated="101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Шорахмат ата Шохайдарова, 89/2</text:p>
          </table:table-cell>
          <table:table-cell office:value-type="string" calcext:value-type="string">
            <text:p>Камал</text:p>
          </table:table-cell>
          <table:table-cell table:number-columns-repeated="7"/>
          <table:table-cell office:value-type="string" calcext:value-type="string">
            <text:p>0.524909</text:p>
          </table:table-cell>
          <table:table-cell table:number-columns-repeated="101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Ергеш ата Исраилова, 2, 1 этаж</text:p>
          </table:table-cell>
          <table:table-cell office:value-type="string" calcext:value-type="string">
            <text:p>Жібек жолы</text:p>
          </table:table-cell>
          <table:table-cell table:number-columns-repeated="7"/>
          <table:table-cell office:value-type="string" calcext:value-type="string">
            <text:p>0.0397791</text:p>
          </table:table-cell>
          <table:table-cell table:number-columns-repeated="1013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Ергеш ата Исраилова, 2</text:p>
          </table:table-cell>
          <table:table-cell office:value-type="string" calcext:value-type="string">
            <text:p>ТАНШОЛПАН</text:p>
          </table:table-cell>
          <table:table-cell table:number-columns-repeated="7"/>
          <table:table-cell office:value-type="string" calcext:value-type="string">
            <text:p>0.12405</text:p>
          </table:table-cell>
          <table:table-cell table:number-columns-repeated="101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Юсуфа Сареми, 39/5</text:p>
          </table:table-cell>
          <table:table-cell office:value-type="string" calcext:value-type="string">
            <text:p>АРЗУ</text:p>
          </table:table-cell>
          <table:table-cell table:number-columns-repeated="7"/>
          <table:table-cell office:value-type="string" calcext:value-type="string">
            <text:p>0.198451</text:p>
          </table:table-cell>
          <table:table-cell table:number-columns-repeated="101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Юсуфа Сареми, 27/3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250918</text:p>
          </table:table-cell>
          <table:table-cell table:number-columns-repeated="1013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Юсуфа Сареми, 46/3, 1 этаж</text:p>
          </table:table-cell>
          <table:table-cell office:value-type="string" calcext:value-type="string">
            <text:p>Шах Нур</text:p>
          </table:table-cell>
          <table:table-cell table:number-columns-repeated="7"/>
          <table:table-cell office:value-type="string" calcext:value-type="string">
            <text:p>0.422983</text:p>
          </table:table-cell>
          <table:table-cell table:number-columns-repeated="101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Ергеш ата Исраилова, 9/1, 1 этаж</text:p>
          </table:table-cell>
          <table:table-cell office:value-type="string" calcext:value-type="string">
            <text:p>Идеал</text:p>
          </table:table-cell>
          <table:table-cell table:number-columns-repeated="7"/>
          <table:table-cell office:value-type="string" calcext:value-type="string">
            <text:p>0.231414</text:p>
          </table:table-cell>
          <table:table-cell table:number-columns-repeated="10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Ергеш ата Исраилова, 26</text:p>
          </table:table-cell>
          <table:table-cell office:value-type="string" calcext:value-type="string">
            <text:p>Абдурахман Ата</text:p>
          </table:table-cell>
          <table:table-cell table:number-columns-repeated="7"/>
          <table:table-cell office:value-type="string" calcext:value-type="string">
            <text:p>0.164613</text:p>
          </table:table-cell>
          <table:table-cell table:number-columns-repeated="10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Ергеш ата Исраилова, 32/2</text:p>
          </table:table-cell>
          <table:table-cell office:value-type="string" calcext:value-type="string">
            <text:p>Азиз</text:p>
          </table:table-cell>
          <table:table-cell table:number-columns-repeated="7"/>
          <table:table-cell office:value-type="string" calcext:value-type="string">
            <text:p>0.0600758</text:p>
          </table:table-cell>
          <table:table-cell table:number-columns-repeated="1013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Ергеш ата Исраилова, 29/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720384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Ергеш ата Исраилова, 29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921584</text:p>
          </table:table-cell>
          <table:table-cell table:number-columns-repeated="1013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Фуркат 6-й проезд, 16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76832</text:p>
          </table:table-cell>
          <table:table-cell table:number-columns-repeated="1013"/>
        </table:table-row>
        <table:table-row table:style-name="ro1">
          <table:table-cell office:value-type="float" office:value="1180" calcext:value-type="float">
            <text:p>1180</text:p>
          </table:table-cell>
          <table:table-cell/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04473</text:p>
          </table:table-cell>
          <table:table-cell table:number-columns-repeated="101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Фуркат, 26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303537</text:p>
          </table:table-cell>
          <table:table-cell table:number-columns-repeated="1013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Жантаева, 9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474259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Жантаева, 31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1.01143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Аль-Фараби, 19/1</text:p>
          </table:table-cell>
          <table:table-cell office:value-type="string" calcext:value-type="string">
            <text:p>Рустам</text:p>
          </table:table-cell>
          <table:table-cell table:number-columns-repeated="7"/>
          <table:table-cell office:value-type="string" calcext:value-type="string">
            <text:p>0.22581</text:p>
          </table:table-cell>
          <table:table-cell table:number-columns-repeated="1013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Аль-Фараби, 3/1</text:p>
          </table:table-cell>
          <table:table-cell office:value-type="string" calcext:value-type="string">
            <text:p>Чарос</text:p>
          </table:table-cell>
          <table:table-cell table:number-columns-repeated="7"/>
          <table:table-cell office:value-type="string" calcext:value-type="string">
            <text:p>0.0843511</text:p>
          </table:table-cell>
          <table:table-cell table:number-columns-repeated="1013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Аль-Фараби, 2а/4</text:p>
          </table:table-cell>
          <table:table-cell office:value-type="string" calcext:value-type="string">
            <text:p>Халал</text:p>
          </table:table-cell>
          <table:table-cell table:number-columns-repeated="7"/>
          <table:table-cell office:value-type="string" calcext:value-type="string">
            <text:p>0.608914</text:p>
          </table:table-cell>
          <table:table-cell table:number-columns-repeated="101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Ибрагим ата, 118/1, 1 этаж</text:p>
          </table:table-cell>
          <table:table-cell office:value-type="string" calcext:value-type="string">
            <text:p>Асел</text:p>
          </table:table-cell>
          <table:table-cell table:number-columns-repeated="7"/>
          <table:table-cell office:value-type="string" calcext:value-type="string">
            <text:p>0.0515554</text:p>
          </table:table-cell>
          <table:table-cell table:number-columns-repeated="1013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Ибрагим ата, 118/3, 1 этаж</text:p>
          </table:table-cell>
          <table:table-cell office:value-type="string" calcext:value-type="string">
            <text:p>Сарвар</text:p>
          </table:table-cell>
          <table:table-cell table:number-columns-repeated="7"/>
          <table:table-cell office:value-type="string" calcext:value-type="string">
            <text:p>0.0400372</text:p>
          </table:table-cell>
          <table:table-cell table:number-columns-repeated="1013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Юсуфа Сареми, 46/1, 1 этаж</text:p>
          </table:table-cell>
          <table:table-cell office:value-type="string" calcext:value-type="string">
            <text:p>Мини-маркет</text:p>
          </table:table-cell>
          <table:table-cell table:number-columns-repeated="7"/>
          <table:table-cell office:value-type="string" calcext:value-type="string">
            <text:p>0.0726811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Юсуфа Сареми, 50/3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514111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Юсуфа Сареми, 56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82508</text:p>
          </table:table-cell>
          <table:table-cell table:number-columns-repeated="1013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Ибрагим ата, 113/46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740848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Ибрагим ата, 113/37, 1 этаж</text:p>
          </table:table-cell>
          <table:table-cell office:value-type="string" calcext:value-type="string">
            <text:p>OKEY</text:p>
          </table:table-cell>
          <table:table-cell table:number-columns-repeated="7"/>
          <table:table-cell office:value-type="string" calcext:value-type="string">
            <text:p>0.195889</text:p>
          </table:table-cell>
          <table:table-cell table:number-columns-repeated="1013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Тиллаходжаева 1-я, 9/1</text:p>
          </table:table-cell>
          <table:table-cell office:value-type="string" calcext:value-type="string">
            <text:p>Назима</text:p>
          </table:table-cell>
          <table:table-cell table:number-columns-repeated="7"/>
          <table:table-cell office:value-type="string" calcext:value-type="string">
            <text:p>0.221941</text:p>
          </table:table-cell>
          <table:table-cell table:number-columns-repeated="101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Ибрагим ата, 113/28</text:p>
          </table:table-cell>
          <table:table-cell office:value-type="string" calcext:value-type="string">
            <text:p>Жаннат Бурчаги</text:p>
          </table:table-cell>
          <table:table-cell table:number-columns-repeated="7"/>
          <table:table-cell office:value-type="string" calcext:value-type="string">
            <text:p>0.630035</text:p>
          </table:table-cell>
          <table:table-cell table:number-columns-repeated="101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Юсуфа Сареми, 37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58986</text:p>
          </table:table-cell>
          <table:table-cell table:number-columns-repeated="101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Юсуфа Сареми, 11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401651</text:p>
          </table:table-cell>
          <table:table-cell table:number-columns-repeated="1013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Юсуфа Сареми, 112/1, 1 этаж</text:p>
          </table:table-cell>
          <table:table-cell office:value-type="string" calcext:value-type="string">
            <text:p>Юлдаш ата</text:p>
          </table:table-cell>
          <table:table-cell table:number-columns-repeated="7"/>
          <table:table-cell office:value-type="string" calcext:value-type="string">
            <text:p>0.435515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Юсуфа Сареми, 112/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1.68046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Ибрагим ата, 176а/3</text:p>
          </table:table-cell>
          <table:table-cell office:value-type="string" calcext:value-type="string">
            <text:p>Реал</text:p>
          </table:table-cell>
          <table:table-cell table:number-columns-repeated="7"/>
          <table:table-cell office:value-type="string" calcext:value-type="string">
            <text:p>0.0450679</text:p>
          </table:table-cell>
          <table:table-cell table:number-columns-repeated="101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Ибрагим ата, 176а/4, 1 этаж</text:p>
          </table:table-cell>
          <table:table-cell office:value-type="string" calcext:value-type="string">
            <text:p>Даулет</text:p>
          </table:table-cell>
          <table:table-cell table:number-columns-repeated="7"/>
          <table:table-cell office:value-type="string" calcext:value-type="string">
            <text:p>0.116701</text:p>
          </table:table-cell>
          <table:table-cell table:number-columns-repeated="1013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Абая, 32/2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05431</text:p>
          </table:table-cell>
          <table:table-cell table:number-columns-repeated="101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Актам, 2/1</text:p>
          </table:table-cell>
          <table:table-cell office:value-type="string" calcext:value-type="string">
            <text:p>Актам</text:p>
          </table:table-cell>
          <table:table-cell table:number-columns-repeated="7"/>
          <table:table-cell office:value-type="string" calcext:value-type="string">
            <text:p>0.513255</text:p>
          </table:table-cell>
          <table:table-cell table:number-columns-repeated="101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Гагарина, 26а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82334</text:p>
          </table:table-cell>
          <table:table-cell table:number-columns-repeated="1013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Актам, 26/1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27772</text:p>
          </table:table-cell>
          <table:table-cell table:number-columns-repeated="101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Ибрагим ата, 196/1, 1 этаж</text:p>
          </table:table-cell>
          <table:table-cell office:value-type="string" calcext:value-type="string">
            <text:p>Исманали Ата</text:p>
          </table:table-cell>
          <table:table-cell table:number-columns-repeated="7"/>
          <table:table-cell office:value-type="string" calcext:value-type="string">
            <text:p>0.905322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Аль-Фараби, 40</text:p>
          </table:table-cell>
          <table:table-cell office:value-type="string" calcext:value-type="string">
            <text:p>Севинч</text:p>
          </table:table-cell>
          <table:table-cell table:number-columns-repeated="7"/>
          <table:table-cell office:value-type="string" calcext:value-type="string">
            <text:p>0.425499</text:p>
          </table:table-cell>
          <table:table-cell table:number-columns-repeated="101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Садыкова, 2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2.03272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Амира Тимура, 312/1</text:p>
          </table:table-cell>
          <table:table-cell office:value-type="string" calcext:value-type="string">
            <text:p>Симча</text:p>
          </table:table-cell>
          <table:table-cell table:number-columns-repeated="7"/>
          <table:table-cell office:value-type="string" calcext:value-type="string">
            <text:p>2.44085</text:p>
          </table:table-cell>
          <table:table-cell table:number-columns-repeated="101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Акорда, 10/2, 1 этаж</text:p>
          </table:table-cell>
          <table:table-cell office:value-type="string" calcext:value-type="string">
            <text:p>БАЛАУСА</text:p>
          </table:table-cell>
          <table:table-cell table:number-columns-repeated="7"/>
          <table:table-cell office:value-type="string" calcext:value-type="string">
            <text:p>0.196094</text:p>
          </table:table-cell>
          <table:table-cell table:number-columns-repeated="101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Акорда, 10/1</text:p>
          </table:table-cell>
          <table:table-cell office:value-type="string" calcext:value-type="string">
            <text:p>Ислам-ата</text:p>
          </table:table-cell>
          <table:table-cell table:number-columns-repeated="7"/>
          <table:table-cell office:value-type="string" calcext:value-type="string">
            <text:p>0.600287</text:p>
          </table:table-cell>
          <table:table-cell table:number-columns-repeated="1013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Ергеш ата Исраилова, 97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973981</text:p>
          </table:table-cell>
          <table:table-cell table:number-columns-repeated="101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Ергеш ата Исраилова, 139/2</text:p>
          </table:table-cell>
          <table:table-cell office:value-type="string" calcext:value-type="string">
            <text:p>Достык</text:p>
          </table:table-cell>
          <table:table-cell table:number-columns-repeated="7"/>
          <table:table-cell office:value-type="string" calcext:value-type="string">
            <text:p>1.89294</text:p>
          </table:table-cell>
          <table:table-cell table:number-columns-repeated="101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Капал батыра, 98/10</text:p>
          </table:table-cell>
          <table:table-cell office:value-type="string" calcext:value-type="string">
            <text:p>Жулдыз</text:p>
          </table:table-cell>
          <table:table-cell table:number-columns-repeated="7"/>
          <table:table-cell office:value-type="string" calcext:value-type="string">
            <text:p>0.99496</text:p>
          </table:table-cell>
          <table:table-cell table:number-columns-repeated="101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Курмангазы, 133/1</text:p>
          </table:table-cell>
          <table:table-cell office:value-type="string" calcext:value-type="string">
            <text:p>Кажымухан</text:p>
          </table:table-cell>
          <table:table-cell table:number-columns-repeated="7"/>
          <table:table-cell office:value-type="string" calcext:value-type="string">
            <text:p>5.13952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Абдулла Абад, 82/3</text:p>
          </table:table-cell>
          <table:table-cell office:value-type="string" calcext:value-type="string">
            <text:p>Сайдикрам ата</text:p>
          </table:table-cell>
          <table:table-cell table:number-columns-repeated="7"/>
          <table:table-cell office:value-type="string" calcext:value-type="string">
            <text:p>0.174273</text:p>
          </table:table-cell>
          <table:table-cell table:number-columns-repeated="1013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Терекзор, 77</text:p>
          </table:table-cell>
          <table:table-cell office:value-type="string" calcext:value-type="string">
            <text:p>Терекзор</text:p>
          </table:table-cell>
          <table:table-cell table:number-columns-repeated="7"/>
          <table:table-cell office:value-type="string" calcext:value-type="string">
            <text:p>0.0894141</text:p>
          </table:table-cell>
          <table:table-cell table:number-columns-repeated="101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Терекзор, 1/1</text:p>
          </table:table-cell>
          <table:table-cell office:value-type="string" calcext:value-type="string">
            <text:p>Корганбай ата</text:p>
          </table:table-cell>
          <table:table-cell table:number-columns-repeated="7"/>
          <table:table-cell office:value-type="string" calcext:value-type="string">
            <text:p>8.0066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Аль-Фараби, 168</text:p>
          </table:table-cell>
          <table:table-cell office:value-type="string" calcext:value-type="string">
            <text:p>Fariza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Аль-Фараби, 168</text:p>
          </table:table-cell>
          <table:table-cell office:value-type="string" calcext:value-type="string">
            <text:p>Беркут</text:p>
          </table:table-cell>
          <table:table-cell table:number-columns-repeated="7"/>
          <table:table-cell office:value-type="string" calcext:value-type="string">
            <text:p>2.35625</text:p>
          </table:table-cell>
          <table:table-cell table:number-columns-repeated="101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Рахимова, 50а</text:p>
          </table:table-cell>
          <table:table-cell office:value-type="string" calcext:value-type="string">
            <text:p>Мадина</text:p>
          </table:table-cell>
          <table:table-cell table:number-columns-repeated="7"/>
          <table:table-cell office:value-type="string" calcext:value-type="string">
            <text:p>0.285615</text:p>
          </table:table-cell>
          <table:table-cell table:number-columns-repeated="10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Абзал, 9/2</text:p>
          </table:table-cell>
          <table:table-cell office:value-type="string" calcext:value-type="string">
            <text:p>Абдусамат</text:p>
          </table:table-cell>
          <table:table-cell table:number-columns-repeated="7"/>
          <table:table-cell office:value-type="string" calcext:value-type="string">
            <text:p>0.36014</text:p>
          </table:table-cell>
          <table:table-cell table:number-columns-repeated="101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Кошкарбаева, 2390</text:p>
          </table:table-cell>
          <table:table-cell office:value-type="string" calcext:value-type="string">
            <text:p>Ерн?р</text:p>
          </table:table-cell>
          <table:table-cell table:number-columns-repeated="7"/>
          <table:table-cell office:value-type="string" calcext:value-type="string">
            <text:p>0.455177</text:p>
          </table:table-cell>
          <table:table-cell table:number-columns-repeated="101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Жибек жолы, 34</text:p>
          </table:table-cell>
          <table:table-cell office:value-type="string" calcext:value-type="string">
            <text:p>АРЗАН</text:p>
          </table:table-cell>
          <table:table-cell table:number-columns-repeated="7"/>
          <table:table-cell office:value-type="string" calcext:value-type="string">
            <text:p>0.17072</text:p>
          </table:table-cell>
          <table:table-cell table:number-columns-repeated="101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Карабура аулие, 2/2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107423</text:p>
          </table:table-cell>
          <table:table-cell table:number-columns-repeated="1013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Карабура аулие, 3/1</text:p>
          </table:table-cell>
          <table:table-cell office:value-type="string" calcext:value-type="string">
            <text:p>Темірлан</text:p>
          </table:table-cell>
          <table:table-cell table:number-columns-repeated="7"/>
          <table:table-cell office:value-type="string" calcext:value-type="string">
            <text:p>0.411751</text:p>
          </table:table-cell>
          <table:table-cell table:number-columns-repeated="1013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Мирас, 1/1, 1 этаж</text:p>
          </table:table-cell>
          <table:table-cell office:value-type="string" calcext:value-type="string">
            <text:p>Молдали</text:p>
          </table:table-cell>
          <table:table-cell table:number-columns-repeated="7"/>
          <table:table-cell office:value-type="string" calcext:value-type="string">
            <text:p>0.35903</text:p>
          </table:table-cell>
          <table:table-cell table:number-columns-repeated="1013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Пахтакор, 18/26, 1 этаж</text:p>
          </table:table-cell>
          <table:table-cell office:value-type="string" calcext:value-type="string">
            <text:p>Мирас</text:p>
          </table:table-cell>
          <table:table-cell table:number-columns-repeated="7"/>
          <table:table-cell office:value-type="string" calcext:value-type="string">
            <text:p>0.0461757</text:p>
          </table:table-cell>
          <table:table-cell table:number-columns-repeated="1013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Пахтакор, 18/7</text:p>
          </table:table-cell>
          <table:table-cell office:value-type="string" calcext:value-type="string">
            <text:p>Мирас</text:p>
          </table:table-cell>
          <table:table-cell table:number-columns-repeated="7"/>
          <table:table-cell office:value-type="string" calcext:value-type="string">
            <text:p>0.202739</text:p>
          </table:table-cell>
          <table:table-cell table:number-columns-repeated="101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Шаназарова, 4/1</text:p>
          </table:table-cell>
          <table:table-cell office:value-type="string" calcext:value-type="string">
            <text:p>Минавар</text:p>
          </table:table-cell>
          <table:table-cell table:number-columns-repeated="7"/>
          <table:table-cell office:value-type="string" calcext:value-type="string">
            <text:p>0.249737</text:p>
          </table:table-cell>
          <table:table-cell table:number-columns-repeated="101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Жибек жолы, 581/2</text:p>
          </table:table-cell>
          <table:table-cell office:value-type="string" calcext:value-type="string">
            <text:p>БОЛАША?</text:p>
          </table:table-cell>
          <table:table-cell table:number-columns-repeated="7"/>
          <table:table-cell office:value-type="string" calcext:value-type="string">
            <text:p>0.13934</text:p>
          </table:table-cell>
          <table:table-cell table:number-columns-repeated="1013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Жибек жолы, 58/1</text:p>
          </table:table-cell>
          <table:table-cell office:value-type="string" calcext:value-type="string">
            <text:p>Нур</text:p>
          </table:table-cell>
          <table:table-cell table:number-columns-repeated="7"/>
          <table:table-cell office:value-type="string" calcext:value-type="string">
            <text:p>0.379905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Жибек жолы, 76Б, 1 этаж</text:p>
          </table:table-cell>
          <table:table-cell office:value-type="string" calcext:value-type="string">
            <text:p>САФАРИ</text:p>
          </table:table-cell>
          <table:table-cell table:number-columns-repeated="7"/>
          <table:table-cell office:value-type="string" calcext:value-type="string">
            <text:p>0.323476</text:p>
          </table:table-cell>
          <table:table-cell table:number-columns-repeated="101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Жибек жолы, 86/5, 1 этаж</text:p>
          </table:table-cell>
          <table:table-cell office:value-type="string" calcext:value-type="string">
            <text:p>Медет</text:p>
          </table:table-cell>
          <table:table-cell table:number-columns-repeated="7"/>
          <table:table-cell office:value-type="string" calcext:value-type="string">
            <text:p>0.0933837</text:p>
          </table:table-cell>
          <table:table-cell table:number-columns-repeated="101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Жибек жолы, 78/5</text:p>
          </table:table-cell>
          <table:table-cell office:value-type="string" calcext:value-type="string">
            <text:p>Диана</text:p>
          </table:table-cell>
          <table:table-cell table:number-columns-repeated="7"/>
          <table:table-cell office:value-type="string" calcext:value-type="string">
            <text:p>0.0752832</text:p>
          </table:table-cell>
          <table:table-cell table:number-columns-repeated="101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193-й квартал, 021</text:p>
          </table:table-cell>
          <table:table-cell office:value-type="string" calcext:value-type="string">
            <text:p>Арыс</text:p>
          </table:table-cell>
          <table:table-cell table:number-columns-repeated="7"/>
          <table:table-cell office:value-type="string" calcext:value-type="string">
            <text:p>0.263975</text:p>
          </table:table-cell>
          <table:table-cell table:number-columns-repeated="10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Айдын, 21/2</text:p>
          </table:table-cell>
          <table:table-cell office:value-type="string" calcext:value-type="string">
            <text:p>Айг?л</text:p>
          </table:table-cell>
          <table:table-cell table:number-columns-repeated="7"/>
          <table:table-cell office:value-type="string" calcext:value-type="string">
            <text:p>0.321496</text:p>
          </table:table-cell>
          <table:table-cell table:number-columns-repeated="101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193-й квартал, 2092</text:p>
          </table:table-cell>
          <table:table-cell office:value-type="string" calcext:value-type="string">
            <text:p>ЗЕРЕ</text:p>
          </table:table-cell>
          <table:table-cell table:number-columns-repeated="7"/>
          <table:table-cell office:value-type="string" calcext:value-type="string">
            <text:p>0.131629</text:p>
          </table:table-cell>
          <table:table-cell table:number-columns-repeated="1013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Жибек жолы, 67/1</text:p>
          </table:table-cell>
          <table:table-cell office:value-type="string" calcext:value-type="string">
            <text:p>Фирдаус</text:p>
          </table:table-cell>
          <table:table-cell table:number-columns-repeated="7"/>
          <table:table-cell office:value-type="string" calcext:value-type="string">
            <text:p>0.104369</text:p>
          </table:table-cell>
          <table:table-cell table:number-columns-repeated="1013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Жибек жолы, 90/1, 1 этаж</text:p>
          </table:table-cell>
          <table:table-cell office:value-type="string" calcext:value-type="string">
            <text:p>ОДИНА</text:p>
          </table:table-cell>
          <table:table-cell table:number-columns-repeated="7"/>
          <table:table-cell office:value-type="string" calcext:value-type="string">
            <text:p>0.302038</text:p>
          </table:table-cell>
          <table:table-cell table:number-columns-repeated="1013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Жибек жолы, 91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483458</text:p>
          </table:table-cell>
          <table:table-cell table:number-columns-repeated="101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Жибек жолы, 104/2</text:p>
          </table:table-cell>
          <table:table-cell office:value-type="string" calcext:value-type="string">
            <text:p>Керемет</text:p>
          </table:table-cell>
          <table:table-cell table:number-columns-repeated="7"/>
          <table:table-cell office:value-type="string" calcext:value-type="string">
            <text:p>0.146564</text:p>
          </table:table-cell>
          <table:table-cell table:number-columns-repeated="1013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Жана жол, 6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55797</text:p>
          </table:table-cell>
          <table:table-cell table:number-columns-repeated="101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Азаттык, 4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Азаттык, 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68418</text:p>
          </table:table-cell>
          <table:table-cell table:number-columns-repeated="1013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Азаттык, 485, 1 этаж</text:p>
          </table:table-cell>
          <table:table-cell office:value-type="string" calcext:value-type="string">
            <text:p>НУР</text:p>
          </table:table-cell>
          <table:table-cell table:number-columns-repeated="7"/>
          <table:table-cell office:value-type="string" calcext:value-type="string">
            <text:p>0.287765</text:p>
          </table:table-cell>
          <table:table-cell table:number-columns-repeated="101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Дербес, 1/9</text:p>
          </table:table-cell>
          <table:table-cell office:value-type="string" calcext:value-type="string">
            <text:p>Арзан</text:p>
          </table:table-cell>
          <table:table-cell table:number-columns-repeated="7"/>
          <table:table-cell office:value-type="string" calcext:value-type="string">
            <text:p>0.18773</text:p>
          </table:table-cell>
          <table:table-cell table:number-columns-repeated="101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Тулпар, 1/5</text:p>
          </table:table-cell>
          <table:table-cell office:value-type="string" calcext:value-type="string">
            <text:p>Аяна</text:p>
          </table:table-cell>
          <table:table-cell table:number-columns-repeated="7"/>
          <table:table-cell office:value-type="string" calcext:value-type="string">
            <text:p>0.338191</text:p>
          </table:table-cell>
          <table:table-cell table:number-columns-repeated="1013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Аргынбекова, 465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53934</text:p>
          </table:table-cell>
          <table:table-cell table:number-columns-repeated="101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Алтын адам, 7/1</text:p>
          </table:table-cell>
          <table:table-cell office:value-type="string" calcext:value-type="string">
            <text:p>Карина</text:p>
          </table:table-cell>
          <table:table-cell table:number-columns-repeated="7"/>
          <table:table-cell office:value-type="string" calcext:value-type="string">
            <text:p>0.092516</text:p>
          </table:table-cell>
          <table:table-cell table:number-columns-repeated="1013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Алтын адам, 7/2</text:p>
          </table:table-cell>
          <table:table-cell office:value-type="string" calcext:value-type="string">
            <text:p>РАЯН</text:p>
          </table:table-cell>
          <table:table-cell table:number-columns-repeated="7"/>
          <table:table-cell office:value-type="string" calcext:value-type="string">
            <text:p>0.396198</text:p>
          </table:table-cell>
          <table:table-cell table:number-columns-repeated="1013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Кеме калган, 1/4, 1 этаж</text:p>
          </table:table-cell>
          <table:table-cell office:value-type="string" calcext:value-type="string">
            <text:p>Райхан</text:p>
          </table:table-cell>
          <table:table-cell table:number-columns-repeated="7"/>
          <table:table-cell office:value-type="string" calcext:value-type="string">
            <text:p>1.10477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Айдын, 130</text:p>
          </table:table-cell>
          <table:table-cell office:value-type="string" calcext:value-type="string">
            <text:p>Nur Tabys</text:p>
          </table:table-cell>
          <table:table-cell table:number-columns-repeated="7"/>
          <table:table-cell office:value-type="string" calcext:value-type="string">
            <text:p>0.0200429</text:p>
          </table:table-cell>
          <table:table-cell table:number-columns-repeated="1013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Айдын, 21/4</text:p>
          </table:table-cell>
          <table:table-cell office:value-type="string" calcext:value-type="string">
            <text:p>Эльнура</text:p>
          </table:table-cell>
          <table:table-cell table:number-columns-repeated="7"/>
          <table:table-cell office:value-type="string" calcext:value-type="string">
            <text:p>0.595819</text:p>
          </table:table-cell>
          <table:table-cell table:number-columns-repeated="10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Тулпар, 10/1</text:p>
          </table:table-cell>
          <table:table-cell office:value-type="string" calcext:value-type="string">
            <text:p>Айс?лтан</text:p>
          </table:table-cell>
          <table:table-cell table:number-columns-repeated="7"/>
          <table:table-cell office:value-type="string" calcext:value-type="string">
            <text:p>0.430236</text:p>
          </table:table-cell>
          <table:table-cell table:number-columns-repeated="1013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Спатаева, 100</text:p>
          </table:table-cell>
          <table:table-cell office:value-type="string" calcext:value-type="string">
            <text:p>Шаян</text:p>
          </table:table-cell>
          <table:table-cell table:number-columns-repeated="7"/>
          <table:table-cell office:value-type="string" calcext:value-type="string">
            <text:p>0.537001</text:p>
          </table:table-cell>
          <table:table-cell table:number-columns-repeated="101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Балбулак, 20/1</text:p>
          </table:table-cell>
          <table:table-cell office:value-type="string" calcext:value-type="string">
            <text:p>Аружан</text:p>
          </table:table-cell>
          <table:table-cell table:number-columns-repeated="7"/>
          <table:table-cell office:value-type="string" calcext:value-type="string">
            <text:p>0.886572</text:p>
          </table:table-cell>
          <table:table-cell table:number-columns-repeated="1013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Хабира Пазикова, 108а</text:p>
          </table:table-cell>
          <table:table-cell office:value-type="string" calcext:value-type="string">
            <text:p>Н?р</text:p>
          </table:table-cell>
          <table:table-cell table:number-columns-repeated="7"/>
          <table:table-cell office:value-type="string" calcext:value-type="string">
            <text:p>0.0419092</text:p>
          </table:table-cell>
          <table:table-cell table:number-columns-repeated="10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Хабира Пазикова, 108а/1, 1 этаж</text:p>
          </table:table-cell>
          <table:table-cell office:value-type="string" calcext:value-type="string">
            <text:p>Адема</text:p>
          </table:table-cell>
          <table:table-cell table:number-columns-repeated="7"/>
          <table:table-cell office:value-type="string" calcext:value-type="string">
            <text:p>0.236567</text:p>
          </table:table-cell>
          <table:table-cell table:number-columns-repeated="101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Восток микрорайон, 33, 1 этаж</text:p>
          </table:table-cell>
          <table:table-cell office:value-type="string" calcext:value-type="string">
            <text:p>Восток</text:p>
          </table:table-cell>
          <table:table-cell table:number-columns-repeated="7"/>
          <table:table-cell office:value-type="string" calcext:value-type="string">
            <text:p>0.110251</text:p>
          </table:table-cell>
          <table:table-cell table:number-columns-repeated="101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Восток микрорайон, 96</text:p>
          </table:table-cell>
          <table:table-cell office:value-type="string" calcext:value-type="string">
            <text:p>АРУЖА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Восток микрорайон, 96</text:p>
          </table:table-cell>
          <table:table-cell office:value-type="string" calcext:value-type="string">
            <text:p>Асем</text:p>
          </table:table-cell>
          <table:table-cell table:number-columns-repeated="7"/>
          <table:table-cell office:value-type="string" calcext:value-type="string">
            <text:p>0.169126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Жибек жолы, 95, 1-2 этаж</text:p>
          </table:table-cell>
          <table:table-cell office:value-type="string" calcext:value-type="string">
            <text:p>??рмет</text:p>
          </table:table-cell>
          <table:table-cell table:number-columns-repeated="7"/>
          <table:table-cell office:value-type="string" calcext:value-type="string">
            <text:p>0.142037</text:p>
          </table:table-cell>
          <table:table-cell table:number-columns-repeated="1013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Жибек жолы, 9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02085</text:p>
          </table:table-cell>
          <table:table-cell table:number-columns-repeated="101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Жибек жолы, 93, 1 этаж</text:p>
          </table:table-cell>
          <table:table-cell office:value-type="string" calcext:value-type="string">
            <text:p>Куншыгыс</text:p>
          </table:table-cell>
          <table:table-cell table:number-columns-repeated="7"/>
          <table:table-cell office:value-type="string" calcext:value-type="string">
            <text:p>0.126919</text:p>
          </table:table-cell>
          <table:table-cell table:number-columns-repeated="1013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Восток микрорайон, 31/1</text:p>
          </table:table-cell>
          <table:table-cell office:value-type="string" calcext:value-type="string">
            <text:p>ТА?</text:p>
          </table:table-cell>
          <table:table-cell table:number-columns-repeated="7"/>
          <table:table-cell office:value-type="string" calcext:value-type="string">
            <text:p>0.0329847</text:p>
          </table:table-cell>
          <table:table-cell table:number-columns-repeated="1013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Восток микрорайон, 31/4, 1 этаж</text:p>
          </table:table-cell>
          <table:table-cell office:value-type="string" calcext:value-type="string">
            <text:p>НУРСАЛТАНАТ</text:p>
          </table:table-cell>
          <table:table-cell table:number-columns-repeated="7"/>
          <table:table-cell office:value-type="string" calcext:value-type="string">
            <text:p>0.0184487</text:p>
          </table:table-cell>
          <table:table-cell table:number-columns-repeated="101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Восток микрорайон, 31/5</text:p>
          </table:table-cell>
          <table:table-cell office:value-type="string" calcext:value-type="string">
            <text:p>КУНШЫГЫС</text:p>
          </table:table-cell>
          <table:table-cell table:number-columns-repeated="7"/>
          <table:table-cell office:value-type="string" calcext:value-type="string">
            <text:p>0.0211013</text:p>
          </table:table-cell>
          <table:table-cell table:number-columns-repeated="101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Восток микрорайон, 31/6, 1 этаж</text:p>
          </table:table-cell>
          <table:table-cell office:value-type="string" calcext:value-type="string">
            <text:p>Березка</text:p>
          </table:table-cell>
          <table:table-cell table:number-columns-repeated="7"/>
          <table:table-cell office:value-type="string" calcext:value-type="string">
            <text:p>0.019246</text:p>
          </table:table-cell>
          <table:table-cell table:number-columns-repeated="1013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Восток микрорайон, 31/7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163812</text:p>
          </table:table-cell>
          <table:table-cell table:number-columns-repeated="101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Восток микрорайон, 18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99782</text:p>
          </table:table-cell>
          <table:table-cell table:number-columns-repeated="101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Восток микрорайон, 24/1</text:p>
          </table:table-cell>
          <table:table-cell office:value-type="string" calcext:value-type="string">
            <text:p>Арслан</text:p>
          </table:table-cell>
          <table:table-cell table:number-columns-repeated="7"/>
          <table:table-cell office:value-type="string" calcext:value-type="string">
            <text:p>0.173991</text:p>
          </table:table-cell>
          <table:table-cell table:number-columns-repeated="101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Восток микрорайон, 89, 1 этаж</text:p>
          </table:table-cell>
          <table:table-cell office:value-type="string" calcext:value-type="string">
            <text:p>Берік</text:p>
          </table:table-cell>
          <table:table-cell table:number-columns-repeated="7"/>
          <table:table-cell office:value-type="string" calcext:value-type="string">
            <text:p>0.0947575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Восток микрорайон, 90, 1 этаж</text:p>
          </table:table-cell>
          <table:table-cell office:value-type="string" calcext:value-type="string">
            <text:p>?сел</text:p>
          </table:table-cell>
          <table:table-cell table:number-columns-repeated="7"/>
          <table:table-cell office:value-type="string" calcext:value-type="string">
            <text:p>0.116696</text:p>
          </table:table-cell>
          <table:table-cell table:number-columns-repeated="1013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16 микрорайон, 6</text:p>
          </table:table-cell>
          <table:table-cell office:value-type="string" calcext:value-type="string">
            <text:p>?уаныш</text:p>
          </table:table-cell>
          <table:table-cell table:number-columns-repeated="7"/>
          <table:table-cell office:value-type="string" calcext:value-type="string">
            <text:p>0.0757008</text:p>
          </table:table-cell>
          <table:table-cell table:number-columns-repeated="1013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16-й микрорайон, 16/1</text:p>
          </table:table-cell>
          <table:table-cell office:value-type="string" calcext:value-type="string">
            <text:p>Ырыс</text:p>
          </table:table-cell>
          <table:table-cell table:number-columns-repeated="7"/>
          <table:table-cell office:value-type="string" calcext:value-type="string">
            <text:p>0.040876</text:p>
          </table:table-cell>
          <table:table-cell table:number-columns-repeated="101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16-й микрорайон, 8/1</text:p>
          </table:table-cell>
          <table:table-cell office:value-type="string" calcext:value-type="string">
            <text:p>Бекжан</text:p>
          </table:table-cell>
          <table:table-cell table:number-columns-repeated="7"/>
          <table:table-cell office:value-type="string" calcext:value-type="string">
            <text:p>0.0732863</text:p>
          </table:table-cell>
          <table:table-cell table:number-columns-repeated="101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16-й микрорайон, 17, 1 этаж</text:p>
          </table:table-cell>
          <table:table-cell office:value-type="string" calcext:value-type="string">
            <text:p>Ернар</text:p>
          </table:table-cell>
          <table:table-cell table:number-columns-repeated="7"/>
          <table:table-cell office:value-type="string" calcext:value-type="string">
            <text:p>0.0163016</text:p>
          </table:table-cell>
          <table:table-cell table:number-columns-repeated="10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6-й микрорайон, 17/1</text:p>
          </table:table-cell>
          <table:table-cell office:value-type="string" calcext:value-type="string">
            <text:p>Айгуль</text:p>
          </table:table-cell>
          <table:table-cell table:number-columns-repeated="7"/>
          <table:table-cell office:value-type="string" calcext:value-type="string">
            <text:p>0.111387</text:p>
          </table:table-cell>
          <table:table-cell table:number-columns-repeated="1013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16-й микрорайон, 31, 1 этаж</text:p>
          </table:table-cell>
          <table:table-cell office:value-type="string" calcext:value-type="string">
            <text:p>Мурмакс</text:p>
          </table:table-cell>
          <table:table-cell table:number-columns-repeated="7"/>
          <table:table-cell office:value-type="string" calcext:value-type="string">
            <text:p>0.0119124</text:p>
          </table:table-cell>
          <table:table-cell table:number-columns-repeated="101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16-й микрорайон, 39, 1 этаж</text:p>
          </table:table-cell>
          <table:table-cell office:value-type="string" calcext:value-type="string">
            <text:p>ДИЯР</text:p>
          </table:table-cell>
          <table:table-cell table:number-columns-repeated="7"/>
          <table:table-cell office:value-type="string" calcext:value-type="string">
            <text:p>0.0913639</text:p>
          </table:table-cell>
          <table:table-cell table:number-columns-repeated="101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16-й микрорайон, 20, 1 этаж</text:p>
          </table:table-cell>
          <table:table-cell office:value-type="string" calcext:value-type="string">
            <text:p>Жана</text:p>
          </table:table-cell>
          <table:table-cell table:number-columns-repeated="7"/>
          <table:table-cell office:value-type="string" calcext:value-type="string">
            <text:p>0.249848</text:p>
          </table:table-cell>
          <table:table-cell table:number-columns-repeated="101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16-й микрорайон, 3</text:p>
          </table:table-cell>
          <table:table-cell office:value-type="string" calcext:value-type="string">
            <text:p>Дос</text:p>
          </table:table-cell>
          <table:table-cell table:number-columns-repeated="7"/>
          <table:table-cell office:value-type="string" calcext:value-type="string">
            <text:p>0.138589</text:p>
          </table:table-cell>
          <table:table-cell table:number-columns-repeated="101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16-й микрорайон, 9</text:p>
          </table:table-cell>
          <table:table-cell office:value-type="string" calcext:value-type="string">
            <text:p>САНДУГАШ</text:p>
          </table:table-cell>
          <table:table-cell table:number-columns-repeated="7"/>
          <table:table-cell office:value-type="string" calcext:value-type="string">
            <text:p>0.0807127</text:p>
          </table:table-cell>
          <table:table-cell table:number-columns-repeated="101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16-й микрорайон, 15, 1 этаж</text:p>
          </table:table-cell>
          <table:table-cell office:value-type="string" calcext:value-type="string">
            <text:p>Жансая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16-й микрорайон, 15, 1 этаж</text:p>
          </table:table-cell>
          <table:table-cell office:value-type="string" calcext:value-type="string">
            <text:p>Нурбакыт</text:p>
          </table:table-cell>
          <table:table-cell table:number-columns-repeated="7"/>
          <table:table-cell office:value-type="string" calcext:value-type="string">
            <text:p>0.124183</text:p>
          </table:table-cell>
          <table:table-cell table:number-columns-repeated="1013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Восток микрорайон, 34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340089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Восток микрорайон, 34</text:p>
          </table:table-cell>
          <table:table-cell office:value-type="string" calcext:value-type="string">
            <text:p>Салтанат</text:p>
          </table:table-cell>
          <table:table-cell table:number-columns-repeated="7"/>
          <table:table-cell office:value-type="string" calcext:value-type="string">
            <text:p>0.036292</text:p>
          </table:table-cell>
          <table:table-cell table:number-columns-repeated="101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Восток микрорайон, 45, 1 этаж</text:p>
          </table:table-cell>
          <table:table-cell office:value-type="string" calcext:value-type="string">
            <text:p>Аружан</text:p>
          </table:table-cell>
          <table:table-cell table:number-columns-repeated="7"/>
          <table:table-cell office:value-type="string" calcext:value-type="string">
            <text:p>0.0307644</text:p>
          </table:table-cell>
          <table:table-cell table:number-columns-repeated="101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Восток микрорайон, 45</text:p>
          </table:table-cell>
          <table:table-cell office:value-type="string" calcext:value-type="string">
            <text:p>Н?р Ай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Восток микрорайон, 45</text:p>
          </table:table-cell>
          <table:table-cell office:value-type="string" calcext:value-type="string">
            <text:p>Сая</text:p>
          </table:table-cell>
          <table:table-cell table:number-columns-repeated="7"/>
          <table:table-cell office:value-type="string" calcext:value-type="string">
            <text:p>0.095566</text:p>
          </table:table-cell>
          <table:table-cell table:number-columns-repeated="101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Восток микрорайон, 44, 1 этаж</text:p>
          </table:table-cell>
          <table:table-cell office:value-type="string" calcext:value-type="string">
            <text:p>Маржан</text:p>
          </table:table-cell>
          <table:table-cell table:number-columns-repeated="7"/>
          <table:table-cell office:value-type="string" calcext:value-type="string">
            <text:p>0.0497707</text:p>
          </table:table-cell>
          <table:table-cell table:number-columns-repeated="101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Восток микрорайон, 39, 1 этаж</text:p>
          </table:table-cell>
          <table:table-cell office:value-type="string" calcext:value-type="string">
            <text:p>Байрух</text:p>
          </table:table-cell>
          <table:table-cell table:number-columns-repeated="7"/>
          <table:table-cell office:value-type="string" calcext:value-type="string">
            <text:p>0.151643</text:p>
          </table:table-cell>
          <table:table-cell table:number-columns-repeated="101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Восток микрорайон, 42/1</text:p>
          </table:table-cell>
          <table:table-cell office:value-type="string" calcext:value-type="string">
            <text:p>Диана</text:p>
          </table:table-cell>
          <table:table-cell table:number-columns-repeated="7"/>
          <table:table-cell office:value-type="string" calcext:value-type="string">
            <text:p>0.0680652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Восток микрорайон, 41/1</text:p>
          </table:table-cell>
          <table:table-cell office:value-type="string" calcext:value-type="string">
            <text:p>Jansaia</text:p>
          </table:table-cell>
          <table:table-cell table:number-columns-repeated="7"/>
          <table:table-cell office:value-type="string" calcext:value-type="string">
            <text:p>0.0455556</text:p>
          </table:table-cell>
          <table:table-cell table:number-columns-repeated="1013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Восток микрорайон, 63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944991</text:p>
          </table:table-cell>
          <table:table-cell table:number-columns-repeated="101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Восток микрорайон, 42, 1 этаж</text:p>
          </table:table-cell>
          <table:table-cell office:value-type="string" calcext:value-type="string">
            <text:p>Восток</text:p>
          </table:table-cell>
          <table:table-cell table:number-columns-repeated="7"/>
          <table:table-cell office:value-type="string" calcext:value-type="string">
            <text:p>0.170289</text:p>
          </table:table-cell>
          <table:table-cell table:number-columns-repeated="101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Север микрорайон, 24/2</text:p>
          </table:table-cell>
          <table:table-cell office:value-type="string" calcext:value-type="string">
            <text:p>Ба?тияр</text:p>
          </table:table-cell>
          <table:table-cell table:number-columns-repeated="7"/>
          <table:table-cell office:value-type="string" calcext:value-type="string">
            <text:p>0.0539361</text:p>
          </table:table-cell>
          <table:table-cell table:number-columns-repeated="1013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Север микрорайон, 32/5, 1 этаж</text:p>
          </table:table-cell>
          <table:table-cell office:value-type="string" calcext:value-type="string">
            <text:p>Нурдана</text:p>
          </table:table-cell>
          <table:table-cell table:number-columns-repeated="7"/>
          <table:table-cell office:value-type="string" calcext:value-type="string">
            <text:p>0.09439</text:p>
          </table:table-cell>
          <table:table-cell table:number-columns-repeated="101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Север микрорайон, 36/3, 1 этаж</text:p>
          </table:table-cell>
          <table:table-cell office:value-type="string" calcext:value-type="string">
            <text:p>Динур</text:p>
          </table:table-cell>
          <table:table-cell table:number-columns-repeated="7"/>
          <table:table-cell office:value-type="string" calcext:value-type="string">
            <text:p>0.106745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Север микрорайон, 34, 1 этаж</text:p>
          </table:table-cell>
          <table:table-cell office:value-type="string" calcext:value-type="string">
            <text:p>NIX</text:p>
          </table:table-cell>
          <table:table-cell table:number-columns-repeated="7"/>
          <table:table-cell office:value-type="string" calcext:value-type="string">
            <text:p>0.122368</text:p>
          </table:table-cell>
          <table:table-cell table:number-columns-repeated="101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Север микрорайон, 24/1, 1 этаж</text:p>
          </table:table-cell>
          <table:table-cell office:value-type="string" calcext:value-type="string">
            <text:p>Акпар</text:p>
          </table:table-cell>
          <table:table-cell table:number-columns-repeated="7"/>
          <table:table-cell office:value-type="string" calcext:value-type="string">
            <text:p>0.0537477</text:p>
          </table:table-cell>
          <table:table-cell table:number-columns-repeated="10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Север микрорайон, 25, 1 этаж</text:p>
          </table:table-cell>
          <table:table-cell office:value-type="string" calcext:value-type="string">
            <text:p>Айсана</text:p>
          </table:table-cell>
          <table:table-cell table:number-columns-repeated="7"/>
          <table:table-cell office:value-type="string" calcext:value-type="string">
            <text:p>0.092092</text:p>
          </table:table-cell>
          <table:table-cell table:number-columns-repeated="101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Север микрорайон, 7, 1 этаж</text:p>
          </table:table-cell>
          <table:table-cell office:value-type="string" calcext:value-type="string">
            <text:p>Алтынай</text:p>
          </table:table-cell>
          <table:table-cell table:number-columns-repeated="7"/>
          <table:table-cell office:value-type="string" calcext:value-type="string">
            <text:p>0.13523</text:p>
          </table:table-cell>
          <table:table-cell table:number-columns-repeated="101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Север микрорайон, 10</text:p>
          </table:table-cell>
          <table:table-cell office:value-type="string" calcext:value-type="string">
            <text:p>Гулсым</text:p>
          </table:table-cell>
          <table:table-cell table:number-columns-repeated="7"/>
          <table:table-cell office:value-type="string" calcext:value-type="string">
            <text:p>0.0835609</text:p>
          </table:table-cell>
          <table:table-cell table:number-columns-repeated="101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Север микрорайон, 11, 1 этаж</text:p>
          </table:table-cell>
          <table:table-cell office:value-type="string" calcext:value-type="string">
            <text:p>ДДД</text:p>
          </table:table-cell>
          <table:table-cell table:number-columns-repeated="7"/>
          <table:table-cell office:value-type="string" calcext:value-type="string">
            <text:p>0.121644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Север микрорайон, 3, 1 этаж</text:p>
          </table:table-cell>
          <table:table-cell office:value-type="string" calcext:value-type="string">
            <text:p>Рахат</text:p>
          </table:table-cell>
          <table:table-cell table:number-columns-repeated="7"/>
          <table:table-cell office:value-type="string" calcext:value-type="string">
            <text:p>0.0377793</text:p>
          </table:table-cell>
          <table:table-cell table:number-columns-repeated="1013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Север микрорайон, 4, 1 этаж</text:p>
          </table:table-cell>
          <table:table-cell office:value-type="string" calcext:value-type="string">
            <text:p>ХАДИША 2</text:p>
          </table:table-cell>
          <table:table-cell table:number-columns-repeated="7"/>
          <table:table-cell office:value-type="string" calcext:value-type="string">
            <text:p>0.116596</text:p>
          </table:table-cell>
          <table:table-cell table:number-columns-repeated="101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Север микрорайон, 3/4</text:p>
          </table:table-cell>
          <table:table-cell office:value-type="string" calcext:value-type="string">
            <text:p>АТАМЕКЕН</text:p>
          </table:table-cell>
          <table:table-cell table:number-columns-repeated="7"/>
          <table:table-cell office:value-type="string" calcext:value-type="string">
            <text:p>0.0186546</text:p>
          </table:table-cell>
          <table:table-cell table:number-columns-repeated="101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Север микрорайон, 2, 1 этаж</text:p>
          </table:table-cell>
          <table:table-cell office:value-type="string" calcext:value-type="string">
            <text:p>Рустем</text:p>
          </table:table-cell>
          <table:table-cell table:number-columns-repeated="7"/>
          <table:table-cell office:value-type="string" calcext:value-type="string">
            <text:p>0.0915209</text:p>
          </table:table-cell>
          <table:table-cell table:number-columns-repeated="1013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16-й микрорайон, 41</text:p>
          </table:table-cell>
          <table:table-cell office:value-type="string" calcext:value-type="string">
            <text:p>Олжа</text:p>
          </table:table-cell>
          <table:table-cell table:number-columns-repeated="7"/>
          <table:table-cell office:value-type="string" calcext:value-type="string">
            <text:p>0.0774385</text:p>
          </table:table-cell>
          <table:table-cell table:number-columns-repeated="101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Рыскулова, 5а/2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062368</text:p>
          </table:table-cell>
          <table:table-cell table:number-columns-repeated="101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17-й микрорайон, 4а, 1 этаж</text:p>
          </table:table-cell>
          <table:table-cell office:value-type="string" calcext:value-type="string">
            <text:p>І?к?р</text:p>
          </table:table-cell>
          <table:table-cell table:number-columns-repeated="7"/>
          <table:table-cell office:value-type="string" calcext:value-type="string">
            <text:p>0.186282</text:p>
          </table:table-cell>
          <table:table-cell table:number-columns-repeated="101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Рыскулова, 18/1, 1 этаж</text:p>
          </table:table-cell>
          <table:table-cell office:value-type="string" calcext:value-type="string">
            <text:p>Саламат</text:p>
          </table:table-cell>
          <table:table-cell table:number-columns-repeated="7"/>
          <table:table-cell office:value-type="string" calcext:value-type="string">
            <text:p>0.0507522</text:p>
          </table:table-cell>
          <table:table-cell table:number-columns-repeated="101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17-й микрорайон, 19/1, 1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902002</text:p>
          </table:table-cell>
          <table:table-cell table:number-columns-repeated="10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6-й микрорайон, 42</text:p>
          </table:table-cell>
          <table:table-cell office:value-type="string" calcext:value-type="string">
            <text:p>Айнур</text:p>
          </table:table-cell>
          <table:table-cell table:number-columns-repeated="7"/>
          <table:table-cell office:value-type="string" calcext:value-type="string">
            <text:p>0.0252865</text:p>
          </table:table-cell>
          <table:table-cell table:number-columns-repeated="1013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16-й микрорайон, 42, 1 этаж</text:p>
          </table:table-cell>
          <table:table-cell office:value-type="string" calcext:value-type="string">
            <text:p>Хадиша</text:p>
          </table:table-cell>
          <table:table-cell table:number-columns-repeated="7"/>
          <table:table-cell office:value-type="string" calcext:value-type="string">
            <text:p>0.130335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6-й микрорайон, 43/1</text:p>
          </table:table-cell>
          <table:table-cell office:value-type="string" calcext:value-type="string">
            <text:p>Firkan</text:p>
          </table:table-cell>
          <table:table-cell table:number-columns-repeated="7"/>
          <table:table-cell office:value-type="string" calcext:value-type="string">
            <text:p>0.0562343</text:p>
          </table:table-cell>
          <table:table-cell table:number-columns-repeated="101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16-й микрорайон, 24, 1 этаж</text:p>
          </table:table-cell>
          <table:table-cell office:value-type="string" calcext:value-type="string">
            <text:p>МАГИЯ</text:p>
          </table:table-cell>
          <table:table-cell table:number-columns-repeated="7"/>
          <table:table-cell office:value-type="string" calcext:value-type="string">
            <text:p>0.0493786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6-й микрорайон, 37, 1 этаж</text:p>
          </table:table-cell>
          <table:table-cell office:value-type="string" calcext:value-type="string">
            <text:p>BAYMART</text:p>
          </table:table-cell>
          <table:table-cell table:number-columns-repeated="7"/>
          <table:table-cell office:value-type="string" calcext:value-type="string">
            <text:p>0.140335</text:p>
          </table:table-cell>
          <table:table-cell table:number-columns-repeated="101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16-й микрорайон, 2, 1 этаж</text:p>
          </table:table-cell>
          <table:table-cell office:value-type="string" calcext:value-type="string">
            <text:p>Д?мді</text:p>
          </table:table-cell>
          <table:table-cell table:number-columns-repeated="7"/>
          <table:table-cell office:value-type="string" calcext:value-type="string">
            <text:p>0.37042</text:p>
          </table:table-cell>
          <table:table-cell table:number-columns-repeated="1013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16-й микрорайон, 42а/1</text:p>
          </table:table-cell>
          <table:table-cell office:value-type="string" calcext:value-type="string">
            <text:p>Нью Васюки</text:p>
          </table:table-cell>
          <table:table-cell table:number-columns-repeated="7"/>
          <table:table-cell office:value-type="string" calcext:value-type="string">
            <text:p>0.091385</text:p>
          </table:table-cell>
          <table:table-cell table:number-columns-repeated="101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16-й микрорайон, 40, 1 этаж</text:p>
          </table:table-cell>
          <table:table-cell office:value-type="string" calcext:value-type="string">
            <text:p>Жанн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16-й микрорайон, 40, 1 этаж</text:p>
          </table:table-cell>
          <table:table-cell office:value-type="string" calcext:value-type="string">
            <text:p>Ирсай она</text:p>
          </table:table-cell>
          <table:table-cell table:number-columns-repeated="7"/>
          <table:table-cell office:value-type="string" calcext:value-type="string">
            <text:p>0.424029</text:p>
          </table:table-cell>
          <table:table-cell table:number-columns-repeated="101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Сайрам микрорайон, 8/4, 1 этаж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0540145</text:p>
          </table:table-cell>
          <table:table-cell table:number-columns-repeated="1013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Север микрорайон, 41, 1 этаж</text:p>
          </table:table-cell>
          <table:table-cell office:value-type="string" calcext:value-type="string">
            <text:p>Мерей</text:p>
          </table:table-cell>
          <table:table-cell table:number-columns-repeated="7"/>
          <table:table-cell office:value-type="string" calcext:value-type="string">
            <text:p>0.127169</text:p>
          </table:table-cell>
          <table:table-cell table:number-columns-repeated="1013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Сайрам микрорайон, 10/2</text:p>
          </table:table-cell>
          <table:table-cell office:value-type="string" calcext:value-type="string">
            <text:p>Тиын</text:p>
          </table:table-cell>
          <table:table-cell table:number-columns-repeated="7"/>
          <table:table-cell office:value-type="string" calcext:value-type="string">
            <text:p>0.048034</text:p>
          </table:table-cell>
          <table:table-cell table:number-columns-repeated="101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Сайрам микрорайон, 10/3, 1 этаж</text:p>
          </table:table-cell>
          <table:table-cell office:value-type="string" calcext:value-type="string">
            <text:p>Сабина</text:p>
          </table:table-cell>
          <table:table-cell table:number-columns-repeated="7"/>
          <table:table-cell office:value-type="string" calcext:value-type="string">
            <text:p>0.0498036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Сайрам микрорайон, 7, 1 этаж</text:p>
          </table:table-cell>
          <table:table-cell office:value-type="string" calcext:value-type="string">
            <text:p>А?бота</text:p>
          </table:table-cell>
          <table:table-cell table:number-columns-repeated="7"/>
          <table:table-cell office:value-type="string" calcext:value-type="string">
            <text:p>0.141562</text:p>
          </table:table-cell>
          <table:table-cell table:number-columns-repeated="10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Сайрам микрорайон, 9/1</text:p>
          </table:table-cell>
          <table:table-cell office:value-type="string" calcext:value-type="string">
            <text:p>Айжан</text:p>
          </table:table-cell>
          <table:table-cell table:number-columns-repeated="7"/>
          <table:table-cell office:value-type="string" calcext:value-type="string">
            <text:p>0.0337537</text:p>
          </table:table-cell>
          <table:table-cell table:number-columns-repeated="101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Сайрам микрорайон, 13г, 1 этаж</text:p>
          </table:table-cell>
          <table:table-cell office:value-type="string" calcext:value-type="string">
            <text:p>Алия</text:p>
          </table:table-cell>
          <table:table-cell table:number-columns-repeated="7"/>
          <table:table-cell office:value-type="string" calcext:value-type="string">
            <text:p>0.130899</text:p>
          </table:table-cell>
          <table:table-cell table:number-columns-repeated="10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Север микрорайон, 44, 1 этаж</text:p>
          </table:table-cell>
          <table:table-cell office:value-type="string" calcext:value-type="string">
            <text:p>Айбек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Север микрорайон, 44, 1 этаж</text:p>
          </table:table-cell>
          <table:table-cell office:value-type="string" calcext:value-type="string">
            <text:p>Акберен</text:p>
          </table:table-cell>
          <table:table-cell table:number-columns-repeated="7"/>
          <table:table-cell office:value-type="string" calcext:value-type="string">
            <text:p>0.0781302</text:p>
          </table:table-cell>
          <table:table-cell table:number-columns-repeated="101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Север микрорайон, 49, 1 этаж</text:p>
          </table:table-cell>
          <table:table-cell office:value-type="string" calcext:value-type="string">
            <text:p>Калыш-ана</text:p>
          </table:table-cell>
          <table:table-cell table:number-columns-repeated="7"/>
          <table:table-cell office:value-type="string" calcext:value-type="string">
            <text:p>0.127598</text:p>
          </table:table-cell>
          <table:table-cell table:number-columns-repeated="10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Север микрорайон, 48/1</text:p>
          </table:table-cell>
          <table:table-cell office:value-type="string" calcext:value-type="string">
            <text:p>Айгерім</text:p>
          </table:table-cell>
          <table:table-cell table:number-columns-repeated="7"/>
          <table:table-cell office:value-type="string" calcext:value-type="string">
            <text:p>0.0198217</text:p>
          </table:table-cell>
          <table:table-cell table:number-columns-repeated="101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Север микрорайон, 47, 1 этаж</text:p>
          </table:table-cell>
          <table:table-cell office:value-type="string" calcext:value-type="string">
            <text:p>САНЧО</text:p>
          </table:table-cell>
          <table:table-cell table:number-columns-repeated="7"/>
          <table:table-cell office:value-type="string" calcext:value-type="string">
            <text:p>0.0593514</text:p>
          </table:table-cell>
          <table:table-cell table:number-columns-repeated="1013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Север микрорайон, 53, 1 этаж</text:p>
          </table:table-cell>
          <table:table-cell office:value-type="string" calcext:value-type="string">
            <text:p>То?жан</text:p>
          </table:table-cell>
          <table:table-cell table:number-columns-repeated="7"/>
          <table:table-cell office:value-type="string" calcext:value-type="string">
            <text:p>0.0867789</text:p>
          </table:table-cell>
          <table:table-cell table:number-columns-repeated="101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Север микрорайон, 63, 1 этаж</text:p>
          </table:table-cell>
          <table:table-cell office:value-type="string" calcext:value-type="string">
            <text:p>Ба?даулет</text:p>
          </table:table-cell>
          <table:table-cell table:number-columns-repeated="7"/>
          <table:table-cell office:value-type="string" calcext:value-type="string">
            <text:p>0.0972186</text:p>
          </table:table-cell>
          <table:table-cell table:number-columns-repeated="101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Север микрорайон, 55/1</text:p>
          </table:table-cell>
          <table:table-cell office:value-type="string" calcext:value-type="string">
            <text:p>Дина</text:p>
          </table:table-cell>
          <table:table-cell table:number-columns-repeated="7"/>
          <table:table-cell office:value-type="string" calcext:value-type="string">
            <text:p>0.107866</text:p>
          </table:table-cell>
          <table:table-cell table:number-columns-repeated="1013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Север микрорайон, 66, 1 этаж</text:p>
          </table:table-cell>
          <table:table-cell office:value-type="string" calcext:value-type="string">
            <text:p>УлАр</text:p>
          </table:table-cell>
          <table:table-cell table:number-columns-repeated="7"/>
          <table:table-cell office:value-type="string" calcext:value-type="string">
            <text:p>0.0479855</text:p>
          </table:table-cell>
          <table:table-cell table:number-columns-repeated="101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Север микрорайон, 67Б, 1 этаж</text:p>
          </table:table-cell>
          <table:table-cell office:value-type="string" calcext:value-type="string">
            <text:p>Гулнара</text:p>
          </table:table-cell>
          <table:table-cell table:number-columns-repeated="7"/>
          <table:table-cell office:value-type="string" calcext:value-type="string">
            <text:p>0.186461</text:p>
          </table:table-cell>
          <table:table-cell table:number-columns-repeated="101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Север микрорайон, 58/1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174917</text:p>
          </table:table-cell>
          <table:table-cell table:number-columns-repeated="10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Север микрорайон, 64, 1 этаж</text:p>
          </table:table-cell>
          <table:table-cell office:value-type="string" calcext:value-type="string">
            <text:p>Абдурахман</text:p>
          </table:table-cell>
          <table:table-cell table:number-columns-repeated="7"/>
          <table:table-cell office:value-type="string" calcext:value-type="string">
            <text:p>0.278159</text:p>
          </table:table-cell>
          <table:table-cell table:number-columns-repeated="1013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Шапагат-2 микрорайон, 1/4</text:p>
          </table:table-cell>
          <table:table-cell office:value-type="string" calcext:value-type="string">
            <text:p>ШАПАГАТ-2</text:p>
          </table:table-cell>
          <table:table-cell table:number-columns-repeated="7"/>
          <table:table-cell office:value-type="string" calcext:value-type="string">
            <text:p>0.468886</text:p>
          </table:table-cell>
          <table:table-cell table:number-columns-repeated="101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Восток микрорайон, 116/2</text:p>
          </table:table-cell>
          <table:table-cell office:value-type="string" calcext:value-type="string">
            <text:p>Ескендір Ата</text:p>
          </table:table-cell>
          <table:table-cell table:number-columns-repeated="7"/>
          <table:table-cell office:value-type="string" calcext:value-type="string">
            <text:p>0.143363</text:p>
          </table:table-cell>
          <table:table-cell table:number-columns-repeated="101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Восток микрорайон, 113/1</text:p>
          </table:table-cell>
          <table:table-cell office:value-type="string" calcext:value-type="string">
            <text:p>Н?рАру</text:p>
          </table:table-cell>
          <table:table-cell table:number-columns-repeated="7"/>
          <table:table-cell office:value-type="string" calcext:value-type="string">
            <text:p>0.05579</text:p>
          </table:table-cell>
          <table:table-cell table:number-columns-repeated="1013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Восток микрорайон, 113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514313</text:p>
          </table:table-cell>
          <table:table-cell table:number-columns-repeated="1013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Восток микрорайон, 1</text:p>
          </table:table-cell>
          <table:table-cell office:value-type="string" calcext:value-type="string">
            <text:p>Нарікбай</text:p>
          </table:table-cell>
          <table:table-cell table:number-columns-repeated="7"/>
          <table:table-cell office:value-type="string" calcext:value-type="string">
            <text:p>0.0690972</text:p>
          </table:table-cell>
          <table:table-cell table:number-columns-repeated="101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Восток микрорайон, 2/1</text:p>
          </table:table-cell>
          <table:table-cell office:value-type="string" calcext:value-type="string">
            <text:p>Дарын</text:p>
          </table:table-cell>
          <table:table-cell table:number-columns-repeated="7"/>
          <table:table-cell office:value-type="string" calcext:value-type="string">
            <text:p>0.0540573</text:p>
          </table:table-cell>
          <table:table-cell table:number-columns-repeated="101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Восток микрорайон, 109</text:p>
          </table:table-cell>
          <table:table-cell office:value-type="string" calcext:value-type="string">
            <text:p>Мадина</text:p>
          </table:table-cell>
          <table:table-cell table:number-columns-repeated="7"/>
          <table:table-cell office:value-type="string" calcext:value-type="string">
            <text:p>0.129305</text:p>
          </table:table-cell>
          <table:table-cell table:number-columns-repeated="101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Восток микрорайон, 114</text:p>
          </table:table-cell>
          <table:table-cell office:value-type="string" calcext:value-type="string">
            <text:p>Жулдыз</text:p>
          </table:table-cell>
          <table:table-cell table:number-columns-repeated="7"/>
          <table:table-cell office:value-type="string" calcext:value-type="string">
            <text:p>0.164032</text:p>
          </table:table-cell>
          <table:table-cell table:number-columns-repeated="101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Восток микрорайон, 32/1, 1 этаж</text:p>
          </table:table-cell>
          <table:table-cell office:value-type="string" calcext:value-type="string">
            <text:p>Дана</text:p>
          </table:table-cell>
          <table:table-cell table:number-columns-repeated="7"/>
          <table:table-cell office:value-type="string" calcext:value-type="string">
            <text:p>0.0256821</text:p>
          </table:table-cell>
          <table:table-cell table:number-columns-repeated="101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Восток микрорайон, 32, 1 этаж</text:p>
          </table:table-cell>
          <table:table-cell office:value-type="string" calcext:value-type="string">
            <text:p>Даулет-Би</text:p>
          </table:table-cell>
          <table:table-cell table:number-columns-repeated="7"/>
          <table:table-cell office:value-type="string" calcext:value-type="string">
            <text:p>0.0971743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Жолан Батыра, 115/1</text:p>
          </table:table-cell>
          <table:table-cell office:value-type="string" calcext:value-type="string">
            <text:p>?Л АС</text:p>
          </table:table-cell>
          <table:table-cell table:number-columns-repeated="7"/>
          <table:table-cell office:value-type="string" calcext:value-type="string">
            <text:p>0.158672</text:p>
          </table:table-cell>
          <table:table-cell table:number-columns-repeated="101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Восток микрорайон, 3/1</text:p>
          </table:table-cell>
          <table:table-cell office:value-type="string" calcext:value-type="string">
            <text:p>Мансур</text:p>
          </table:table-cell>
          <table:table-cell table:number-columns-repeated="7"/>
          <table:table-cell office:value-type="string" calcext:value-type="string">
            <text:p>0.189934</text:p>
          </table:table-cell>
          <table:table-cell table:number-columns-repeated="101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Восток микрорайон, 15</text:p>
          </table:table-cell>
          <table:table-cell office:value-type="string" calcext:value-type="string">
            <text:p>Даурен</text:p>
          </table:table-cell>
          <table:table-cell table:number-columns-repeated="7"/>
          <table:table-cell office:value-type="string" calcext:value-type="string">
            <text:p>0.107383</text:p>
          </table:table-cell>
          <table:table-cell table:number-columns-repeated="101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Восток микрорайон, 17/1</text:p>
          </table:table-cell>
          <table:table-cell office:value-type="string" calcext:value-type="string">
            <text:p>ДА??</text:p>
          </table:table-cell>
          <table:table-cell table:number-columns-repeated="7"/>
          <table:table-cell office:value-type="string" calcext:value-type="string">
            <text:p>0.0465308</text:p>
          </table:table-cell>
          <table:table-cell table:number-columns-repeated="101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Восток микрорайон, 21, 1 этаж</text:p>
          </table:table-cell>
          <table:table-cell office:value-type="string" calcext:value-type="string">
            <text:p>Мадияр</text:p>
          </table:table-cell>
          <table:table-cell table:number-columns-repeated="7"/>
          <table:table-cell office:value-type="string" calcext:value-type="string">
            <text:p>0.0699922</text:p>
          </table:table-cell>
          <table:table-cell table:number-columns-repeated="1013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Восток микрорайон, 12а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360187</text:p>
          </table:table-cell>
          <table:table-cell table:number-columns-repeated="101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Восток микрорайон, 12/1</text:p>
          </table:table-cell>
          <table:table-cell office:value-type="string" calcext:value-type="string">
            <text:p>АКМЫРЗА</text:p>
          </table:table-cell>
          <table:table-cell table:number-columns-repeated="7"/>
          <table:table-cell office:value-type="string" calcext:value-type="string">
            <text:p>0.466082</text:p>
          </table:table-cell>
          <table:table-cell table:number-columns-repeated="1013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Рыскулова, 59, 1 этаж</text:p>
          </table:table-cell>
          <table:table-cell office:value-type="string" calcext:value-type="string">
            <text:p>Таншолпан</text:p>
          </table:table-cell>
          <table:table-cell table:number-columns-repeated="7"/>
          <table:table-cell office:value-type="string" calcext:value-type="string">
            <text:p>0.414547</text:p>
          </table:table-cell>
          <table:table-cell table:number-columns-repeated="1013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Жибек жолы, 56/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5309</text:p>
          </table:table-cell>
          <table:table-cell table:number-columns-repeated="101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Жибек жолы, 56/1</text:p>
          </table:table-cell>
          <table:table-cell office:value-type="string" calcext:value-type="string">
            <text:p>Бекет</text:p>
          </table:table-cell>
          <table:table-cell table:number-columns-repeated="7"/>
          <table:table-cell office:value-type="string" calcext:value-type="string">
            <text:p>0.22933</text:p>
          </table:table-cell>
          <table:table-cell table:number-columns-repeated="101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Сайрамская, 235/10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70061</text:p>
          </table:table-cell>
          <table:table-cell table:number-columns-repeated="101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Шокана Уалиханова, 233а, 1 этаж</text:p>
          </table:table-cell>
          <table:table-cell office:value-type="string" calcext:value-type="string">
            <text:p>Алина</text:p>
          </table:table-cell>
          <table:table-cell table:number-columns-repeated="7"/>
          <table:table-cell office:value-type="string" calcext:value-type="string">
            <text:p>0.475164</text:p>
          </table:table-cell>
          <table:table-cell table:number-columns-repeated="101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Шокана Уалиханова, 221а, 1 этаж</text:p>
          </table:table-cell>
          <table:table-cell office:value-type="string" calcext:value-type="string">
            <text:p>МАДИ</text:p>
          </table:table-cell>
          <table:table-cell table:number-columns-repeated="7"/>
          <table:table-cell office:value-type="string" calcext:value-type="string">
            <text:p>0.107957</text:p>
          </table:table-cell>
          <table:table-cell table:number-columns-repeated="101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Шокана Уалиханова, 219, 1 этаж</text:p>
          </table:table-cell>
          <table:table-cell office:value-type="string" calcext:value-type="string">
            <text:p>БУЛОЧНАЯ</text:p>
          </table:table-cell>
          <table:table-cell table:number-columns-repeated="7"/>
          <table:table-cell office:value-type="string" calcext:value-type="string">
            <text:p>0.124253</text:p>
          </table:table-cell>
          <table:table-cell table:number-columns-repeated="1013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Шокана Уалиханова, 215В/1, 1 этаж</text:p>
          </table:table-cell>
          <table:table-cell office:value-type="string" calcext:value-type="string">
            <text:p>Феруза</text:p>
          </table:table-cell>
          <table:table-cell table:number-columns-repeated="7"/>
          <table:table-cell office:value-type="string" calcext:value-type="string">
            <text:p>0.0727344</text:p>
          </table:table-cell>
          <table:table-cell table:number-columns-repeated="10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Шокана Уалиханова, 192/1</text:p>
          </table:table-cell>
          <table:table-cell office:value-type="string" calcext:value-type="string">
            <text:p>АЗАМАТ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Шокана Уалиханова, 192/1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0364027</text:p>
          </table:table-cell>
          <table:table-cell table:number-columns-repeated="101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Шокана Уалиханова, 192</text:p>
          </table:table-cell>
          <table:table-cell office:value-type="string" calcext:value-type="string">
            <text:p>Маке</text:p>
          </table:table-cell>
          <table:table-cell table:number-columns-repeated="7"/>
          <table:table-cell office:value-type="string" calcext:value-type="string">
            <text:p>0.108293</text:p>
          </table:table-cell>
          <table:table-cell table:number-columns-repeated="101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Шокана Уалиханова, 192а/1</text:p>
          </table:table-cell>
          <table:table-cell office:value-type="string" calcext:value-type="string">
            <text:p>Алтынкул ана</text:p>
          </table:table-cell>
          <table:table-cell table:number-columns-repeated="7"/>
          <table:table-cell office:value-type="string" calcext:value-type="string">
            <text:p>0.0213136</text:p>
          </table:table-cell>
          <table:table-cell table:number-columns-repeated="1013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Шокана Уалиханова, 192а/2</text:p>
          </table:table-cell>
          <table:table-cell office:value-type="string" calcext:value-type="string">
            <text:p>Шапагат</text:p>
          </table:table-cell>
          <table:table-cell table:number-columns-repeated="7"/>
          <table:table-cell office:value-type="string" calcext:value-type="string">
            <text:p>0.0648265</text:p>
          </table:table-cell>
          <table:table-cell table:number-columns-repeated="1013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Шокана Уалиханова, 192в/1</text:p>
          </table:table-cell>
          <table:table-cell office:value-type="string" calcext:value-type="string">
            <text:p>Наурыз</text:p>
          </table:table-cell>
          <table:table-cell table:number-columns-repeated="7"/>
          <table:table-cell office:value-type="string" calcext:value-type="string">
            <text:p>0.243078</text:p>
          </table:table-cell>
          <table:table-cell table:number-columns-repeated="1013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Шокана Уалиханова, 186/1</text:p>
          </table:table-cell>
          <table:table-cell office:value-type="string" calcext:value-type="string">
            <text:p>Эркин</text:p>
          </table:table-cell>
          <table:table-cell table:number-columns-repeated="7"/>
          <table:table-cell office:value-type="string" calcext:value-type="string">
            <text:p>0.106149</text:p>
          </table:table-cell>
          <table:table-cell table:number-columns-repeated="101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Шокана Уалиханова, 213а/1</text:p>
          </table:table-cell>
          <table:table-cell office:value-type="string" calcext:value-type="string">
            <text:p>Исламбек</text:p>
          </table:table-cell>
          <table:table-cell table:number-columns-repeated="7"/>
          <table:table-cell office:value-type="string" calcext:value-type="string">
            <text:p>0.0572346</text:p>
          </table:table-cell>
          <table:table-cell table:number-columns-repeated="10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Шокана Уалиханова, 213/13, 1 этаж, 32 бутик</text:p>
          </table:table-cell>
          <table:table-cell office:value-type="string" calcext:value-type="string">
            <text:p>Айна</text:p>
          </table:table-cell>
          <table:table-cell table:number-columns-repeated="7"/>
          <table:table-cell office:value-type="string" calcext:value-type="string">
            <text:p>0.153244</text:p>
          </table:table-cell>
          <table:table-cell table:number-columns-repeated="10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Елшибек батыра, 118, 1 этаж</text:p>
          </table:table-cell>
          <table:table-cell office:value-type="string" calcext:value-type="string">
            <text:p>Абе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Елшибек батыра, 118, 1 этаж</text:p>
          </table:table-cell>
          <table:table-cell office:value-type="string" calcext:value-type="string">
            <text:p>Южная Корзинка</text:p>
          </table:table-cell>
          <table:table-cell table:number-columns-repeated="7"/>
          <table:table-cell office:value-type="string" calcext:value-type="string">
            <text:p>0.130484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Елшибек батыра, 116/1</text:p>
          </table:table-cell>
          <table:table-cell office:value-type="string" calcext:value-type="string">
            <text:p>?азына</text:p>
          </table:table-cell>
          <table:table-cell table:number-columns-repeated="7"/>
          <table:table-cell office:value-type="string" calcext:value-type="string">
            <text:p>0.19545</text:p>
          </table:table-cell>
          <table:table-cell table:number-columns-repeated="1013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Елшибек батыра, 127/2, 1 этаж</text:p>
          </table:table-cell>
          <table:table-cell office:value-type="string" calcext:value-type="string">
            <text:p>ЭДЕМ</text:p>
          </table:table-cell>
          <table:table-cell table:number-columns-repeated="7"/>
          <table:table-cell office:value-type="string" calcext:value-type="string">
            <text:p>0.0605426</text:p>
          </table:table-cell>
          <table:table-cell table:number-columns-repeated="101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Елшибек батыра, 112</text:p>
          </table:table-cell>
          <table:table-cell office:value-type="string" calcext:value-type="string">
            <text:p>Жаксылык</text:p>
          </table:table-cell>
          <table:table-cell table:number-columns-repeated="7"/>
          <table:table-cell office:value-type="string" calcext:value-type="string">
            <text:p>0.291713</text:p>
          </table:table-cell>
          <table:table-cell table:number-columns-repeated="1013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Алимбетова, 189/1</text:p>
          </table:table-cell>
          <table:table-cell office:value-type="string" calcext:value-type="string">
            <text:p>Ноян</text:p>
          </table:table-cell>
          <table:table-cell table:number-columns-repeated="7"/>
          <table:table-cell office:value-type="string" calcext:value-type="string">
            <text:p>0.12014</text:p>
          </table:table-cell>
          <table:table-cell table:number-columns-repeated="101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Алимбетова, 199, 1 этаж</text:p>
          </table:table-cell>
          <table:table-cell office:value-type="string" calcext:value-type="string">
            <text:p>Восхождение</text:p>
          </table:table-cell>
          <table:table-cell table:number-columns-repeated="7"/>
          <table:table-cell office:value-type="string" calcext:value-type="string">
            <text:p>0.135554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Жанкожа батыра, 205Б</text:p>
          </table:table-cell>
          <table:table-cell office:value-type="float" office:value="777" calcext:value-type="float">
            <text:p>777</text:p>
          </table:table-cell>
          <table:table-cell table:number-columns-repeated="7"/>
          <table:table-cell office:value-type="string" calcext:value-type="string">
            <text:p>0.221342</text:p>
          </table:table-cell>
          <table:table-cell table:number-columns-repeated="10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Сапарбаева, 168/1</text:p>
          </table:table-cell>
          <table:table-cell office:value-type="string" calcext:value-type="string">
            <text:p>Азат</text:p>
          </table:table-cell>
          <table:table-cell table:number-columns-repeated="7"/>
          <table:table-cell office:value-type="string" calcext:value-type="string">
            <text:p>0.319834</text:p>
          </table:table-cell>
          <table:table-cell table:number-columns-repeated="101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Орынбай акына, 97, 1 этаж</text:p>
          </table:table-cell>
          <table:table-cell office:value-type="string" calcext:value-type="string">
            <text:p>Дыбыс</text:p>
          </table:table-cell>
          <table:table-cell table:number-columns-repeated="7"/>
          <table:table-cell office:value-type="string" calcext:value-type="string">
            <text:p>0.0589473</text:p>
          </table:table-cell>
          <table:table-cell table:number-columns-repeated="1013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Маншук Маметовой, 172/1</text:p>
          </table:table-cell>
          <table:table-cell office:value-type="string" calcext:value-type="string">
            <text:p>Цитадель</text:p>
          </table:table-cell>
          <table:table-cell table:number-columns-repeated="7"/>
          <table:table-cell office:value-type="string" calcext:value-type="string">
            <text:p>0.419408</text:p>
          </table:table-cell>
          <table:table-cell table:number-columns-repeated="101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Шокана Уалиханова, 215Б, 1 этаж</text:p>
          </table:table-cell>
          <table:table-cell office:value-type="string" calcext:value-type="string">
            <text:p>Акку</text:p>
          </table:table-cell>
          <table:table-cell table:number-columns-repeated="7"/>
          <table:table-cell office:value-type="string" calcext:value-type="string">
            <text:p>0.2201</text:p>
          </table:table-cell>
          <table:table-cell table:number-columns-repeated="10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Шокана Уалиханова, 213в, 1 этаж</text:p>
          </table:table-cell>
          <table:table-cell office:value-type="string" calcext:value-type="string">
            <text:p>Аида</text:p>
          </table:table-cell>
          <table:table-cell table:number-columns-repeated="7"/>
          <table:table-cell office:value-type="string" calcext:value-type="string">
            <text:p>0.268453</text:p>
          </table:table-cell>
          <table:table-cell table:number-columns-repeated="101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Жибек жолы, 26/6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28247</text:p>
          </table:table-cell>
          <table:table-cell table:number-columns-repeated="1013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Азим, 164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15641</text:p>
          </table:table-cell>
          <table:table-cell table:number-columns-repeated="101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Асанова, 149</text:p>
          </table:table-cell>
          <table:table-cell office:value-type="string" calcext:value-type="string">
            <text:p>Индира</text:p>
          </table:table-cell>
          <table:table-cell table:number-columns-repeated="7"/>
          <table:table-cell office:value-type="string" calcext:value-type="string">
            <text:p>0.0614138</text:p>
          </table:table-cell>
          <table:table-cell table:number-columns-repeated="101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Тажибаева, 189</text:p>
          </table:table-cell>
          <table:table-cell office:value-type="string" calcext:value-type="string">
            <text:p>Виктория</text:p>
          </table:table-cell>
          <table:table-cell table:number-columns-repeated="7"/>
          <table:table-cell office:value-type="string" calcext:value-type="string">
            <text:p>0.143283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Шолохова, 184</text:p>
          </table:table-cell>
          <table:table-cell office:value-type="string" calcext:value-type="string">
            <text:p>Интернет</text:p>
          </table:table-cell>
          <table:table-cell table:number-columns-repeated="7"/>
          <table:table-cell office:value-type="string" calcext:value-type="string">
            <text:p>0.362072</text:p>
          </table:table-cell>
          <table:table-cell table:number-columns-repeated="101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Жибек жолы, 17/2</text:p>
          </table:table-cell>
          <table:table-cell office:value-type="string" calcext:value-type="string">
            <text:p>Балдырган</text:p>
          </table:table-cell>
          <table:table-cell table:number-columns-repeated="7"/>
          <table:table-cell office:value-type="string" calcext:value-type="string">
            <text:p>0.111881</text:p>
          </table:table-cell>
          <table:table-cell table:number-columns-repeated="101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Жибек жолы, 2</text:p>
          </table:table-cell>
          <table:table-cell office:value-type="string" calcext:value-type="string">
            <text:p>К?ркем</text:p>
          </table:table-cell>
          <table:table-cell table:number-columns-repeated="7"/>
          <table:table-cell office:value-type="string" calcext:value-type="string">
            <text:p>0.0717006</text:p>
          </table:table-cell>
          <table:table-cell table:number-columns-repeated="101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Жибек жолы, 2/1, 1 этаж</text:p>
          </table:table-cell>
          <table:table-cell office:value-type="string" calcext:value-type="string">
            <text:p>Аль Мансур</text:p>
          </table:table-cell>
          <table:table-cell table:number-columns-repeated="7"/>
          <table:table-cell office:value-type="string" calcext:value-type="string">
            <text:p>0.237248</text:p>
          </table:table-cell>
          <table:table-cell table:number-columns-repeated="1013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Жибек жолы, 20а, 1 этаж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141999</text:p>
          </table:table-cell>
          <table:table-cell table:number-columns-repeated="1013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Жибек жолы, 97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28316</text:p>
          </table:table-cell>
          <table:table-cell table:number-columns-repeated="101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Аймаутова, 143/1, 1 этаж</text:p>
          </table:table-cell>
          <table:table-cell office:value-type="string" calcext:value-type="string">
            <text:p>Б?кір Ерла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Аймаутова, 143/1, 1 этаж</text:p>
          </table:table-cell>
          <table:table-cell office:value-type="string" calcext:value-type="string">
            <text:p>Б?кір Марат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Аймаутова, 143/1, 1 этаж</text:p>
          </table:table-cell>
          <table:table-cell office:value-type="string" calcext:value-type="string">
            <text:p>Гульшар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Аймаутова, 143/1, 1 этаж</text:p>
          </table:table-cell>
          <table:table-cell office:value-type="string" calcext:value-type="string">
            <text:p>Е? арза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Аймаутова, 143/1, 1 этаж</text:p>
          </table:table-cell>
          <table:table-cell office:value-type="string" calcext:value-type="string">
            <text:p>МОЙКА 4</text:p>
          </table:table-cell>
          <table:table-cell table:number-columns-repeated="7"/>
          <table:table-cell office:value-type="string" calcext:value-type="string">
            <text:p>0.496484</text:p>
          </table:table-cell>
          <table:table-cell table:number-columns-repeated="101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Алимбетова, 135/3, 1 этаж</text:p>
          </table:table-cell>
          <table:table-cell office:value-type="string" calcext:value-type="string">
            <text:p>Саодат</text:p>
          </table:table-cell>
          <table:table-cell table:number-columns-repeated="7"/>
          <table:table-cell office:value-type="string" calcext:value-type="string">
            <text:p>0.170877</text:p>
          </table:table-cell>
          <table:table-cell table:number-columns-repeated="1013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Аймаутова, 125, 1 этаж</text:p>
          </table:table-cell>
          <table:table-cell office:value-type="string" calcext:value-type="string">
            <text:p>Халал</text:p>
          </table:table-cell>
          <table:table-cell table:number-columns-repeated="7"/>
          <table:table-cell office:value-type="string" calcext:value-type="string">
            <text:p>0.159762</text:p>
          </table:table-cell>
          <table:table-cell table:number-columns-repeated="1013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Аймаутова, 119</text:p>
          </table:table-cell>
          <table:table-cell office:value-type="string" calcext:value-type="string">
            <text:p>Нуржамал</text:p>
          </table:table-cell>
          <table:table-cell table:number-columns-repeated="7"/>
          <table:table-cell office:value-type="string" calcext:value-type="string">
            <text:p>0.165897</text:p>
          </table:table-cell>
          <table:table-cell table:number-columns-repeated="1013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Жолдасбекова, 62а</text:p>
          </table:table-cell>
          <table:table-cell office:value-type="string" calcext:value-type="string">
            <text:p>Новинка</text:p>
          </table:table-cell>
          <table:table-cell table:number-columns-repeated="7"/>
          <table:table-cell office:value-type="string" calcext:value-type="string">
            <text:p>0.109552</text:p>
          </table:table-cell>
          <table:table-cell table:number-columns-repeated="101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Жолдасбекова, 53/1</text:p>
          </table:table-cell>
          <table:table-cell office:value-type="string" calcext:value-type="string">
            <text:p>Бей-арс</text:p>
          </table:table-cell>
          <table:table-cell table:number-columns-repeated="7"/>
          <table:table-cell office:value-type="string" calcext:value-type="string">
            <text:p>0.190464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Желтоксан, 114, 1 этаж</text:p>
          </table:table-cell>
          <table:table-cell office:value-type="string" calcext:value-type="string">
            <text:p>GORILLA</text:p>
          </table:table-cell>
          <table:table-cell table:number-columns-repeated="7"/>
          <table:table-cell office:value-type="string" calcext:value-type="string">
            <text:p>0.315945</text:p>
          </table:table-cell>
          <table:table-cell table:formula="of:=SUM([.K1310:.K1359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Балдырган, 30а/1</text:p>
          </table:table-cell>
          <table:table-cell office:value-type="string" calcext:value-type="string">
            <text:p>Бекназар</text:p>
          </table:table-cell>
          <table:table-cell table:number-columns-repeated="7"/>
          <table:table-cell office:value-type="string" calcext:value-type="string">
            <text:p>0.233462</text:p>
          </table:table-cell>
          <table:table-cell table:number-columns-repeated="101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Сасбукаева, 32, 1 этаж</text:p>
          </table:table-cell>
          <table:table-cell office:value-type="string" calcext:value-type="string">
            <text:p>Арайлым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Сасбукаева, 32, 1 этаж</text:p>
          </table:table-cell>
          <table:table-cell office:value-type="string" calcext:value-type="string">
            <text:p>АТК</text:p>
          </table:table-cell>
          <table:table-cell table:number-columns-repeated="7"/>
          <table:table-cell office:value-type="string" calcext:value-type="string">
            <text:p>0.226182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Акпан батыра, 44</text:p>
          </table:table-cell>
          <table:table-cell office:value-type="string" calcext:value-type="string">
            <text:p>СЕРДАЛЫ</text:p>
          </table:table-cell>
          <table:table-cell table:number-columns-repeated="7"/>
          <table:table-cell office:value-type="string" calcext:value-type="string">
            <text:p>0.0564071</text:p>
          </table:table-cell>
          <table:table-cell table:number-columns-repeated="101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Акпан батыра, 51</text:p>
          </table:table-cell>
          <table:table-cell office:value-type="string" calcext:value-type="string">
            <text:p>Ж?сіп ата</text:p>
          </table:table-cell>
          <table:table-cell table:number-columns-repeated="7"/>
          <table:table-cell office:value-type="string" calcext:value-type="string">
            <text:p>0.0879806</text:p>
          </table:table-cell>
          <table:table-cell table:number-columns-repeated="1013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Гани Иляева, 124, 1 этаж</text:p>
          </table:table-cell>
          <table:table-cell office:value-type="string" calcext:value-type="string">
            <text:p>Шах-Нур</text:p>
          </table:table-cell>
          <table:table-cell table:number-columns-repeated="7"/>
          <table:table-cell office:value-type="string" calcext:value-type="string">
            <text:p>0.296616</text:p>
          </table:table-cell>
          <table:table-cell table:number-columns-repeated="101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Акпан батыра, 81</text:p>
          </table:table-cell>
          <table:table-cell office:value-type="string" calcext:value-type="string">
            <text:p>Жасмина</text:p>
          </table:table-cell>
          <table:table-cell table:number-columns-repeated="7"/>
          <table:table-cell office:value-type="string" calcext:value-type="string">
            <text:p>0.18396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олстого, 104, 1 этаж</text:p>
          </table:table-cell>
          <table:table-cell office:value-type="string" calcext:value-type="string">
            <text:p>Эмир</text:p>
          </table:table-cell>
          <table:table-cell table:number-columns-repeated="7"/>
          <table:table-cell office:value-type="string" calcext:value-type="string">
            <text:p>0.052739</text:p>
          </table:table-cell>
          <table:table-cell table:number-columns-repeated="101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Толстого, 99, 1 этаж</text:p>
          </table:table-cell>
          <table:table-cell office:value-type="string" calcext:value-type="string">
            <text:p>ПИРАМИДА</text:p>
          </table:table-cell>
          <table:table-cell table:number-columns-repeated="7"/>
          <table:table-cell office:value-type="string" calcext:value-type="string">
            <text:p>0.0534728</text:p>
          </table:table-cell>
          <table:table-cell table:number-columns-repeated="1013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Акпан батыра, 107, 1 этаж</text:p>
          </table:table-cell>
          <table:table-cell office:value-type="string" calcext:value-type="string">
            <text:p>Пончик</text:p>
          </table:table-cell>
          <table:table-cell table:number-columns-repeated="7"/>
          <table:table-cell office:value-type="string" calcext:value-type="string">
            <text:p>0.134462</text:p>
          </table:table-cell>
          <table:table-cell table:number-columns-repeated="101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Жибек жолы, 101/6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207381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Алимбетова, 119</text:p>
          </table:table-cell>
          <table:table-cell office:value-type="string" calcext:value-type="string">
            <text:p>Светлана</text:p>
          </table:table-cell>
          <table:table-cell table:number-columns-repeated="7"/>
          <table:table-cell office:value-type="string" calcext:value-type="string">
            <text:p>0.0769315</text:p>
          </table:table-cell>
          <table:table-cell table:number-columns-repeated="101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Акпан батыра, 90/1</text:p>
          </table:table-cell>
          <table:table-cell office:value-type="string" calcext:value-type="string">
            <text:p>Диера</text:p>
          </table:table-cell>
          <table:table-cell table:number-columns-repeated="7"/>
          <table:table-cell office:value-type="string" calcext:value-type="string">
            <text:p>0.163041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Жибек жолы, 100/2</text:p>
          </table:table-cell>
          <table:table-cell office:value-type="string" calcext:value-type="string">
            <text:p>Ситора</text:p>
          </table:table-cell>
          <table:table-cell table:number-columns-repeated="7"/>
          <table:table-cell office:value-type="string" calcext:value-type="string">
            <text:p>0.22213</text:p>
          </table:table-cell>
          <table:table-cell table:number-columns-repeated="1013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Акпан батыра, 102, 1 этаж</text:p>
          </table:table-cell>
          <table:table-cell office:value-type="string" calcext:value-type="string">
            <text:p>СЭД</text:p>
          </table:table-cell>
          <table:table-cell table:number-columns-repeated="7"/>
          <table:table-cell office:value-type="string" calcext:value-type="string">
            <text:p>0.131846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Мадели Кожа, 128</text:p>
          </table:table-cell>
          <table:table-cell office:value-type="string" calcext:value-type="string">
            <text:p>Севинч</text:p>
          </table:table-cell>
          <table:table-cell table:number-columns-repeated="7"/>
          <table:table-cell office:value-type="string" calcext:value-type="string">
            <text:p>0.25312</text:p>
          </table:table-cell>
          <table:table-cell table:number-columns-repeated="10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Акпан батыра, 120, 1 этаж</text:p>
          </table:table-cell>
          <table:table-cell office:value-type="string" calcext:value-type="string">
            <text:p>АДИНА</text:p>
          </table:table-cell>
          <table:table-cell table:number-columns-repeated="7"/>
          <table:table-cell office:value-type="string" calcext:value-type="string">
            <text:p>0.128484</text:p>
          </table:table-cell>
          <table:table-cell table:number-columns-repeated="1013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Шокана Уалиханова, 159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53456</text:p>
          </table:table-cell>
          <table:table-cell table:number-columns-repeated="101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Сасбукаева, 113</text:p>
          </table:table-cell>
          <table:table-cell office:value-type="string" calcext:value-type="string">
            <text:p>Н?рд?улет</text:p>
          </table:table-cell>
          <table:table-cell table:number-columns-repeated="7"/>
          <table:table-cell office:value-type="string" calcext:value-type="string">
            <text:p>0.0251197</text:p>
          </table:table-cell>
          <table:table-cell table:number-columns-repeated="1013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Сасбукаева, 109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985933</text:p>
          </table:table-cell>
          <table:table-cell table:number-columns-repeated="1013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Маншук Маметовой, 127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20867</text:p>
          </table:table-cell>
          <table:table-cell table:number-columns-repeated="1013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Сасбукаева, 99/1</text:p>
          </table:table-cell>
          <table:table-cell office:value-type="string" calcext:value-type="string">
            <text:p>Сыр сулуы</text:p>
          </table:table-cell>
          <table:table-cell table:number-columns-repeated="7"/>
          <table:table-cell office:value-type="string" calcext:value-type="string">
            <text:p>0.224339</text:p>
          </table:table-cell>
          <table:table-cell table:number-columns-repeated="1013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Жибек жолы, 137/1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654252</text:p>
          </table:table-cell>
          <table:table-cell table:number-columns-repeated="101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Сман Азимова, 146/1</text:p>
          </table:table-cell>
          <table:table-cell office:value-type="string" calcext:value-type="string">
            <text:p>Гулбахор</text:p>
          </table:table-cell>
          <table:table-cell table:number-columns-repeated="7"/>
          <table:table-cell office:value-type="string" calcext:value-type="string">
            <text:p>0.140686</text:p>
          </table:table-cell>
          <table:table-cell table:number-columns-repeated="101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Акпан батыра, 159</text:p>
          </table:table-cell>
          <table:table-cell office:value-type="string" calcext:value-type="string">
            <text:p>КОЛОБОК</text:p>
          </table:table-cell>
          <table:table-cell table:number-columns-repeated="7"/>
          <table:table-cell office:value-type="string" calcext:value-type="string">
            <text:p>0.17517</text:p>
          </table:table-cell>
          <table:table-cell table:number-columns-repeated="101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Адырбекова, 136, 1 этаж</text:p>
          </table:table-cell>
          <table:table-cell office:value-type="string" calcext:value-type="string">
            <text:p>Дана</text:p>
          </table:table-cell>
          <table:table-cell table:number-columns-repeated="7"/>
          <table:table-cell office:value-type="string" calcext:value-type="string">
            <text:p>0.23533</text:p>
          </table:table-cell>
          <table:table-cell table:number-columns-repeated="1013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Сман Азимова, 85Б</text:p>
          </table:table-cell>
          <table:table-cell office:value-type="string" calcext:value-type="string">
            <text:p>Хусанбай</text:p>
          </table:table-cell>
          <table:table-cell table:number-columns-repeated="7"/>
          <table:table-cell office:value-type="string" calcext:value-type="string">
            <text:p>0.18668</text:p>
          </table:table-cell>
          <table:table-cell table:number-columns-repeated="101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Верещагина, 73а</text:p>
          </table:table-cell>
          <table:table-cell office:value-type="string" calcext:value-type="string">
            <text:p>Нурбакыт</text:p>
          </table:table-cell>
          <table:table-cell table:number-columns-repeated="7"/>
          <table:table-cell office:value-type="string" calcext:value-type="string">
            <text:p>0.0879665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Верещагина, 75</text:p>
          </table:table-cell>
          <table:table-cell office:value-type="string" calcext:value-type="string">
            <text:p>?арлы?аш</text:p>
          </table:table-cell>
          <table:table-cell table:number-columns-repeated="7"/>
          <table:table-cell office:value-type="string" calcext:value-type="string">
            <text:p>0.390763</text:p>
          </table:table-cell>
          <table:table-cell table:number-columns-repeated="1013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Жандосова, 73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532387</text:p>
          </table:table-cell>
          <table:table-cell table:number-columns-repeated="1013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Жандосова, 73, 1 этаж, 102 кабинет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01726</text:p>
          </table:table-cell>
          <table:table-cell table:number-columns-repeated="101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18-й микрорайон, 41/3</text:p>
          </table:table-cell>
          <table:table-cell office:value-type="string" calcext:value-type="string">
            <text:p>САРЫ ЖАЗ</text:p>
          </table:table-cell>
          <table:table-cell table:number-columns-repeated="7"/>
          <table:table-cell office:value-type="string" calcext:value-type="string">
            <text:p>0.160444</text:p>
          </table:table-cell>
          <table:table-cell table:number-columns-repeated="101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18-й микрорайон, 45/2</text:p>
          </table:table-cell>
          <table:table-cell office:value-type="string" calcext:value-type="string">
            <text:p>Астана</text:p>
          </table:table-cell>
          <table:table-cell table:number-columns-repeated="7"/>
          <table:table-cell office:value-type="string" calcext:value-type="string">
            <text:p>0.115474</text:p>
          </table:table-cell>
          <table:table-cell table:number-columns-repeated="101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8-й микрорайон, 45, 1 этаж</text:p>
          </table:table-cell>
          <table:table-cell office:value-type="string" calcext:value-type="string">
            <text:p>Алибек</text:p>
          </table:table-cell>
          <table:table-cell table:number-columns-repeated="7"/>
          <table:table-cell office:value-type="string" calcext:value-type="string">
            <text:p>0.130257</text:p>
          </table:table-cell>
          <table:table-cell table:number-columns-repeated="101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17-й микрорайон, 12, 1 этаж</text:p>
          </table:table-cell>
          <table:table-cell office:value-type="string" calcext:value-type="string">
            <text:p>Ася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17-й микрорайон, 12, 1 этаж</text:p>
          </table:table-cell>
          <table:table-cell office:value-type="string" calcext:value-type="string">
            <text:p>Урбеш-Ай</text:p>
          </table:table-cell>
          <table:table-cell table:number-columns-repeated="7"/>
          <table:table-cell office:value-type="string" calcext:value-type="string">
            <text:p>0.123001</text:p>
          </table:table-cell>
          <table:table-cell table:number-columns-repeated="101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17-й микрорайон, 2, 1 этаж</text:p>
          </table:table-cell>
          <table:table-cell office:value-type="string" calcext:value-type="string">
            <text:p>Зиябек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17-й микрорайон, 2, 1 этаж</text:p>
          </table:table-cell>
          <table:table-cell office:value-type="string" calcext:value-type="string">
            <text:p>Тимур</text:p>
          </table:table-cell>
          <table:table-cell table:number-columns-repeated="7"/>
          <table:table-cell office:value-type="string" calcext:value-type="string">
            <text:p>0.131418</text:p>
          </table:table-cell>
          <table:table-cell table:number-columns-repeated="1013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18 микрорайон, 49</text:p>
          </table:table-cell>
          <table:table-cell office:value-type="string" calcext:value-type="string">
            <text:p>Мадина</text:p>
          </table:table-cell>
          <table:table-cell table:number-columns-repeated="7"/>
          <table:table-cell office:value-type="string" calcext:value-type="string">
            <text:p>0.0394222</text:p>
          </table:table-cell>
          <table:table-cell table:number-columns-repeated="101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18-й микрорайон, 5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130218</text:p>
          </table:table-cell>
          <table:table-cell table:number-columns-repeated="1013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Жандосова, 43, 1 этаж</text:p>
          </table:table-cell>
          <table:table-cell office:value-type="string" calcext:value-type="string">
            <text:p>Шынар Халал</text:p>
          </table:table-cell>
          <table:table-cell table:number-columns-repeated="7"/>
          <table:table-cell office:value-type="string" calcext:value-type="string">
            <text:p>0.900857</text:p>
          </table:table-cell>
          <table:table-cell table:number-columns-repeated="1013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18-й микрорайон, 24, 1 этаж</text:p>
          </table:table-cell>
          <table:table-cell office:value-type="string" calcext:value-type="string">
            <text:p>Натали</text:p>
          </table:table-cell>
          <table:table-cell table:number-columns-repeated="7"/>
          <table:table-cell office:value-type="string" calcext:value-type="string">
            <text:p>0.0295068</text:p>
          </table:table-cell>
          <table:table-cell table:number-columns-repeated="1013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Рыскулова, 26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79984</text:p>
          </table:table-cell>
          <table:table-cell table:number-columns-repeated="101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Рыскулова, 2/4</text:p>
          </table:table-cell>
          <table:table-cell office:value-type="string" calcext:value-type="string">
            <text:p>Анют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Рыскулова, 2/4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51767</text:p>
          </table:table-cell>
          <table:table-cell table:number-columns-repeated="101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Байтерекова, 1/1</text:p>
          </table:table-cell>
          <table:table-cell office:value-type="string" calcext:value-type="string">
            <text:p>Алатау</text:p>
          </table:table-cell>
          <table:table-cell table:number-columns-repeated="7"/>
          <table:table-cell office:value-type="string" calcext:value-type="string">
            <text:p>0.67401</text:p>
          </table:table-cell>
          <table:table-cell table:number-columns-repeated="10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Нижний отырар микрорайон, 10 ст54, 1 этаж</text:p>
          </table:table-cell>
          <table:table-cell office:value-type="string" calcext:value-type="string">
            <text:p>Айлин</text:p>
          </table:table-cell>
          <table:table-cell table:number-columns-repeated="7"/>
          <table:table-cell office:value-type="string" calcext:value-type="string">
            <text:p>0.167297</text:p>
          </table:table-cell>
          <table:table-cell table:number-columns-repeated="101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Отырар микрорайон, 11/1, 1 этаж</text:p>
          </table:table-cell>
          <table:table-cell office:value-type="string" calcext:value-type="string">
            <text:p>Сымбат</text:p>
          </table:table-cell>
          <table:table-cell table:number-columns-repeated="7"/>
          <table:table-cell office:value-type="string" calcext:value-type="string">
            <text:p>0.053177</text:p>
          </table:table-cell>
          <table:table-cell table:number-columns-repeated="101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Отырар микрорайон, 10/1</text:p>
          </table:table-cell>
          <table:table-cell office:value-type="string" calcext:value-type="string">
            <text:p>Гаухар</text:p>
          </table:table-cell>
          <table:table-cell table:number-columns-repeated="7"/>
          <table:table-cell office:value-type="string" calcext:value-type="string">
            <text:p>0.135159</text:p>
          </table:table-cell>
          <table:table-cell table:number-columns-repeated="1013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Отырар микрорайон, 12/1</text:p>
          </table:table-cell>
          <table:table-cell office:value-type="string" calcext:value-type="string">
            <text:p>Продукты 12</text:p>
          </table:table-cell>
          <table:table-cell table:number-columns-repeated="7"/>
          <table:table-cell office:value-type="string" calcext:value-type="string">
            <text:p>0.12906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Отырар микрорайон, 12/7</text:p>
          </table:table-cell>
          <table:table-cell office:value-type="string" calcext:value-type="string">
            <text:p>Dostar</text:p>
          </table:table-cell>
          <table:table-cell table:number-columns-repeated="7"/>
          <table:table-cell office:value-type="string" calcext:value-type="string">
            <text:p>0.129707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Дулати, 202/1</text:p>
          </table:table-cell>
          <table:table-cell office:value-type="string" calcext:value-type="string">
            <text:p>С?лтан</text:p>
          </table:table-cell>
          <table:table-cell table:number-columns-repeated="7"/>
          <table:table-cell office:value-type="string" calcext:value-type="string">
            <text:p>0.116644</text:p>
          </table:table-cell>
          <table:table-cell table:number-columns-repeated="101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Северный жилмассив, 128/8</text:p>
          </table:table-cell>
          <table:table-cell office:value-type="string" calcext:value-type="string">
            <text:p>БАЙЖИГИТ</text:p>
          </table:table-cell>
          <table:table-cell table:number-columns-repeated="7"/>
          <table:table-cell office:value-type="string" calcext:value-type="string">
            <text:p>0.0908042</text:p>
          </table:table-cell>
          <table:table-cell table:number-columns-repeated="1013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Дулати, 200а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395548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Северный жилмассив, 142/6</text:p>
          </table:table-cell>
          <table:table-cell office:value-type="string" calcext:value-type="string">
            <text:p>?міт</text:p>
          </table:table-cell>
          <table:table-cell table:number-columns-repeated="7"/>
          <table:table-cell office:value-type="string" calcext:value-type="string">
            <text:p>0.0447152</text:p>
          </table:table-cell>
          <table:table-cell table:number-columns-repeated="1013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Дулати, 200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04761</text:p>
          </table:table-cell>
          <table:table-cell table:number-columns-repeated="101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Дулати, 205, 1 этаж</text:p>
          </table:table-cell>
          <table:table-cell office:value-type="string" calcext:value-type="string">
            <text:p>За??ар</text:p>
          </table:table-cell>
          <table:table-cell table:number-columns-repeated="7"/>
          <table:table-cell office:value-type="string" calcext:value-type="string">
            <text:p>0.229597</text:p>
          </table:table-cell>
          <table:table-cell table:number-columns-repeated="101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Жамалбека Шаймерденова, 294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60626</text:p>
          </table:table-cell>
          <table:table-cell table:number-columns-repeated="101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Дулати, 196а, 1 этаж</text:p>
          </table:table-cell>
          <table:table-cell office:value-type="string" calcext:value-type="string">
            <text:p>Жан-Даулет</text:p>
          </table:table-cell>
          <table:table-cell table:number-columns-repeated="7"/>
          <table:table-cell office:value-type="string" calcext:value-type="string">
            <text:p>0.123728</text:p>
          </table:table-cell>
          <table:table-cell table:number-columns-repeated="1013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Дулати, 19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151704</text:p>
          </table:table-cell>
          <table:table-cell table:number-columns-repeated="101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Дулати, 189</text:p>
          </table:table-cell>
          <table:table-cell office:value-type="string" calcext:value-type="string">
            <text:p>К?усар</text:p>
          </table:table-cell>
          <table:table-cell table:number-columns-repeated="7"/>
          <table:table-cell office:value-type="string" calcext:value-type="string">
            <text:p>0.0748998</text:p>
          </table:table-cell>
          <table:table-cell table:number-columns-repeated="101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Лихачёва проезд, 24а</text:p>
          </table:table-cell>
          <table:table-cell office:value-type="string" calcext:value-type="string">
            <text:p>Алуа</text:p>
          </table:table-cell>
          <table:table-cell table:number-columns-repeated="7"/>
          <table:table-cell office:value-type="string" calcext:value-type="string">
            <text:p>0.128681</text:p>
          </table:table-cell>
          <table:table-cell table:number-columns-repeated="101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Дулати, 181</text:p>
          </table:table-cell>
          <table:table-cell office:value-type="string" calcext:value-type="string">
            <text:p>Санжар</text:p>
          </table:table-cell>
          <table:table-cell table:number-columns-repeated="7"/>
          <table:table-cell office:value-type="string" calcext:value-type="string">
            <text:p>0.212373</text:p>
          </table:table-cell>
          <table:table-cell table:number-columns-repeated="101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Жамалбека Шаймерденова, 249</text:p>
          </table:table-cell>
          <table:table-cell office:value-type="string" calcext:value-type="string">
            <text:p>Бекнур</text:p>
          </table:table-cell>
          <table:table-cell table:number-columns-repeated="7"/>
          <table:table-cell office:value-type="string" calcext:value-type="string">
            <text:p>0.0757409</text:p>
          </table:table-cell>
          <table:table-cell table:number-columns-repeated="1013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Жамалбека Шаймерденова, 202а</text:p>
          </table:table-cell>
          <table:table-cell office:value-type="string" calcext:value-type="string">
            <text:p>Таншолпан</text:p>
          </table:table-cell>
          <table:table-cell table:number-columns-repeated="7"/>
          <table:table-cell office:value-type="string" calcext:value-type="string">
            <text:p>0.392061</text:p>
          </table:table-cell>
          <table:table-cell table:number-columns-repeated="1013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Казыбек Би, 192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203875</text:p>
          </table:table-cell>
          <table:table-cell table:number-columns-repeated="1013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Казыбек Би, 188а</text:p>
          </table:table-cell>
          <table:table-cell office:value-type="string" calcext:value-type="string">
            <text:p>ЫРЫС</text:p>
          </table:table-cell>
          <table:table-cell table:number-columns-repeated="7"/>
          <table:table-cell office:value-type="string" calcext:value-type="string">
            <text:p>0.123994</text:p>
          </table:table-cell>
          <table:table-cell table:number-columns-repeated="1013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Казыбек Би, 176</text:p>
          </table:table-cell>
          <table:table-cell office:value-type="string" calcext:value-type="string">
            <text:p>Тажiмурат ата</text:p>
          </table:table-cell>
          <table:table-cell table:number-columns-repeated="7"/>
          <table:table-cell office:value-type="string" calcext:value-type="string">
            <text:p>0.228464</text:p>
          </table:table-cell>
          <table:table-cell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Диваева, 142Б/1</text:p>
          </table:table-cell>
          <table:table-cell office:value-type="string" calcext:value-type="string">
            <text:p>А? тілек</text:p>
          </table:table-cell>
          <table:table-cell table:number-columns-repeated="7"/>
          <table:table-cell office:value-type="string" calcext:value-type="string">
            <text:p>0.154508</text:p>
          </table:table-cell>
          <table:table-cell table:number-columns-repeated="1013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Диваева, 140</text:p>
          </table:table-cell>
          <table:table-cell office:value-type="string" calcext:value-type="string">
            <text:p>Умит</text:p>
          </table:table-cell>
          <table:table-cell table:number-columns-repeated="7"/>
          <table:table-cell office:value-type="string" calcext:value-type="string">
            <text:p>0.358646</text:p>
          </table:table-cell>
          <table:table-cell table:number-columns-repeated="101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Орманова, 20/1</text:p>
          </table:table-cell>
          <table:table-cell office:value-type="string" calcext:value-type="string">
            <text:p>М?лдір</text:p>
          </table:table-cell>
          <table:table-cell table:number-columns-repeated="7"/>
          <table:table-cell office:value-type="string" calcext:value-type="string">
            <text:p>0.052893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Диваева, 129, 1 этаж</text:p>
          </table:table-cell>
          <table:table-cell office:value-type="string" calcext:value-type="string">
            <text:p>Royal</text:p>
          </table:table-cell>
          <table:table-cell table:number-columns-repeated="7"/>
          <table:table-cell office:value-type="string" calcext:value-type="string">
            <text:p>0.112566</text:p>
          </table:table-cell>
          <table:table-cell table:number-columns-repeated="1013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Казыбек Би, 200/2а, 1 этаж</text:p>
          </table:table-cell>
          <table:table-cell office:value-type="string" calcext:value-type="string">
            <text:p>Папина лавка</text:p>
          </table:table-cell>
          <table:table-cell table:number-columns-repeated="7"/>
          <table:table-cell office:value-type="string" calcext:value-type="string">
            <text:p>0.516808</text:p>
          </table:table-cell>
          <table:table-cell table:number-columns-repeated="1013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Дулати проезд, 1/1</text:p>
          </table:table-cell>
          <table:table-cell office:value-type="string" calcext:value-type="string">
            <text:p>Шухрат</text:p>
          </table:table-cell>
          <table:table-cell table:number-columns-repeated="7"/>
          <table:table-cell office:value-type="string" calcext:value-type="string">
            <text:p>0.0822546</text:p>
          </table:table-cell>
          <table:table-cell table:number-columns-repeated="101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Дулати, 167/1, 1 этаж</text:p>
          </table:table-cell>
          <table:table-cell office:value-type="string" calcext:value-type="string">
            <text:p>Согдиана</text:p>
          </table:table-cell>
          <table:table-cell table:number-columns-repeated="7"/>
          <table:table-cell office:value-type="string" calcext:value-type="string">
            <text:p>0.302546</text:p>
          </table:table-cell>
          <table:table-cell table:number-columns-repeated="1013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Казыбек Би, 138</text:p>
          </table:table-cell>
          <table:table-cell office:value-type="string" calcext:value-type="string">
            <text:p>Умар</text:p>
          </table:table-cell>
          <table:table-cell table:number-columns-repeated="7"/>
          <table:table-cell office:value-type="string" calcext:value-type="string">
            <text:p>0.112267</text:p>
          </table:table-cell>
          <table:table-cell table:number-columns-repeated="1013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Сман Азимова, 32/1</text:p>
          </table:table-cell>
          <table:table-cell office:value-type="string" calcext:value-type="string">
            <text:p>Шахар</text:p>
          </table:table-cell>
          <table:table-cell table:number-columns-repeated="7"/>
          <table:table-cell office:value-type="string" calcext:value-type="string">
            <text:p>0.189145</text:p>
          </table:table-cell>
          <table:table-cell table:number-columns-repeated="101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Казыбек Би, 133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166077</text:p>
          </table:table-cell>
          <table:table-cell table:number-columns-repeated="1013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Дулати, 134</text:p>
          </table:table-cell>
          <table:table-cell office:value-type="string" calcext:value-type="string">
            <text:p>Фиркан</text:p>
          </table:table-cell>
          <table:table-cell table:number-columns-repeated="7"/>
          <table:table-cell office:value-type="string" calcext:value-type="string">
            <text:p>0.0321788</text:p>
          </table:table-cell>
          <table:table-cell table:number-columns-repeated="10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Дулати, 127</text:p>
          </table:table-cell>
          <table:table-cell office:value-type="string" calcext:value-type="string">
            <text:p>Ай-Асыл</text:p>
          </table:table-cell>
          <table:table-cell table:number-columns-repeated="7"/>
          <table:table-cell office:value-type="string" calcext:value-type="string">
            <text:p>0.072774</text:p>
          </table:table-cell>
          <table:table-cell table:number-columns-repeated="1013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Дулати, 117</text:p>
          </table:table-cell>
          <table:table-cell office:value-type="string" calcext:value-type="string">
            <text:p>Талан</text:p>
          </table:table-cell>
          <table:table-cell table:number-columns-repeated="7"/>
          <table:table-cell office:value-type="string" calcext:value-type="string">
            <text:p>0.15274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Дулати, 133а, 1 этаж</text:p>
          </table:table-cell>
          <table:table-cell office:value-type="string" calcext:value-type="string">
            <text:p>START</text:p>
          </table:table-cell>
          <table:table-cell table:number-columns-repeated="7"/>
          <table:table-cell office:value-type="string" calcext:value-type="string">
            <text:p>0.122563</text:p>
          </table:table-cell>
          <table:table-cell table:number-columns-repeated="101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Дулати, 148/1, 1 этаж</text:p>
          </table:table-cell>
          <table:table-cell office:value-type="string" calcext:value-type="string">
            <text:p>Гранд</text:p>
          </table:table-cell>
          <table:table-cell table:number-columns-repeated="7"/>
          <table:table-cell office:value-type="string" calcext:value-type="string">
            <text:p>0.344181</text:p>
          </table:table-cell>
          <table:table-cell table:number-columns-repeated="101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Курмангазы, 5, 1 этаж</text:p>
          </table:table-cell>
          <table:table-cell office:value-type="string" calcext:value-type="string">
            <text:p>Мадина</text:p>
          </table:table-cell>
          <table:table-cell table:number-columns-repeated="7"/>
          <table:table-cell office:value-type="string" calcext:value-type="string">
            <text:p>0.187681</text:p>
          </table:table-cell>
          <table:table-cell table:number-columns-repeated="101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Шокана Уалиханова, 6, 1 этаж</text:p>
          </table:table-cell>
          <table:table-cell office:value-type="string" calcext:value-type="string">
            <text:p>Жанат</text:p>
          </table:table-cell>
          <table:table-cell table:number-columns-repeated="7"/>
          <table:table-cell office:value-type="string" calcext:value-type="string">
            <text:p>0.409767</text:p>
          </table:table-cell>
          <table:table-cell table:number-columns-repeated="101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Дулати, 97/1</text:p>
          </table:table-cell>
          <table:table-cell office:value-type="string" calcext:value-type="string">
            <text:p>Гаухар</text:p>
          </table:table-cell>
          <table:table-cell table:number-columns-repeated="7"/>
          <table:table-cell office:value-type="string" calcext:value-type="string">
            <text:p>0.391773</text:p>
          </table:table-cell>
          <table:table-cell table:number-columns-repeated="1013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Диваева, 69</text:p>
          </table:table-cell>
          <table:table-cell office:value-type="string" calcext:value-type="string">
            <text:p>Чайка</text:p>
          </table:table-cell>
          <table:table-cell table:number-columns-repeated="7"/>
          <table:table-cell office:value-type="string" calcext:value-type="string">
            <text:p>0.145064</text:p>
          </table:table-cell>
          <table:table-cell table:number-columns-repeated="1013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Диваева, 100</text:p>
          </table:table-cell>
          <table:table-cell office:value-type="string" calcext:value-type="string">
            <text:p>Фуд Мастер</text:p>
          </table:table-cell>
          <table:table-cell table:number-columns-repeated="7"/>
          <table:table-cell office:value-type="string" calcext:value-type="string">
            <text:p>0.116506</text:p>
          </table:table-cell>
          <table:table-cell table:number-columns-repeated="1013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Диваева, 89, 1 этаж</text:p>
          </table:table-cell>
          <table:table-cell office:value-type="string" calcext:value-type="string">
            <text:p>Ярче</text:p>
          </table:table-cell>
          <table:table-cell table:number-columns-repeated="7"/>
          <table:table-cell office:value-type="string" calcext:value-type="string">
            <text:p>0.233504</text:p>
          </table:table-cell>
          <table:table-cell table:number-columns-repeated="101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Ташенова, 120</text:p>
          </table:table-cell>
          <table:table-cell office:value-type="string" calcext:value-type="string">
            <text:p>Ерлан</text:p>
          </table:table-cell>
          <table:table-cell table:number-columns-repeated="7"/>
          <table:table-cell office:value-type="string" calcext:value-type="string">
            <text:p>0.20093</text:p>
          </table:table-cell>
          <table:table-cell table:number-columns-repeated="101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Тажибаева, 79</text:p>
          </table:table-cell>
          <table:table-cell office:value-type="string" calcext:value-type="string">
            <text:p>АРЗУ</text:p>
          </table:table-cell>
          <table:table-cell table:number-columns-repeated="7"/>
          <table:table-cell office:value-type="string" calcext:value-type="string">
            <text:p>0.145421</text:p>
          </table:table-cell>
          <table:table-cell table:number-columns-repeated="10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Диваева, 122, 1 этаж</text:p>
          </table:table-cell>
          <table:table-cell office:value-type="string" calcext:value-type="string">
            <text:p>АК НИЕТ</text:p>
          </table:table-cell>
          <table:table-cell table:number-columns-repeated="7"/>
          <table:table-cell office:value-type="string" calcext:value-type="string">
            <text:p>0.547483</text:p>
          </table:table-cell>
          <table:table-cell table:number-columns-repeated="101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Мадели Кожа, 113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67906</text:p>
          </table:table-cell>
          <table:table-cell table:number-columns-repeated="101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Ташенова, 108/9, 1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292581</text:p>
          </table:table-cell>
          <table:table-cell table:number-columns-repeated="1013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Ташенова, 90/2</text:p>
          </table:table-cell>
          <table:table-cell office:value-type="string" calcext:value-type="string">
            <text:p>Ырыс</text:p>
          </table:table-cell>
          <table:table-cell table:number-columns-repeated="7"/>
          <table:table-cell office:value-type="string" calcext:value-type="string">
            <text:p>0.123427</text:p>
          </table:table-cell>
          <table:table-cell table:number-columns-repeated="1013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Ташенова, 81</text:p>
          </table:table-cell>
          <table:table-cell office:value-type="string" calcext:value-type="string">
            <text:p>Сымбат</text:p>
          </table:table-cell>
          <table:table-cell table:number-columns-repeated="7"/>
          <table:table-cell office:value-type="string" calcext:value-type="string">
            <text:p>0.0570631</text:p>
          </table:table-cell>
          <table:table-cell table:number-columns-repeated="1013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Ташенова, 77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51555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Бау-бакша проезд, 2</text:p>
          </table:table-cell>
          <table:table-cell office:value-type="string" calcext:value-type="string">
            <text:p>Juicy</text:p>
          </table:table-cell>
          <table:table-cell table:number-columns-repeated="7"/>
          <table:table-cell office:value-type="string" calcext:value-type="string">
            <text:p>0.137373</text:p>
          </table:table-cell>
          <table:table-cell table:number-columns-repeated="101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Желтоксан, 80</text:p>
          </table:table-cell>
          <table:table-cell office:value-type="string" calcext:value-type="string">
            <text:p>Мархабо</text:p>
          </table:table-cell>
          <table:table-cell table:number-columns-repeated="7"/>
          <table:table-cell office:value-type="string" calcext:value-type="string">
            <text:p>0.107322</text:p>
          </table:table-cell>
          <table:table-cell table:number-columns-repeated="1013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Диваева, 15, 1 этаж</text:p>
          </table:table-cell>
          <table:table-cell office:value-type="string" calcext:value-type="string">
            <text:p>Хурсанд Ата</text:p>
          </table:table-cell>
          <table:table-cell table:number-columns-repeated="7"/>
          <table:table-cell office:value-type="string" calcext:value-type="string">
            <text:p>0.0863353</text:p>
          </table:table-cell>
          <table:table-cell table:number-columns-repeated="1013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Диваева, 3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87681</text:p>
          </table:table-cell>
          <table:table-cell table:number-columns-repeated="1013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Диваева, 20 киоск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74512</text:p>
          </table:table-cell>
          <table:table-cell table:number-columns-repeated="10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Ташенова, 36</text:p>
          </table:table-cell>
          <table:table-cell office:value-type="string" calcext:value-type="string">
            <text:p>Агабай ата</text:p>
          </table:table-cell>
          <table:table-cell table:number-columns-repeated="7"/>
          <table:table-cell office:value-type="string" calcext:value-type="string">
            <text:p>0.0973669</text:p>
          </table:table-cell>
          <table:table-cell table:number-columns-repeated="1013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Ташенова, 50</text:p>
          </table:table-cell>
          <table:table-cell office:value-type="string" calcext:value-type="string">
            <text:p>Нигина</text:p>
          </table:table-cell>
          <table:table-cell table:number-columns-repeated="7"/>
          <table:table-cell office:value-type="string" calcext:value-type="string">
            <text:p>0.0111358</text:p>
          </table:table-cell>
          <table:table-cell table:number-columns-repeated="1013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Жылкышиева, 40, 1 этаж</text:p>
          </table:table-cell>
          <table:table-cell office:value-type="string" calcext:value-type="string">
            <text:p>Нигина</text:p>
          </table:table-cell>
          <table:table-cell table:number-columns-repeated="7"/>
          <table:table-cell office:value-type="string" calcext:value-type="string">
            <text:p>0.418263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Казыбек Би, 49</text:p>
          </table:table-cell>
          <table:table-cell office:value-type="string" calcext:value-type="string">
            <text:p>Magaz</text:p>
          </table:table-cell>
          <table:table-cell table:number-columns-repeated="7"/>
          <table:table-cell office:value-type="string" calcext:value-type="string">
            <text:p>0.393063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Дулати, 54, 1 этаж</text:p>
          </table:table-cell>
          <table:table-cell office:value-type="string" calcext:value-type="string">
            <text:p>?демі</text:p>
          </table:table-cell>
          <table:table-cell table:number-columns-repeated="7"/>
          <table:table-cell office:value-type="string" calcext:value-type="string">
            <text:p>0.0798371</text:p>
          </table:table-cell>
          <table:table-cell table:number-columns-repeated="1013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Дулати, 6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86449</text:p>
          </table:table-cell>
          <table:table-cell table:number-columns-repeated="1013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Торекулова, 21/1, 1 этаж</text:p>
          </table:table-cell>
          <table:table-cell office:value-type="string" calcext:value-type="string">
            <text:p>Н2О</text:p>
          </table:table-cell>
          <table:table-cell table:number-columns-repeated="7"/>
          <table:table-cell office:value-type="string" calcext:value-type="string">
            <text:p>0.376723</text:p>
          </table:table-cell>
          <table:table-cell table:number-columns-repeated="1013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Алимбетова, 45в, 1 этаж</text:p>
          </table:table-cell>
          <table:table-cell office:value-type="string" calcext:value-type="string">
            <text:p>Мираж</text:p>
          </table:table-cell>
          <table:table-cell table:number-columns-repeated="7"/>
          <table:table-cell office:value-type="string" calcext:value-type="string">
            <text:p>0.0708259</text:p>
          </table:table-cell>
          <table:table-cell table:number-columns-repeated="1013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Алимбетова, 45а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21222</text:p>
          </table:table-cell>
          <table:table-cell table:number-columns-repeated="1013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Байтурсынова, 24Б</text:p>
          </table:table-cell>
          <table:table-cell office:value-type="string" calcext:value-type="string">
            <text:p>Мария</text:p>
          </table:table-cell>
          <table:table-cell table:number-columns-repeated="7"/>
          <table:table-cell office:value-type="string" calcext:value-type="string">
            <text:p>0.0855721</text:p>
          </table:table-cell>
          <table:table-cell table:number-columns-repeated="101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Байтурсынова, 27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0953883</text:p>
          </table:table-cell>
          <table:table-cell table:number-columns-repeated="1013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Байтурсынова, 40/1</text:p>
          </table:table-cell>
          <table:table-cell office:value-type="string" calcext:value-type="string">
            <text:p>ТАХМИНА</text:p>
          </table:table-cell>
          <table:table-cell table:number-columns-repeated="7"/>
          <table:table-cell office:value-type="string" calcext:value-type="string">
            <text:p>0.0375342</text:p>
          </table:table-cell>
          <table:table-cell table:number-columns-repeated="1013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Байтурсынова, 44</text:p>
          </table:table-cell>
          <table:table-cell office:value-type="string" calcext:value-type="string">
            <text:p>Толен</text:p>
          </table:table-cell>
          <table:table-cell table:number-columns-repeated="7"/>
          <table:table-cell office:value-type="string" calcext:value-type="string">
            <text:p>0.146518</text:p>
          </table:table-cell>
          <table:table-cell table:number-columns-repeated="101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Мадели Кожа, 48/12, 1 этаж</text:p>
          </table:table-cell>
          <table:table-cell office:value-type="string" calcext:value-type="string">
            <text:p>Ар-Райан</text:p>
          </table:table-cell>
          <table:table-cell table:number-columns-repeated="7"/>
          <table:table-cell office:value-type="string" calcext:value-type="string">
            <text:p>0.220755</text:p>
          </table:table-cell>
          <table:table-cell table:number-columns-repeated="1013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Байтурсынова, 57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23523</text:p>
          </table:table-cell>
          <table:table-cell table:number-columns-repeated="101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Спортивный микрорайон, 6/3</text:p>
          </table:table-cell>
          <table:table-cell office:value-type="string" calcext:value-type="string">
            <text:p>Жанайым</text:p>
          </table:table-cell>
          <table:table-cell table:number-columns-repeated="7"/>
          <table:table-cell office:value-type="string" calcext:value-type="string">
            <text:p>0.0246787</text:p>
          </table:table-cell>
          <table:table-cell table:number-columns-repeated="101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Спортивный микрорайон, 6/1, 1 этаж</text:p>
          </table:table-cell>
          <table:table-cell office:value-type="string" calcext:value-type="string">
            <text:p>Дони</text:p>
          </table:table-cell>
          <table:table-cell table:number-columns-repeated="7"/>
          <table:table-cell office:value-type="string" calcext:value-type="string">
            <text:p>0.137962</text:p>
          </table:table-cell>
          <table:table-cell table:number-columns-repeated="10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Маншук Маметовой, 20а/1, 1 этаж</text:p>
          </table:table-cell>
          <table:table-cell office:value-type="string" calcext:value-type="string">
            <text:p>А? жол</text:p>
          </table:table-cell>
          <table:table-cell table:number-columns-repeated="7"/>
          <table:table-cell office:value-type="string" calcext:value-type="string">
            <text:p>0.0275442</text:p>
          </table:table-cell>
          <table:table-cell table:number-columns-repeated="101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Спортивный микрорайон, 1/1</text:p>
          </table:table-cell>
          <table:table-cell office:value-type="string" calcext:value-type="string">
            <text:p>Астана</text:p>
          </table:table-cell>
          <table:table-cell table:number-columns-repeated="7"/>
          <table:table-cell office:value-type="string" calcext:value-type="string">
            <text:p>0.0961897</text:p>
          </table:table-cell>
          <table:table-cell table:number-columns-repeated="1013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Спортивный микрорайон, 4/1, 1 этаж</text:p>
          </table:table-cell>
          <table:table-cell office:value-type="string" calcext:value-type="string">
            <text:p>Фламинго</text:p>
          </table:table-cell>
          <table:table-cell table:number-columns-repeated="7"/>
          <table:table-cell office:value-type="string" calcext:value-type="string">
            <text:p>0.193155</text:p>
          </table:table-cell>
          <table:table-cell table:number-columns-repeated="101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Спортивный микрорайон, 2/1</text:p>
          </table:table-cell>
          <table:table-cell office:value-type="string" calcext:value-type="string">
            <text:p>Илияс</text:p>
          </table:table-cell>
          <table:table-cell table:number-columns-repeated="7"/>
          <table:table-cell office:value-type="string" calcext:value-type="string">
            <text:p>0.185863</text:p>
          </table:table-cell>
          <table:table-cell table:number-columns-repeated="1013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Спортивный микрорайон, 12/1, 1 этаж</text:p>
          </table:table-cell>
          <table:table-cell office:value-type="string" calcext:value-type="string">
            <text:p>Таубай</text:p>
          </table:table-cell>
          <table:table-cell table:number-columns-repeated="7"/>
          <table:table-cell office:value-type="string" calcext:value-type="string">
            <text:p>0.115029</text:p>
          </table:table-cell>
          <table:table-cell table:number-columns-repeated="10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Спортивный микрорайон, 15/1</text:p>
          </table:table-cell>
          <table:table-cell office:value-type="string" calcext:value-type="string">
            <text:p>Абай</text:p>
          </table:table-cell>
          <table:table-cell table:number-columns-repeated="7"/>
          <table:table-cell office:value-type="string" calcext:value-type="string">
            <text:p>0.188129</text:p>
          </table:table-cell>
          <table:table-cell table:number-columns-repeated="101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Спортивный микрорайон, 23, 1 этаж</text:p>
          </table:table-cell>
          <table:table-cell office:value-type="string" calcext:value-type="string">
            <text:p>Ая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Спортивный микрорайон, 23, 1 этаж</text:p>
          </table:table-cell>
          <table:table-cell office:value-type="string" calcext:value-type="string">
            <text:p>Дауре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Спортивный микрорайон, 23, 1 этаж</text:p>
          </table:table-cell>
          <table:table-cell office:value-type="string" calcext:value-type="string">
            <text:p>Кайрат</text:p>
          </table:table-cell>
          <table:table-cell table:number-columns-repeated="7"/>
          <table:table-cell office:value-type="string" calcext:value-type="string">
            <text:p>0.221433</text:p>
          </table:table-cell>
          <table:table-cell table:number-columns-repeated="101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Байтурсынова, 73/2</text:p>
          </table:table-cell>
          <table:table-cell office:value-type="string" calcext:value-type="string">
            <text:p>Жасулан</text:p>
          </table:table-cell>
          <table:table-cell table:number-columns-repeated="7"/>
          <table:table-cell office:value-type="string" calcext:value-type="string">
            <text:p>0.0303252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Байтурсынова, 73, 1 этаж</text:p>
          </table:table-cell>
          <table:table-cell office:value-type="string" calcext:value-type="string">
            <text:p>?арлы?аш</text:p>
          </table:table-cell>
          <table:table-cell table:number-columns-repeated="7"/>
          <table:table-cell office:value-type="string" calcext:value-type="string">
            <text:p>0.0636514</text:p>
          </table:table-cell>
          <table:table-cell table:number-columns-repeated="101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Байтурсынова, 73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991439</text:p>
          </table:table-cell>
          <table:table-cell table:number-columns-repeated="101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Байтурсынова, 75</text:p>
          </table:table-cell>
          <table:table-cell office:value-type="string" calcext:value-type="string">
            <text:p>Аяна</text:p>
          </table:table-cell>
          <table:table-cell table:number-columns-repeated="7"/>
          <table:table-cell office:value-type="string" calcext:value-type="string">
            <text:p>0.0416146</text:p>
          </table:table-cell>
          <table:table-cell table:number-columns-repeated="101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Байтурсынова, 79, 1 этаж</text:p>
          </table:table-cell>
          <table:table-cell office:value-type="string" calcext:value-type="string">
            <text:p>Артаза</text:p>
          </table:table-cell>
          <table:table-cell table:number-columns-repeated="7"/>
          <table:table-cell office:value-type="string" calcext:value-type="string">
            <text:p>0.0206117</text:p>
          </table:table-cell>
          <table:table-cell table:number-columns-repeated="101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Байтурсынова, 79/4</text:p>
          </table:table-cell>
          <table:table-cell office:value-type="string" calcext:value-type="string">
            <text:p>Аружан</text:p>
          </table:table-cell>
          <table:table-cell table:number-columns-repeated="7"/>
          <table:table-cell office:value-type="string" calcext:value-type="string">
            <text:p>0.0527005</text:p>
          </table:table-cell>
          <table:table-cell table:number-columns-repeated="101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Рыскулбекова, 50а</text:p>
          </table:table-cell>
          <table:table-cell office:value-type="string" calcext:value-type="string">
            <text:p>Амина</text:p>
          </table:table-cell>
          <table:table-cell table:number-columns-repeated="7"/>
          <table:table-cell office:value-type="string" calcext:value-type="string">
            <text:p>0.135851</text:p>
          </table:table-cell>
          <table:table-cell table:number-columns-repeated="101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Жандосова, 33/1</text:p>
          </table:table-cell>
          <table:table-cell office:value-type="string" calcext:value-type="string">
            <text:p>Жасулан-Байжігіт</text:p>
          </table:table-cell>
          <table:table-cell table:number-columns-repeated="7"/>
          <table:table-cell office:value-type="string" calcext:value-type="string">
            <text:p>0.111933</text:p>
          </table:table-cell>
          <table:table-cell table:number-columns-repeated="1013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Байтурсынова, 75в/1</text:p>
          </table:table-cell>
          <table:table-cell office:value-type="string" calcext:value-type="string">
            <text:p>Н?рислами Азим</text:p>
          </table:table-cell>
          <table:table-cell table:number-columns-repeated="7"/>
          <table:table-cell office:value-type="string" calcext:value-type="string">
            <text:p>0.349416</text:p>
          </table:table-cell>
          <table:table-cell table:number-columns-repeated="101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Байтурсынова, 81, 0 этаж</text:p>
          </table:table-cell>
          <table:table-cell office:value-type="string" calcext:value-type="string">
            <text:p>Бакалея</text:p>
          </table:table-cell>
          <table:table-cell table:number-columns-repeated="7"/>
          <table:table-cell office:value-type="string" calcext:value-type="string">
            <text:p>0.2077</text:p>
          </table:table-cell>
          <table:table-cell table:number-columns-repeated="101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Жандосова, 21а, 1 этаж</text:p>
          </table:table-cell>
          <table:table-cell office:value-type="string" calcext:value-type="string">
            <text:p>Байназар-2</text:p>
          </table:table-cell>
          <table:table-cell table:number-columns-repeated="7"/>
          <table:table-cell office:value-type="string" calcext:value-type="string">
            <text:p>0.121088</text:p>
          </table:table-cell>
          <table:table-cell table:number-columns-repeated="101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Байтурсынова, 76/4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0192675</text:p>
          </table:table-cell>
          <table:table-cell table:number-columns-repeated="101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Байтурсынова, 76/1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539224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Байтурсынова, 88/1, 1 этаж</text:p>
          </table:table-cell>
          <table:table-cell office:value-type="string" calcext:value-type="string">
            <text:p>Miras</text:p>
          </table:table-cell>
          <table:table-cell table:number-columns-repeated="7"/>
          <table:table-cell office:value-type="string" calcext:value-type="string">
            <text:p>0.0939029</text:p>
          </table:table-cell>
          <table:table-cell table:number-columns-repeated="101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Байтурсынова, 20/4, 1 этаж</text:p>
          </table:table-cell>
          <table:table-cell office:value-type="string" calcext:value-type="string">
            <text:p>Анар</text:p>
          </table:table-cell>
          <table:table-cell table:number-columns-repeated="7"/>
          <table:table-cell office:value-type="string" calcext:value-type="string">
            <text:p>0.197857</text:p>
          </table:table-cell>
          <table:table-cell table:number-columns-repeated="101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Байтурсынова, 88Б, 1 этаж</text:p>
          </table:table-cell>
          <table:table-cell office:value-type="string" calcext:value-type="string">
            <text:p>Ален</text:p>
          </table:table-cell>
          <table:table-cell table:number-columns-repeated="7"/>
          <table:table-cell office:value-type="string" calcext:value-type="string">
            <text:p>0.28213</text:p>
          </table:table-cell>
          <table:table-cell table:number-columns-repeated="101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Рыскулова, 1а</text:p>
          </table:table-cell>
          <table:table-cell office:value-type="string" calcext:value-type="string">
            <text:p>С?т</text:p>
          </table:table-cell>
          <table:table-cell table:number-columns-repeated="7"/>
          <table:table-cell office:value-type="string" calcext:value-type="string">
            <text:p>0.200662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Байтурсынова, 102, 1 этаж</text:p>
          </table:table-cell>
          <table:table-cell office:value-type="string" calcext:value-type="string">
            <text:p>Dala fruit</text:p>
          </table:table-cell>
          <table:table-cell table:number-columns-repeated="7"/>
          <table:table-cell office:value-type="string" calcext:value-type="string">
            <text:p>0.17956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Туякбаева, 14а</text:p>
          </table:table-cell>
          <table:table-cell office:value-type="string" calcext:value-type="string">
            <text:p>?арлы?аш</text:p>
          </table:table-cell>
          <table:table-cell table:number-columns-repeated="7"/>
          <table:table-cell office:value-type="string" calcext:value-type="string">
            <text:p>0.132745</text:p>
          </table:table-cell>
          <table:table-cell table:number-columns-repeated="10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Байтурсынова, 124/1</text:p>
          </table:table-cell>
          <table:table-cell office:value-type="string" calcext:value-type="string">
            <text:p>Султан</text:p>
          </table:table-cell>
          <table:table-cell table:number-columns-repeated="7"/>
          <table:table-cell office:value-type="string" calcext:value-type="string">
            <text:p>0.687163</text:p>
          </table:table-cell>
          <table:table-cell table:number-columns-repeated="10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Балтабай Нурлыбекова, 2373Б</text:p>
          </table:table-cell>
          <table:table-cell office:value-type="string" calcext:value-type="string">
            <text:p>Адиш</text:p>
          </table:table-cell>
          <table:table-cell table:number-columns-repeated="7"/>
          <table:table-cell office:value-type="string" calcext:value-type="string">
            <text:p>0.408878</text:p>
          </table:table-cell>
          <table:table-cell table:number-columns-repeated="1013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Казиева, 104/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29021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Балтабай Нурлыбекова, 63/1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string" calcext:value-type="string">
            <text:p>0.0173579</text:p>
          </table:table-cell>
          <table:table-cell table:number-columns-repeated="1013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Балтабай Нурлыбекова, 63/2, 1 этаж</text:p>
          </table:table-cell>
          <table:table-cell office:value-type="string" calcext:value-type="string">
            <text:p>Несібе</text:p>
          </table:table-cell>
          <table:table-cell table:number-columns-repeated="7"/>
          <table:table-cell office:value-type="string" calcext:value-type="string">
            <text:p>0.282484</text:p>
          </table:table-cell>
          <table:table-cell table:number-columns-repeated="1013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Шакирова, 31/1</text:p>
          </table:table-cell>
          <table:table-cell office:value-type="string" calcext:value-type="string">
            <text:p>Шах</text:p>
          </table:table-cell>
          <table:table-cell table:number-columns-repeated="7"/>
          <table:table-cell office:value-type="string" calcext:value-type="string">
            <text:p>0.190186</text:p>
          </table:table-cell>
          <table:table-cell table:number-columns-repeated="101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Мейырбекова, 26/1, 1 этаж</text:p>
          </table:table-cell>
          <table:table-cell office:value-type="string" calcext:value-type="string">
            <text:p>Амангелді</text:p>
          </table:table-cell>
          <table:table-cell table:number-columns-repeated="7"/>
          <table:table-cell office:value-type="string" calcext:value-type="string">
            <text:p>0.432727</text:p>
          </table:table-cell>
          <table:table-cell table:number-columns-repeated="101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Казиева, 109/5</text:p>
          </table:table-cell>
          <table:table-cell office:value-type="string" calcext:value-type="string">
            <text:p>М?лдір</text:p>
          </table:table-cell>
          <table:table-cell table:number-columns-repeated="7"/>
          <table:table-cell office:value-type="string" calcext:value-type="string">
            <text:p>0.059382</text:p>
          </table:table-cell>
          <table:table-cell table:number-columns-repeated="101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Бектаева, 14/2</text:p>
          </table:table-cell>
          <table:table-cell office:value-type="string" calcext:value-type="string">
            <text:p>Жа?алы?</text:p>
          </table:table-cell>
          <table:table-cell table:number-columns-repeated="7"/>
          <table:table-cell office:value-type="string" calcext:value-type="string">
            <text:p>0.181808</text:p>
          </table:table-cell>
          <table:table-cell table:number-columns-repeated="1013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Рыскулова, 58/2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135411</text:p>
          </table:table-cell>
          <table:table-cell table:number-columns-repeated="101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Казиева, 109/4</text:p>
          </table:table-cell>
          <table:table-cell office:value-type="string" calcext:value-type="string">
            <text:p>Манат</text:p>
          </table:table-cell>
          <table:table-cell table:number-columns-repeated="7"/>
          <table:table-cell office:value-type="string" calcext:value-type="string">
            <text:p>0.325801</text:p>
          </table:table-cell>
          <table:table-cell table:number-columns-repeated="1013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Хайруллина, 6</text:p>
          </table:table-cell>
          <table:table-cell office:value-type="string" calcext:value-type="string">
            <text:p>Перизат</text:p>
          </table:table-cell>
          <table:table-cell table:number-columns-repeated="7"/>
          <table:table-cell office:value-type="string" calcext:value-type="string">
            <text:p>0.267199</text:p>
          </table:table-cell>
          <table:table-cell table:number-columns-repeated="101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Рыскулова, 58/15</text:p>
          </table:table-cell>
          <table:table-cell office:value-type="string" calcext:value-type="string">
            <text:p>Мади</text:p>
          </table:table-cell>
          <table:table-cell table:number-columns-repeated="7"/>
          <table:table-cell office:value-type="string" calcext:value-type="string">
            <text:p>0.0739551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Рыскулова, 1007</text:p>
          </table:table-cell>
          <table:table-cell office:value-type="string" calcext:value-type="string">
            <text:p>?айсар</text:p>
          </table:table-cell>
          <table:table-cell table:number-columns-repeated="7"/>
          <table:table-cell office:value-type="string" calcext:value-type="string">
            <text:p>0.0298866</text:p>
          </table:table-cell>
          <table:table-cell table:number-columns-repeated="1013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Рыскулова, 1034/5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135358</text:p>
          </table:table-cell>
          <table:table-cell table:number-columns-repeated="101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Бектаева, 52</text:p>
          </table:table-cell>
          <table:table-cell office:value-type="string" calcext:value-type="string">
            <text:p>Д?урен</text:p>
          </table:table-cell>
          <table:table-cell table:number-columns-repeated="7"/>
          <table:table-cell office:value-type="string" calcext:value-type="string">
            <text:p>0.19820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Хайруллина, 31</text:p>
          </table:table-cell>
          <table:table-cell office:value-type="string" calcext:value-type="string">
            <text:p>?абит</text:p>
          </table:table-cell>
          <table:table-cell table:number-columns-repeated="7"/>
          <table:table-cell office:value-type="string" calcext:value-type="string">
            <text:p>0.186679</text:p>
          </table:table-cell>
          <table:table-cell table:number-columns-repeated="1013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Жанбосынова, 20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556065</text:p>
          </table:table-cell>
          <table:table-cell table:number-columns-repeated="101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Ескендерова, 11/36</text:p>
          </table:table-cell>
          <table:table-cell office:value-type="string" calcext:value-type="string">
            <text:p>АЛМАС</text:p>
          </table:table-cell>
          <table:table-cell table:number-columns-repeated="7"/>
          <table:table-cell office:value-type="string" calcext:value-type="string">
            <text:p>0.415834</text:p>
          </table:table-cell>
          <table:table-cell table:number-columns-repeated="101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Алга, 2/1</text:p>
          </table:table-cell>
          <table:table-cell office:value-type="string" calcext:value-type="string">
            <text:p>Ба?жан</text:p>
          </table:table-cell>
          <table:table-cell table:number-columns-repeated="7"/>
          <table:table-cell office:value-type="string" calcext:value-type="string">
            <text:p>0.1033</text:p>
          </table:table-cell>
          <table:table-cell table:number-columns-repeated="10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Алга, 2/2</text:p>
          </table:table-cell>
          <table:table-cell office:value-type="string" calcext:value-type="string">
            <text:p>Абдулазиз</text:p>
          </table:table-cell>
          <table:table-cell table:number-columns-repeated="7"/>
          <table:table-cell office:value-type="string" calcext:value-type="string">
            <text:p>0.0135544</text:p>
          </table:table-cell>
          <table:table-cell table:number-columns-repeated="10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Алга, 2/4</text:p>
          </table:table-cell>
          <table:table-cell office:value-type="string" calcext:value-type="string">
            <text:p>Абдулазиз</text:p>
          </table:table-cell>
          <table:table-cell table:number-columns-repeated="7"/>
          <table:table-cell office:value-type="string" calcext:value-type="string">
            <text:p>0.125219</text:p>
          </table:table-cell>
          <table:table-cell table:number-columns-repeated="10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Аккараган, 32а</text:p>
          </table:table-cell>
          <table:table-cell office:value-type="string" calcext:value-type="string">
            <text:p>Азамат</text:p>
          </table:table-cell>
          <table:table-cell table:number-columns-repeated="7"/>
          <table:table-cell office:value-type="string" calcext:value-type="string">
            <text:p>0.11904</text:p>
          </table:table-cell>
          <table:table-cell table:number-columns-repeated="1013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Народовольцев, 31а/1</text:p>
          </table:table-cell>
          <table:table-cell office:value-type="string" calcext:value-type="string">
            <text:p>Шо?ан</text:p>
          </table:table-cell>
          <table:table-cell table:number-columns-repeated="7"/>
          <table:table-cell office:value-type="string" calcext:value-type="string">
            <text:p>0.15279</text:p>
          </table:table-cell>
          <table:table-cell table:number-columns-repeated="1013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Народовольцев, 31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475073</text:p>
          </table:table-cell>
          <table:table-cell table:number-columns-repeated="1013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Тажибаева, 32</text:p>
          </table:table-cell>
          <table:table-cell office:value-type="string" calcext:value-type="string">
            <text:p>Рахим</text:p>
          </table:table-cell>
          <table:table-cell table:number-columns-repeated="7"/>
          <table:table-cell office:value-type="string" calcext:value-type="string">
            <text:p>0.0549228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Народовольцев, 45</text:p>
          </table:table-cell>
          <table:table-cell office:value-type="string" calcext:value-type="string">
            <text:p>Сафар</text:p>
          </table:table-cell>
          <table:table-cell table:number-columns-repeated="7"/>
          <table:table-cell office:value-type="string" calcext:value-type="string">
            <text:p>0.152384</text:p>
          </table:table-cell>
          <table:table-cell table:number-columns-repeated="101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Адильбек Керимше, 25/1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236251</text:p>
          </table:table-cell>
          <table:table-cell table:number-columns-repeated="1013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Адильбек Керимше, 51/1, 1 этаж</text:p>
          </table:table-cell>
          <table:table-cell office:value-type="string" calcext:value-type="string">
            <text:p>Фарзат</text:p>
          </table:table-cell>
          <table:table-cell table:number-columns-repeated="7"/>
          <table:table-cell office:value-type="string" calcext:value-type="string">
            <text:p>0.0999365</text:p>
          </table:table-cell>
          <table:table-cell table:number-columns-repeated="101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Адильбек Керимше, 53</text:p>
          </table:table-cell>
          <table:table-cell office:value-type="string" calcext:value-type="string">
            <text:p>Диана</text:p>
          </table:table-cell>
          <table:table-cell table:number-columns-repeated="7"/>
          <table:table-cell office:value-type="string" calcext:value-type="string">
            <text:p>0.152971</text:p>
          </table:table-cell>
          <table:table-cell table:number-columns-repeated="1013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Аманкулова, 59, 1 этаж</text:p>
          </table:table-cell>
          <table:table-cell office:value-type="string" calcext:value-type="string">
            <text:p>Новинка</text:p>
          </table:table-cell>
          <table:table-cell table:number-columns-repeated="7"/>
          <table:table-cell office:value-type="string" calcext:value-type="string">
            <text:p>0.0333834</text:p>
          </table:table-cell>
          <table:table-cell table:number-columns-repeated="101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Аманкулова, 55, 1 этаж</text:p>
          </table:table-cell>
          <table:table-cell office:value-type="string" calcext:value-type="string">
            <text:p>Жолдас Ата</text:p>
          </table:table-cell>
          <table:table-cell table:number-columns-repeated="7"/>
          <table:table-cell office:value-type="string" calcext:value-type="string">
            <text:p>0.0491787</text:p>
          </table:table-cell>
          <table:table-cell table:number-columns-repeated="101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Байдибек би, 59</text:p>
          </table:table-cell>
          <table:table-cell office:value-type="string" calcext:value-type="string">
            <text:p>Анеля</text:p>
          </table:table-cell>
          <table:table-cell table:number-columns-repeated="7"/>
          <table:table-cell office:value-type="string" calcext:value-type="string">
            <text:p>0.0430791</text:p>
          </table:table-cell>
          <table:table-cell table:number-columns-repeated="1013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Байдибек би, 53/1, 1 этаж</text:p>
          </table:table-cell>
          <table:table-cell office:value-type="string" calcext:value-type="string">
            <text:p>Целина</text:p>
          </table:table-cell>
          <table:table-cell table:number-columns-repeated="7"/>
          <table:table-cell office:value-type="string" calcext:value-type="string">
            <text:p>0.173775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Аманжолова, 60</text:p>
          </table:table-cell>
          <table:table-cell office:value-type="string" calcext:value-type="string">
            <text:p>Bis</text:p>
          </table:table-cell>
          <table:table-cell table:number-columns-repeated="7"/>
          <table:table-cell office:value-type="string" calcext:value-type="string">
            <text:p>0.0366208</text:p>
          </table:table-cell>
          <table:table-cell table:number-columns-repeated="101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Лескова, 34/1</text:p>
          </table:table-cell>
          <table:table-cell office:value-type="string" calcext:value-type="string">
            <text:p>Жахангир</text:p>
          </table:table-cell>
          <table:table-cell table:number-columns-repeated="7"/>
          <table:table-cell office:value-type="string" calcext:value-type="string">
            <text:p>0.173959</text:p>
          </table:table-cell>
          <table:table-cell table:number-columns-repeated="101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Искра, 59</text:p>
          </table:table-cell>
          <table:table-cell office:value-type="string" calcext:value-type="string">
            <text:p>Н?р</text:p>
          </table:table-cell>
          <table:table-cell table:number-columns-repeated="7"/>
          <table:table-cell office:value-type="string" calcext:value-type="string">
            <text:p>0.1035</text:p>
          </table:table-cell>
          <table:table-cell table:number-columns-repeated="101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Аманкулова, 60</text:p>
          </table:table-cell>
          <table:table-cell office:value-type="string" calcext:value-type="string">
            <text:p>Зухра</text:p>
          </table:table-cell>
          <table:table-cell table:number-columns-repeated="7"/>
          <table:table-cell office:value-type="string" calcext:value-type="string">
            <text:p>0.0658448</text:p>
          </table:table-cell>
          <table:table-cell table:number-columns-repeated="10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Кожанова, 42/1</text:p>
          </table:table-cell>
          <table:table-cell office:value-type="string" calcext:value-type="string">
            <text:p>Су Зар</text:p>
          </table:table-cell>
          <table:table-cell table:number-columns-repeated="7"/>
          <table:table-cell office:value-type="string" calcext:value-type="string">
            <text:p>0.0890824</text:p>
          </table:table-cell>
          <table:table-cell table:number-columns-repeated="101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Никитина, 32/2</text:p>
          </table:table-cell>
          <table:table-cell office:value-type="string" calcext:value-type="string">
            <text:p>Райхона</text:p>
          </table:table-cell>
          <table:table-cell table:number-columns-repeated="7"/>
          <table:table-cell office:value-type="string" calcext:value-type="string">
            <text:p>0.169991</text:p>
          </table:table-cell>
          <table:table-cell table:number-columns-repeated="101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Кожанова, 73/1</text:p>
          </table:table-cell>
          <table:table-cell office:value-type="string" calcext:value-type="string">
            <text:p>Ерб?лан</text:p>
          </table:table-cell>
          <table:table-cell table:number-columns-repeated="7"/>
          <table:table-cell office:value-type="string" calcext:value-type="string">
            <text:p>0.239854</text:p>
          </table:table-cell>
          <table:table-cell table:number-columns-repeated="101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Темирказы, 19/1, 1 этаж</text:p>
          </table:table-cell>
          <table:table-cell office:value-type="string" calcext:value-type="string">
            <text:p>АлНур</text:p>
          </table:table-cell>
          <table:table-cell table:number-columns-repeated="7"/>
          <table:table-cell office:value-type="string" calcext:value-type="string">
            <text:p>0.14044</text:p>
          </table:table-cell>
          <table:table-cell table:number-columns-repeated="10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Темирказы, 5</text:p>
          </table:table-cell>
          <table:table-cell office:value-type="string" calcext:value-type="string">
            <text:p>Азиза</text:p>
          </table:table-cell>
          <table:table-cell table:number-columns-repeated="7"/>
          <table:table-cell office:value-type="string" calcext:value-type="string">
            <text:p>0.262247</text:p>
          </table:table-cell>
          <table:table-cell table:number-columns-repeated="1013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Аманжолова, 21/1</text:p>
          </table:table-cell>
          <table:table-cell office:value-type="string" calcext:value-type="string">
            <text:p>Магазин продовольствия</text:p>
          </table:table-cell>
          <table:table-cell table:number-columns-repeated="7"/>
          <table:table-cell office:value-type="string" calcext:value-type="string">
            <text:p>0.325437</text:p>
          </table:table-cell>
          <table:table-cell table:number-columns-repeated="1013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Казиева, 57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521586</text:p>
          </table:table-cell>
          <table:table-cell table:number-columns-repeated="101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Аккараган, 1/1</text:p>
          </table:table-cell>
          <table:table-cell office:value-type="string" calcext:value-type="string">
            <text:p>Жансая</text:p>
          </table:table-cell>
          <table:table-cell table:number-columns-repeated="7"/>
          <table:table-cell office:value-type="string" calcext:value-type="string">
            <text:p>0.549901</text:p>
          </table:table-cell>
          <table:table-cell table:number-columns-repeated="1013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Алга, 16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03741</text:p>
          </table:table-cell>
          <table:table-cell table:number-columns-repeated="1013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Тажибаева, 55</text:p>
          </table:table-cell>
          <table:table-cell office:value-type="string" calcext:value-type="string">
            <text:p>Шолпан</text:p>
          </table:table-cell>
          <table:table-cell table:number-columns-repeated="7"/>
          <table:table-cell office:value-type="string" calcext:value-type="string">
            <text:p>0.316507</text:p>
          </table:table-cell>
          <table:table-cell table:number-columns-repeated="1013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Джалиля, 5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05858</text:p>
          </table:table-cell>
          <table:table-cell table:number-columns-repeated="1013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Салавата Юлаева, 40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48477</text:p>
          </table:table-cell>
          <table:table-cell table:number-columns-repeated="101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Кошурникова, 56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93363</text:p>
          </table:table-cell>
          <table:table-cell table:number-columns-repeated="1013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Шиели, 3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48505</text:p>
          </table:table-cell>
          <table:table-cell table:number-columns-repeated="1013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Бауыржан Момышулы проспект, 82</text:p>
          </table:table-cell>
          <table:table-cell office:value-type="string" calcext:value-type="string">
            <text:p>Табыс</text:p>
          </table:table-cell>
          <table:table-cell table:number-columns-repeated="7"/>
          <table:table-cell office:value-type="string" calcext:value-type="string">
            <text:p>0.102976</text:p>
          </table:table-cell>
          <table:table-cell table:number-columns-repeated="1013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Бауыржан Момышулы проспект, 68/1</text:p>
          </table:table-cell>
          <table:table-cell office:value-type="string" calcext:value-type="string">
            <text:p>Шавкат</text:p>
          </table:table-cell>
          <table:table-cell table:number-columns-repeated="7"/>
          <table:table-cell office:value-type="string" calcext:value-type="string">
            <text:p>0.0480742</text:p>
          </table:table-cell>
          <table:table-cell table:number-columns-repeated="101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Бауыржан Момышулы проспект, 64</text:p>
          </table:table-cell>
          <table:table-cell office:value-type="string" calcext:value-type="string">
            <text:p>Сан Лайт</text:p>
          </table:table-cell>
          <table:table-cell table:number-columns-repeated="7"/>
          <table:table-cell office:value-type="string" calcext:value-type="string">
            <text:p>0.0310439</text:p>
          </table:table-cell>
          <table:table-cell table:number-columns-repeated="101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Бауыржан Момышулы проспект, 60</text:p>
          </table:table-cell>
          <table:table-cell office:value-type="string" calcext:value-type="string">
            <text:p>Маман Ата</text:p>
          </table:table-cell>
          <table:table-cell table:number-columns-repeated="7"/>
          <table:table-cell office:value-type="string" calcext:value-type="string">
            <text:p>0.0849841</text:p>
          </table:table-cell>
          <table:table-cell table:number-columns-repeated="1013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Бауыржан Момышулы проспект, 93/1</text:p>
          </table:table-cell>
          <table:table-cell office:value-type="string" calcext:value-type="string">
            <text:p>Фиркан</text:p>
          </table:table-cell>
          <table:table-cell table:number-columns-repeated="7"/>
          <table:table-cell office:value-type="string" calcext:value-type="string">
            <text:p>0.245223</text:p>
          </table:table-cell>
          <table:table-cell table:number-columns-repeated="10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Адильбек Керимше, 71, 1 этаж</text:p>
          </table:table-cell>
          <table:table-cell office:value-type="string" calcext:value-type="string">
            <text:p>Азиза</text:p>
          </table:table-cell>
          <table:table-cell table:number-columns-repeated="7"/>
          <table:table-cell office:value-type="string" calcext:value-type="string">
            <text:p>0.455179</text:p>
          </table:table-cell>
          <table:table-cell table:number-columns-repeated="101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Бауыржан Момышулы проспект, 52/1</text:p>
          </table:table-cell>
          <table:table-cell office:value-type="string" calcext:value-type="string">
            <text:p>Алихан</text:p>
          </table:table-cell>
          <table:table-cell table:number-columns-repeated="7"/>
          <table:table-cell office:value-type="string" calcext:value-type="string">
            <text:p>0.116851</text:p>
          </table:table-cell>
          <table:table-cell table:number-columns-repeated="1013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Искра, 28, 1 этаж</text:p>
          </table:table-cell>
          <table:table-cell office:value-type="string" calcext:value-type="string">
            <text:p>Шахзод</text:p>
          </table:table-cell>
          <table:table-cell table:number-columns-repeated="7"/>
          <table:table-cell office:value-type="string" calcext:value-type="string">
            <text:p>0.128532</text:p>
          </table:table-cell>
          <table:table-cell table:number-columns-repeated="1013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Кожанова, 25, 1 этаж</text:p>
          </table:table-cell>
          <table:table-cell office:value-type="string" calcext:value-type="string">
            <text:p>Шолпан</text:p>
          </table:table-cell>
          <table:table-cell table:number-columns-repeated="7"/>
          <table:table-cell office:value-type="string" calcext:value-type="string">
            <text:p>0.0272764</text:p>
          </table:table-cell>
          <table:table-cell table:number-columns-repeated="101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Кожанова, 8/1, 1 этаж</text:p>
          </table:table-cell>
          <table:table-cell office:value-type="string" calcext:value-type="string">
            <text:p>Даулет-Би</text:p>
          </table:table-cell>
          <table:table-cell table:number-columns-repeated="7"/>
          <table:table-cell office:value-type="string" calcext:value-type="string">
            <text:p>0.152148</text:p>
          </table:table-cell>
          <table:table-cell table:number-columns-repeated="101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Кожанова, 22</text:p>
          </table:table-cell>
          <table:table-cell office:value-type="string" calcext:value-type="string">
            <text:p>АлиЖас</text:p>
          </table:table-cell>
          <table:table-cell table:number-columns-repeated="7"/>
          <table:table-cell office:value-type="string" calcext:value-type="string">
            <text:p>0.255814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Бауыржан Момышулы проспект, 53/5, 1 этаж</text:p>
          </table:table-cell>
          <table:table-cell office:value-type="string" calcext:value-type="string">
            <text:p>Рахат</text:p>
          </table:table-cell>
          <table:table-cell table:number-columns-repeated="7"/>
          <table:table-cell office:value-type="string" calcext:value-type="string">
            <text:p>0.207083</text:p>
          </table:table-cell>
          <table:table-cell table:number-columns-repeated="1013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Сулейменова, 4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5962</text:p>
          </table:table-cell>
          <table:table-cell table:number-columns-repeated="10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Крейсера Авроры, 26/1, 1 этаж</text:p>
          </table:table-cell>
          <table:table-cell office:value-type="string" calcext:value-type="string">
            <text:p>Аврора</text:p>
          </table:table-cell>
          <table:table-cell table:number-columns-repeated="7"/>
          <table:table-cell office:value-type="string" calcext:value-type="string">
            <text:p>0.508258</text:p>
          </table:table-cell>
          <table:table-cell table:number-columns-repeated="1013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Лескова, 104</text:p>
          </table:table-cell>
          <table:table-cell office:value-type="string" calcext:value-type="string">
            <text:p>Наргиз</text:p>
          </table:table-cell>
          <table:table-cell table:number-columns-repeated="7"/>
          <table:table-cell office:value-type="string" calcext:value-type="string">
            <text:p>0.27390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-й микрорайон, 9/5</text:p>
          </table:table-cell>
          <table:table-cell office:value-type="string" calcext:value-type="string">
            <text:p>?шірбай Ата</text:p>
          </table:table-cell>
          <table:table-cell table:number-columns-repeated="7"/>
          <table:table-cell office:value-type="string" calcext:value-type="string">
            <text:p>0.104177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4-й микрорайон, 17а/2, 1 этаж</text:p>
          </table:table-cell>
          <table:table-cell office:value-type="string" calcext:value-type="string">
            <text:p>Райхан</text:p>
          </table:table-cell>
          <table:table-cell table:number-columns-repeated="7"/>
          <table:table-cell office:value-type="string" calcext:value-type="string">
            <text:p>0.0321195</text:p>
          </table:table-cell>
          <table:table-cell table:number-columns-repeated="101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4-й микрорайон, 15а</text:p>
          </table:table-cell>
          <table:table-cell office:value-type="string" calcext:value-type="string">
            <text:p>Базет</text:p>
          </table:table-cell>
          <table:table-cell table:number-columns-repeated="7"/>
          <table:table-cell office:value-type="string" calcext:value-type="string">
            <text:p>0.0450827</text:p>
          </table:table-cell>
          <table:table-cell table:number-columns-repeated="10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4-й микрорайон, 17, 1 этаж</text:p>
          </table:table-cell>
          <table:table-cell office:value-type="string" calcext:value-type="string">
            <text:p>Айида</text:p>
          </table:table-cell>
          <table:table-cell table:number-columns-repeated="7"/>
          <table:table-cell office:value-type="string" calcext:value-type="string">
            <text:p>0.179903</text:p>
          </table:table-cell>
          <table:table-cell table:number-columns-repeated="101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4-й микрорайон, 14/1</text:p>
          </table:table-cell>
          <table:table-cell office:value-type="string" calcext:value-type="string">
            <text:p>Алимжан ата</text:p>
          </table:table-cell>
          <table:table-cell table:number-columns-repeated="7"/>
          <table:table-cell office:value-type="string" calcext:value-type="string">
            <text:p>0.0597898</text:p>
          </table:table-cell>
          <table:table-cell table:number-columns-repeated="101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4-й микрорайон, 14, 1 этаж</text:p>
          </table:table-cell>
          <table:table-cell office:value-type="string" calcext:value-type="string">
            <text:p>Иззат</text:p>
          </table:table-cell>
          <table:table-cell table:number-columns-repeated="7"/>
          <table:table-cell office:value-type="string" calcext:value-type="string">
            <text:p>0.213275</text:p>
          </table:table-cell>
          <table:table-cell table:number-columns-repeated="101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4-й микрорайон, 5/1</text:p>
          </table:table-cell>
          <table:table-cell office:value-type="string" calcext:value-type="string">
            <text:p>АРАЙЛЫМ</text:p>
          </table:table-cell>
          <table:table-cell table:number-columns-repeated="7"/>
          <table:table-cell office:value-type="string" calcext:value-type="string">
            <text:p>0.158909</text:p>
          </table:table-cell>
          <table:table-cell table:number-columns-repeated="101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Бауыржан Момышулы проспект, 122</text:p>
          </table:table-cell>
          <table:table-cell office:value-type="string" calcext:value-type="string">
            <text:p>К?ктем</text:p>
          </table:table-cell>
          <table:table-cell table:number-columns-repeated="7"/>
          <table:table-cell office:value-type="string" calcext:value-type="string">
            <text:p>0.382224</text:p>
          </table:table-cell>
          <table:table-cell table:number-columns-repeated="1013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4-й микрорайон, 9/2</text:p>
          </table:table-cell>
          <table:table-cell office:value-type="string" calcext:value-type="string">
            <text:p>Н?р Дар</text:p>
          </table:table-cell>
          <table:table-cell table:number-columns-repeated="7"/>
          <table:table-cell office:value-type="string" calcext:value-type="string">
            <text:p>0.0059537</text:p>
          </table:table-cell>
          <table:table-cell table:number-columns-repeated="101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4-й микрорайон, 9/3</text:p>
          </table:table-cell>
          <table:table-cell office:value-type="string" calcext:value-type="string">
            <text:p>Руслан</text:p>
          </table:table-cell>
          <table:table-cell table:number-columns-repeated="7"/>
          <table:table-cell office:value-type="string" calcext:value-type="string">
            <text:p>0.170809</text:p>
          </table:table-cell>
          <table:table-cell table:number-columns-repeated="101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Шилменбетова, 9а</text:p>
          </table:table-cell>
          <table:table-cell office:value-type="string" calcext:value-type="string">
            <text:p>АССОРТИ</text:p>
          </table:table-cell>
          <table:table-cell table:number-columns-repeated="7"/>
          <table:table-cell office:value-type="string" calcext:value-type="string">
            <text:p>0.194458</text:p>
          </table:table-cell>
          <table:table-cell table:number-columns-repeated="10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Исханова, 5/6</text:p>
          </table:table-cell>
          <table:table-cell office:value-type="string" calcext:value-type="string">
            <text:p>Соня</text:p>
          </table:table-cell>
          <table:table-cell table:number-columns-repeated="7"/>
          <table:table-cell office:value-type="string" calcext:value-type="string">
            <text:p>0.316237</text:p>
          </table:table-cell>
          <table:table-cell table:number-columns-repeated="10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4-й микрорайон, 19/1</text:p>
          </table:table-cell>
          <table:table-cell office:value-type="string" calcext:value-type="string">
            <text:p>Абай</text:p>
          </table:table-cell>
          <table:table-cell table:number-columns-repeated="7"/>
          <table:table-cell office:value-type="string" calcext:value-type="string">
            <text:p>0.237349</text:p>
          </table:table-cell>
          <table:table-cell table:number-columns-repeated="101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Байтулы Баба, 7, 1 этаж</text:p>
          </table:table-cell>
          <table:table-cell office:value-type="string" calcext:value-type="string">
            <text:p>Арман</text:p>
          </table:table-cell>
          <table:table-cell table:number-columns-repeated="7"/>
          <table:table-cell office:value-type="string" calcext:value-type="string">
            <text:p>0.346307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-й микрорайон, 3а</text:p>
          </table:table-cell>
          <table:table-cell office:value-type="string" calcext:value-type="string">
            <text:p>?ділет</text:p>
          </table:table-cell>
          <table:table-cell table:number-columns-repeated="7"/>
          <table:table-cell office:value-type="string" calcext:value-type="string">
            <text:p>0.15986</text:p>
          </table:table-cell>
          <table:table-cell table:number-columns-repeated="101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Байдибек би, 158/1</text:p>
          </table:table-cell>
          <table:table-cell office:value-type="string" calcext:value-type="string">
            <text:p>Камила</text:p>
          </table:table-cell>
          <table:table-cell table:number-columns-repeated="7"/>
          <table:table-cell office:value-type="string" calcext:value-type="string">
            <text:p>0.58528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Алпысбаева, 127/2, 1 этаж</text:p>
          </table:table-cell>
          <table:table-cell office:value-type="string" calcext:value-type="string">
            <text:p>Сайдыгани</text:p>
          </table:table-cell>
          <table:table-cell table:number-columns-repeated="7"/>
          <table:table-cell office:value-type="string" calcext:value-type="string">
            <text:p>0.18921</text:p>
          </table:table-cell>
          <table:table-cell table:number-columns-repeated="1013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Тамерлановское шоссе, 46/40, 1 этаж</text:p>
          </table:table-cell>
          <table:table-cell office:value-type="string" calcext:value-type="string">
            <text:p>Ырыс</text:p>
          </table:table-cell>
          <table:table-cell table:number-columns-repeated="7"/>
          <table:table-cell office:value-type="string" calcext:value-type="string">
            <text:p>0.0399632</text:p>
          </table:table-cell>
          <table:table-cell table:number-columns-repeated="1013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Тамерлановское шоссе, 54/2</text:p>
          </table:table-cell>
          <table:table-cell office:value-type="string" calcext:value-type="string">
            <text:p>Турсын ай</text:p>
          </table:table-cell>
          <table:table-cell table:number-columns-repeated="7"/>
          <table:table-cell office:value-type="string" calcext:value-type="string">
            <text:p>0.282999</text:p>
          </table:table-cell>
          <table:table-cell table:number-columns-repeated="1013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Тамерлановское шоссе, 46/6Б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75674</text:p>
          </table:table-cell>
          <table:table-cell table:number-columns-repeated="10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Дауренбека Курманбекова, 96/1</text:p>
          </table:table-cell>
          <table:table-cell office:value-type="string" calcext:value-type="string">
            <text:p>А?жол</text:p>
          </table:table-cell>
          <table:table-cell table:number-columns-repeated="7"/>
          <table:table-cell office:value-type="string" calcext:value-type="string">
            <text:p>0.684086</text:p>
          </table:table-cell>
          <table:table-cell table:number-columns-repeated="101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Шамши Калдаякова, 97</text:p>
          </table:table-cell>
          <table:table-cell office:value-type="string" calcext:value-type="string">
            <text:p>Гиязжан</text:p>
          </table:table-cell>
          <table:table-cell table:number-columns-repeated="7"/>
          <table:table-cell office:value-type="string" calcext:value-type="string">
            <text:p>0.244784</text:p>
          </table:table-cell>
          <table:table-cell table:number-columns-repeated="101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Кунбатыс, 52</text:p>
          </table:table-cell>
          <table:table-cell office:value-type="string" calcext:value-type="string">
            <text:p>Корзинка</text:p>
          </table:table-cell>
          <table:table-cell table:number-columns-repeated="7"/>
          <table:table-cell office:value-type="string" calcext:value-type="string">
            <text:p>0.197572</text:p>
          </table:table-cell>
          <table:table-cell table:number-columns-repeated="101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Макталы, 58</text:p>
          </table:table-cell>
          <table:table-cell office:value-type="string" calcext:value-type="string">
            <text:p>Бекнур</text:p>
          </table:table-cell>
          <table:table-cell table:number-columns-repeated="7"/>
          <table:table-cell office:value-type="string" calcext:value-type="string">
            <text:p>0.152902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Интернациональная, 56/1</text:p>
          </table:table-cell>
          <table:table-cell office:value-type="string" calcext:value-type="string">
            <text:p>3-шi д?кен</text:p>
          </table:table-cell>
          <table:table-cell table:number-columns-repeated="7"/>
          <table:table-cell office:value-type="string" calcext:value-type="string">
            <text:p>0.0416574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Интернациональная, 60/1, 1 этаж</text:p>
          </table:table-cell>
          <table:table-cell office:value-type="string" calcext:value-type="string">
            <text:p>Diana</text:p>
          </table:table-cell>
          <table:table-cell table:number-columns-repeated="7"/>
          <table:table-cell office:value-type="string" calcext:value-type="string">
            <text:p>0.0662952</text:p>
          </table:table-cell>
          <table:table-cell table:number-columns-repeated="1013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Ерназарова, 36/1</text:p>
          </table:table-cell>
          <table:table-cell office:value-type="string" calcext:value-type="string">
            <text:p>Оптовик</text:p>
          </table:table-cell>
          <table:table-cell table:number-columns-repeated="7"/>
          <table:table-cell office:value-type="string" calcext:value-type="string">
            <text:p>1.00586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Гагарина, 188/1</text:p>
          </table:table-cell>
          <table:table-cell office:value-type="string" calcext:value-type="string">
            <text:p>24 са?ат</text:p>
          </table:table-cell>
          <table:table-cell table:number-columns-repeated="7"/>
          <table:table-cell office:value-type="string" calcext:value-type="string">
            <text:p>0.161897</text:p>
          </table:table-cell>
          <table:table-cell table:number-columns-repeated="101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Гагарина, 213, 1 этаж</text:p>
          </table:table-cell>
          <table:table-cell office:value-type="string" calcext:value-type="string">
            <text:p>Салиха</text:p>
          </table:table-cell>
          <table:table-cell table:number-columns-repeated="7"/>
          <table:table-cell office:value-type="string" calcext:value-type="string">
            <text:p>0.0456922</text:p>
          </table:table-cell>
          <table:table-cell table:number-columns-repeated="1013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Гагарина, 206/1</text:p>
          </table:table-cell>
          <table:table-cell office:value-type="string" calcext:value-type="string">
            <text:p>Ойбек</text:p>
          </table:table-cell>
          <table:table-cell table:number-columns-repeated="7"/>
          <table:table-cell office:value-type="string" calcext:value-type="string">
            <text:p>0.0178925</text:p>
          </table:table-cell>
          <table:table-cell table:number-columns-repeated="101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Гагарина, 206/2</text:p>
          </table:table-cell>
          <table:table-cell office:value-type="string" calcext:value-type="string">
            <text:p>Аружан</text:p>
          </table:table-cell>
          <table:table-cell table:number-columns-repeated="7"/>
          <table:table-cell office:value-type="string" calcext:value-type="string">
            <text:p>0.814994</text:p>
          </table:table-cell>
          <table:table-cell table:number-columns-repeated="101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Сеченова, 3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69253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Сеченова, 16</text:p>
          </table:table-cell>
          <table:table-cell office:value-type="string" calcext:value-type="string">
            <text:p>Продукты 16</text:p>
          </table:table-cell>
          <table:table-cell table:number-columns-repeated="7"/>
          <table:table-cell office:value-type="string" calcext:value-type="string">
            <text:p>0.0853113</text:p>
          </table:table-cell>
          <table:table-cell table:number-columns-repeated="1013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Сеченова, 2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779428</text:p>
          </table:table-cell>
          <table:table-cell table:number-columns-repeated="1013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Исмаилова, 4/2</text:p>
          </table:table-cell>
          <table:table-cell office:value-type="string" calcext:value-type="string">
            <text:p>ШАРБЕТ</text:p>
          </table:table-cell>
          <table:table-cell table:number-columns-repeated="7"/>
          <table:table-cell office:value-type="string" calcext:value-type="string">
            <text:p>0.990737</text:p>
          </table:table-cell>
          <table:table-cell table:number-columns-repeated="101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Бадамская, 1/4</text:p>
          </table:table-cell>
          <table:table-cell office:value-type="string" calcext:value-type="string">
            <text:p>Балтабай</text:p>
          </table:table-cell>
          <table:table-cell table:number-columns-repeated="7"/>
          <table:table-cell office:value-type="string" calcext:value-type="string">
            <text:p>0.0701375</text:p>
          </table:table-cell>
          <table:table-cell table:number-columns-repeated="1013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Бадамская 1-я, 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34104</text:p>
          </table:table-cell>
          <table:table-cell table:number-columns-repeated="1013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Курылыс, 1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48489</text:p>
          </table:table-cell>
          <table:table-cell table:number-columns-repeated="101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Курылыс, 8а</text:p>
          </table:table-cell>
          <table:table-cell office:value-type="string" calcext:value-type="string">
            <text:p>Зарина</text:p>
          </table:table-cell>
          <table:table-cell table:number-columns-repeated="7"/>
          <table:table-cell office:value-type="string" calcext:value-type="string">
            <text:p>0.329083</text:p>
          </table:table-cell>
          <table:table-cell table:number-columns-repeated="10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Курылыс, 27/1 стр</text:p>
          </table:table-cell>
          <table:table-cell office:value-type="string" calcext:value-type="string">
            <text:p>Султан Ата</text:p>
          </table:table-cell>
          <table:table-cell table:number-columns-repeated="7"/>
          <table:table-cell office:value-type="string" calcext:value-type="string">
            <text:p>0.205286</text:p>
          </table:table-cell>
          <table:table-cell table:number-columns-repeated="101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Алматинская трасса, 22/2</text:p>
          </table:table-cell>
          <table:table-cell office:value-type="string" calcext:value-type="string">
            <text:p>БЕКАРЫС</text:p>
          </table:table-cell>
          <table:table-cell table:number-columns-repeated="7"/>
          <table:table-cell office:value-type="string" calcext:value-type="string">
            <text:p>0.0293519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Алматинская трасса, 23/5</text:p>
          </table:table-cell>
          <table:table-cell office:value-type="string" calcext:value-type="string">
            <text:p>Рахымжан</text:p>
          </table:table-cell>
          <table:table-cell table:number-columns-repeated="7"/>
          <table:table-cell office:value-type="string" calcext:value-type="string">
            <text:p>0.217132</text:p>
          </table:table-cell>
          <table:table-cell table:number-columns-repeated="101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Космекен, 2/1</text:p>
          </table:table-cell>
          <table:table-cell office:value-type="string" calcext:value-type="string">
            <text:p>АЯЖАН</text:p>
          </table:table-cell>
          <table:table-cell table:number-columns-repeated="7"/>
          <table:table-cell office:value-type="string" calcext:value-type="string">
            <text:p>0.108342</text:p>
          </table:table-cell>
          <table:table-cell table:number-columns-repeated="10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Талдыколь, 1/1</text:p>
          </table:table-cell>
          <table:table-cell office:value-type="string" calcext:value-type="string">
            <text:p>А?-ЖАЙЫ?</text:p>
          </table:table-cell>
          <table:table-cell table:number-columns-repeated="7"/>
          <table:table-cell office:value-type="string" calcext:value-type="string">
            <text:p>0.42008</text:p>
          </table:table-cell>
          <table:table-cell table:number-columns-repeated="1013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Курылыс, 47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841103</text:p>
          </table:table-cell>
          <table:table-cell table:number-columns-repeated="101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Туркестан, 37/1</text:p>
          </table:table-cell>
          <table:table-cell office:value-type="string" calcext:value-type="string">
            <text:p>ЖАНДОС</text:p>
          </table:table-cell>
          <table:table-cell table:number-columns-repeated="7"/>
          <table:table-cell office:value-type="string" calcext:value-type="string">
            <text:p>0.549976</text:p>
          </table:table-cell>
          <table:table-cell table:number-columns-repeated="101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Отырар, 1/1</text:p>
          </table:table-cell>
          <table:table-cell office:value-type="string" calcext:value-type="string">
            <text:p>С?ЛТАН</text:p>
          </table:table-cell>
          <table:table-cell table:number-columns-repeated="7"/>
          <table:table-cell office:value-type="string" calcext:value-type="string">
            <text:p>0.108505</text:p>
          </table:table-cell>
          <table:table-cell table:number-columns-repeated="101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Толебаева, 2/2</text:p>
          </table:table-cell>
          <table:table-cell office:value-type="string" calcext:value-type="string">
            <text:p>ЖАНАР</text:p>
          </table:table-cell>
          <table:table-cell table:number-columns-repeated="7"/>
          <table:table-cell office:value-type="string" calcext:value-type="string">
            <text:p>0.432482</text:p>
          </table:table-cell>
          <table:table-cell table:number-columns-repeated="1013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Толебаева, 46/1</text:p>
          </table:table-cell>
          <table:table-cell office:value-type="string" calcext:value-type="string">
            <text:p>Мирас</text:p>
          </table:table-cell>
          <table:table-cell table:number-columns-repeated="7"/>
          <table:table-cell office:value-type="string" calcext:value-type="string">
            <text:p>0.379404</text:p>
          </table:table-cell>
          <table:table-cell table:number-columns-repeated="101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Баян ауыл, 88</text:p>
          </table:table-cell>
          <table:table-cell office:value-type="string" calcext:value-type="string">
            <text:p>Зангар</text:p>
          </table:table-cell>
          <table:table-cell table:number-columns-repeated="7"/>
          <table:table-cell office:value-type="string" calcext:value-type="string">
            <text:p>0.0825176</text:p>
          </table:table-cell>
          <table:table-cell table:number-columns-repeated="101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Толебаева, 90</text:p>
          </table:table-cell>
          <table:table-cell office:value-type="string" calcext:value-type="string">
            <text:p>Максат</text:p>
          </table:table-cell>
          <table:table-cell table:number-columns-repeated="7"/>
          <table:table-cell office:value-type="string" calcext:value-type="string">
            <text:p>0.128153</text:p>
          </table:table-cell>
          <table:table-cell table:number-columns-repeated="101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Бакытты, 71/1, 1 этаж</text:p>
          </table:table-cell>
          <table:table-cell office:value-type="string" calcext:value-type="string">
            <text:p>БАЛЖАН</text:p>
          </table:table-cell>
          <table:table-cell table:number-columns-repeated="7"/>
          <table:table-cell office:value-type="string" calcext:value-type="string">
            <text:p>0.0653828</text:p>
          </table:table-cell>
          <table:table-cell table:number-columns-repeated="101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Муканова, 68/4</text:p>
          </table:table-cell>
          <table:table-cell office:value-type="string" calcext:value-type="string">
            <text:p>Гулназ</text:p>
          </table:table-cell>
          <table:table-cell table:number-columns-repeated="7"/>
          <table:table-cell office:value-type="string" calcext:value-type="string">
            <text:p>0.0320635</text:p>
          </table:table-cell>
          <table:table-cell table:number-columns-repeated="101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Жандарбекова, 27а</text:p>
          </table:table-cell>
          <table:table-cell office:value-type="string" calcext:value-type="string">
            <text:p>ЛЕСБЕК</text:p>
          </table:table-cell>
          <table:table-cell table:number-columns-repeated="7"/>
          <table:table-cell office:value-type="string" calcext:value-type="string">
            <text:p>0.152554</text:p>
          </table:table-cell>
          <table:table-cell table:number-columns-repeated="101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Жандарбекова, 78/1</text:p>
          </table:table-cell>
          <table:table-cell office:value-type="string" calcext:value-type="string">
            <text:p>Мерей</text:p>
          </table:table-cell>
          <table:table-cell table:number-columns-repeated="7"/>
          <table:table-cell office:value-type="string" calcext:value-type="string">
            <text:p>0.0695992</text:p>
          </table:table-cell>
          <table:table-cell table:number-columns-repeated="1013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Орал, 82/1</text:p>
          </table:table-cell>
          <table:table-cell office:value-type="string" calcext:value-type="string">
            <text:p>ШАПАГАТ</text:p>
          </table:table-cell>
          <table:table-cell table:number-columns-repeated="7"/>
          <table:table-cell office:value-type="string" calcext:value-type="string">
            <text:p>0.0507137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Богенбай батыра, 83</text:p>
          </table:table-cell>
          <table:table-cell office:value-type="string" calcext:value-type="string">
            <text:p>?азы??рт</text:p>
          </table:table-cell>
          <table:table-cell table:number-columns-repeated="7"/>
          <table:table-cell office:value-type="string" calcext:value-type="string">
            <text:p>0.0844708</text:p>
          </table:table-cell>
          <table:table-cell table:number-columns-repeated="1013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Биржан сал, 25/1</text:p>
          </table:table-cell>
          <table:table-cell office:value-type="string" calcext:value-type="string">
            <text:p>ТАЖИБАЙ АТА</text:p>
          </table:table-cell>
          <table:table-cell table:number-columns-repeated="7"/>
          <table:table-cell office:value-type="string" calcext:value-type="string">
            <text:p>0.181257</text:p>
          </table:table-cell>
          <table:table-cell table:number-columns-repeated="101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Каратас, 30</text:p>
          </table:table-cell>
          <table:table-cell office:value-type="string" calcext:value-type="string">
            <text:p>Гулсара</text:p>
          </table:table-cell>
          <table:table-cell table:number-columns-repeated="7"/>
          <table:table-cell office:value-type="string" calcext:value-type="string">
            <text:p>0.136983</text:p>
          </table:table-cell>
          <table:table-cell table:number-columns-repeated="101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Жандарбекова, 84</text:p>
          </table:table-cell>
          <table:table-cell office:value-type="string" calcext:value-type="string">
            <text:p>Айгул</text:p>
          </table:table-cell>
          <table:table-cell table:number-columns-repeated="7"/>
          <table:table-cell office:value-type="string" calcext:value-type="string">
            <text:p>0.0345668</text:p>
          </table:table-cell>
          <table:table-cell table:number-columns-repeated="10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Жандарбекова, 84/2</text:p>
          </table:table-cell>
          <table:table-cell office:value-type="string" calcext:value-type="string">
            <text:p>АЙЖАР?ЫН</text:p>
          </table:table-cell>
          <table:table-cell table:number-columns-repeated="7"/>
          <table:table-cell office:value-type="string" calcext:value-type="string">
            <text:p>0.185542</text:p>
          </table:table-cell>
          <table:table-cell table:number-columns-repeated="101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Жандарбекова, 101</text:p>
          </table:table-cell>
          <table:table-cell office:value-type="string" calcext:value-type="string">
            <text:p>АСТАНА</text:p>
          </table:table-cell>
          <table:table-cell table:number-columns-repeated="7"/>
          <table:table-cell office:value-type="string" calcext:value-type="string">
            <text:p>0.280504</text:p>
          </table:table-cell>
          <table:table-cell table:number-columns-repeated="10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Отырар, 19</text:p>
          </table:table-cell>
          <table:table-cell office:value-type="string" calcext:value-type="string">
            <text:p>Айка</text:p>
          </table:table-cell>
          <table:table-cell table:number-columns-repeated="7"/>
          <table:table-cell office:value-type="string" calcext:value-type="string">
            <text:p>0.233768</text:p>
          </table:table-cell>
          <table:table-cell table:number-columns-repeated="10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Жандарбекова, 142/1</text:p>
          </table:table-cell>
          <table:table-cell office:value-type="string" calcext:value-type="string">
            <text:p>Айн?р</text:p>
          </table:table-cell>
          <table:table-cell table:number-columns-repeated="7"/>
          <table:table-cell office:value-type="string" calcext:value-type="string">
            <text:p>0.02975</text:p>
          </table:table-cell>
          <table:table-cell table:number-columns-repeated="101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Жандарбекова, 137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0526532</text:p>
          </table:table-cell>
          <table:table-cell table:number-columns-repeated="101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Отырар, 128/2</text:p>
          </table:table-cell>
          <table:table-cell office:value-type="string" calcext:value-type="string">
            <text:p>Бекет</text:p>
          </table:table-cell>
          <table:table-cell table:number-columns-repeated="7"/>
          <table:table-cell office:value-type="string" calcext:value-type="string">
            <text:p>0.25298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Отырар, 64/1</text:p>
          </table:table-cell>
          <table:table-cell office:value-type="string" calcext:value-type="string">
            <text:p>?азына</text:p>
          </table:table-cell>
          <table:table-cell table:number-columns-repeated="7"/>
          <table:table-cell office:value-type="string" calcext:value-type="string">
            <text:p>0.0304131</text:p>
          </table:table-cell>
          <table:table-cell table:number-columns-repeated="101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Талдыколь, 60</text:p>
          </table:table-cell>
          <table:table-cell office:value-type="string" calcext:value-type="string">
            <text:p>АС?АР</text:p>
          </table:table-cell>
          <table:table-cell table:number-columns-repeated="7"/>
          <table:table-cell office:value-type="string" calcext:value-type="string">
            <text:p>0.295342</text:p>
          </table:table-cell>
          <table:table-cell table:number-columns-repeated="1013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Жубанова, 90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51201</text:p>
          </table:table-cell>
          <table:table-cell table:number-columns-repeated="101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Талдыколь, 123/1</text:p>
          </table:table-cell>
          <table:table-cell office:value-type="string" calcext:value-type="string">
            <text:p>Арайлым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Талдыколь, 123/1</text:p>
          </table:table-cell>
          <table:table-cell office:value-type="string" calcext:value-type="string">
            <text:p>Арайлым</text:p>
          </table:table-cell>
          <table:table-cell table:number-columns-repeated="7"/>
          <table:table-cell office:value-type="string" calcext:value-type="string">
            <text:p>0.0473633</text:p>
          </table:table-cell>
          <table:table-cell table:number-columns-repeated="1013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Талдыколь, 130/1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148231</text:p>
          </table:table-cell>
          <table:table-cell table:number-columns-repeated="101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Жулдыз, 85</text:p>
          </table:table-cell>
          <table:table-cell office:value-type="string" calcext:value-type="string">
            <text:p>Жанел</text:p>
          </table:table-cell>
          <table:table-cell table:number-columns-repeated="7"/>
          <table:table-cell office:value-type="string" calcext:value-type="string">
            <text:p>0.257932</text:p>
          </table:table-cell>
          <table:table-cell table:number-columns-repeated="1013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Макталы, 96</text:p>
          </table:table-cell>
          <table:table-cell office:value-type="string" calcext:value-type="string">
            <text:p>Н?расыл</text:p>
          </table:table-cell>
          <table:table-cell table:number-columns-repeated="7"/>
          <table:table-cell office:value-type="string" calcext:value-type="string">
            <text:p>0.0755704</text:p>
          </table:table-cell>
          <table:table-cell table:number-columns-repeated="1013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Саулетши, 92/1</text:p>
          </table:table-cell>
          <table:table-cell office:value-type="string" calcext:value-type="string">
            <text:p>НАУРЫЗ</text:p>
          </table:table-cell>
          <table:table-cell table:number-columns-repeated="7"/>
          <table:table-cell office:value-type="string" calcext:value-type="string">
            <text:p>0.281261</text:p>
          </table:table-cell>
          <table:table-cell table:number-columns-repeated="101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Камытбек Мамешов, 30/1</text:p>
          </table:table-cell>
          <table:table-cell office:value-type="string" calcext:value-type="string">
            <text:p>Аянат</text:p>
          </table:table-cell>
          <table:table-cell table:number-columns-repeated="7"/>
          <table:table-cell office:value-type="string" calcext:value-type="string">
            <text:p>0.0460696</text:p>
          </table:table-cell>
          <table:table-cell table:number-columns-repeated="101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Камытбек Мамешов, 26/1</text:p>
          </table:table-cell>
          <table:table-cell office:value-type="string" calcext:value-type="string">
            <text:p>АСЛАН</text:p>
          </table:table-cell>
          <table:table-cell table:number-columns-repeated="7"/>
          <table:table-cell office:value-type="string" calcext:value-type="string">
            <text:p>0.47012</text:p>
          </table:table-cell>
          <table:table-cell table:number-columns-repeated="101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Камытбек Мамешов, 6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02715</text:p>
          </table:table-cell>
          <table:table-cell table:number-columns-repeated="10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Камытбек Мамешов, 1/1</text:p>
          </table:table-cell>
          <table:table-cell office:value-type="string" calcext:value-type="string">
            <text:p>А?ЫЛ</text:p>
          </table:table-cell>
          <table:table-cell table:number-columns-repeated="7"/>
          <table:table-cell office:value-type="string" calcext:value-type="string">
            <text:p>0.357571</text:p>
          </table:table-cell>
          <table:table-cell table:number-columns-repeated="1013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Камытбек Мамешов, 77/77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708011</text:p>
          </table:table-cell>
          <table:table-cell table:number-columns-repeated="101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Бекболатова, 91</text:p>
          </table:table-cell>
          <table:table-cell office:value-type="string" calcext:value-type="string">
            <text:p>Маржан</text:p>
          </table:table-cell>
          <table:table-cell table:number-columns-repeated="7"/>
          <table:table-cell office:value-type="string" calcext:value-type="string">
            <text:p>0.044589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Бекболатова, 131/1</text:p>
          </table:table-cell>
          <table:table-cell office:value-type="string" calcext:value-type="string">
            <text:p>?абит</text:p>
          </table:table-cell>
          <table:table-cell table:number-columns-repeated="7"/>
          <table:table-cell office:value-type="string" calcext:value-type="string">
            <text:p>0.314536</text:p>
          </table:table-cell>
          <table:table-cell table:number-columns-repeated="1013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Бекболатова, 1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779259</text:p>
          </table:table-cell>
          <table:table-cell table:number-columns-repeated="10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Бекболатова, 93</text:p>
          </table:table-cell>
          <table:table-cell office:value-type="string" calcext:value-type="string">
            <text:p>Али</text:p>
          </table:table-cell>
          <table:table-cell table:number-columns-repeated="7"/>
          <table:table-cell office:value-type="string" calcext:value-type="string">
            <text:p>0.47164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Бозтоган, 1/4</text:p>
          </table:table-cell>
          <table:table-cell office:value-type="string" calcext:value-type="string">
            <text:p>Сайлаубек</text:p>
          </table:table-cell>
          <table:table-cell table:number-columns-repeated="7"/>
          <table:table-cell office:value-type="string" calcext:value-type="string">
            <text:p>0.166617</text:p>
          </table:table-cell>
          <table:table-cell table:number-columns-repeated="101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Бозтоган, 1/3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160439</text:p>
          </table:table-cell>
          <table:table-cell table:number-columns-repeated="1013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Бозтоган, 1/2</text:p>
          </table:table-cell>
          <table:table-cell office:value-type="string" calcext:value-type="string">
            <text:p>Н?р Даулет</text:p>
          </table:table-cell>
          <table:table-cell table:number-columns-repeated="7"/>
          <table:table-cell office:value-type="string" calcext:value-type="string">
            <text:p>0.191265</text:p>
          </table:table-cell>
          <table:table-cell table:number-columns-repeated="101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Бозтоган, 1/1</text:p>
          </table:table-cell>
          <table:table-cell office:value-type="string" calcext:value-type="string">
            <text:p>Дархан</text:p>
          </table:table-cell>
          <table:table-cell table:number-columns-repeated="7"/>
          <table:table-cell office:value-type="string" calcext:value-type="string">
            <text:p>0.0242963</text:p>
          </table:table-cell>
          <table:table-cell table:number-columns-repeated="1013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Бозтоган, 2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61785</text:p>
          </table:table-cell>
          <table:table-cell table:number-columns-repeated="101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Бозтоган, 2/2</text:p>
          </table:table-cell>
          <table:table-cell office:value-type="string" calcext:value-type="string">
            <text:p>МА?САТ</text:p>
          </table:table-cell>
          <table:table-cell table:number-columns-repeated="7"/>
          <table:table-cell office:value-type="string" calcext:value-type="string">
            <text:p>0.615198</text:p>
          </table:table-cell>
          <table:table-cell table:number-columns-repeated="1013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Айшыкты, 16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875167</text:p>
          </table:table-cell>
          <table:table-cell table:number-columns-repeated="101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Айшыкты, 16/3</text:p>
          </table:table-cell>
          <table:table-cell office:value-type="string" calcext:value-type="string">
            <text:p>Аружан</text:p>
          </table:table-cell>
          <table:table-cell table:number-columns-repeated="7"/>
          <table:table-cell office:value-type="string" calcext:value-type="string">
            <text:p>0.19639</text:p>
          </table:table-cell>
          <table:table-cell table:number-columns-repeated="1013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Айшыкты, 16/1</text:p>
          </table:table-cell>
          <table:table-cell office:value-type="string" calcext:value-type="string">
            <text:p>Н?р-Еркем</text:p>
          </table:table-cell>
          <table:table-cell table:number-columns-repeated="7"/>
          <table:table-cell office:value-type="string" calcext:value-type="string">
            <text:p>0.147952</text:p>
          </table:table-cell>
          <table:table-cell table:number-columns-repeated="101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Айшыкты, 10/1</text:p>
          </table:table-cell>
          <table:table-cell office:value-type="string" calcext:value-type="string">
            <text:p>ЕЛДОС</text:p>
          </table:table-cell>
          <table:table-cell table:number-columns-repeated="7"/>
          <table:table-cell office:value-type="string" calcext:value-type="string">
            <text:p>0.267178</text:p>
          </table:table-cell>
          <table:table-cell table:number-columns-repeated="1013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Отырар, 33/2</text:p>
          </table:table-cell>
          <table:table-cell office:value-type="string" calcext:value-type="string">
            <text:p>У Асема</text:p>
          </table:table-cell>
          <table:table-cell table:number-columns-repeated="7"/>
          <table:table-cell office:value-type="string" calcext:value-type="string">
            <text:p>0.0352491</text:p>
          </table:table-cell>
          <table:table-cell table:number-columns-repeated="1013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Отырар, 33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4383</text:p>
          </table:table-cell>
          <table:table-cell table:number-columns-repeated="101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Нурлы, 32/1</text:p>
          </table:table-cell>
          <table:table-cell office:value-type="string" calcext:value-type="string">
            <text:p>ЖАС?ЛАН</text:p>
          </table:table-cell>
          <table:table-cell table:number-columns-repeated="7"/>
          <table:table-cell office:value-type="string" calcext:value-type="string">
            <text:p>0.374066</text:p>
          </table:table-cell>
          <table:table-cell table:number-columns-repeated="10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Макталы, 27/1</text:p>
          </table:table-cell>
          <table:table-cell office:value-type="string" calcext:value-type="string">
            <text:p>Айшак?л-ана</text:p>
          </table:table-cell>
          <table:table-cell table:number-columns-repeated="7"/>
          <table:table-cell office:value-type="string" calcext:value-type="string">
            <text:p>0.744951</text:p>
          </table:table-cell>
          <table:table-cell table:number-columns-repeated="101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Алматинская трасса, 6/5</text:p>
          </table:table-cell>
          <table:table-cell office:value-type="string" calcext:value-type="string">
            <text:p>Алтын Д?н</text:p>
          </table:table-cell>
          <table:table-cell table:number-columns-repeated="7"/>
          <table:table-cell office:value-type="string" calcext:value-type="string">
            <text:p>0.550428</text:p>
          </table:table-cell>
          <table:table-cell table:number-columns-repeated="101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Курылыс, 5/5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2.24739</text:p>
          </table:table-cell>
          <table:table-cell table:number-columns-repeated="101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Жибек жолы, 87</text:p>
          </table:table-cell>
          <table:table-cell office:value-type="string" calcext:value-type="string">
            <text:p>Бакытжан</text:p>
          </table:table-cell>
          <table:table-cell table:number-columns-repeated="7"/>
          <table:table-cell office:value-type="string" calcext:value-type="string">
            <text:p>0.0700085</text:p>
          </table:table-cell>
          <table:table-cell table:number-columns-repeated="10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Жартас, 26</text:p>
          </table:table-cell>
          <table:table-cell office:value-type="string" calcext:value-type="string">
            <text:p>Акация</text:p>
          </table:table-cell>
          <table:table-cell table:number-columns-repeated="7"/>
          <table:table-cell office:value-type="string" calcext:value-type="string">
            <text:p>0.654126</text:p>
          </table:table-cell>
          <table:table-cell table:number-columns-repeated="1013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Сураншы батыра, 24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860259</text:p>
          </table:table-cell>
          <table:table-cell table:number-columns-repeated="101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Ондасынова, 5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976291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Муканова, 87</text:p>
          </table:table-cell>
          <table:table-cell office:value-type="string" calcext:value-type="string">
            <text:p>?СЕЛ</text:p>
          </table:table-cell>
          <table:table-cell table:number-columns-repeated="7"/>
          <table:table-cell office:value-type="string" calcext:value-type="string">
            <text:p>1.45513</text:p>
          </table:table-cell>
          <table:table-cell table:number-columns-repeated="101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Ынтымак, 46/2, 1 этаж</text:p>
          </table:table-cell>
          <table:table-cell office:value-type="string" calcext:value-type="string">
            <text:p>Сауле</text:p>
          </table:table-cell>
          <table:table-cell table:number-columns-repeated="7"/>
          <table:table-cell office:value-type="string" calcext:value-type="string">
            <text:p>0.250551</text:p>
          </table:table-cell>
          <table:table-cell table:number-columns-repeated="101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Жамбыл Жабаева, 159</text:p>
          </table:table-cell>
          <table:table-cell office:value-type="string" calcext:value-type="string">
            <text:p>Гулсара</text:p>
          </table:table-cell>
          <table:table-cell table:number-columns-repeated="7"/>
          <table:table-cell office:value-type="string" calcext:value-type="string">
            <text:p>0.383868</text:p>
          </table:table-cell>
          <table:table-cell table:number-columns-repeated="1013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Абая, 1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59316</text:p>
          </table:table-cell>
          <table:table-cell table:number-columns-repeated="1013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Жастар, 48/1</text:p>
          </table:table-cell>
          <table:table-cell office:value-type="string" calcext:value-type="string">
            <text:p>НурТай-АТА</text:p>
          </table:table-cell>
          <table:table-cell table:number-columns-repeated="7"/>
          <table:table-cell office:value-type="string" calcext:value-type="string">
            <text:p>0.243954</text:p>
          </table:table-cell>
          <table:table-cell table:number-columns-repeated="101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Кунаева, 61</text:p>
          </table:table-cell>
          <table:table-cell office:value-type="string" calcext:value-type="string">
            <text:p>Игілік</text:p>
          </table:table-cell>
          <table:table-cell table:number-columns-repeated="7"/>
          <table:table-cell office:value-type="string" calcext:value-type="string">
            <text:p>0.425647</text:p>
          </table:table-cell>
          <table:table-cell table:number-columns-repeated="1013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Акжауын, 42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1452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Чайковского, 58</text:p>
          </table:table-cell>
          <table:table-cell office:value-type="string" calcext:value-type="string">
            <text:p>SNICKERS</text:p>
          </table:table-cell>
          <table:table-cell table:number-columns-repeated="7"/>
          <table:table-cell office:value-type="string" calcext:value-type="string">
            <text:p>0.269079</text:p>
          </table:table-cell>
          <table:table-cell table:number-columns-repeated="1013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Саттарханова, 59/1</text:p>
          </table:table-cell>
          <table:table-cell office:value-type="string" calcext:value-type="string">
            <text:p>Шарифхан</text:p>
          </table:table-cell>
          <table:table-cell table:number-columns-repeated="7"/>
          <table:table-cell office:value-type="string" calcext:value-type="string">
            <text:p>0.0894117</text:p>
          </table:table-cell>
          <table:table-cell table:number-columns-repeated="101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Саттарханова, 94/1</text:p>
          </table:table-cell>
          <table:table-cell office:value-type="string" calcext:value-type="string">
            <text:p>Дихан ата</text:p>
          </table:table-cell>
          <table:table-cell table:number-columns-repeated="7"/>
          <table:table-cell office:value-type="string" calcext:value-type="string">
            <text:p>0.220086</text:p>
          </table:table-cell>
          <table:table-cell table:number-columns-repeated="1013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Чайковского, 85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408387</text:p>
          </table:table-cell>
          <table:table-cell table:number-columns-repeated="1013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Чайковского, 8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43665</text:p>
          </table:table-cell>
          <table:table-cell table:number-columns-repeated="101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Чайковского, 92</text:p>
          </table:table-cell>
          <table:table-cell office:value-type="string" calcext:value-type="string">
            <text:p>Аслан</text:p>
          </table:table-cell>
          <table:table-cell table:number-columns-repeated="7"/>
          <table:table-cell office:value-type="string" calcext:value-type="string">
            <text:p>0.15038</text:p>
          </table:table-cell>
          <table:table-cell table:number-columns-repeated="101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Баян батыра, 129/1</text:p>
          </table:table-cell>
          <table:table-cell office:value-type="string" calcext:value-type="string">
            <text:p>Баян</text:p>
          </table:table-cell>
          <table:table-cell table:number-columns-repeated="7"/>
          <table:table-cell office:value-type="string" calcext:value-type="string">
            <text:p>0.621513</text:p>
          </table:table-cell>
          <table:table-cell table:number-columns-repeated="1013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Дамбовая, 31/1</text:p>
          </table:table-cell>
          <table:table-cell office:value-type="string" calcext:value-type="string">
            <text:p>ХАСАН-ХУСАН</text:p>
          </table:table-cell>
          <table:table-cell table:number-columns-repeated="7"/>
          <table:table-cell office:value-type="string" calcext:value-type="string">
            <text:p>0.449255</text:p>
          </table:table-cell>
          <table:table-cell table:number-columns-repeated="101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Назармат Ерметова, 80/1</text:p>
          </table:table-cell>
          <table:table-cell office:value-type="string" calcext:value-type="string">
            <text:p>Балапан</text:p>
          </table:table-cell>
          <table:table-cell table:number-columns-repeated="7"/>
          <table:table-cell office:value-type="string" calcext:value-type="string">
            <text:p>0.370216</text:p>
          </table:table-cell>
          <table:table-cell table:number-columns-repeated="1013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Застенная, 20а</text:p>
          </table:table-cell>
          <table:table-cell office:value-type="string" calcext:value-type="string">
            <text:p>Таксофон</text:p>
          </table:table-cell>
          <table:table-cell table:number-columns-repeated="7"/>
          <table:table-cell office:value-type="string" calcext:value-type="string">
            <text:p>0.159376</text:p>
          </table:table-cell>
          <table:table-cell table:number-columns-repeated="1013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Терешковой, 18/1</text:p>
          </table:table-cell>
          <table:table-cell office:value-type="string" calcext:value-type="string">
            <text:p>Шырын</text:p>
          </table:table-cell>
          <table:table-cell table:number-columns-repeated="7"/>
          <table:table-cell office:value-type="string" calcext:value-type="string">
            <text:p>0.0949628</text:p>
          </table:table-cell>
          <table:table-cell table:number-columns-repeated="101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Терешковой, 25/5</text:p>
          </table:table-cell>
          <table:table-cell office:value-type="string" calcext:value-type="string">
            <text:p>Дельфин</text:p>
          </table:table-cell>
          <table:table-cell table:number-columns-repeated="7"/>
          <table:table-cell office:value-type="string" calcext:value-type="string">
            <text:p>0.317725</text:p>
          </table:table-cell>
          <table:table-cell table:number-columns-repeated="101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Терешковой, 15а/3, 1 этаж</text:p>
          </table:table-cell>
          <table:table-cell office:value-type="string" calcext:value-type="string">
            <text:p>Инжу-Маржан</text:p>
          </table:table-cell>
          <table:table-cell table:number-columns-repeated="7"/>
          <table:table-cell office:value-type="string" calcext:value-type="string">
            <text:p>0.306555</text:p>
          </table:table-cell>
          <table:table-cell table:number-columns-repeated="101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Промышленная, 1/7</text:p>
          </table:table-cell>
          <table:table-cell office:value-type="string" calcext:value-type="string">
            <text:p>Майкент</text:p>
          </table:table-cell>
          <table:table-cell table:number-columns-repeated="7"/>
          <table:table-cell office:value-type="string" calcext:value-type="string">
            <text:p>0.162375</text:p>
          </table:table-cell>
          <table:table-cell table:number-columns-repeated="101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Есил, 3/1</text:p>
          </table:table-cell>
          <table:table-cell office:value-type="string" calcext:value-type="string">
            <text:p>Арай</text:p>
          </table:table-cell>
          <table:table-cell table:number-columns-repeated="7"/>
          <table:table-cell office:value-type="string" calcext:value-type="string">
            <text:p>0.75208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Баян батыра, 43</text:p>
          </table:table-cell>
          <table:table-cell office:value-type="string" calcext:value-type="string">
            <text:p>Салтанат</text:p>
          </table:table-cell>
          <table:table-cell table:number-columns-repeated="7"/>
          <table:table-cell office:value-type="string" calcext:value-type="string">
            <text:p>0.17587</text:p>
          </table:table-cell>
          <table:table-cell table:number-columns-repeated="101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Тайманулы, 40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30926</text:p>
          </table:table-cell>
          <table:table-cell table:number-columns-repeated="10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Камысты, 45/1</text:p>
          </table:table-cell>
          <table:table-cell office:value-type="string" calcext:value-type="string">
            <text:p>АЙНА</text:p>
          </table:table-cell>
          <table:table-cell table:number-columns-repeated="7"/>
          <table:table-cell office:value-type="string" calcext:value-type="string">
            <text:p>0.242232</text:p>
          </table:table-cell>
          <table:table-cell table:number-columns-repeated="1013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Ауэзова, 34</text:p>
          </table:table-cell>
          <table:table-cell office:value-type="string" calcext:value-type="string">
            <text:p>ШУХРАТ</text:p>
          </table:table-cell>
          <table:table-cell table:number-columns-repeated="7"/>
          <table:table-cell office:value-type="string" calcext:value-type="string">
            <text:p>0.0311463</text:p>
          </table:table-cell>
          <table:table-cell table:number-columns-repeated="1013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Камысты, 68/1</text:p>
          </table:table-cell>
          <table:table-cell office:value-type="string" calcext:value-type="string">
            <text:p>НИЯТ</text:p>
          </table:table-cell>
          <table:table-cell table:number-columns-repeated="7"/>
          <table:table-cell office:value-type="string" calcext:value-type="string">
            <text:p>0.0208495</text:p>
          </table:table-cell>
          <table:table-cell table:number-columns-repeated="10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Камысты, 75а</text:p>
          </table:table-cell>
          <table:table-cell office:value-type="string" calcext:value-type="string">
            <text:p>Абдурахман ата</text:p>
          </table:table-cell>
          <table:table-cell table:number-columns-repeated="7"/>
          <table:table-cell office:value-type="string" calcext:value-type="string">
            <text:p>0.25588</text:p>
          </table:table-cell>
          <table:table-cell table:number-columns-repeated="101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Алибекова, 85/1</text:p>
          </table:table-cell>
          <table:table-cell office:value-type="string" calcext:value-type="string">
            <text:p>БАТЫР</text:p>
          </table:table-cell>
          <table:table-cell table:number-columns-repeated="7"/>
          <table:table-cell office:value-type="string" calcext:value-type="string">
            <text:p>0.244568</text:p>
          </table:table-cell>
          <table:table-cell table:number-columns-repeated="1013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Алибекова, 84а</text:p>
          </table:table-cell>
          <table:table-cell office:value-type="string" calcext:value-type="string">
            <text:p>Надежда</text:p>
          </table:table-cell>
          <table:table-cell table:number-columns-repeated="7"/>
          <table:table-cell office:value-type="string" calcext:value-type="string">
            <text:p>0.256014</text:p>
          </table:table-cell>
          <table:table-cell table:number-columns-repeated="101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Турген, 5/1</text:p>
          </table:table-cell>
          <table:table-cell office:value-type="string" calcext:value-type="string">
            <text:p>Аю</text:p>
          </table:table-cell>
          <table:table-cell table:number-columns-repeated="7"/>
          <table:table-cell office:value-type="string" calcext:value-type="string">
            <text:p>0.24509</text:p>
          </table:table-cell>
          <table:table-cell table:number-columns-repeated="101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Когалы, 67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93374</text:p>
          </table:table-cell>
          <table:table-cell table:number-columns-repeated="101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Мустафа Озтурука, 54/1</text:p>
          </table:table-cell>
          <table:table-cell office:value-type="string" calcext:value-type="string">
            <text:p>Бану</text:p>
          </table:table-cell>
          <table:table-cell table:number-columns-repeated="7"/>
          <table:table-cell office:value-type="string" calcext:value-type="string">
            <text:p>0.474591</text:p>
          </table:table-cell>
          <table:table-cell table:number-columns-repeated="1013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Тайманулы, 15</text:p>
          </table:table-cell>
          <table:table-cell office:value-type="string" calcext:value-type="string">
            <text:p>Чапаевка</text:p>
          </table:table-cell>
          <table:table-cell table:number-columns-repeated="7"/>
          <table:table-cell office:value-type="string" calcext:value-type="string">
            <text:p>0.0668844</text:p>
          </table:table-cell>
          <table:table-cell table:number-columns-repeated="101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Алибекова, 18</text:p>
          </table:table-cell>
          <table:table-cell office:value-type="string" calcext:value-type="string">
            <text:p>Маржан</text:p>
          </table:table-cell>
          <table:table-cell table:number-columns-repeated="7"/>
          <table:table-cell office:value-type="string" calcext:value-type="string">
            <text:p>0.233901</text:p>
          </table:table-cell>
          <table:table-cell table:number-columns-repeated="101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Тайманулы, 1/1</text:p>
          </table:table-cell>
          <table:table-cell office:value-type="string" calcext:value-type="string">
            <text:p>Ма?сат</text:p>
          </table:table-cell>
          <table:table-cell table:number-columns-repeated="7"/>
          <table:table-cell office:value-type="string" calcext:value-type="string">
            <text:p>0.175508</text:p>
          </table:table-cell>
          <table:table-cell table:number-columns-repeated="101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Тайманулы, 1г/3</text:p>
          </table:table-cell>
          <table:table-cell office:value-type="string" calcext:value-type="string">
            <text:p>Ба?д?улет</text:p>
          </table:table-cell>
          <table:table-cell table:number-columns-repeated="7"/>
          <table:table-cell office:value-type="string" calcext:value-type="string">
            <text:p>0.457585</text:p>
          </table:table-cell>
          <table:table-cell table:number-columns-repeated="101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Тайманулы, 2а/11</text:p>
          </table:table-cell>
          <table:table-cell office:value-type="string" calcext:value-type="string">
            <text:p>Дана</text:p>
          </table:table-cell>
          <table:table-cell table:number-columns-repeated="7"/>
          <table:table-cell office:value-type="string" calcext:value-type="string">
            <text:p>0.0473226</text:p>
          </table:table-cell>
          <table:table-cell table:number-columns-repeated="10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Тайманулы, 2а/8</text:p>
          </table:table-cell>
          <table:table-cell office:value-type="string" calcext:value-type="string">
            <text:p>Айзада Ана</text:p>
          </table:table-cell>
          <table:table-cell table:number-columns-repeated="7"/>
          <table:table-cell office:value-type="string" calcext:value-type="string">
            <text:p>0.0675471</text:p>
          </table:table-cell>
          <table:table-cell table:number-columns-repeated="1013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Кок сай 1 микрорайон, 382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14733</text:p>
          </table:table-cell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Кок сай 1 микрорайон, 336/1</text:p>
          </table:table-cell>
          <table:table-cell office:value-type="string" calcext:value-type="string">
            <text:p>Акбота</text:p>
          </table:table-cell>
          <table:table-cell table:number-columns-repeated="7"/>
          <table:table-cell office:value-type="string" calcext:value-type="string">
            <text:p>0.0990461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Кок сай 1 микрорайон, 463</text:p>
          </table:table-cell>
          <table:table-cell office:value-type="string" calcext:value-type="string">
            <text:p>Роза Апа</text:p>
          </table:table-cell>
          <table:table-cell table:number-columns-repeated="7"/>
          <table:table-cell office:value-type="string" calcext:value-type="string">
            <text:p>0.734586</text:p>
          </table:table-cell>
          <table:table-cell table:number-columns-repeated="1013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Капал батыра, 15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814289</text:p>
          </table:table-cell>
          <table:table-cell table:number-columns-repeated="101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Жас казах, 10</text:p>
          </table:table-cell>
          <table:table-cell office:value-type="string" calcext:value-type="string">
            <text:p>Диера</text:p>
          </table:table-cell>
          <table:table-cell table:number-columns-repeated="7"/>
          <table:table-cell office:value-type="string" calcext:value-type="string">
            <text:p>0.117021</text:p>
          </table:table-cell>
          <table:table-cell table:number-columns-repeated="101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Колбаева, 9</text:p>
          </table:table-cell>
          <table:table-cell office:value-type="string" calcext:value-type="string">
            <text:p>Жулдыз</text:p>
          </table:table-cell>
          <table:table-cell table:number-columns-repeated="7"/>
          <table:table-cell office:value-type="string" calcext:value-type="string">
            <text:p>0.142049</text:p>
          </table:table-cell>
          <table:table-cell table:number-columns-repeated="1013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Колбаева, 2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543898</text:p>
          </table:table-cell>
          <table:table-cell table:number-columns-repeated="1013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Колбаева, 28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64477</text:p>
          </table:table-cell>
          <table:table-cell table:number-columns-repeated="101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Клары Цеткин, 40</text:p>
          </table:table-cell>
          <table:table-cell office:value-type="string" calcext:value-type="string">
            <text:p>Ирискул-ата</text:p>
          </table:table-cell>
          <table:table-cell table:number-columns-repeated="7"/>
          <table:table-cell office:value-type="string" calcext:value-type="string">
            <text:p>0.621296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Клары Цеткин, 126а</text:p>
          </table:table-cell>
          <table:table-cell office:value-type="string" calcext:value-type="string">
            <text:p>Продукты 124</text:p>
          </table:table-cell>
          <table:table-cell table:number-columns-repeated="7"/>
          <table:table-cell office:value-type="string" calcext:value-type="string">
            <text:p>0.115838</text:p>
          </table:table-cell>
          <table:table-cell table:number-columns-repeated="1013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Клары Цеткин, 93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3932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Клары Цеткин, 101/2</text:p>
          </table:table-cell>
          <table:table-cell office:value-type="string" calcext:value-type="string">
            <text:p>Самэул</text:p>
          </table:table-cell>
          <table:table-cell table:number-columns-repeated="7"/>
          <table:table-cell office:value-type="string" calcext:value-type="string">
            <text:p>0.11659</text:p>
          </table:table-cell>
          <table:table-cell table:number-columns-repeated="101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Жас казах, 116/1</text:p>
          </table:table-cell>
          <table:table-cell office:value-type="string" calcext:value-type="string">
            <text:p>Имран</text:p>
          </table:table-cell>
          <table:table-cell table:number-columns-repeated="7"/>
          <table:table-cell office:value-type="string" calcext:value-type="string">
            <text:p>0.511488</text:p>
          </table:table-cell>
          <table:table-cell table:number-columns-repeated="1013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Капал батыра, 7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94898</text:p>
          </table:table-cell>
          <table:table-cell table:number-columns-repeated="101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Капал батыра, 98/1</text:p>
          </table:table-cell>
          <table:table-cell office:value-type="string" calcext:value-type="string">
            <text:p>Мадина</text:p>
          </table:table-cell>
          <table:table-cell table:number-columns-repeated="7"/>
          <table:table-cell office:value-type="string" calcext:value-type="string">
            <text:p>0.0607186</text:p>
          </table:table-cell>
          <table:table-cell table:number-columns-repeated="1013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Капал батыра, 10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49005</text:p>
          </table:table-cell>
          <table:table-cell table:number-columns-repeated="10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Капал батыра, 2а</text:p>
          </table:table-cell>
          <table:table-cell office:value-type="string" calcext:value-type="string">
            <text:p>Султан апа</text:p>
          </table:table-cell>
          <table:table-cell table:number-columns-repeated="7"/>
          <table:table-cell office:value-type="string" calcext:value-type="string">
            <text:p>0.128611</text:p>
          </table:table-cell>
          <table:table-cell table:number-columns-repeated="101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Капал батыра, 10/1</text:p>
          </table:table-cell>
          <table:table-cell office:value-type="string" calcext:value-type="string">
            <text:p>Акрам</text:p>
          </table:table-cell>
          <table:table-cell table:number-columns-repeated="7"/>
          <table:table-cell office:value-type="string" calcext:value-type="string">
            <text:p>0.0837492</text:p>
          </table:table-cell>
          <table:table-cell table:number-columns-repeated="1013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Амур ага, 52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6368</text:p>
          </table:table-cell>
          <table:table-cell table:number-columns-repeated="101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Капал батыра, 53</text:p>
          </table:table-cell>
          <table:table-cell office:value-type="string" calcext:value-type="string">
            <text:p>Жавлон</text:p>
          </table:table-cell>
          <table:table-cell table:number-columns-repeated="7"/>
          <table:table-cell office:value-type="string" calcext:value-type="string">
            <text:p>0.29521</text:p>
          </table:table-cell>
          <table:table-cell table:number-columns-repeated="101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Курбан ата, 67/3</text:p>
          </table:table-cell>
          <table:table-cell office:value-type="string" calcext:value-type="string">
            <text:p>АЛИШЕР</text:p>
          </table:table-cell>
          <table:table-cell table:number-columns-repeated="7"/>
          <table:table-cell office:value-type="string" calcext:value-type="string">
            <text:p>0.343318</text:p>
          </table:table-cell>
          <table:table-cell table:number-columns-repeated="101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Клары Цеткин, 188/1</text:p>
          </table:table-cell>
          <table:table-cell office:value-type="string" calcext:value-type="string">
            <text:p>АНЕЛЬ</text:p>
          </table:table-cell>
          <table:table-cell table:number-columns-repeated="7"/>
          <table:table-cell office:value-type="string" calcext:value-type="string">
            <text:p>1.04021</text:p>
          </table:table-cell>
          <table:table-cell table:number-columns-repeated="1013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Койкелди Батыра, 85, 1 этаж</text:p>
          </table:table-cell>
          <table:table-cell office:value-type="string" calcext:value-type="string">
            <text:p>Меруерт</text:p>
          </table:table-cell>
          <table:table-cell table:number-columns-repeated="7"/>
          <table:table-cell office:value-type="string" calcext:value-type="string">
            <text:p>0.145403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Койкелди Батыра, 29/1</text:p>
          </table:table-cell>
          <table:table-cell office:value-type="string" calcext:value-type="string">
            <text:p>Серик</text:p>
          </table:table-cell>
          <table:table-cell table:number-columns-repeated="7"/>
          <table:table-cell office:value-type="string" calcext:value-type="string">
            <text:p>0.26638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кназар Хан, 60/3</text:p>
          </table:table-cell>
          <table:table-cell office:value-type="string" calcext:value-type="string">
            <text:p>??ламжан</text:p>
          </table:table-cell>
          <table:table-cell table:number-columns-repeated="7"/>
          <table:table-cell office:value-type="string" calcext:value-type="string">
            <text:p>0.138393</text:p>
          </table:table-cell>
          <table:table-cell table:number-columns-repeated="101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Акназар Хан, 51/1, 1 этаж</text:p>
          </table:table-cell>
          <table:table-cell office:value-type="string" calcext:value-type="string">
            <text:p>Гульнар</text:p>
          </table:table-cell>
          <table:table-cell table:number-columns-repeated="7"/>
          <table:table-cell office:value-type="string" calcext:value-type="string">
            <text:p>0.155161</text:p>
          </table:table-cell>
          <table:table-cell table:number-columns-repeated="101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Алдиярова, 66/1</text:p>
          </table:table-cell>
          <table:table-cell office:value-type="string" calcext:value-type="string">
            <text:p>Ветерок</text:p>
          </table:table-cell>
          <table:table-cell table:number-columns-repeated="7"/>
          <table:table-cell office:value-type="string" calcext:value-type="string">
            <text:p>0.115524</text:p>
          </table:table-cell>
          <table:table-cell table:number-columns-repeated="1013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Стадионная, 1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994218</text:p>
          </table:table-cell>
          <table:table-cell table:number-columns-repeated="1013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Стадионная, 4, 1 этаж</text:p>
          </table:table-cell>
          <table:table-cell office:value-type="string" calcext:value-type="string">
            <text:p>Уак-Ата</text:p>
          </table:table-cell>
          <table:table-cell table:number-columns-repeated="7"/>
          <table:table-cell office:value-type="string" calcext:value-type="string">
            <text:p>0.0551369</text:p>
          </table:table-cell>
          <table:table-cell table:number-columns-repeated="10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Стадионная, 2, 1 этаж</text:p>
          </table:table-cell>
          <table:table-cell office:value-type="string" calcext:value-type="string">
            <text:p>Айя</text:p>
          </table:table-cell>
          <table:table-cell table:number-columns-repeated="7"/>
          <table:table-cell office:value-type="string" calcext:value-type="string">
            <text:p>0.0164775</text:p>
          </table:table-cell>
          <table:table-cell table:number-columns-repeated="101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Сайрамская, 1/1, 1 этаж</text:p>
          </table:table-cell>
          <table:table-cell office:value-type="string" calcext:value-type="string">
            <text:p>Олимп</text:p>
          </table:table-cell>
          <table:table-cell table:number-columns-repeated="7"/>
          <table:table-cell office:value-type="string" calcext:value-type="string">
            <text:p>0.265813</text:p>
          </table:table-cell>
          <table:table-cell table:number-columns-repeated="10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Алаколь, 48/1</text:p>
          </table:table-cell>
          <table:table-cell office:value-type="string" calcext:value-type="string">
            <text:p>Айдана</text:p>
          </table:table-cell>
          <table:table-cell table:number-columns-repeated="7"/>
          <table:table-cell office:value-type="string" calcext:value-type="string">
            <text:p>0.301512</text:p>
          </table:table-cell>
          <table:table-cell table:number-columns-repeated="101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Сайрамская, 12</text:p>
          </table:table-cell>
          <table:table-cell office:value-type="string" calcext:value-type="string">
            <text:p>Жасур</text:p>
          </table:table-cell>
          <table:table-cell table:number-columns-repeated="7"/>
          <table:table-cell office:value-type="string" calcext:value-type="string">
            <text:p>0.322496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Сайрамская, 38</text:p>
          </table:table-cell>
          <table:table-cell office:value-type="string" calcext:value-type="string">
            <text:p>?айнар</text:p>
          </table:table-cell>
          <table:table-cell table:number-columns-repeated="7"/>
          <table:table-cell office:value-type="string" calcext:value-type="string">
            <text:p>0.139389</text:p>
          </table:table-cell>
          <table:table-cell table:number-columns-repeated="101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Тауке Хана проспект, 304, 1 этаж</text:p>
          </table:table-cell>
          <table:table-cell office:value-type="string" calcext:value-type="string">
            <text:p>Данай</text:p>
          </table:table-cell>
          <table:table-cell table:number-columns-repeated="7"/>
          <table:table-cell office:value-type="string" calcext:value-type="string">
            <text:p>0.153117</text:p>
          </table:table-cell>
          <table:table-cell table:number-columns-repeated="101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Тауке Хана проспект, 296</text:p>
          </table:table-cell>
          <table:table-cell office:value-type="string" calcext:value-type="string">
            <text:p>Малика</text:p>
          </table:table-cell>
          <table:table-cell table:number-columns-repeated="7"/>
          <table:table-cell office:value-type="string" calcext:value-type="string">
            <text:p>0.0743087</text:p>
          </table:table-cell>
          <table:table-cell table:number-columns-repeated="101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Тауке Хана проспект, 249</text:p>
          </table:table-cell>
          <table:table-cell office:value-type="string" calcext:value-type="string">
            <text:p>Алтынай</text:p>
          </table:table-cell>
          <table:table-cell table:number-columns-repeated="7"/>
          <table:table-cell office:value-type="string" calcext:value-type="string">
            <text:p>0.284994</text:p>
          </table:table-cell>
          <table:table-cell table:number-columns-repeated="101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Тауке Хана проспект, 258</text:p>
          </table:table-cell>
          <table:table-cell office:value-type="string" calcext:value-type="string">
            <text:p>КОРЗИНКА</text:p>
          </table:table-cell>
          <table:table-cell table:number-columns-repeated="7"/>
          <table:table-cell office:value-type="string" calcext:value-type="string">
            <text:p>0.275942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Майлы Кожа, 202а, 1 этаж</text:p>
          </table:table-cell>
          <table:table-cell office:value-type="string" calcext:value-type="string">
            <text:p>DELOS</text:p>
          </table:table-cell>
          <table:table-cell table:number-columns-repeated="7"/>
          <table:table-cell office:value-type="string" calcext:value-type="string">
            <text:p>0.171602</text:p>
          </table:table-cell>
          <table:table-cell table:number-columns-repeated="1013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Туркестанская, 264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62012</text:p>
          </table:table-cell>
          <table:table-cell table:number-columns-repeated="101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Жанкожа батыра, 6, 1 этаж</text:p>
          </table:table-cell>
          <table:table-cell office:value-type="string" calcext:value-type="string">
            <text:p>Сарназ</text:p>
          </table:table-cell>
          <table:table-cell table:number-columns-repeated="7"/>
          <table:table-cell office:value-type="string" calcext:value-type="string">
            <text:p>0.289364</text:p>
          </table:table-cell>
          <table:table-cell table:number-columns-repeated="1013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Казанкап акына, 28</text:p>
          </table:table-cell>
          <table:table-cell office:value-type="string" calcext:value-type="string">
            <text:p>Тенге</text:p>
          </table:table-cell>
          <table:table-cell table:number-columns-repeated="7"/>
          <table:table-cell office:value-type="string" calcext:value-type="string">
            <text:p>0.0362938</text:p>
          </table:table-cell>
          <table:table-cell table:number-columns-repeated="101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Казанкап акына, 2/1а</text:p>
          </table:table-cell>
          <table:table-cell office:value-type="string" calcext:value-type="string">
            <text:p>Комета</text:p>
          </table:table-cell>
          <table:table-cell table:number-columns-repeated="7"/>
          <table:table-cell office:value-type="string" calcext:value-type="string">
            <text:p>0.0370788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Казанкап акына, 1/3Б</text:p>
          </table:table-cell>
          <table:table-cell office:value-type="string" calcext:value-type="string">
            <text:p>Руслан</text:p>
          </table:table-cell>
          <table:table-cell table:number-columns-repeated="7"/>
          <table:table-cell office:value-type="string" calcext:value-type="string">
            <text:p>0.189493</text:p>
          </table:table-cell>
          <table:table-cell table:number-columns-repeated="101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Акназар Хан, 60/1, 1 этаж</text:p>
          </table:table-cell>
          <table:table-cell office:value-type="string" calcext:value-type="string">
            <text:p>Жанар</text:p>
          </table:table-cell>
          <table:table-cell table:number-columns-repeated="7"/>
          <table:table-cell office:value-type="string" calcext:value-type="string">
            <text:p>0.0832789</text:p>
          </table:table-cell>
          <table:table-cell table:number-columns-repeated="10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Акназар Хан, 56/1, 1 этаж</text:p>
          </table:table-cell>
          <table:table-cell office:value-type="string" calcext:value-type="string">
            <text:p>Айарум</text:p>
          </table:table-cell>
          <table:table-cell table:number-columns-repeated="7"/>
          <table:table-cell office:value-type="string" calcext:value-type="string">
            <text:p>0.265086</text:p>
          </table:table-cell>
          <table:table-cell table:number-columns-repeated="101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Акназар Хан, 46</text:p>
          </table:table-cell>
          <table:table-cell office:value-type="string" calcext:value-type="string">
            <text:p>ДАНА</text:p>
          </table:table-cell>
          <table:table-cell table:number-columns-repeated="7"/>
          <table:table-cell office:value-type="string" calcext:value-type="string">
            <text:p>0.228961</text:p>
          </table:table-cell>
          <table:table-cell table:number-columns-repeated="1013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Мамытбека Сматлаева, 12</text:p>
          </table:table-cell>
          <table:table-cell office:value-type="string" calcext:value-type="string">
            <text:p>Оркен ана</text:p>
          </table:table-cell>
          <table:table-cell table:number-columns-repeated="7"/>
          <table:table-cell office:value-type="string" calcext:value-type="string">
            <text:p>0.135594</text:p>
          </table:table-cell>
          <table:table-cell table:number-columns-repeated="10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Сулейменова, 19/2</text:p>
          </table:table-cell>
          <table:table-cell office:value-type="string" calcext:value-type="string">
            <text:p>Абзал</text:p>
          </table:table-cell>
          <table:table-cell table:number-columns-repeated="7"/>
          <table:table-cell office:value-type="string" calcext:value-type="string">
            <text:p>0.0561356</text:p>
          </table:table-cell>
          <table:table-cell table:number-columns-repeated="101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Мамытбека Сматлаева, 23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119583</text:p>
          </table:table-cell>
          <table:table-cell table:number-columns-repeated="101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Алдиярова, 89/3</text:p>
          </table:table-cell>
          <table:table-cell office:value-type="string" calcext:value-type="string">
            <text:p>Дауір</text:p>
          </table:table-cell>
          <table:table-cell table:number-columns-repeated="7"/>
          <table:table-cell office:value-type="string" calcext:value-type="string">
            <text:p>0.0188027</text:p>
          </table:table-cell>
          <table:table-cell table:number-columns-repeated="1013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Алдиярова, 87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29314</text:p>
          </table:table-cell>
          <table:table-cell table:number-columns-repeated="1013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Елшибек батыра 16</text:p>
          </table:table-cell>
          <table:table-cell office:value-type="string" calcext:value-type="string">
            <text:p>Qamqor</text:p>
          </table:table-cell>
          <table:table-cell table:number-columns-repeated="7"/>
          <table:table-cell office:value-type="string" calcext:value-type="string">
            <text:p>0.240892</text:p>
          </table:table-cell>
          <table:table-cell table:number-columns-repeated="1013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Елшибек батыра, 34а</text:p>
          </table:table-cell>
          <table:table-cell office:value-type="string" calcext:value-type="string">
            <text:p>Южный</text:p>
          </table:table-cell>
          <table:table-cell table:number-columns-repeated="7"/>
          <table:table-cell office:value-type="string" calcext:value-type="string">
            <text:p>0.0965651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Майлы Кожа, 182а</text:p>
          </table:table-cell>
          <table:table-cell office:value-type="string" calcext:value-type="string">
            <text:p>Сабит</text:p>
          </table:table-cell>
          <table:table-cell table:number-columns-repeated="7"/>
          <table:table-cell office:value-type="string" calcext:value-type="string">
            <text:p>0.159657</text:p>
          </table:table-cell>
          <table:table-cell table:number-columns-repeated="101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Елшибек батыра, 35/1</text:p>
          </table:table-cell>
          <table:table-cell office:value-type="string" calcext:value-type="string">
            <text:p>Асыл-ай</text:p>
          </table:table-cell>
          <table:table-cell table:number-columns-repeated="7"/>
          <table:table-cell office:value-type="string" calcext:value-type="string">
            <text:p>0.0286906</text:p>
          </table:table-cell>
          <table:table-cell table:number-columns-repeated="10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Тауке Хана проспект, 226</text:p>
          </table:table-cell>
          <table:table-cell office:value-type="string" calcext:value-type="string">
            <text:p>Айдан</text:p>
          </table:table-cell>
          <table:table-cell table:number-columns-repeated="7"/>
          <table:table-cell office:value-type="string" calcext:value-type="string">
            <text:p>0.0500704</text:p>
          </table:table-cell>
          <table:table-cell table:number-columns-repeated="1013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Тауке Хана проспект, 175</text:p>
          </table:table-cell>
          <table:table-cell office:value-type="string" calcext:value-type="string">
            <text:p>Шолпан</text:p>
          </table:table-cell>
          <table:table-cell table:number-columns-repeated="7"/>
          <table:table-cell office:value-type="string" calcext:value-type="string">
            <text:p>0.431448</text:p>
          </table:table-cell>
          <table:table-cell table:number-columns-repeated="1013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Казанкап акына, 47/1</text:p>
          </table:table-cell>
          <table:table-cell office:value-type="string" calcext:value-type="string">
            <text:p>Мэри</text:p>
          </table:table-cell>
          <table:table-cell table:number-columns-repeated="7"/>
          <table:table-cell office:value-type="string" calcext:value-type="string">
            <text:p>0.178852</text:p>
          </table:table-cell>
          <table:table-cell table:number-columns-repeated="1013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Желтоксан, 176</text:p>
          </table:table-cell>
          <table:table-cell office:value-type="string" calcext:value-type="string">
            <text:p>Родничок</text:p>
          </table:table-cell>
          <table:table-cell table:number-columns-repeated="7"/>
          <table:table-cell office:value-type="string" calcext:value-type="string">
            <text:p>0.109763</text:p>
          </table:table-cell>
          <table:table-cell table:number-columns-repeated="10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Менделеева, 45</text:p>
          </table:table-cell>
          <table:table-cell office:value-type="string" calcext:value-type="string">
            <text:p>Акбар</text:p>
          </table:table-cell>
          <table:table-cell table:number-columns-repeated="7"/>
          <table:table-cell office:value-type="string" calcext:value-type="string">
            <text:p>0.183243</text:p>
          </table:table-cell>
          <table:table-cell table:number-columns-repeated="1013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Елшибек батыра, 87, 1 этаж</text:p>
          </table:table-cell>
          <table:table-cell office:value-type="string" calcext:value-type="string">
            <text:p>Насима</text:p>
          </table:table-cell>
          <table:table-cell table:number-columns-repeated="7"/>
          <table:table-cell office:value-type="string" calcext:value-type="string">
            <text:p>0.177823</text:p>
          </table:table-cell>
          <table:table-cell table:number-columns-repeated="101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Торекулова, 190/1</text:p>
          </table:table-cell>
          <table:table-cell office:value-type="string" calcext:value-type="string">
            <text:p>Ер-Н?р</text:p>
          </table:table-cell>
          <table:table-cell table:number-columns-repeated="7"/>
          <table:table-cell office:value-type="string" calcext:value-type="string">
            <text:p>0.0970743</text:p>
          </table:table-cell>
          <table:table-cell table:number-columns-repeated="10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Елшибек батыра, 97</text:p>
          </table:table-cell>
          <table:table-cell office:value-type="string" calcext:value-type="string">
            <text:p>А? Жар?ын</text:p>
          </table:table-cell>
          <table:table-cell table:number-columns-repeated="7"/>
          <table:table-cell office:value-type="string" calcext:value-type="string">
            <text:p>0.0913576</text:p>
          </table:table-cell>
          <table:table-cell table:number-columns-repeated="1013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Елшибек батыра, 106</text:p>
          </table:table-cell>
          <table:table-cell office:value-type="string" calcext:value-type="string">
            <text:p>У Ферузы</text:p>
          </table:table-cell>
          <table:table-cell table:number-columns-repeated="7"/>
          <table:table-cell office:value-type="string" calcext:value-type="string">
            <text:p>0.222182</text:p>
          </table:table-cell>
          <table:table-cell table:number-columns-repeated="101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Торекулова, 202</text:p>
          </table:table-cell>
          <table:table-cell office:value-type="string" calcext:value-type="string">
            <text:p>Ирада</text:p>
          </table:table-cell>
          <table:table-cell table:number-columns-repeated="7"/>
          <table:table-cell office:value-type="string" calcext:value-type="string">
            <text:p>0.0699207</text:p>
          </table:table-cell>
          <table:table-cell table:number-columns-repeated="10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Торекулова, 195/3, 1 этаж</text:p>
          </table:table-cell>
          <table:table-cell office:value-type="string" calcext:value-type="string">
            <text:p>АЖАР</text:p>
          </table:table-cell>
          <table:table-cell table:number-columns-repeated="7"/>
          <table:table-cell office:value-type="string" calcext:value-type="string">
            <text:p>0.279268</text:p>
          </table:table-cell>
          <table:table-cell table:number-columns-repeated="1013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Торекулова, 216а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29487</text:p>
          </table:table-cell>
          <table:table-cell table:number-columns-repeated="10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Торекулова, 218/1</text:p>
          </table:table-cell>
          <table:table-cell office:value-type="string" calcext:value-type="string">
            <text:p>Аия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Торекулова, 218/1</text:p>
          </table:table-cell>
          <table:table-cell office:value-type="string" calcext:value-type="string">
            <text:p>Канагат</text:p>
          </table:table-cell>
          <table:table-cell table:number-columns-repeated="7"/>
          <table:table-cell office:value-type="string" calcext:value-type="string">
            <text:p>0.0962864</text:p>
          </table:table-cell>
          <table:table-cell table:number-columns-repeated="101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Торекулова, 222/1</text:p>
          </table:table-cell>
          <table:table-cell office:value-type="string" calcext:value-type="string">
            <text:p>Асель</text:p>
          </table:table-cell>
          <table:table-cell table:number-columns-repeated="7"/>
          <table:table-cell office:value-type="string" calcext:value-type="string">
            <text:p>0.347715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Торекулова, 256/1</text:p>
          </table:table-cell>
          <table:table-cell office:value-type="string" calcext:value-type="string">
            <text:p>Самат</text:p>
          </table:table-cell>
          <table:table-cell table:number-columns-repeated="7"/>
          <table:table-cell office:value-type="string" calcext:value-type="string">
            <text:p>0.032972</text:p>
          </table:table-cell>
          <table:table-cell table:number-columns-repeated="101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Торекулова, 258/1</text:p>
          </table:table-cell>
          <table:table-cell office:value-type="string" calcext:value-type="string">
            <text:p>Гулжаухар</text:p>
          </table:table-cell>
          <table:table-cell table:number-columns-repeated="7"/>
          <table:table-cell office:value-type="string" calcext:value-type="string">
            <text:p>0.170987</text:p>
          </table:table-cell>
          <table:table-cell table:number-columns-repeated="101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Сайрамская, 122/1</text:p>
          </table:table-cell>
          <table:table-cell office:value-type="string" calcext:value-type="string">
            <text:p>Ассорти</text:p>
          </table:table-cell>
          <table:table-cell table:number-columns-repeated="7"/>
          <table:table-cell office:value-type="string" calcext:value-type="string">
            <text:p>0.253863</text:p>
          </table:table-cell>
          <table:table-cell table:number-columns-repeated="10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Новостройка, 2</text:p>
          </table:table-cell>
          <table:table-cell office:value-type="string" calcext:value-type="string">
            <text:p>Керемет</text:p>
          </table:table-cell>
          <table:table-cell table:number-columns-repeated="7"/>
          <table:table-cell office:value-type="string" calcext:value-type="string">
            <text:p>0.0546757</text:p>
          </table:table-cell>
          <table:table-cell table:number-columns-repeated="101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Новостройка, 6</text:p>
          </table:table-cell>
          <table:table-cell office:value-type="string" calcext:value-type="string">
            <text:p>Магазин продуктов</text:p>
          </table:table-cell>
          <table:table-cell table:number-columns-repeated="7"/>
          <table:table-cell office:value-type="string" calcext:value-type="string">
            <text:p>0.172306</text:p>
          </table:table-cell>
          <table:table-cell table:number-columns-repeated="1013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Сайрамская, 156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803769</text:p>
          </table:table-cell>
          <table:table-cell table:number-columns-repeated="1013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Сайрамская, 82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41523</text:p>
          </table:table-cell>
          <table:table-cell table:number-columns-repeated="101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Желтоксан, 240, 2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179746</text:p>
          </table:table-cell>
          <table:table-cell table:number-columns-repeated="101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Гастелло, 84/1</text:p>
          </table:table-cell>
          <table:table-cell office:value-type="string" calcext:value-type="string">
            <text:p>Ситора</text:p>
          </table:table-cell>
          <table:table-cell table:number-columns-repeated="7"/>
          <table:table-cell office:value-type="string" calcext:value-type="string">
            <text:p>0.263071</text:p>
          </table:table-cell>
          <table:table-cell table:number-columns-repeated="101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Шопена, 56</text:p>
          </table:table-cell>
          <table:table-cell office:value-type="string" calcext:value-type="string">
            <text:p>Виктория</text:p>
          </table:table-cell>
          <table:table-cell table:number-columns-repeated="7"/>
          <table:table-cell office:value-type="string" calcext:value-type="string">
            <text:p>0.795463</text:p>
          </table:table-cell>
          <table:table-cell table:number-columns-repeated="101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Аймаутова, 80, 1 этаж</text:p>
          </table:table-cell>
          <table:table-cell office:value-type="string" calcext:value-type="string">
            <text:p>Алтын Балы?</text:p>
          </table:table-cell>
          <table:table-cell table:number-columns-repeated="7"/>
          <table:table-cell office:value-type="string" calcext:value-type="string">
            <text:p>0.20376</text:p>
          </table:table-cell>
          <table:table-cell table:number-columns-repeated="1013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Бекет Батыра, 89</text:p>
          </table:table-cell>
          <table:table-cell office:value-type="string" calcext:value-type="string">
            <text:p>Нур</text:p>
          </table:table-cell>
          <table:table-cell table:number-columns-repeated="7"/>
          <table:table-cell office:value-type="string" calcext:value-type="string">
            <text:p>0.205158</text:p>
          </table:table-cell>
          <table:table-cell table:number-columns-repeated="1013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Аблязимова, 37/1</text:p>
          </table:table-cell>
          <table:table-cell office:value-type="string" calcext:value-type="string">
            <text:p>Тойшы ата</text:p>
          </table:table-cell>
          <table:table-cell table:number-columns-repeated="7"/>
          <table:table-cell office:value-type="string" calcext:value-type="string">
            <text:p>0.0972748</text:p>
          </table:table-cell>
          <table:table-cell table:number-columns-repeated="10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Тауке Хана проспект, 95а</text:p>
          </table:table-cell>
          <table:table-cell office:value-type="string" calcext:value-type="string">
            <text:p>Айгуль</text:p>
          </table:table-cell>
          <table:table-cell table:number-columns-repeated="7"/>
          <table:table-cell office:value-type="string" calcext:value-type="string">
            <text:p>0.119879</text:p>
          </table:table-cell>
          <table:table-cell table:number-columns-repeated="101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Тауке Хана проспект, 95/7</text:p>
          </table:table-cell>
          <table:table-cell office:value-type="string" calcext:value-type="string">
            <text:p>Гезаль</text:p>
          </table:table-cell>
          <table:table-cell table:number-columns-repeated="7"/>
          <table:table-cell office:value-type="string" calcext:value-type="string">
            <text:p>0.136087</text:p>
          </table:table-cell>
          <table:table-cell table:number-columns-repeated="101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Тауке Хана проспект, 99</text:p>
          </table:table-cell>
          <table:table-cell office:value-type="string" calcext:value-type="string">
            <text:p>АЛЕМ</text:p>
          </table:table-cell>
          <table:table-cell table:number-columns-repeated="7"/>
          <table:table-cell office:value-type="string" calcext:value-type="string">
            <text:p>0.0131238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Тауке Хана проспект, 99/1</text:p>
          </table:table-cell>
          <table:table-cell office:value-type="string" calcext:value-type="string">
            <text:p>AZIYA</text:p>
          </table:table-cell>
          <table:table-cell table:number-columns-repeated="7"/>
          <table:table-cell office:value-type="string" calcext:value-type="string">
            <text:p>0.04508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Тауке Хана проспект, 160, 1 этаж</text:p>
          </table:table-cell>
          <table:table-cell office:value-type="string" calcext:value-type="string">
            <text:p>?ызмет</text:p>
          </table:table-cell>
          <table:table-cell table:number-columns-repeated="7"/>
          <table:table-cell office:value-type="string" calcext:value-type="string">
            <text:p>0.294189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Туркестанская, 185</text:p>
          </table:table-cell>
          <table:table-cell office:value-type="string" calcext:value-type="string">
            <text:p>Сайёра</text:p>
          </table:table-cell>
          <table:table-cell table:number-columns-repeated="7"/>
          <table:table-cell office:value-type="string" calcext:value-type="string">
            <text:p>0.111121</text:p>
          </table:table-cell>
          <table:table-cell table:number-columns-repeated="101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Нурымова, 69</text:p>
          </table:table-cell>
          <table:table-cell office:value-type="string" calcext:value-type="string">
            <text:p>Даулет</text:p>
          </table:table-cell>
          <table:table-cell table:number-columns-repeated="7"/>
          <table:table-cell office:value-type="string" calcext:value-type="string">
            <text:p>0.186907</text:p>
          </table:table-cell>
          <table:table-cell table:number-columns-repeated="101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Алдиярова, 32, 1 этаж</text:p>
          </table:table-cell>
          <table:table-cell office:value-type="string" calcext:value-type="string">
            <text:p>Жайна</text:p>
          </table:table-cell>
          <table:table-cell table:number-columns-repeated="7"/>
          <table:table-cell office:value-type="string" calcext:value-type="string">
            <text:p>0.0304346</text:p>
          </table:table-cell>
          <table:table-cell table:number-columns-repeated="1013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Алдиярова, 18/2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16853</text:p>
          </table:table-cell>
          <table:table-cell table:number-columns-repeated="10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Алдиярова, 12г, 1 этаж</text:p>
          </table:table-cell>
          <table:table-cell office:value-type="string" calcext:value-type="string">
            <text:p>Аврора</text:p>
          </table:table-cell>
          <table:table-cell table:number-columns-repeated="7"/>
          <table:table-cell office:value-type="string" calcext:value-type="string">
            <text:p>0.023307</text:p>
          </table:table-cell>
          <table:table-cell table:number-columns-repeated="101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Алдиярова, 12, 1 этаж</text:p>
          </table:table-cell>
          <table:table-cell office:value-type="string" calcext:value-type="string">
            <text:p>Ма?сат</text:p>
          </table:table-cell>
          <table:table-cell table:number-columns-repeated="7"/>
          <table:table-cell office:value-type="string" calcext:value-type="string">
            <text:p>0.396389</text:p>
          </table:table-cell>
          <table:table-cell table:number-columns-repeated="1013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Майлы Кожа, 6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807368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Тауке Хана проспект, 190, 1 этаж</text:p>
          </table:table-cell>
          <table:table-cell office:value-type="string" calcext:value-type="string">
            <text:p>РАУШАН</text:p>
          </table:table-cell>
          <table:table-cell table:number-columns-repeated="7"/>
          <table:table-cell office:value-type="string" calcext:value-type="string">
            <text:p>0.0681825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Аймаутова, 59/1</text:p>
          </table:table-cell>
          <table:table-cell office:value-type="string" calcext:value-type="string">
            <text:p>Стиль</text:p>
          </table:table-cell>
          <table:table-cell table:number-columns-repeated="7"/>
          <table:table-cell office:value-type="string" calcext:value-type="string">
            <text:p>0.0412439</text:p>
          </table:table-cell>
          <table:table-cell table:number-columns-repeated="10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Аймаутова, 57а</text:p>
          </table:table-cell>
          <table:table-cell office:value-type="string" calcext:value-type="string">
            <text:p>Айдана</text:p>
          </table:table-cell>
          <table:table-cell table:number-columns-repeated="7"/>
          <table:table-cell office:value-type="string" calcext:value-type="string">
            <text:p>0.457356</text:p>
          </table:table-cell>
          <table:table-cell table:number-columns-repeated="101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Аймаутова, 29/1</text:p>
          </table:table-cell>
          <table:table-cell office:value-type="string" calcext:value-type="string">
            <text:p>Еркін</text:p>
          </table:table-cell>
          <table:table-cell table:number-columns-repeated="7"/>
          <table:table-cell office:value-type="string" calcext:value-type="string">
            <text:p>0.0457254</text:p>
          </table:table-cell>
          <table:table-cell table:number-columns-repeated="101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Аймаутова, 23</text:p>
          </table:table-cell>
          <table:table-cell office:value-type="string" calcext:value-type="string">
            <text:p>Габит</text:p>
          </table:table-cell>
          <table:table-cell table:number-columns-repeated="7"/>
          <table:table-cell office:value-type="string" calcext:value-type="string">
            <text:p>0.168696</text:p>
          </table:table-cell>
          <table:table-cell table:number-columns-repeated="1013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Аймаутова, 18</text:p>
          </table:table-cell>
          <table:table-cell office:value-type="string" calcext:value-type="string">
            <text:p>Шахноза</text:p>
          </table:table-cell>
          <table:table-cell table:number-columns-repeated="7"/>
          <table:table-cell office:value-type="string" calcext:value-type="string">
            <text:p>0.0784298</text:p>
          </table:table-cell>
          <table:table-cell table:number-columns-repeated="10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Акназар Хан, 1, 1 этаж</text:p>
          </table:table-cell>
          <table:table-cell office:value-type="string" calcext:value-type="string">
            <text:p>Айн?р</text:p>
          </table:table-cell>
          <table:table-cell table:number-columns-repeated="7"/>
          <table:table-cell office:value-type="string" calcext:value-type="string">
            <text:p>0.827146</text:p>
          </table:table-cell>
          <table:table-cell table:number-columns-repeated="1013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Алимкулова, 38, 0 этаж</text:p>
          </table:table-cell>
          <table:table-cell office:value-type="string" calcext:value-type="string">
            <text:p>Тахир</text:p>
          </table:table-cell>
          <table:table-cell table:number-columns-repeated="7"/>
          <table:table-cell office:value-type="string" calcext:value-type="string">
            <text:p>0.0201527</text:p>
          </table:table-cell>
          <table:table-cell table:number-columns-repeated="101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Алимкулова, 38, 1 этаж</text:p>
          </table:table-cell>
          <table:table-cell office:value-type="string" calcext:value-type="string">
            <text:p>Мейрам</text:p>
          </table:table-cell>
          <table:table-cell table:number-columns-repeated="7"/>
          <table:table-cell office:value-type="string" calcext:value-type="string">
            <text:p>1.79951</text:p>
          </table:table-cell>
          <table:table-cell table:number-columns-repeated="101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Капал батыра, 20/1</text:p>
          </table:table-cell>
          <table:table-cell office:value-type="string" calcext:value-type="string">
            <text:p>М?рат</text:p>
          </table:table-cell>
          <table:table-cell table:number-columns-repeated="7"/>
          <table:table-cell office:value-type="string" calcext:value-type="string">
            <text:p>0.0469933</text:p>
          </table:table-cell>
          <table:table-cell table:number-columns-repeated="1013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Капал батыра, 115/1</text:p>
          </table:table-cell>
          <table:table-cell office:value-type="string" calcext:value-type="string">
            <text:p>НУРЛАН</text:p>
          </table:table-cell>
          <table:table-cell table:number-columns-repeated="7"/>
          <table:table-cell office:value-type="string" calcext:value-type="string">
            <text:p>0.566579</text:p>
          </table:table-cell>
          <table:table-cell table:number-columns-repeated="1013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Каратюбинское шоссе, 36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56288</text:p>
          </table:table-cell>
          <table:table-cell table:number-columns-repeated="101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Каратюбинское шоссе, 69</text:p>
          </table:table-cell>
          <table:table-cell office:value-type="string" calcext:value-type="string">
            <text:p>Венера</text:p>
          </table:table-cell>
          <table:table-cell table:number-columns-repeated="7"/>
          <table:table-cell office:value-type="string" calcext:value-type="string">
            <text:p>1.05638</text:p>
          </table:table-cell>
          <table:table-cell table:number-columns-repeated="1013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Мустафа Озтурука, 150/1</text:p>
          </table:table-cell>
          <table:table-cell office:value-type="string" calcext:value-type="string">
            <text:p>Хоттабыч</text:p>
          </table:table-cell>
          <table:table-cell table:number-columns-repeated="7"/>
          <table:table-cell office:value-type="string" calcext:value-type="string">
            <text:p>0.198262</text:p>
          </table:table-cell>
          <table:table-cell table:number-columns-repeated="1013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Алибекова, 157/1</text:p>
          </table:table-cell>
          <table:table-cell office:value-type="string" calcext:value-type="string">
            <text:p>Олжас</text:p>
          </table:table-cell>
          <table:table-cell table:number-columns-repeated="7"/>
          <table:table-cell office:value-type="string" calcext:value-type="string">
            <text:p>0.0413829</text:p>
          </table:table-cell>
          <table:table-cell table:number-columns-repeated="101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Байырбек Садыкулы, 15/1</text:p>
          </table:table-cell>
          <table:table-cell office:value-type="string" calcext:value-type="string">
            <text:p>Дана</text:p>
          </table:table-cell>
          <table:table-cell table:number-columns-repeated="7"/>
          <table:table-cell office:value-type="string" calcext:value-type="string">
            <text:p>0.338883</text:p>
          </table:table-cell>
          <table:table-cell table:number-columns-repeated="1013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Мустафа Озтурука, 164</text:p>
          </table:table-cell>
          <table:table-cell office:value-type="string" calcext:value-type="string">
            <text:p>Мельница</text:p>
          </table:table-cell>
          <table:table-cell table:number-columns-repeated="7"/>
          <table:table-cell office:value-type="string" calcext:value-type="string">
            <text:p>0.619209</text:p>
          </table:table-cell>
          <table:table-cell table:number-columns-repeated="101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Камбарулы, 1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1874</text:p>
          </table:table-cell>
          <table:table-cell table:number-columns-repeated="101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Кайып ата, 1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12428</text:p>
          </table:table-cell>
          <table:table-cell table:number-columns-repeated="101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Кайып ата, 1/2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459973</text:p>
          </table:table-cell>
          <table:table-cell table:number-columns-repeated="1013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Кенесарина, 10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729854</text:p>
          </table:table-cell>
          <table:table-cell table:number-columns-repeated="101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Кенесарина, 10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648916</text:p>
          </table:table-cell>
          <table:table-cell table:number-columns-repeated="1013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Кенесарина, 1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70242</text:p>
          </table:table-cell>
          <table:table-cell table:number-columns-repeated="101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Кенесарина, 4, 1 этаж</text:p>
          </table:table-cell>
          <table:table-cell office:value-type="string" calcext:value-type="string">
            <text:p>ДаДи-1</text:p>
          </table:table-cell>
          <table:table-cell table:number-columns-repeated="7"/>
          <table:table-cell office:value-type="string" calcext:value-type="string">
            <text:p>0.215318</text:p>
          </table:table-cell>
          <table:table-cell table:number-columns-repeated="1013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Ермекова, 20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42391</text:p>
          </table:table-cell>
          <table:table-cell table:number-columns-repeated="1013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Карабастау, 32/2</text:p>
          </table:table-cell>
          <table:table-cell office:value-type="string" calcext:value-type="string">
            <text:p>ОЛЖАС</text:p>
          </table:table-cell>
          <table:table-cell table:number-columns-repeated="7"/>
          <table:table-cell office:value-type="string" calcext:value-type="string">
            <text:p>0.0321672</text:p>
          </table:table-cell>
          <table:table-cell table:number-columns-repeated="1013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Сыдык Нурашбекова, 33/1</text:p>
          </table:table-cell>
          <table:table-cell office:value-type="string" calcext:value-type="string">
            <text:p>Оригинал</text:p>
          </table:table-cell>
          <table:table-cell table:number-columns-repeated="7"/>
          <table:table-cell office:value-type="string" calcext:value-type="string">
            <text:p>0.234614</text:p>
          </table:table-cell>
          <table:table-cell table:number-columns-repeated="101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Гажайып, 22Б</text:p>
          </table:table-cell>
          <table:table-cell office:value-type="string" calcext:value-type="string">
            <text:p>Алма</text:p>
          </table:table-cell>
          <table:table-cell table:number-columns-repeated="7"/>
          <table:table-cell office:value-type="string" calcext:value-type="string">
            <text:p>0.328664</text:p>
          </table:table-cell>
          <table:table-cell table:number-columns-repeated="101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Кенесарина, 21/1, 1 этаж</text:p>
          </table:table-cell>
          <table:table-cell office:value-type="string" calcext:value-type="string">
            <text:p>Ба??он</text:p>
          </table:table-cell>
          <table:table-cell table:number-columns-repeated="7"/>
          <table:table-cell office:value-type="string" calcext:value-type="string">
            <text:p>0.774209</text:p>
          </table:table-cell>
          <table:table-cell table:number-columns-repeated="1013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Каркара, 49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76985</text:p>
          </table:table-cell>
          <table:table-cell table:number-columns-repeated="101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Баян батыра, 65/1</text:p>
          </table:table-cell>
          <table:table-cell office:value-type="string" calcext:value-type="string">
            <text:p>АНАР</text:p>
          </table:table-cell>
          <table:table-cell table:number-columns-repeated="7"/>
          <table:table-cell office:value-type="string" calcext:value-type="string">
            <text:p>1.18075</text:p>
          </table:table-cell>
          <table:table-cell table:number-columns-repeated="101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Саттарханова, 35/1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355324</text:p>
          </table:table-cell>
          <table:table-cell table:number-columns-repeated="1013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Саттарханова, 3/1</text:p>
          </table:table-cell>
          <table:table-cell office:value-type="string" calcext:value-type="string">
            <text:p>ЫРЫСБАЙ АТА</text:p>
          </table:table-cell>
          <table:table-cell table:number-columns-repeated="7"/>
          <table:table-cell office:value-type="string" calcext:value-type="string">
            <text:p>0.271226</text:p>
          </table:table-cell>
          <table:table-cell table:number-columns-repeated="1013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Саттарханова, 30/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15305</text:p>
          </table:table-cell>
          <table:table-cell table:number-columns-repeated="101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Саттарханова, 9</text:p>
          </table:table-cell>
          <table:table-cell office:value-type="string" calcext:value-type="string">
            <text:p>ЖАНАБАЙ</text:p>
          </table:table-cell>
          <table:table-cell table:number-columns-repeated="7"/>
          <table:table-cell office:value-type="string" calcext:value-type="string">
            <text:p>0.0910984</text:p>
          </table:table-cell>
          <table:table-cell table:number-columns-repeated="1013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Саттарханова, 2/1</text:p>
          </table:table-cell>
          <table:table-cell office:value-type="string" calcext:value-type="string">
            <text:p>Эшим ата</text:p>
          </table:table-cell>
          <table:table-cell table:number-columns-repeated="7"/>
          <table:table-cell office:value-type="string" calcext:value-type="string">
            <text:p>0.349473</text:p>
          </table:table-cell>
          <table:table-cell table:number-columns-repeated="1013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Бадамская, 5/7</text:p>
          </table:table-cell>
          <table:table-cell office:value-type="string" calcext:value-type="string">
            <text:p>ОКЕАН</text:p>
          </table:table-cell>
          <table:table-cell table:number-columns-repeated="7"/>
          <table:table-cell office:value-type="string" calcext:value-type="string">
            <text:p>0.1687</text:p>
          </table:table-cell>
          <table:table-cell table:number-columns-repeated="1013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Бадамская, 10/1</text:p>
          </table:table-cell>
          <table:table-cell office:value-type="string" calcext:value-type="string">
            <text:p>Пекарня</text:p>
          </table:table-cell>
          <table:table-cell table:number-columns-repeated="7"/>
          <table:table-cell office:value-type="string" calcext:value-type="string">
            <text:p>0.621932</text:p>
          </table:table-cell>
          <table:table-cell table:number-columns-repeated="1013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Теспе, 3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77852</text:p>
          </table:table-cell>
          <table:table-cell table:number-columns-repeated="101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Теспе, 28</text:p>
          </table:table-cell>
          <table:table-cell office:value-type="string" calcext:value-type="string">
            <text:p>Арман</text:p>
          </table:table-cell>
          <table:table-cell table:number-columns-repeated="7"/>
          <table:table-cell office:value-type="string" calcext:value-type="string">
            <text:p>0.227169</text:p>
          </table:table-cell>
          <table:table-cell table:number-columns-repeated="1013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Теспе, 32</text:p>
          </table:table-cell>
          <table:table-cell office:value-type="string" calcext:value-type="string">
            <text:p>ТАХМИНА</text:p>
          </table:table-cell>
          <table:table-cell table:number-columns-repeated="7"/>
          <table:table-cell office:value-type="string" calcext:value-type="string">
            <text:p>0.380096</text:p>
          </table:table-cell>
          <table:table-cell table:number-columns-repeated="10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Тилеулес, 2</text:p>
          </table:table-cell>
          <table:table-cell office:value-type="string" calcext:value-type="string">
            <text:p>А?маржан</text:p>
          </table:table-cell>
          <table:table-cell table:number-columns-repeated="7"/>
          <table:table-cell office:value-type="string" calcext:value-type="string">
            <text:p>0.0465104</text:p>
          </table:table-cell>
          <table:table-cell table:number-columns-repeated="101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Тилеулес, 2/1</text:p>
          </table:table-cell>
          <table:table-cell office:value-type="string" calcext:value-type="string">
            <text:p>Лесбек ата</text:p>
          </table:table-cell>
          <table:table-cell table:number-columns-repeated="7"/>
          <table:table-cell office:value-type="string" calcext:value-type="string">
            <text:p>0.81402</text:p>
          </table:table-cell>
          <table:table-cell table:number-columns-repeated="1013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Талтус, 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53221</text:p>
          </table:table-cell>
          <table:table-cell table:number-columns-repeated="101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Ашурходжаева, 23</text:p>
          </table:table-cell>
          <table:table-cell office:value-type="string" calcext:value-type="string">
            <text:p>Лев</text:p>
          </table:table-cell>
          <table:table-cell table:number-columns-repeated="7"/>
          <table:table-cell office:value-type="string" calcext:value-type="string">
            <text:p>0.226978</text:p>
          </table:table-cell>
          <table:table-cell table:number-columns-repeated="1013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Оркендеу, 22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661365</text:p>
          </table:table-cell>
          <table:table-cell table:number-columns-repeated="101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Коктобе, 5/1</text:p>
          </table:table-cell>
          <table:table-cell office:value-type="string" calcext:value-type="string">
            <text:p>Бастау</text:p>
          </table:table-cell>
          <table:table-cell table:number-columns-repeated="7"/>
          <table:table-cell office:value-type="string" calcext:value-type="string">
            <text:p>0.269354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Новостройка, 28</text:p>
          </table:table-cell>
          <table:table-cell office:value-type="string" calcext:value-type="string">
            <text:p>?арахан Баба</text:p>
          </table:table-cell>
          <table:table-cell table:number-columns-repeated="7"/>
          <table:table-cell office:value-type="string" calcext:value-type="string">
            <text:p>0.0634266</text:p>
          </table:table-cell>
          <table:table-cell table:number-columns-repeated="1013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Ынтымак, 45/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1.06386</text:p>
          </table:table-cell>
          <table:table-cell table:number-columns-repeated="101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Майлы кожа, 15</text:p>
          </table:table-cell>
          <table:table-cell office:value-type="string" calcext:value-type="string">
            <text:p>ЖАНЕЛЬ</text:p>
          </table:table-cell>
          <table:table-cell table:number-columns-repeated="7"/>
          <table:table-cell office:value-type="string" calcext:value-type="string">
            <text:p>0.146516</text:p>
          </table:table-cell>
          <table:table-cell table:number-columns-repeated="101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Майлы кожа, 21/1</text:p>
          </table:table-cell>
          <table:table-cell office:value-type="string" calcext:value-type="string">
            <text:p>Коксарай</text:p>
          </table:table-cell>
          <table:table-cell table:number-columns-repeated="7"/>
          <table:table-cell office:value-type="string" calcext:value-type="string">
            <text:p>0.337379</text:p>
          </table:table-cell>
          <table:table-cell table:number-columns-repeated="10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Баянаул, 31/1</text:p>
          </table:table-cell>
          <table:table-cell office:value-type="string" calcext:value-type="string">
            <text:p>А?жуніс</text:p>
          </table:table-cell>
          <table:table-cell table:number-columns-repeated="7"/>
          <table:table-cell office:value-type="string" calcext:value-type="string">
            <text:p>0.129492</text:p>
          </table:table-cell>
          <table:table-cell table:number-columns-repeated="1013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2-я, 29/1</text:p>
          </table:table-cell>
          <table:table-cell office:value-type="string" calcext:value-type="string">
            <text:p>ХАНШАЙЫМ</text:p>
          </table:table-cell>
          <table:table-cell table:number-columns-repeated="7"/>
          <table:table-cell office:value-type="string" calcext:value-type="string">
            <text:p>0.253946</text:p>
          </table:table-cell>
          <table:table-cell table:number-columns-repeated="10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4-я, 5/1</text:p>
          </table:table-cell>
          <table:table-cell office:value-type="string" calcext:value-type="string">
            <text:p>Аида</text:p>
          </table:table-cell>
          <table:table-cell table:number-columns-repeated="7"/>
          <table:table-cell office:value-type="string" calcext:value-type="string">
            <text:p>0.148746</text:p>
          </table:table-cell>
          <table:table-cell table:number-columns-repeated="101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4-я, 5/2</text:p>
          </table:table-cell>
          <table:table-cell office:value-type="string" calcext:value-type="string">
            <text:p>Ердаулет</text:p>
          </table:table-cell>
          <table:table-cell table:number-columns-repeated="7"/>
          <table:table-cell office:value-type="string" calcext:value-type="string">
            <text:p>0.336486</text:p>
          </table:table-cell>
          <table:table-cell table:number-columns-repeated="1013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Байдибек ата, 16</text:p>
          </table:table-cell>
          <table:table-cell office:value-type="string" calcext:value-type="string">
            <text:p>Ширин</text:p>
          </table:table-cell>
          <table:table-cell table:number-columns-repeated="7"/>
          <table:table-cell office:value-type="string" calcext:value-type="string">
            <text:p>0.911524</text:p>
          </table:table-cell>
          <table:table-cell table:number-columns-repeated="1013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Жанабазар, 1</text:p>
          </table:table-cell>
          <table:table-cell office:value-type="string" calcext:value-type="string">
            <text:p>Мирана</text:p>
          </table:table-cell>
          <table:table-cell table:number-columns-repeated="7"/>
          <table:table-cell office:value-type="string" calcext:value-type="string">
            <text:p>2.48809</text:p>
          </table:table-cell>
          <table:table-cell table:number-columns-repeated="1013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Турсынбаева, 30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0845</text:p>
          </table:table-cell>
          <table:table-cell table:number-columns-repeated="101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Турсынбаева, 32</text:p>
          </table:table-cell>
          <table:table-cell office:value-type="string" calcext:value-type="string">
            <text:p>Маншук</text:p>
          </table:table-cell>
          <table:table-cell table:number-columns-repeated="7"/>
          <table:table-cell office:value-type="string" calcext:value-type="string">
            <text:p>0.0279912</text:p>
          </table:table-cell>
          <table:table-cell table:number-columns-repeated="101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Турсынбаева, 30/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02547</text:p>
          </table:table-cell>
          <table:table-cell table:number-columns-repeated="101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Турсынбаева, 41</text:p>
          </table:table-cell>
          <table:table-cell office:value-type="string" calcext:value-type="string">
            <text:p>Зере</text:p>
          </table:table-cell>
          <table:table-cell table:number-columns-repeated="7"/>
          <table:table-cell office:value-type="string" calcext:value-type="string">
            <text:p>0.624022</text:p>
          </table:table-cell>
          <table:table-cell table:number-columns-repeated="101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Турсынбаева, 32а</text:p>
          </table:table-cell>
          <table:table-cell office:value-type="string" calcext:value-type="string">
            <text:p>Гулдаригаханым</text:p>
          </table:table-cell>
          <table:table-cell table:number-columns-repeated="7"/>
          <table:table-cell office:value-type="string" calcext:value-type="string">
            <text:p>1.79527</text:p>
          </table:table-cell>
          <table:table-cell table:number-columns-repeated="101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Камбарулы, 20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0648614</text:p>
          </table:table-cell>
          <table:table-cell table:number-columns-repeated="1013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Камбарулы, 18а</text:p>
          </table:table-cell>
          <table:table-cell office:value-type="string" calcext:value-type="string">
            <text:p>Табыс-2</text:p>
          </table:table-cell>
          <table:table-cell table:number-columns-repeated="7"/>
          <table:table-cell office:value-type="string" calcext:value-type="string">
            <text:p>0.437893</text:p>
          </table:table-cell>
          <table:table-cell table:number-columns-repeated="1013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Камбарулы, 36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74036</text:p>
          </table:table-cell>
          <table:table-cell table:number-columns-repeated="1013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Камбарулы, 56/1</text:p>
          </table:table-cell>
          <table:table-cell office:value-type="string" calcext:value-type="string">
            <text:p>Табыс</text:p>
          </table:table-cell>
          <table:table-cell table:number-columns-repeated="7"/>
          <table:table-cell office:value-type="string" calcext:value-type="string">
            <text:p>0.414176</text:p>
          </table:table-cell>
          <table:table-cell table:number-columns-repeated="1013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Камбарулы, 101</text:p>
          </table:table-cell>
          <table:table-cell office:value-type="string" calcext:value-type="string">
            <text:p>Ша?ыра?</text:p>
          </table:table-cell>
          <table:table-cell table:number-columns-repeated="7"/>
          <table:table-cell office:value-type="string" calcext:value-type="string">
            <text:p>0.277405</text:p>
          </table:table-cell>
          <table:table-cell table:number-columns-repeated="101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Камбара Молдабекулы, 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2.36089</text:p>
          </table:table-cell>
          <table:table-cell table:number-columns-repeated="101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Еламан, 1/1</text:p>
          </table:table-cell>
          <table:table-cell office:value-type="string" calcext:value-type="string">
            <text:p>БА?ЖАН</text:p>
          </table:table-cell>
          <table:table-cell table:number-columns-repeated="7"/>
          <table:table-cell office:value-type="string" calcext:value-type="string">
            <text:p>0.597944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Еламан, 94/3а</text:p>
          </table:table-cell>
          <table:table-cell office:value-type="string" calcext:value-type="string">
            <text:p>Nazik</text:p>
          </table:table-cell>
          <table:table-cell table:number-columns-repeated="7"/>
          <table:table-cell office:value-type="string" calcext:value-type="string">
            <text:p>0.0551486</text:p>
          </table:table-cell>
          <table:table-cell table:number-columns-repeated="1013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Онтустик, 320а, 1 этаж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1.24543</text:p>
          </table:table-cell>
          <table:table-cell table:number-columns-repeated="10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Капал батыра, 54а/1</text:p>
          </table:table-cell>
          <table:table-cell office:value-type="string" calcext:value-type="string">
            <text:p>АББАС</text:p>
          </table:table-cell>
          <table:table-cell table:number-columns-repeated="7"/>
          <table:table-cell office:value-type="string" calcext:value-type="string">
            <text:p>0.263552</text:p>
          </table:table-cell>
          <table:table-cell table:number-columns-repeated="101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Капал батыра, 74Б</text:p>
          </table:table-cell>
          <table:table-cell office:value-type="string" calcext:value-type="string">
            <text:p>Демир</text:p>
          </table:table-cell>
          <table:table-cell table:number-columns-repeated="7"/>
          <table:table-cell office:value-type="string" calcext:value-type="string">
            <text:p>0.120499</text:p>
          </table:table-cell>
          <table:table-cell table:number-columns-repeated="1013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Капал батыра, 119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65346</text:p>
          </table:table-cell>
          <table:table-cell table:number-columns-repeated="1013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Капал батыра, 74/2</text:p>
          </table:table-cell>
          <table:table-cell office:value-type="string" calcext:value-type="string">
            <text:p>Нарханум</text:p>
          </table:table-cell>
          <table:table-cell table:number-columns-repeated="7"/>
          <table:table-cell office:value-type="string" calcext:value-type="string">
            <text:p>0.0952801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Панфилова, 68/3, 1 этаж</text:p>
          </table:table-cell>
          <table:table-cell office:value-type="string" calcext:value-type="string">
            <text:p>?БДІРАХМАН АТА</text:p>
          </table:table-cell>
          <table:table-cell table:number-columns-repeated="7"/>
          <table:table-cell office:value-type="string" calcext:value-type="string">
            <text:p>0.0616419</text:p>
          </table:table-cell>
          <table:table-cell table:number-columns-repeated="101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Капал батыра, 80/2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0259503</text:p>
          </table:table-cell>
          <table:table-cell table:number-columns-repeated="1013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Капал батыра, 80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65058</text:p>
          </table:table-cell>
          <table:table-cell table:number-columns-repeated="101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Бахриза Рамиза, 73</text:p>
          </table:table-cell>
          <table:table-cell office:value-type="string" calcext:value-type="string">
            <text:p>АСИЯ</text:p>
          </table:table-cell>
          <table:table-cell table:number-columns-repeated="7"/>
          <table:table-cell office:value-type="string" calcext:value-type="string">
            <text:p>0.738036</text:p>
          </table:table-cell>
          <table:table-cell table:number-columns-repeated="101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Капал батыра, 90а</text:p>
          </table:table-cell>
          <table:table-cell office:value-type="string" calcext:value-type="string">
            <text:p>Мини-маркет</text:p>
          </table:table-cell>
          <table:table-cell table:number-columns-repeated="7"/>
          <table:table-cell office:value-type="string" calcext:value-type="string">
            <text:p>0.406411</text:p>
          </table:table-cell>
          <table:table-cell table:number-columns-repeated="1013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Капал батыра, 112/1</text:p>
          </table:table-cell>
          <table:table-cell office:value-type="string" calcext:value-type="string">
            <text:p>Улдан ана</text:p>
          </table:table-cell>
          <table:table-cell table:number-columns-repeated="7"/>
          <table:table-cell office:value-type="string" calcext:value-type="string">
            <text:p>0.0583488</text:p>
          </table:table-cell>
          <table:table-cell table:number-columns-repeated="101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Капал батыра, 112/2</text:p>
          </table:table-cell>
          <table:table-cell office:value-type="string" calcext:value-type="string">
            <text:p>КАПАЛ</text:p>
          </table:table-cell>
          <table:table-cell table:number-columns-repeated="7"/>
          <table:table-cell office:value-type="string" calcext:value-type="string">
            <text:p>0.0287648</text:p>
          </table:table-cell>
          <table:table-cell table:number-columns-repeated="101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Капал батыра, 177/4</text:p>
          </table:table-cell>
          <table:table-cell office:value-type="string" calcext:value-type="string">
            <text:p>Салтанат</text:p>
          </table:table-cell>
          <table:table-cell table:number-columns-repeated="7"/>
          <table:table-cell office:value-type="string" calcext:value-type="string">
            <text:p>0.520115</text:p>
          </table:table-cell>
          <table:table-cell table:number-columns-repeated="101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Тауке Хана проспект, 330/4</text:p>
          </table:table-cell>
          <table:table-cell office:value-type="string" calcext:value-type="string">
            <text:p>Аргос</text:p>
          </table:table-cell>
          <table:table-cell table:number-columns-repeated="7"/>
          <table:table-cell office:value-type="string" calcext:value-type="string">
            <text:p>0.495324</text:p>
          </table:table-cell>
          <table:table-cell table:number-columns-repeated="1013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Жастар, 125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2.7675</text:p>
          </table:table-cell>
          <table:table-cell table:number-columns-repeated="101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Гани Иляева, 326/1</text:p>
          </table:table-cell>
          <table:table-cell office:value-type="string" calcext:value-type="string">
            <text:p>АЛИХАН</text:p>
          </table:table-cell>
          <table:table-cell table:number-columns-repeated="7"/>
          <table:table-cell office:value-type="string" calcext:value-type="string">
            <text:p>0.156974</text:p>
          </table:table-cell>
          <table:table-cell table:number-columns-repeated="101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Жылкышиева, 200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19617</text:p>
          </table:table-cell>
          <table:table-cell table:number-columns-repeated="101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Курнатовского, 23/1</text:p>
          </table:table-cell>
          <table:table-cell office:value-type="string" calcext:value-type="string">
            <text:p>ЖАННА</text:p>
          </table:table-cell>
          <table:table-cell table:number-columns-repeated="7"/>
          <table:table-cell office:value-type="string" calcext:value-type="string">
            <text:p>0.0384094</text:p>
          </table:table-cell>
          <table:table-cell table:number-columns-repeated="1013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Желтоксан, 336/1</text:p>
          </table:table-cell>
          <table:table-cell office:value-type="string" calcext:value-type="string">
            <text:p>ОЛЬГА</text:p>
          </table:table-cell>
          <table:table-cell table:number-columns-repeated="7"/>
          <table:table-cell office:value-type="string" calcext:value-type="string">
            <text:p>0.332647</text:p>
          </table:table-cell>
          <table:table-cell table:number-columns-repeated="101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Желтоксан, 291</text:p>
          </table:table-cell>
          <table:table-cell office:value-type="string" calcext:value-type="string">
            <text:p>Н?р</text:p>
          </table:table-cell>
          <table:table-cell table:number-columns-repeated="7"/>
          <table:table-cell office:value-type="string" calcext:value-type="string">
            <text:p>0.23567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Жылкышиева, 182/2</text:p>
          </table:table-cell>
          <table:table-cell office:value-type="string" calcext:value-type="string">
            <text:p>COCA COLA</text:p>
          </table:table-cell>
          <table:table-cell table:number-columns-repeated="7"/>
          <table:table-cell office:value-type="string" calcext:value-type="string">
            <text:p>0.167922</text:p>
          </table:table-cell>
          <table:table-cell table:number-columns-repeated="101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Гани Иляева, 292а</text:p>
          </table:table-cell>
          <table:table-cell office:value-type="string" calcext:value-type="string">
            <text:p>САЛЕМ</text:p>
          </table:table-cell>
          <table:table-cell table:number-columns-repeated="7"/>
          <table:table-cell office:value-type="string" calcext:value-type="string">
            <text:p>0.0870609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Пшеничных, 28</text:p>
          </table:table-cell>
          <table:table-cell office:value-type="string" calcext:value-type="string">
            <text:p>СЕМЕЙ-АТА</text:p>
          </table:table-cell>
          <table:table-cell table:number-columns-repeated="7"/>
          <table:table-cell office:value-type="string" calcext:value-type="string">
            <text:p>0.102941</text:p>
          </table:table-cell>
          <table:table-cell table:number-columns-repeated="101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Данова, 11, 1 этаж</text:p>
          </table:table-cell>
          <table:table-cell office:value-type="string" calcext:value-type="string">
            <text:p>МАГНИТ</text:p>
          </table:table-cell>
          <table:table-cell table:number-columns-repeated="7"/>
          <table:table-cell office:value-type="string" calcext:value-type="string">
            <text:p>0.289585</text:p>
          </table:table-cell>
          <table:table-cell table:number-columns-repeated="101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Кызылсу, 28</text:p>
          </table:table-cell>
          <table:table-cell office:value-type="string" calcext:value-type="string">
            <text:p>Боранкул ана</text:p>
          </table:table-cell>
          <table:table-cell table:number-columns-repeated="7"/>
          <table:table-cell office:value-type="string" calcext:value-type="string">
            <text:p>3.03484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Орынбаева, 92, 1 этаж</text:p>
          </table:table-cell>
          <table:table-cell office:value-type="string" calcext:value-type="string">
            <text:p>Сахарный центр</text:p>
          </table:table-cell>
          <table:table-cell table:number-columns-repeated="7"/>
          <table:table-cell office:value-type="string" calcext:value-type="string">
            <text:p>0.368781</text:p>
          </table:table-cell>
          <table:table-cell table:number-columns-repeated="1013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Торекулова, 54</text:p>
          </table:table-cell>
          <table:table-cell office:value-type="string" calcext:value-type="string">
            <text:p>МАДИНА</text:p>
          </table:table-cell>
          <table:table-cell table:number-columns-repeated="7"/>
          <table:table-cell office:value-type="string" calcext:value-type="string">
            <text:p>1.38778</text:p>
          </table:table-cell>
          <table:table-cell table:number-columns-repeated="1013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Мадели Кожа, 2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80091</text:p>
          </table:table-cell>
          <table:table-cell table:number-columns-repeated="101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Алимбетова, 2, 1 этаж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425064</text:p>
          </table:table-cell>
          <table:table-cell table:number-columns-repeated="101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Мадели Кожа, 1г, 1 этаж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1.02411</text:p>
          </table:table-cell>
          <table:table-cell table:number-columns-repeated="101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Бауыржан Момышулы проспект, 25/3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710646</text:p>
          </table:table-cell>
          <table:table-cell table:number-columns-repeated="101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Уркимбаева, 14/1</text:p>
          </table:table-cell>
          <table:table-cell office:value-type="string" calcext:value-type="string">
            <text:p>Мадияр</text:p>
          </table:table-cell>
          <table:table-cell table:number-columns-repeated="7"/>
          <table:table-cell office:value-type="string" calcext:value-type="string">
            <text:p>0.147706</text:p>
          </table:table-cell>
          <table:table-cell table:number-columns-repeated="101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Байтиленова, 35, 1 этаж</text:p>
          </table:table-cell>
          <table:table-cell office:value-type="string" calcext:value-type="string">
            <text:p>Аэлина</text:p>
          </table:table-cell>
          <table:table-cell table:number-columns-repeated="7"/>
          <table:table-cell office:value-type="string" calcext:value-type="string">
            <text:p>0.190846</text:p>
          </table:table-cell>
          <table:table-cell table:number-columns-repeated="10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Октябрьская, 5, 1 этаж</text:p>
          </table:table-cell>
          <table:table-cell office:value-type="string" calcext:value-type="string">
            <text:p>Азем</text:p>
          </table:table-cell>
          <table:table-cell table:number-columns-repeated="7"/>
          <table:table-cell office:value-type="string" calcext:value-type="string">
            <text:p>0.112266</text:p>
          </table:table-cell>
          <table:table-cell table:number-columns-repeated="101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Мангельдина, 37/2, 1 этаж</text:p>
          </table:table-cell>
          <table:table-cell office:value-type="string" calcext:value-type="string">
            <text:p>Хасан Ата</text:p>
          </table:table-cell>
          <table:table-cell table:number-columns-repeated="7"/>
          <table:table-cell office:value-type="string" calcext:value-type="string">
            <text:p>0.0802738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Мангельдина, 39а, 1 этаж</text:p>
          </table:table-cell>
          <table:table-cell office:value-type="string" calcext:value-type="string">
            <text:p>Сабит</text:p>
          </table:table-cell>
          <table:table-cell table:number-columns-repeated="7"/>
          <table:table-cell office:value-type="string" calcext:value-type="string">
            <text:p>0.113888</text:p>
          </table:table-cell>
          <table:table-cell table:number-columns-repeated="1013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Мангельдина, 39/3</text:p>
          </table:table-cell>
          <table:table-cell office:value-type="string" calcext:value-type="string">
            <text:p>Н.Б.С.</text:p>
          </table:table-cell>
          <table:table-cell table:number-columns-repeated="7"/>
          <table:table-cell office:value-type="string" calcext:value-type="string">
            <text:p>0.532726</text:p>
          </table:table-cell>
          <table:table-cell table:number-columns-repeated="1013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Аскарова, 41а, 1 этаж</text:p>
          </table:table-cell>
          <table:table-cell office:value-type="string" calcext:value-type="string">
            <text:p>Тимур</text:p>
          </table:table-cell>
          <table:table-cell table:number-columns-repeated="7"/>
          <table:table-cell office:value-type="string" calcext:value-type="string">
            <text:p>1.40207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Конституции, 35а</text:p>
          </table:table-cell>
          <table:table-cell office:value-type="string" calcext:value-type="string">
            <text:p>Сириус</text:p>
          </table:table-cell>
          <table:table-cell table:number-columns-repeated="7"/>
          <table:table-cell office:value-type="string" calcext:value-type="string">
            <text:p>0.426593</text:p>
          </table:table-cell>
          <table:table-cell table:number-columns-repeated="1013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Байдукова, 63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503424</text:p>
          </table:table-cell>
          <table:table-cell table:number-columns-repeated="101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Исмаилова, 17/1</text:p>
          </table:table-cell>
          <table:table-cell office:value-type="string" calcext:value-type="string">
            <text:p>Дамир</text:p>
          </table:table-cell>
          <table:table-cell table:number-columns-repeated="7"/>
          <table:table-cell office:value-type="string" calcext:value-type="string">
            <text:p>0.0886806</text:p>
          </table:table-cell>
          <table:table-cell table:number-columns-repeated="1013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Исмаилова, 11а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723399</text:p>
          </table:table-cell>
          <table:table-cell table:number-columns-repeated="101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Спатаева, 49/2</text:p>
          </table:table-cell>
          <table:table-cell office:value-type="string" calcext:value-type="string">
            <text:p>Аллах верды</text:p>
          </table:table-cell>
          <table:table-cell table:number-columns-repeated="7"/>
          <table:table-cell office:value-type="string" calcext:value-type="string">
            <text:p>5.45238</text:p>
          </table:table-cell>
          <table:table-cell table:number-columns-repeated="101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Тажибаева, 104а, 1 этаж</text:p>
          </table:table-cell>
          <table:table-cell office:value-type="string" calcext:value-type="string">
            <text:p>Казына</text:p>
          </table:table-cell>
          <table:table-cell table:number-columns-repeated="7"/>
          <table:table-cell office:value-type="string" calcext:value-type="string">
            <text:p>0.182286</text:p>
          </table:table-cell>
          <table:table-cell table:number-columns-repeated="10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Айнабулак, 118/1</text:p>
          </table:table-cell>
          <table:table-cell office:value-type="string" calcext:value-type="string">
            <text:p>Акерке</text:p>
          </table:table-cell>
          <table:table-cell table:number-columns-repeated="7"/>
          <table:table-cell office:value-type="string" calcext:value-type="string">
            <text:p>0.5184</text:p>
          </table:table-cell>
          <table:table-cell table:number-columns-repeated="1013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Рыскулова, 534</text:p>
          </table:table-cell>
          <table:table-cell office:value-type="string" calcext:value-type="string">
            <text:p>Ынтыма?</text:p>
          </table:table-cell>
          <table:table-cell table:number-columns-repeated="7"/>
          <table:table-cell office:value-type="string" calcext:value-type="string">
            <text:p>0.302911</text:p>
          </table:table-cell>
          <table:table-cell table:number-columns-repeated="101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Рыскулова, 554</text:p>
          </table:table-cell>
          <table:table-cell office:value-type="string" calcext:value-type="string">
            <text:p>Ж?мабек ата</text:p>
          </table:table-cell>
          <table:table-cell table:number-columns-repeated="7"/>
          <table:table-cell office:value-type="string" calcext:value-type="string">
            <text:p>1.33018</text:p>
          </table:table-cell>
          <table:table-cell table:number-columns-repeated="10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Сейитова, 89/1</text:p>
          </table:table-cell>
          <table:table-cell office:value-type="string" calcext:value-type="string">
            <text:p>Айшан?р</text:p>
          </table:table-cell>
          <table:table-cell table:number-columns-repeated="7"/>
          <table:table-cell office:value-type="string" calcext:value-type="string">
            <text:p>0.516686</text:p>
          </table:table-cell>
          <table:table-cell table:number-columns-repeated="101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Аргынбекова, 133/10</text:p>
          </table:table-cell>
          <table:table-cell office:value-type="string" calcext:value-type="string">
            <text:p>Мерей</text:p>
          </table:table-cell>
          <table:table-cell table:number-columns-repeated="7"/>
          <table:table-cell office:value-type="string" calcext:value-type="string">
            <text:p>0.283218</text:p>
          </table:table-cell>
          <table:table-cell table:number-columns-repeated="101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Аргынбекова, 108/1</text:p>
          </table:table-cell>
          <table:table-cell office:value-type="string" calcext:value-type="string">
            <text:p>Ма?жан</text:p>
          </table:table-cell>
          <table:table-cell table:number-columns-repeated="7"/>
          <table:table-cell office:value-type="string" calcext:value-type="string">
            <text:p>0.258787</text:p>
          </table:table-cell>
          <table:table-cell table:number-columns-repeated="1013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Аргынбекова, 88, 1 этаж</text:p>
          </table:table-cell>
          <table:table-cell office:value-type="string" calcext:value-type="string">
            <text:p>Самал-2</text:p>
          </table:table-cell>
          <table:table-cell table:number-columns-repeated="7"/>
          <table:table-cell office:value-type="string" calcext:value-type="string">
            <text:p>0.0631029</text:p>
          </table:table-cell>
          <table:table-cell table:number-columns-repeated="1013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Корикты, 71/1</text:p>
          </table:table-cell>
          <table:table-cell office:value-type="string" calcext:value-type="string">
            <text:p>Фархад</text:p>
          </table:table-cell>
          <table:table-cell table:number-columns-repeated="7"/>
          <table:table-cell office:value-type="string" calcext:value-type="string">
            <text:p>0.179365</text:p>
          </table:table-cell>
          <table:table-cell table:number-columns-repeated="101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Казиева, 152/7</text:p>
          </table:table-cell>
          <table:table-cell office:value-type="string" calcext:value-type="string">
            <text:p>Г?лн?р</text:p>
          </table:table-cell>
          <table:table-cell table:number-columns-repeated="7"/>
          <table:table-cell office:value-type="string" calcext:value-type="string">
            <text:p>0.0992925</text:p>
          </table:table-cell>
          <table:table-cell table:number-columns-repeated="101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Казиева, 121/1, 1 этаж</text:p>
          </table:table-cell>
          <table:table-cell office:value-type="string" calcext:value-type="string">
            <text:p>Елмурат</text:p>
          </table:table-cell>
          <table:table-cell table:number-columns-repeated="7"/>
          <table:table-cell office:value-type="string" calcext:value-type="string">
            <text:p>0.280664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Аргынбекова, 65/1, 1 этаж</text:p>
          </table:table-cell>
          <table:table-cell office:value-type="string" calcext:value-type="string">
            <text:p>MADI</text:p>
          </table:table-cell>
          <table:table-cell table:number-columns-repeated="7"/>
          <table:table-cell office:value-type="string" calcext:value-type="string">
            <text:p>0.0590466</text:p>
          </table:table-cell>
          <table:table-cell table:number-columns-repeated="1013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Аргынбекова, 68/1</text:p>
          </table:table-cell>
          <table:table-cell office:value-type="string" calcext:value-type="string">
            <text:p>Рахым</text:p>
          </table:table-cell>
          <table:table-cell table:number-columns-repeated="7"/>
          <table:table-cell office:value-type="string" calcext:value-type="string">
            <text:p>0.0776496</text:p>
          </table:table-cell>
          <table:table-cell table:number-columns-repeated="101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Салтанатты, 21/1</text:p>
          </table:table-cell>
          <table:table-cell office:value-type="string" calcext:value-type="string">
            <text:p>Н?р</text:p>
          </table:table-cell>
          <table:table-cell table:number-columns-repeated="7"/>
          <table:table-cell office:value-type="string" calcext:value-type="string">
            <text:p>0.220526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Аргынбекова, 60, 1 этаж</text:p>
          </table:table-cell>
          <table:table-cell office:value-type="string" calcext:value-type="string">
            <text:p>ARNAU</text:p>
          </table:table-cell>
          <table:table-cell table:number-columns-repeated="7"/>
          <table:table-cell office:value-type="string" calcext:value-type="string">
            <text:p>0.269896</text:p>
          </table:table-cell>
          <table:table-cell table:number-columns-repeated="101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Аргынбекова, 27а, 1 этаж</text:p>
          </table:table-cell>
          <table:table-cell office:value-type="string" calcext:value-type="string">
            <text:p>Мерей Мед</text:p>
          </table:table-cell>
          <table:table-cell table:number-columns-repeated="7"/>
          <table:table-cell office:value-type="string" calcext:value-type="string">
            <text:p>0.117161</text:p>
          </table:table-cell>
          <table:table-cell table:number-columns-repeated="101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Ермекбаева, 23/1</text:p>
          </table:table-cell>
          <table:table-cell office:value-type="string" calcext:value-type="string">
            <text:p>Алмас</text:p>
          </table:table-cell>
          <table:table-cell table:number-columns-repeated="7"/>
          <table:table-cell office:value-type="string" calcext:value-type="string">
            <text:p>0.0480095</text:p>
          </table:table-cell>
          <table:table-cell table:number-columns-repeated="101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Байтурсынова, 165</text:p>
          </table:table-cell>
          <table:table-cell office:value-type="string" calcext:value-type="string">
            <text:p>Ердос</text:p>
          </table:table-cell>
          <table:table-cell table:number-columns-repeated="7"/>
          <table:table-cell office:value-type="string" calcext:value-type="string">
            <text:p>0.185358</text:p>
          </table:table-cell>
          <table:table-cell table:number-columns-repeated="1013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Аргынбекова, 23/1</text:p>
          </table:table-cell>
          <table:table-cell office:value-type="string" calcext:value-type="string">
            <text:p>Таксофон</text:p>
          </table:table-cell>
          <table:table-cell table:number-columns-repeated="7"/>
          <table:table-cell office:value-type="string" calcext:value-type="string">
            <text:p>0.0683389</text:p>
          </table:table-cell>
          <table:table-cell table:number-columns-repeated="101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Байтурсынова, 179/1, 1 этаж</text:p>
          </table:table-cell>
          <table:table-cell office:value-type="string" calcext:value-type="string">
            <text:p>Диас</text:p>
          </table:table-cell>
          <table:table-cell table:number-columns-repeated="7"/>
          <table:table-cell office:value-type="string" calcext:value-type="string">
            <text:p>0.269276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Байтурсынова, 206/1</text:p>
          </table:table-cell>
          <table:table-cell office:value-type="string" calcext:value-type="string">
            <text:p>Qanagat</text:p>
          </table:table-cell>
          <table:table-cell table:number-columns-repeated="7"/>
          <table:table-cell office:value-type="string" calcext:value-type="string">
            <text:p>0.216509</text:p>
          </table:table-cell>
          <table:table-cell table:number-columns-repeated="101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Канагат, 34/1</text:p>
          </table:table-cell>
          <table:table-cell office:value-type="string" calcext:value-type="string">
            <text:p>Аяш</text:p>
          </table:table-cell>
          <table:table-cell table:number-columns-repeated="7"/>
          <table:table-cell office:value-type="string" calcext:value-type="string">
            <text:p>0.580883</text:p>
          </table:table-cell>
          <table:table-cell table:number-columns-repeated="101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Казиева, 1/1</text:p>
          </table:table-cell>
          <table:table-cell office:value-type="string" calcext:value-type="string">
            <text:p>Н?Р</text:p>
          </table:table-cell>
          <table:table-cell table:number-columns-repeated="7"/>
          <table:table-cell office:value-type="string" calcext:value-type="string">
            <text:p>0.162739</text:p>
          </table:table-cell>
          <table:table-cell table:number-columns-repeated="101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Казиева, 58/2, 1 этаж</text:p>
          </table:table-cell>
          <table:table-cell office:value-type="string" calcext:value-type="string">
            <text:p>МММ</text:p>
          </table:table-cell>
          <table:table-cell table:number-columns-repeated="7"/>
          <table:table-cell office:value-type="string" calcext:value-type="string">
            <text:p>0.790979</text:p>
          </table:table-cell>
          <table:table-cell table:number-columns-repeated="101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Болашак, 63/1</text:p>
          </table:table-cell>
          <table:table-cell office:value-type="string" calcext:value-type="string">
            <text:p>Меруерт</text:p>
          </table:table-cell>
          <table:table-cell table:number-columns-repeated="7"/>
          <table:table-cell office:value-type="string" calcext:value-type="string">
            <text:p>1.7046</text:p>
          </table:table-cell>
          <table:table-cell table:number-columns-repeated="10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Юсупова, 10/1</text:p>
          </table:table-cell>
          <table:table-cell office:value-type="string" calcext:value-type="string">
            <text:p>А?б?ла?</text:p>
          </table:table-cell>
          <table:table-cell table:number-columns-repeated="7"/>
          <table:table-cell office:value-type="string" calcext:value-type="string">
            <text:p>0.256331</text:p>
          </table:table-cell>
          <table:table-cell table:number-columns-repeated="101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Тамшыбулак, 1/1</text:p>
          </table:table-cell>
          <table:table-cell office:value-type="string" calcext:value-type="string">
            <text:p>Жания</text:p>
          </table:table-cell>
          <table:table-cell table:number-columns-repeated="7"/>
          <table:table-cell office:value-type="string" calcext:value-type="string">
            <text:p>0.243195</text:p>
          </table:table-cell>
          <table:table-cell table:number-columns-repeated="101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Кандоз, 10</text:p>
          </table:table-cell>
          <table:table-cell office:value-type="string" calcext:value-type="string">
            <text:p>Аружан</text:p>
          </table:table-cell>
          <table:table-cell table:number-columns-repeated="7"/>
          <table:table-cell office:value-type="string" calcext:value-type="string">
            <text:p>0.3999</text:p>
          </table:table-cell>
          <table:table-cell table:number-columns-repeated="101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Казак Ордасы, 10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97974</text:p>
          </table:table-cell>
          <table:table-cell table:number-columns-repeated="1013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Казак Ордасы, 10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3.05711</text:p>
          </table:table-cell>
          <table:table-cell table:number-columns-repeated="1013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Музтау, 10</text:p>
          </table:table-cell>
          <table:table-cell office:value-type="string" calcext:value-type="string">
            <text:p>То?жан</text:p>
          </table:table-cell>
          <table:table-cell table:number-columns-repeated="7"/>
          <table:table-cell office:value-type="string" calcext:value-type="string">
            <text:p>1.54763</text:p>
          </table:table-cell>
          <table:table-cell table:number-columns-repeated="101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Музтау, 2/2</text:p>
          </table:table-cell>
          <table:table-cell office:value-type="string" calcext:value-type="string">
            <text:p>Медеу ата</text:p>
          </table:table-cell>
          <table:table-cell table:number-columns-repeated="7"/>
          <table:table-cell office:value-type="string" calcext:value-type="string">
            <text:p>0.538417</text:p>
          </table:table-cell>
          <table:table-cell table:number-columns-repeated="10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Достык микрорайон, 3/1, 1 этаж</text:p>
          </table:table-cell>
          <table:table-cell office:value-type="string" calcext:value-type="string">
            <text:p>Автострахование</text:p>
          </table:table-cell>
          <table:table-cell table:number-columns-repeated="7"/>
          <table:table-cell office:value-type="string" calcext:value-type="string">
            <text:p>0.0563442</text:p>
          </table:table-cell>
          <table:table-cell table:number-columns-repeated="101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Достык микрорайон, 2/6</text:p>
          </table:table-cell>
          <table:table-cell office:value-type="string" calcext:value-type="string">
            <text:p>Ербулан</text:p>
          </table:table-cell>
          <table:table-cell table:number-columns-repeated="7"/>
          <table:table-cell office:value-type="string" calcext:value-type="string">
            <text:p>1.23716</text:p>
          </table:table-cell>
          <table:table-cell table:number-columns-repeated="101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7-я улица, 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0128777</text:p>
          </table:table-cell>
          <table:table-cell table:number-columns-repeated="101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Сырым батыра, 171/1</text:p>
          </table:table-cell>
          <table:table-cell office:value-type="string" calcext:value-type="string">
            <text:p>АСАР-2</text:p>
          </table:table-cell>
          <table:table-cell table:number-columns-repeated="7"/>
          <table:table-cell office:value-type="string" calcext:value-type="string">
            <text:p>5.32372</text:p>
          </table:table-cell>
          <table:table-cell table:number-columns-repeated="1013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Каган, 1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693669</text:p>
          </table:table-cell>
          <table:table-cell table:number-columns-repeated="101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Майкудык, 12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44636</text:p>
          </table:table-cell>
          <table:table-cell table:number-columns-repeated="1013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Есенова, 5/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550696</text:p>
          </table:table-cell>
          <table:table-cell table:number-columns-repeated="101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Есенова, 2/5</text:p>
          </table:table-cell>
          <table:table-cell office:value-type="string" calcext:value-type="string">
            <text:p>Інжу</text:p>
          </table:table-cell>
          <table:table-cell table:number-columns-repeated="7"/>
          <table:table-cell office:value-type="string" calcext:value-type="string">
            <text:p>0.0451442</text:p>
          </table:table-cell>
          <table:table-cell table:number-columns-repeated="10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Есенова, 1/9</text:p>
          </table:table-cell>
          <table:table-cell office:value-type="string" calcext:value-type="string">
            <text:p>Абiлхаир</text:p>
          </table:table-cell>
          <table:table-cell table:number-columns-repeated="7"/>
          <table:table-cell office:value-type="string" calcext:value-type="string">
            <text:p>0.132996</text:p>
          </table:table-cell>
          <table:table-cell table:number-columns-repeated="101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Есенова, 1/3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84841</text:p>
          </table:table-cell>
          <table:table-cell table:number-columns-repeated="101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Есенова, 1/4, 1 этаж</text:p>
          </table:table-cell>
          <table:table-cell office:value-type="string" calcext:value-type="string">
            <text:p>Бек</text:p>
          </table:table-cell>
          <table:table-cell table:number-columns-repeated="7"/>
          <table:table-cell office:value-type="string" calcext:value-type="string">
            <text:p>0.15601</text:p>
          </table:table-cell>
          <table:table-cell table:number-columns-repeated="1013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Есенова, 1/6</text:p>
          </table:table-cell>
          <table:table-cell office:value-type="string" calcext:value-type="string">
            <text:p>Нурислам</text:p>
          </table:table-cell>
          <table:table-cell table:number-columns-repeated="7"/>
          <table:table-cell office:value-type="string" calcext:value-type="string">
            <text:p>0.0252647</text:p>
          </table:table-cell>
          <table:table-cell table:number-columns-repeated="1013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Есенова, 1/5</text:p>
          </table:table-cell>
          <table:table-cell office:value-type="string" calcext:value-type="string">
            <text:p>Н?расыл</text:p>
          </table:table-cell>
          <table:table-cell table:number-columns-repeated="7"/>
          <table:table-cell office:value-type="string" calcext:value-type="string">
            <text:p>0.275274</text:p>
          </table:table-cell>
          <table:table-cell table:number-columns-repeated="1013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Есенова, 2/7</text:p>
          </table:table-cell>
          <table:table-cell office:value-type="string" calcext:value-type="string">
            <text:p>Фарангиз</text:p>
          </table:table-cell>
          <table:table-cell table:number-columns-repeated="7"/>
          <table:table-cell office:value-type="string" calcext:value-type="string">
            <text:p>0.468588</text:p>
          </table:table-cell>
          <table:table-cell table:number-columns-repeated="101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Есенова, 29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52553</text:p>
          </table:table-cell>
          <table:table-cell table:number-columns-repeated="101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Есенова, 3/1</text:p>
          </table:table-cell>
          <table:table-cell office:value-type="string" calcext:value-type="string">
            <text:p>Еркебулан</text:p>
          </table:table-cell>
          <table:table-cell table:number-columns-repeated="7"/>
          <table:table-cell office:value-type="string" calcext:value-type="string">
            <text:p>0.0945135</text:p>
          </table:table-cell>
          <table:table-cell table:number-columns-repeated="101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Есенова, 44</text:p>
          </table:table-cell>
          <table:table-cell office:value-type="string" calcext:value-type="string">
            <text:p>Гульнара</text:p>
          </table:table-cell>
          <table:table-cell table:number-columns-repeated="7"/>
          <table:table-cell office:value-type="string" calcext:value-type="string">
            <text:p>0.199832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Казакстан, 16а</text:p>
          </table:table-cell>
          <table:table-cell office:value-type="string" calcext:value-type="string">
            <text:p>?дiлет</text:p>
          </table:table-cell>
          <table:table-cell table:number-columns-repeated="7"/>
          <table:table-cell office:value-type="string" calcext:value-type="string">
            <text:p>0.139723</text:p>
          </table:table-cell>
          <table:table-cell table:number-columns-repeated="101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Инкардария, 252</text:p>
          </table:table-cell>
          <table:table-cell office:value-type="string" calcext:value-type="string">
            <text:p>Балым</text:p>
          </table:table-cell>
          <table:table-cell table:number-columns-repeated="7"/>
          <table:table-cell office:value-type="string" calcext:value-type="string">
            <text:p>0.323778</text:p>
          </table:table-cell>
          <table:table-cell table:number-columns-repeated="1013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Инкардария, 18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00154</text:p>
          </table:table-cell>
          <table:table-cell table:number-columns-repeated="101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Инкардария, 14/3</text:p>
          </table:table-cell>
          <table:table-cell office:value-type="string" calcext:value-type="string">
            <text:p>Мухамедали</text:p>
          </table:table-cell>
          <table:table-cell table:number-columns-repeated="7"/>
          <table:table-cell office:value-type="string" calcext:value-type="string">
            <text:p>0.292162</text:p>
          </table:table-cell>
          <table:table-cell table:number-columns-repeated="101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Козы Корпеш, 10/2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7133</text:p>
          </table:table-cell>
          <table:table-cell table:number-columns-repeated="101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Суюнбая, 19/1</text:p>
          </table:table-cell>
          <table:table-cell office:value-type="string" calcext:value-type="string">
            <text:p>Гаухар</text:p>
          </table:table-cell>
          <table:table-cell table:number-columns-repeated="7"/>
          <table:table-cell office:value-type="string" calcext:value-type="string">
            <text:p>0.182969</text:p>
          </table:table-cell>
          <table:table-cell table:number-columns-repeated="1013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Назарова, 14</text:p>
          </table:table-cell>
          <table:table-cell office:value-type="string" calcext:value-type="string">
            <text:p>Та?шолпан</text:p>
          </table:table-cell>
          <table:table-cell table:number-columns-repeated="7"/>
          <table:table-cell office:value-type="string" calcext:value-type="string">
            <text:p>0.156932</text:p>
          </table:table-cell>
          <table:table-cell table:number-columns-repeated="101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Муратова, 2</text:p>
          </table:table-cell>
          <table:table-cell office:value-type="string" calcext:value-type="string">
            <text:p>С?лтан</text:p>
          </table:table-cell>
          <table:table-cell table:number-columns-repeated="7"/>
          <table:table-cell office:value-type="string" calcext:value-type="string">
            <text:p>0.185053</text:p>
          </table:table-cell>
          <table:table-cell table:number-columns-repeated="1013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Туркестан, 51</text:p>
          </table:table-cell>
          <table:table-cell office:value-type="string" calcext:value-type="string">
            <text:p>Шурик</text:p>
          </table:table-cell>
          <table:table-cell table:number-columns-repeated="7"/>
          <table:table-cell office:value-type="string" calcext:value-type="string">
            <text:p>0.0714682</text:p>
          </table:table-cell>
          <table:table-cell table:number-columns-repeated="1013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Туркестан, 47/1</text:p>
          </table:table-cell>
          <table:table-cell office:value-type="string" calcext:value-type="string">
            <text:p>Шах</text:p>
          </table:table-cell>
          <table:table-cell table:number-columns-repeated="7"/>
          <table:table-cell office:value-type="string" calcext:value-type="string">
            <text:p>0.057145</text:p>
          </table:table-cell>
          <table:table-cell table:number-columns-repeated="1013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Туркестан, 4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13319</text:p>
          </table:table-cell>
          <table:table-cell table:number-columns-repeated="1013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Туркестан, 55а</text:p>
          </table:table-cell>
          <table:table-cell office:value-type="string" calcext:value-type="string">
            <text:p>Продуктовый павильон</text:p>
          </table:table-cell>
          <table:table-cell table:number-columns-repeated="7"/>
          <table:table-cell office:value-type="string" calcext:value-type="string">
            <text:p>0.115034</text:p>
          </table:table-cell>
          <table:table-cell table:number-columns-repeated="1013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Туркестан, 67/2</text:p>
          </table:table-cell>
          <table:table-cell office:value-type="string" calcext:value-type="string">
            <text:p>Н?РЛЫ ЖОЛ</text:p>
          </table:table-cell>
          <table:table-cell table:number-columns-repeated="7"/>
          <table:table-cell office:value-type="string" calcext:value-type="string">
            <text:p>0.0478191</text:p>
          </table:table-cell>
          <table:table-cell table:number-columns-repeated="1013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Туркестан, 67/1</text:p>
          </table:table-cell>
          <table:table-cell office:value-type="string" calcext:value-type="string">
            <text:p>Тахир</text:p>
          </table:table-cell>
          <table:table-cell table:number-columns-repeated="7"/>
          <table:table-cell office:value-type="string" calcext:value-type="string">
            <text:p>0.139613</text:p>
          </table:table-cell>
          <table:table-cell table:number-columns-repeated="101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Туркестан, 57</text:p>
          </table:table-cell>
          <table:table-cell office:value-type="string" calcext:value-type="string">
            <text:p>Даурен</text:p>
          </table:table-cell>
          <table:table-cell table:number-columns-repeated="7"/>
          <table:table-cell office:value-type="string" calcext:value-type="string">
            <text:p>0.138658</text:p>
          </table:table-cell>
          <table:table-cell table:number-columns-repeated="1013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Туркестан, 67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156508</text:p>
          </table:table-cell>
          <table:table-cell table:number-columns-repeated="1013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Туркестан, 79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97609</text:p>
          </table:table-cell>
          <table:table-cell table:number-columns-repeated="101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Тореза, 6Б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722003</text:p>
          </table:table-cell>
          <table:table-cell table:number-columns-repeated="101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Инкардария, 43</text:p>
          </table:table-cell>
          <table:table-cell office:value-type="string" calcext:value-type="string">
            <text:p>Сапар</text:p>
          </table:table-cell>
          <table:table-cell table:number-columns-repeated="7"/>
          <table:table-cell office:value-type="string" calcext:value-type="string">
            <text:p>0.181264</text:p>
          </table:table-cell>
          <table:table-cell table:number-columns-repeated="1013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Тореза, 8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07683</text:p>
          </table:table-cell>
          <table:table-cell table:number-columns-repeated="101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Шмидта, 12, 1 этаж</text:p>
          </table:table-cell>
          <table:table-cell office:value-type="string" calcext:value-type="string">
            <text:p>Диляра</text:p>
          </table:table-cell>
          <table:table-cell table:number-columns-repeated="7"/>
          <table:table-cell office:value-type="string" calcext:value-type="string">
            <text:p>0.0281683</text:p>
          </table:table-cell>
          <table:table-cell table:number-columns-repeated="101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Шмидта, 9а</text:p>
          </table:table-cell>
          <table:table-cell office:value-type="string" calcext:value-type="string">
            <text:p>Мини-маркет</text:p>
          </table:table-cell>
          <table:table-cell table:number-columns-repeated="7"/>
          <table:table-cell office:value-type="string" calcext:value-type="string">
            <text:p>0.036822</text:p>
          </table:table-cell>
          <table:table-cell table:number-columns-repeated="1013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Шмидта, 9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116921</text:p>
          </table:table-cell>
          <table:table-cell table:number-columns-repeated="101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Шмидта, 9, 1 этаж</text:p>
          </table:table-cell>
          <table:table-cell office:value-type="string" calcext:value-type="string">
            <text:p>Дельфин</text:p>
          </table:table-cell>
          <table:table-cell table:number-columns-repeated="7"/>
          <table:table-cell office:value-type="string" calcext:value-type="string">
            <text:p>0.111951</text:p>
          </table:table-cell>
          <table:table-cell table:number-columns-repeated="1013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Галицына, 15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445513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Туркестан, 106/1, 1 этаж</text:p>
          </table:table-cell>
          <table:table-cell office:value-type="string" calcext:value-type="string">
            <text:p>City Market</text:p>
          </table:table-cell>
          <table:table-cell table:number-columns-repeated="7"/>
          <table:table-cell office:value-type="string" calcext:value-type="string">
            <text:p>0.654719</text:p>
          </table:table-cell>
          <table:table-cell table:number-columns-repeated="101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Кошкар-ата, 1/1</text:p>
          </table:table-cell>
          <table:table-cell office:value-type="string" calcext:value-type="string">
            <text:p>Байназар</text:p>
          </table:table-cell>
          <table:table-cell table:number-columns-repeated="7"/>
          <table:table-cell office:value-type="string" calcext:value-type="string">
            <text:p>1.34918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Аккурай, 33/1</text:p>
          </table:table-cell>
          <table:table-cell office:value-type="string" calcext:value-type="string">
            <text:p>?демі ?же</text:p>
          </table:table-cell>
          <table:table-cell table:number-columns-repeated="7"/>
          <table:table-cell office:value-type="string" calcext:value-type="string">
            <text:p>0.379801</text:p>
          </table:table-cell>
          <table:table-cell table:number-columns-repeated="101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Бозжусан, 54/1</text:p>
          </table:table-cell>
          <table:table-cell office:value-type="string" calcext:value-type="string">
            <text:p>Исман ата</text:p>
          </table:table-cell>
          <table:table-cell table:number-columns-repeated="7"/>
          <table:table-cell office:value-type="string" calcext:value-type="string">
            <text:p>0.261664</text:p>
          </table:table-cell>
          <table:table-cell table:number-columns-repeated="1013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Новостройка, 1</text:p>
          </table:table-cell>
          <table:table-cell office:value-type="string" calcext:value-type="string">
            <text:p>Октам ата</text:p>
          </table:table-cell>
          <table:table-cell table:number-columns-repeated="7"/>
          <table:table-cell office:value-type="string" calcext:value-type="string">
            <text:p>0.774971</text:p>
          </table:table-cell>
          <table:table-cell table:number-columns-repeated="101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Арасан, 45/6</text:p>
          </table:table-cell>
          <table:table-cell office:value-type="string" calcext:value-type="string">
            <text:p>Арзан</text:p>
          </table:table-cell>
          <table:table-cell table:number-columns-repeated="7"/>
          <table:table-cell office:value-type="string" calcext:value-type="string">
            <text:p>0.364194</text:p>
          </table:table-cell>
          <table:table-cell table:number-columns-repeated="1013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Туркестан, 1/1</text:p>
          </table:table-cell>
          <table:table-cell office:value-type="string" calcext:value-type="string">
            <text:p>Ханшайым</text:p>
          </table:table-cell>
          <table:table-cell table:number-columns-repeated="7"/>
          <table:table-cell office:value-type="string" calcext:value-type="string">
            <text:p>0.0585713</text:p>
          </table:table-cell>
          <table:table-cell table:number-columns-repeated="101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Теренозек, 1/2</text:p>
          </table:table-cell>
          <table:table-cell office:value-type="string" calcext:value-type="string">
            <text:p>Кулдар ана</text:p>
          </table:table-cell>
          <table:table-cell table:number-columns-repeated="7"/>
          <table:table-cell office:value-type="string" calcext:value-type="string">
            <text:p>0.187012</text:p>
          </table:table-cell>
          <table:table-cell table:number-columns-repeated="10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Жанатурмыс, 1/1</text:p>
          </table:table-cell>
          <table:table-cell office:value-type="string" calcext:value-type="string">
            <text:p>Айнур</text:p>
          </table:table-cell>
          <table:table-cell table:number-columns-repeated="7"/>
          <table:table-cell office:value-type="string" calcext:value-type="string">
            <text:p>0.164675</text:p>
          </table:table-cell>
          <table:table-cell table:number-columns-repeated="1013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Туркестан, 2/2</text:p>
          </table:table-cell>
          <table:table-cell office:value-type="string" calcext:value-type="string">
            <text:p>Нурлы Тау</text:p>
          </table:table-cell>
          <table:table-cell table:number-columns-repeated="7"/>
          <table:table-cell office:value-type="string" calcext:value-type="string">
            <text:p>0.137509</text:p>
          </table:table-cell>
          <table:table-cell table:number-columns-repeated="101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Тамерлановское шоссе, 1/2г</text:p>
          </table:table-cell>
          <table:table-cell office:value-type="string" calcext:value-type="string">
            <text:p>ДАСТАН</text:p>
          </table:table-cell>
          <table:table-cell table:number-columns-repeated="7"/>
          <table:table-cell office:value-type="string" calcext:value-type="string">
            <text:p>0.124772</text:p>
          </table:table-cell>
          <table:table-cell table:number-columns-repeated="101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Арасан, 2/1</text:p>
          </table:table-cell>
          <table:table-cell office:value-type="string" calcext:value-type="string">
            <text:p>Багдад</text:p>
          </table:table-cell>
          <table:table-cell table:number-columns-repeated="7"/>
          <table:table-cell office:value-type="string" calcext:value-type="string">
            <text:p>0.217561</text:p>
          </table:table-cell>
          <table:table-cell table:number-columns-repeated="101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Актерек, 7/3</text:p>
          </table:table-cell>
          <table:table-cell office:value-type="string" calcext:value-type="string">
            <text:p>Индира</text:p>
          </table:table-cell>
          <table:table-cell table:number-columns-repeated="7"/>
          <table:table-cell office:value-type="string" calcext:value-type="string">
            <text:p>0.578452</text:p>
          </table:table-cell>
          <table:table-cell table:number-columns-repeated="1013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Аркалык, 37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20016</text:p>
          </table:table-cell>
          <table:table-cell table:number-columns-repeated="101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Аркалык, 30</text:p>
          </table:table-cell>
          <table:table-cell office:value-type="string" calcext:value-type="string">
            <text:p>Асемгул ана</text:p>
          </table:table-cell>
          <table:table-cell table:number-columns-repeated="7"/>
          <table:table-cell office:value-type="string" calcext:value-type="string">
            <text:p>0.3473</text:p>
          </table:table-cell>
          <table:table-cell table:number-columns-repeated="10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Куртаева, 29</text:p>
          </table:table-cell>
          <table:table-cell office:value-type="string" calcext:value-type="string">
            <text:p>АЗАМАТ</text:p>
          </table:table-cell>
          <table:table-cell table:number-columns-repeated="7"/>
          <table:table-cell office:value-type="string" calcext:value-type="string">
            <text:p>0.386824</text:p>
          </table:table-cell>
          <table:table-cell table:number-columns-repeated="1013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Кулжабай Толеуова, 3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14186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Куртаева, 350/3</text:p>
          </table:table-cell>
          <table:table-cell office:value-type="string" calcext:value-type="string">
            <text:p>Сабыржан ата</text:p>
          </table:table-cell>
          <table:table-cell table:number-columns-repeated="7"/>
          <table:table-cell office:value-type="string" calcext:value-type="string">
            <text:p>0.292085</text:p>
          </table:table-cell>
          <table:table-cell table:number-columns-repeated="1013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Кекилова Жакиябека, 12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312222</text:p>
          </table:table-cell>
          <table:table-cell table:number-columns-repeated="10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Теректи, 19/1</text:p>
          </table:table-cell>
          <table:table-cell office:value-type="string" calcext:value-type="string">
            <text:p>ЭФЕ</text:p>
          </table:table-cell>
          <table:table-cell table:number-columns-repeated="7"/>
          <table:table-cell office:value-type="string" calcext:value-type="string">
            <text:p>0.0409456</text:p>
          </table:table-cell>
          <table:table-cell table:number-columns-repeated="1013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Теректи, 18/2</text:p>
          </table:table-cell>
          <table:table-cell office:value-type="string" calcext:value-type="string">
            <text:p>ШЫРЫН</text:p>
          </table:table-cell>
          <table:table-cell table:number-columns-repeated="7"/>
          <table:table-cell office:value-type="string" calcext:value-type="string">
            <text:p>0.226311</text:p>
          </table:table-cell>
          <table:table-cell table:number-columns-repeated="10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Махмудова, 77/1, 1 этаж</text:p>
          </table:table-cell>
          <table:table-cell office:value-type="string" calcext:value-type="string">
            <text:p>Айжан</text:p>
          </table:table-cell>
          <table:table-cell table:number-columns-repeated="7"/>
          <table:table-cell office:value-type="string" calcext:value-type="string">
            <text:p>0.248033</text:p>
          </table:table-cell>
          <table:table-cell table:number-columns-repeated="1013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Жусанды, 26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3397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Жиделибайсын, 89, 1 этаж</text:p>
          </table:table-cell>
          <table:table-cell office:value-type="string" calcext:value-type="string">
            <text:p>?сел</text:p>
          </table:table-cell>
          <table:table-cell table:number-columns-repeated="7"/>
          <table:table-cell office:value-type="string" calcext:value-type="string">
            <text:p>0.0672827</text:p>
          </table:table-cell>
          <table:table-cell table:number-columns-repeated="101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Жиделибайсын, 80/6</text:p>
          </table:table-cell>
          <table:table-cell office:value-type="string" calcext:value-type="string">
            <text:p>Ерке-Ан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Жиделибайсын, 80/6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993043</text:p>
          </table:table-cell>
          <table:table-cell table:number-columns-repeated="101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Акниет, 20</text:p>
          </table:table-cell>
          <table:table-cell office:value-type="string" calcext:value-type="string">
            <text:p>Клара</text:p>
          </table:table-cell>
          <table:table-cell table:number-columns-repeated="7"/>
          <table:table-cell office:value-type="string" calcext:value-type="string">
            <text:p>0.247306</text:p>
          </table:table-cell>
          <table:table-cell table:number-columns-repeated="10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Жиделибайсын, 90/4</text:p>
          </table:table-cell>
          <table:table-cell office:value-type="string" calcext:value-type="string">
            <text:p>Азат</text:p>
          </table:table-cell>
          <table:table-cell table:number-columns-repeated="7"/>
          <table:table-cell office:value-type="string" calcext:value-type="string">
            <text:p>0.0384427</text:p>
          </table:table-cell>
          <table:table-cell table:number-columns-repeated="101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Жиделибайсын, 103, 1 этаж</text:p>
          </table:table-cell>
          <table:table-cell office:value-type="string" calcext:value-type="string">
            <text:p>Жаулан</text:p>
          </table:table-cell>
          <table:table-cell table:number-columns-repeated="7"/>
          <table:table-cell office:value-type="string" calcext:value-type="string">
            <text:p>0.145603</text:p>
          </table:table-cell>
          <table:table-cell table:number-columns-repeated="101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Жусанды, 52/1</text:p>
          </table:table-cell>
          <table:table-cell office:value-type="string" calcext:value-type="string">
            <text:p>Арай</text:p>
          </table:table-cell>
          <table:table-cell table:number-columns-repeated="7"/>
          <table:table-cell office:value-type="string" calcext:value-type="string">
            <text:p>0.0744296</text:p>
          </table:table-cell>
          <table:table-cell table:number-columns-repeated="1013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Жиделибайсын, 33/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76698</text:p>
          </table:table-cell>
          <table:table-cell table:number-columns-repeated="1013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Жиделибайсын, 92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Жиделибайсын, 92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Жиделибайсын, 92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11745</text:p>
          </table:table-cell>
          <table:table-cell table:number-columns-repeated="1013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Кос-Диермен, 1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85979</text:p>
          </table:table-cell>
          <table:table-cell table:number-columns-repeated="1013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Тамерлановское шоссе, 129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737222</text:p>
          </table:table-cell>
          <table:table-cell table:number-columns-repeated="101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Жиделибайсын, 92/2, 1 этаж</text:p>
          </table:table-cell>
          <table:table-cell office:value-type="string" calcext:value-type="string">
            <text:p>Мират</text:p>
          </table:table-cell>
          <table:table-cell table:number-columns-repeated="7"/>
          <table:table-cell office:value-type="string" calcext:value-type="string">
            <text:p>0.282127</text:p>
          </table:table-cell>
          <table:table-cell table:number-columns-repeated="101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Сыпырган ата, 1Б, 1 этаж</text:p>
          </table:table-cell>
          <table:table-cell office:value-type="string" calcext:value-type="string">
            <text:p>ЖА?АЛЫ?</text:p>
          </table:table-cell>
          <table:table-cell table:number-columns-repeated="7"/>
          <table:table-cell office:value-type="string" calcext:value-type="string">
            <text:p>0.167489</text:p>
          </table:table-cell>
          <table:table-cell table:number-columns-repeated="101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Тамерлановское шоссе, 148/1, 1 этаж</text:p>
          </table:table-cell>
          <table:table-cell office:value-type="string" calcext:value-type="string">
            <text:p>Жибек Жан</text:p>
          </table:table-cell>
          <table:table-cell table:number-columns-repeated="7"/>
          <table:table-cell office:value-type="string" calcext:value-type="string">
            <text:p>0.258993</text:p>
          </table:table-cell>
          <table:table-cell table:number-columns-repeated="101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Сейфуллина, 1</text:p>
          </table:table-cell>
          <table:table-cell office:value-type="string" calcext:value-type="string">
            <text:p>Аят</text:p>
          </table:table-cell>
          <table:table-cell table:number-columns-repeated="7"/>
          <table:table-cell office:value-type="string" calcext:value-type="string">
            <text:p>0.162579</text:p>
          </table:table-cell>
          <table:table-cell table:number-columns-repeated="101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Сыпырган ата, 22</text:p>
          </table:table-cell>
          <table:table-cell office:value-type="string" calcext:value-type="string">
            <text:p>Биржан</text:p>
          </table:table-cell>
          <table:table-cell table:number-columns-repeated="7"/>
          <table:table-cell office:value-type="string" calcext:value-type="string">
            <text:p>0.0877837</text:p>
          </table:table-cell>
          <table:table-cell table:number-columns-repeated="101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Жансугурова, 2/1</text:p>
          </table:table-cell>
          <table:table-cell office:value-type="string" calcext:value-type="string">
            <text:p>Жадыра</text:p>
          </table:table-cell>
          <table:table-cell table:number-columns-repeated="7"/>
          <table:table-cell office:value-type="string" calcext:value-type="string">
            <text:p>0.543472</text:p>
          </table:table-cell>
          <table:table-cell table:number-columns-repeated="101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Бостан Алимбекова, 18</text:p>
          </table:table-cell>
          <table:table-cell office:value-type="string" calcext:value-type="string">
            <text:p>Кызыл дала</text:p>
          </table:table-cell>
          <table:table-cell table:number-columns-repeated="7"/>
          <table:table-cell office:value-type="string" calcext:value-type="string">
            <text:p>0.197115</text:p>
          </table:table-cell>
          <table:table-cell table:number-columns-repeated="10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Алматинская трасса, 36/1, 1 этаж</text:p>
          </table:table-cell>
          <table:table-cell office:value-type="string" calcext:value-type="string">
            <text:p>Ай-Сара</text:p>
          </table:table-cell>
          <table:table-cell table:number-columns-repeated="7"/>
          <table:table-cell office:value-type="string" calcext:value-type="string">
            <text:p>0.0613341</text:p>
          </table:table-cell>
          <table:table-cell table:number-columns-repeated="101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Бостан Алимбекова, 37</text:p>
          </table:table-cell>
          <table:table-cell office:value-type="string" calcext:value-type="string">
            <text:p>Достык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Бостан Алимбекова, 37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600703</text:p>
          </table:table-cell>
          <table:table-cell table:number-columns-repeated="1013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Мейримди, 133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58327</text:p>
          </table:table-cell>
          <table:table-cell table:number-columns-repeated="101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Тамерлановское шоссе, 90/4, 1 этаж</text:p>
          </table:table-cell>
          <table:table-cell office:value-type="string" calcext:value-type="string">
            <text:p>ІНЖУ</text:p>
          </table:table-cell>
          <table:table-cell table:number-columns-repeated="7"/>
          <table:table-cell office:value-type="string" calcext:value-type="string">
            <text:p>0.252805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Тамерлановское шоссе, 202, 1 этаж</text:p>
          </table:table-cell>
          <table:table-cell office:value-type="string" calcext:value-type="string">
            <text:p>Nesibeli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Тамерлановское шоссе, 202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347025</text:p>
          </table:table-cell>
          <table:table-cell table:number-columns-repeated="1013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Тамерлановское шоссе, 202/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739161</text:p>
          </table:table-cell>
          <table:table-cell table:number-columns-repeated="1013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Алимбетова, 62/3</text:p>
          </table:table-cell>
          <table:table-cell office:value-type="string" calcext:value-type="string">
            <text:p>Шым</text:p>
          </table:table-cell>
          <table:table-cell table:number-columns-repeated="7"/>
          <table:table-cell office:value-type="string" calcext:value-type="string">
            <text:p>0.0225834</text:p>
          </table:table-cell>
          <table:table-cell table:number-columns-repeated="101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Алимбетова, 62/1, 1 этаж</text:p>
          </table:table-cell>
          <table:table-cell office:value-type="string" calcext:value-type="string">
            <text:p>Зафар</text:p>
          </table:table-cell>
          <table:table-cell table:number-columns-repeated="7"/>
          <table:table-cell office:value-type="string" calcext:value-type="string">
            <text:p>0.156461</text:p>
          </table:table-cell>
          <table:table-cell table:number-columns-repeated="101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Айбергенова, 71а/2</text:p>
          </table:table-cell>
          <table:table-cell office:value-type="string" calcext:value-type="string">
            <text:p>Аслан</text:p>
          </table:table-cell>
          <table:table-cell table:number-columns-repeated="7"/>
          <table:table-cell office:value-type="string" calcext:value-type="string">
            <text:p>0.228835</text:p>
          </table:table-cell>
          <table:table-cell table:number-columns-repeated="1013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Болсынай Даулбаева, 1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578918</text:p>
          </table:table-cell>
          <table:table-cell table:number-columns-repeated="101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Раугаш, 1/1</text:p>
          </table:table-cell>
          <table:table-cell office:value-type="string" calcext:value-type="string">
            <text:p>АКНИЕТ</text:p>
          </table:table-cell>
          <table:table-cell table:number-columns-repeated="7"/>
          <table:table-cell office:value-type="string" calcext:value-type="string">
            <text:p>0.18856</text:p>
          </table:table-cell>
          <table:table-cell table:number-columns-repeated="1013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Аскар Тау, 2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07187</text:p>
          </table:table-cell>
          <table:table-cell table:number-columns-repeated="101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Ак Биик, 1/1, 1 этаж</text:p>
          </table:table-cell>
          <table:table-cell office:value-type="string" calcext:value-type="string">
            <text:p>Арсен</text:p>
          </table:table-cell>
          <table:table-cell table:number-columns-repeated="7"/>
          <table:table-cell office:value-type="string" calcext:value-type="string">
            <text:p>0.567022</text:p>
          </table:table-cell>
          <table:table-cell table:number-columns-repeated="101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Тамерлановское шоссе, 236/16</text:p>
          </table:table-cell>
          <table:table-cell office:value-type="string" calcext:value-type="string">
            <text:p>Алия</text:p>
          </table:table-cell>
          <table:table-cell table:number-columns-repeated="7"/>
          <table:table-cell office:value-type="string" calcext:value-type="string">
            <text:p>0.690064</text:p>
          </table:table-cell>
          <table:table-cell table:number-columns-repeated="1013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Тасбулак, 59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94772</text:p>
          </table:table-cell>
          <table:table-cell table:number-columns-repeated="101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Тасбулак, 1/2</text:p>
          </table:table-cell>
          <table:table-cell office:value-type="string" calcext:value-type="string">
            <text:p>Думан</text:p>
          </table:table-cell>
          <table:table-cell table:number-columns-repeated="7"/>
          <table:table-cell office:value-type="string" calcext:value-type="string">
            <text:p>0.47278</text:p>
          </table:table-cell>
          <table:table-cell table:number-columns-repeated="101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Талдысай, 710</text:p>
          </table:table-cell>
          <table:table-cell office:value-type="string" calcext:value-type="string">
            <text:p>Рахмет</text:p>
          </table:table-cell>
          <table:table-cell table:number-columns-repeated="7"/>
          <table:table-cell office:value-type="string" calcext:value-type="string">
            <text:p>0.174001</text:p>
          </table:table-cell>
          <table:table-cell table:number-columns-repeated="1013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Атануры, 423</text:p>
          </table:table-cell>
          <table:table-cell office:value-type="string" calcext:value-type="string">
            <text:p>Тастанбек ата</text:p>
          </table:table-cell>
          <table:table-cell table:number-columns-repeated="7"/>
          <table:table-cell office:value-type="string" calcext:value-type="string">
            <text:p>0.448235</text:p>
          </table:table-cell>
          <table:table-cell table:number-columns-repeated="101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Жибек жолы, 1/1</text:p>
          </table:table-cell>
          <table:table-cell office:value-type="string" calcext:value-type="string">
            <text:p>Ирсали</text:p>
          </table:table-cell>
          <table:table-cell table:number-columns-repeated="7"/>
          <table:table-cell office:value-type="string" calcext:value-type="string">
            <text:p>0.650067</text:p>
          </table:table-cell>
          <table:table-cell table:number-columns-repeated="1013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Муратова, 10/1</text:p>
          </table:table-cell>
          <table:table-cell office:value-type="string" calcext:value-type="string">
            <text:p>Томирис</text:p>
          </table:table-cell>
          <table:table-cell table:number-columns-repeated="7"/>
          <table:table-cell office:value-type="string" calcext:value-type="string">
            <text:p>0.0877652</text:p>
          </table:table-cell>
          <table:table-cell table:number-columns-repeated="101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Козы Корпеш, 10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973236</text:p>
          </table:table-cell>
          <table:table-cell table:number-columns-repeated="101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Иле, 10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2.66692</text:p>
          </table:table-cell>
          <table:table-cell table:number-columns-repeated="101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Куртаева, 45/4</text:p>
          </table:table-cell>
          <table:table-cell office:value-type="string" calcext:value-type="string">
            <text:p>Еркебулан</text:p>
          </table:table-cell>
          <table:table-cell table:number-columns-repeated="7"/>
          <table:table-cell office:value-type="string" calcext:value-type="string">
            <text:p>0.314139</text:p>
          </table:table-cell>
          <table:table-cell table:number-columns-repeated="1013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Арасан, 45/2</text:p>
          </table:table-cell>
          <table:table-cell office:value-type="string" calcext:value-type="string">
            <text:p>НАЗЫМ</text:p>
          </table:table-cell>
          <table:table-cell table:number-columns-repeated="7"/>
          <table:table-cell office:value-type="string" calcext:value-type="string">
            <text:p>0.143863</text:p>
          </table:table-cell>
          <table:table-cell table:number-columns-repeated="101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Куртаева, 7/8</text:p>
          </table:table-cell>
          <table:table-cell office:value-type="string" calcext:value-type="string">
            <text:p>Казына</text:p>
          </table:table-cell>
          <table:table-cell table:number-columns-repeated="7"/>
          <table:table-cell office:value-type="string" calcext:value-type="string">
            <text:p>0.160449</text:p>
          </table:table-cell>
          <table:table-cell table:number-columns-repeated="101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Куртаева, 8/5</text:p>
          </table:table-cell>
          <table:table-cell office:value-type="string" calcext:value-type="string">
            <text:p>Еркебулан</text:p>
          </table:table-cell>
          <table:table-cell table:number-columns-repeated="7"/>
          <table:table-cell office:value-type="string" calcext:value-type="string">
            <text:p>0.361046</text:p>
          </table:table-cell>
          <table:table-cell table:number-columns-repeated="10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Куртаева, 3/3</text:p>
          </table:table-cell>
          <table:table-cell office:value-type="string" calcext:value-type="string">
            <text:p>Абзал</text:p>
          </table:table-cell>
          <table:table-cell table:number-columns-repeated="7"/>
          <table:table-cell office:value-type="string" calcext:value-type="string">
            <text:p>1.85881</text:p>
          </table:table-cell>
          <table:table-cell table:number-columns-repeated="1013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Ахметова, 22/1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438245</text:p>
          </table:table-cell>
          <table:table-cell table:number-columns-repeated="1013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Ахметова, 437</text:p>
          </table:table-cell>
          <table:table-cell office:value-type="string" calcext:value-type="string">
            <text:p>Мирас</text:p>
          </table:table-cell>
          <table:table-cell table:number-columns-repeated="7"/>
          <table:table-cell office:value-type="string" calcext:value-type="string">
            <text:p>0.152851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Бактияров, 27/1</text:p>
          </table:table-cell>
          <table:table-cell office:value-type="string" calcext:value-type="string">
            <text:p>?діл</text:p>
          </table:table-cell>
          <table:table-cell table:number-columns-repeated="7"/>
          <table:table-cell office:value-type="string" calcext:value-type="string">
            <text:p>1.24645</text:p>
          </table:table-cell>
          <table:table-cell table:number-columns-repeated="101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Искакова, 1/6</text:p>
          </table:table-cell>
          <table:table-cell office:value-type="string" calcext:value-type="string">
            <text:p>Бек</text:p>
          </table:table-cell>
          <table:table-cell table:number-columns-repeated="7"/>
          <table:table-cell office:value-type="string" calcext:value-type="string">
            <text:p>0.155463</text:p>
          </table:table-cell>
          <table:table-cell table:number-columns-repeated="10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Шымбулак, 1/4</text:p>
          </table:table-cell>
          <table:table-cell office:value-type="string" calcext:value-type="string">
            <text:p>Айкерим</text:p>
          </table:table-cell>
          <table:table-cell table:number-columns-repeated="7"/>
          <table:table-cell office:value-type="string" calcext:value-type="string">
            <text:p>0.0889337</text:p>
          </table:table-cell>
          <table:table-cell table:number-columns-repeated="1013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Искакова, 5/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84927</text:p>
          </table:table-cell>
          <table:table-cell table:number-columns-repeated="101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Искакова, 1/9, 1 этаж</text:p>
          </table:table-cell>
          <table:table-cell office:value-type="string" calcext:value-type="string">
            <text:p>Аружан</text:p>
          </table:table-cell>
          <table:table-cell table:number-columns-repeated="7"/>
          <table:table-cell office:value-type="string" calcext:value-type="string">
            <text:p>0.294747</text:p>
          </table:table-cell>
          <table:table-cell table:number-columns-repeated="101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Айшуак, 2/1</text:p>
          </table:table-cell>
          <table:table-cell office:value-type="string" calcext:value-type="string">
            <text:p>Жазира</text:p>
          </table:table-cell>
          <table:table-cell table:number-columns-repeated="7"/>
          <table:table-cell office:value-type="string" calcext:value-type="string">
            <text:p>0.403097</text:p>
          </table:table-cell>
          <table:table-cell table:number-columns-repeated="1013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Мамак Сыздыкулы, 3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1.34853</text:p>
          </table:table-cell>
          <table:table-cell table:number-columns-repeated="1013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Абдраймова, 1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50745</text:p>
          </table:table-cell>
          <table:table-cell table:number-columns-repeated="101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Абдраймова, 29/1</text:p>
          </table:table-cell>
          <table:table-cell office:value-type="string" calcext:value-type="string">
            <text:p>Игілік</text:p>
          </table:table-cell>
          <table:table-cell table:number-columns-repeated="7"/>
          <table:table-cell office:value-type="string" calcext:value-type="string">
            <text:p>0.0596103</text:p>
          </table:table-cell>
          <table:table-cell table:number-columns-repeated="10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Абдраймова, 41</text:p>
          </table:table-cell>
          <table:table-cell office:value-type="string" calcext:value-type="string">
            <text:p>Азиза</text:p>
          </table:table-cell>
          <table:table-cell table:number-columns-repeated="7"/>
          <table:table-cell office:value-type="string" calcext:value-type="string">
            <text:p>0.206381</text:p>
          </table:table-cell>
          <table:table-cell table:number-columns-repeated="1013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Абдраймова, 2/7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71417</text:p>
          </table:table-cell>
          <table:table-cell table:number-columns-repeated="10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Абдраймова, 3/1</text:p>
          </table:table-cell>
          <table:table-cell office:value-type="string" calcext:value-type="string">
            <text:p>Айару</text:p>
          </table:table-cell>
          <table:table-cell table:number-columns-repeated="7"/>
          <table:table-cell office:value-type="string" calcext:value-type="string">
            <text:p>0.73535</text:p>
          </table:table-cell>
          <table:table-cell table:number-columns-repeated="101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Абдраймова, 11/1</text:p>
          </table:table-cell>
          <table:table-cell office:value-type="string" calcext:value-type="string">
            <text:p>Ассорти</text:p>
          </table:table-cell>
          <table:table-cell table:number-columns-repeated="7"/>
          <table:table-cell office:value-type="string" calcext:value-type="string">
            <text:p>1.2908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Жуманова, 23/1</text:p>
          </table:table-cell>
          <table:table-cell office:value-type="string" calcext:value-type="string">
            <text:p>??рмет</text:p>
          </table:table-cell>
          <table:table-cell table:number-columns-repeated="7"/>
          <table:table-cell office:value-type="string" calcext:value-type="string">
            <text:p>0.128267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Тастан, 4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76586</text:p>
          </table:table-cell>
          <table:table-cell table:number-columns-repeated="1013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Жуманова, 22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440137</text:p>
          </table:table-cell>
          <table:table-cell table:number-columns-repeated="101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Жанаталап микрорайон, 1/10</text:p>
          </table:table-cell>
          <table:table-cell office:value-type="string" calcext:value-type="string">
            <text:p>Таксофон</text:p>
          </table:table-cell>
          <table:table-cell table:number-columns-repeated="7"/>
          <table:table-cell office:value-type="string" calcext:value-type="string">
            <text:p>0.2705</text:p>
          </table:table-cell>
          <table:table-cell table:number-columns-repeated="1013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Айбар, 23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480129</text:p>
          </table:table-cell>
          <table:table-cell table:number-columns-repeated="1013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Ушжурт, 1/1</text:p>
          </table:table-cell>
          <table:table-cell office:value-type="string" calcext:value-type="string">
            <text:p>Миллионер</text:p>
          </table:table-cell>
          <table:table-cell table:number-columns-repeated="7"/>
          <table:table-cell office:value-type="string" calcext:value-type="string">
            <text:p>4.21542</text:p>
          </table:table-cell>
          <table:table-cell table:number-columns-repeated="1013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Серикбаева, 1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34793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Таубалытас, 38</text:p>
          </table:table-cell>
          <table:table-cell office:value-type="string" calcext:value-type="string">
            <text:p>Самко</text:p>
          </table:table-cell>
          <table:table-cell table:number-columns-repeated="7"/>
          <table:table-cell office:value-type="string" calcext:value-type="string">
            <text:p>0.202662</text:p>
          </table:table-cell>
          <table:table-cell table:number-columns-repeated="101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Тарбагатай, 1</text:p>
          </table:table-cell>
          <table:table-cell office:value-type="string" calcext:value-type="string">
            <text:p>Жиделі</text:p>
          </table:table-cell>
          <table:table-cell table:number-columns-repeated="7"/>
          <table:table-cell office:value-type="string" calcext:value-type="string">
            <text:p>0.115</text:p>
          </table:table-cell>
          <table:table-cell table:number-columns-repeated="101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Тарбагатай, 5/1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588764</text:p>
          </table:table-cell>
          <table:table-cell table:number-columns-repeated="101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Таубалытас, 68/1</text:p>
          </table:table-cell>
          <table:table-cell office:value-type="string" calcext:value-type="string">
            <text:p>Асылжан</text:p>
          </table:table-cell>
          <table:table-cell table:number-columns-repeated="7"/>
          <table:table-cell office:value-type="string" calcext:value-type="string">
            <text:p>0.394896</text:p>
          </table:table-cell>
          <table:table-cell table:number-columns-repeated="10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Таубалытас, 1/2</text:p>
          </table:table-cell>
          <table:table-cell office:value-type="string" calcext:value-type="string">
            <text:p>Айнур</text:p>
          </table:table-cell>
          <table:table-cell table:number-columns-repeated="7"/>
          <table:table-cell office:value-type="string" calcext:value-type="string">
            <text:p>0.0599917</text:p>
          </table:table-cell>
          <table:table-cell table:number-columns-repeated="1013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Шалкаркол, 35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2.74121</text:p>
          </table:table-cell>
          <table:table-cell table:number-columns-repeated="101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Тамерлановское шоссе, 14/8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8.31201</text:p>
          </table:table-cell>
          <table:table-cell table:number-columns-repeated="1013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Сыпырган ата, 1/1, 1 этаж</text:p>
          </table:table-cell>
          <table:table-cell office:value-type="string" calcext:value-type="string">
            <text:p>ШАhАР</text:p>
          </table:table-cell>
          <table:table-cell table:number-columns-repeated="7"/>
          <table:table-cell office:value-type="string" calcext:value-type="string">
            <text:p>0.194233</text:p>
          </table:table-cell>
          <table:table-cell table:number-columns-repeated="101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Аль-Фараби, 94/5</text:p>
          </table:table-cell>
          <table:table-cell office:value-type="string" calcext:value-type="string">
            <text:p>Магазин продуктов питания</text:p>
          </table:table-cell>
          <table:table-cell table:number-columns-repeated="7"/>
          <table:table-cell office:value-type="string" calcext:value-type="string">
            <text:p>0.231276</text:p>
          </table:table-cell>
          <table:table-cell table:number-columns-repeated="1013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Бабыра, 98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0454407</text:p>
          </table:table-cell>
          <table:table-cell table:number-columns-repeated="101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Бабыра, 100</text:p>
          </table:table-cell>
          <table:table-cell office:value-type="string" calcext:value-type="string">
            <text:p>Гараж</text:p>
          </table:table-cell>
          <table:table-cell table:number-columns-repeated="7"/>
          <table:table-cell office:value-type="string" calcext:value-type="string">
            <text:p>0.0995793</text:p>
          </table:table-cell>
          <table:table-cell table:number-columns-repeated="1013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Бабыра, 90</text:p>
          </table:table-cell>
          <table:table-cell office:value-type="string" calcext:value-type="string">
            <text:p>Оптовик+</text:p>
          </table:table-cell>
          <table:table-cell table:number-columns-repeated="7"/>
          <table:table-cell office:value-type="string" calcext:value-type="string">
            <text:p>0.161135</text:p>
          </table:table-cell>
          <table:table-cell table:number-columns-repeated="101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Бабыра, 70</text:p>
          </table:table-cell>
          <table:table-cell office:value-type="string" calcext:value-type="string">
            <text:p>Асем-ай</text:p>
          </table:table-cell>
          <table:table-cell table:number-columns-repeated="7"/>
          <table:table-cell office:value-type="string" calcext:value-type="string">
            <text:p>0.140808</text:p>
          </table:table-cell>
          <table:table-cell table:number-columns-repeated="10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Ауэзова, 49Б</text:p>
          </table:table-cell>
          <table:table-cell office:value-type="string" calcext:value-type="string">
            <text:p>Адал</text:p>
          </table:table-cell>
          <table:table-cell table:number-columns-repeated="7"/>
          <table:table-cell office:value-type="string" calcext:value-type="string">
            <text:p>0.139153</text:p>
          </table:table-cell>
          <table:table-cell table:number-columns-repeated="10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Аль-Фараби, 83</text:p>
          </table:table-cell>
          <table:table-cell office:value-type="string" calcext:value-type="string">
            <text:p>СУЛТАНБЕЙ</text:p>
          </table:table-cell>
          <table:table-cell table:number-columns-repeated="7"/>
          <table:table-cell office:value-type="string" calcext:value-type="string">
            <text:p>4.99672</text:p>
          </table:table-cell>
          <table:table-cell table:number-columns-repeated="1013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Байдибек би проспект, 20/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586664</text:p>
          </table:table-cell>
          <table:table-cell table:number-columns-repeated="101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Байдибек би проспект, 20, 1 этаж</text:p>
          </table:table-cell>
          <table:table-cell office:value-type="string" calcext:value-type="string">
            <text:p>Дана</text:p>
          </table:table-cell>
          <table:table-cell table:number-columns-repeated="7"/>
          <table:table-cell office:value-type="string" calcext:value-type="string">
            <text:p>0.0360276</text:p>
          </table:table-cell>
          <table:table-cell table:number-columns-repeated="101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Байдибек би проспект, 22а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261647</text:p>
          </table:table-cell>
          <table:table-cell table:number-columns-repeated="101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Полярная, 1/1</text:p>
          </table:table-cell>
          <table:table-cell office:value-type="string" calcext:value-type="string">
            <text:p>БАМ</text:p>
          </table:table-cell>
          <table:table-cell table:number-columns-repeated="7"/>
          <table:table-cell office:value-type="string" calcext:value-type="string">
            <text:p>0.708429</text:p>
          </table:table-cell>
          <table:table-cell table:number-columns-repeated="101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Тажибай ата, 10/1</text:p>
          </table:table-cell>
          <table:table-cell office:value-type="string" calcext:value-type="string">
            <text:p>Керемет</text:p>
          </table:table-cell>
          <table:table-cell table:number-columns-repeated="7"/>
          <table:table-cell office:value-type="string" calcext:value-type="string">
            <text:p>0.84717</text:p>
          </table:table-cell>
          <table:table-cell table:number-columns-repeated="1013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Нурсат микрорайон, 8, 1 этаж</text:p>
          </table:table-cell>
          <table:table-cell office:value-type="string" calcext:value-type="string">
            <text:p>Шолпан</text:p>
          </table:table-cell>
          <table:table-cell table:number-columns-repeated="7"/>
          <table:table-cell office:value-type="string" calcext:value-type="string">
            <text:p>0.652915</text:p>
          </table:table-cell>
          <table:table-cell table:number-columns-repeated="1013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Жанкожа батыра, 7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59748</text:p>
          </table:table-cell>
          <table:table-cell table:number-columns-repeated="1013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Байтерекова, 171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97979</text:p>
          </table:table-cell>
          <table:table-cell table:number-columns-repeated="10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Иргелес, 161/2</text:p>
          </table:table-cell>
          <table:table-cell office:value-type="string" calcext:value-type="string">
            <text:p>А? Маржан</text:p>
          </table:table-cell>
          <table:table-cell table:number-columns-repeated="7"/>
          <table:table-cell office:value-type="string" calcext:value-type="string">
            <text:p>0.0338931</text:p>
          </table:table-cell>
          <table:table-cell table:number-columns-repeated="101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Иргелес, 161/1</text:p>
          </table:table-cell>
          <table:table-cell office:value-type="string" calcext:value-type="string">
            <text:p>КАБЫЛБЕК</text:p>
          </table:table-cell>
          <table:table-cell table:number-columns-repeated="7"/>
          <table:table-cell office:value-type="string" calcext:value-type="string">
            <text:p>0.2277</text:p>
          </table:table-cell>
          <table:table-cell table:number-columns-repeated="101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Айша биби, 42/1</text:p>
          </table:table-cell>
          <table:table-cell office:value-type="string" calcext:value-type="string">
            <text:p>Бай?али</text:p>
          </table:table-cell>
          <table:table-cell table:number-columns-repeated="7"/>
          <table:table-cell office:value-type="string" calcext:value-type="string">
            <text:p>0.555109</text:p>
          </table:table-cell>
          <table:table-cell table:number-columns-repeated="101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Еримбетова, 52/6</text:p>
          </table:table-cell>
          <table:table-cell office:value-type="string" calcext:value-type="string">
            <text:p>Дара</text:p>
          </table:table-cell>
          <table:table-cell table:number-columns-repeated="7"/>
          <table:table-cell office:value-type="string" calcext:value-type="string">
            <text:p>0.444937</text:p>
          </table:table-cell>
          <table:table-cell table:number-columns-repeated="10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Еримбетова, 36/1</text:p>
          </table:table-cell>
          <table:table-cell office:value-type="string" calcext:value-type="string">
            <text:p>Айгерім</text:p>
          </table:table-cell>
          <table:table-cell table:number-columns-repeated="7"/>
          <table:table-cell office:value-type="string" calcext:value-type="string">
            <text:p>0.0614647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Сайрам микрорайон, 24, 1 этаж</text:p>
          </table:table-cell>
          <table:table-cell office:value-type="string" calcext:value-type="string">
            <text:p>Сайрам</text:p>
          </table:table-cell>
          <table:table-cell table:number-columns-repeated="7"/>
          <table:table-cell office:value-type="string" calcext:value-type="string">
            <text:p>0.146862</text:p>
          </table:table-cell>
          <table:table-cell table:number-columns-repeated="101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Сайрам микрорайон, 27/2, 1 этаж</text:p>
          </table:table-cell>
          <table:table-cell office:value-type="string" calcext:value-type="string">
            <text:p>Аян</text:p>
          </table:table-cell>
          <table:table-cell table:number-columns-repeated="7"/>
          <table:table-cell office:value-type="string" calcext:value-type="string">
            <text:p>0.126922</text:p>
          </table:table-cell>
          <table:table-cell table:number-columns-repeated="101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Сайрам микрорайон, 32, 1 этаж</text:p>
          </table:table-cell>
          <table:table-cell office:value-type="string" calcext:value-type="string">
            <text:p>Балн?р</text:p>
          </table:table-cell>
          <table:table-cell table:number-columns-repeated="7"/>
          <table:table-cell office:value-type="string" calcext:value-type="string">
            <text:p>0.228473</text:p>
          </table:table-cell>
          <table:table-cell table:number-columns-repeated="1013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Еримбетова, 24, 1 этаж</text:p>
          </table:table-cell>
          <table:table-cell office:value-type="string" calcext:value-type="string">
            <text:p>ЫРЫС АЙ</text:p>
          </table:table-cell>
          <table:table-cell table:number-columns-repeated="7"/>
          <table:table-cell office:value-type="string" calcext:value-type="string">
            <text:p>1.08946</text:p>
          </table:table-cell>
          <table:table-cell table:number-columns-repeated="10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Шаяхметова, 956/1</text:p>
          </table:table-cell>
          <table:table-cell office:value-type="string" calcext:value-type="string">
            <text:p>Айсултан</text:p>
          </table:table-cell>
          <table:table-cell table:number-columns-repeated="7"/>
          <table:table-cell office:value-type="string" calcext:value-type="string">
            <text:p>0.6178</text:p>
          </table:table-cell>
          <table:table-cell table:number-columns-repeated="1013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178-й квартал микрорайон, 257, 1 этаж</text:p>
          </table:table-cell>
          <table:table-cell office:value-type="string" calcext:value-type="string">
            <text:p>ЭКОНОМ+</text:p>
          </table:table-cell>
          <table:table-cell table:number-columns-repeated="7"/>
          <table:table-cell office:value-type="string" calcext:value-type="string">
            <text:p>0.269966</text:p>
          </table:table-cell>
          <table:table-cell table:number-columns-repeated="1013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Астана микрорайон, 74, 1 этаж</text:p>
          </table:table-cell>
          <table:table-cell office:value-type="string" calcext:value-type="string">
            <text:p>Шолпан</text:p>
          </table:table-cell>
          <table:table-cell table:number-columns-repeated="7"/>
          <table:table-cell office:value-type="string" calcext:value-type="string">
            <text:p>0.0897401</text:p>
          </table:table-cell>
          <table:table-cell table:number-columns-repeated="10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Астана микрорайон, 90, цокольный этаж</text:p>
          </table:table-cell>
          <table:table-cell office:value-type="string" calcext:value-type="string">
            <text:p>А?-?айын-2</text:p>
          </table:table-cell>
          <table:table-cell table:number-columns-repeated="7"/>
          <table:table-cell office:value-type="string" calcext:value-type="string">
            <text:p>0.0735152</text:p>
          </table:table-cell>
          <table:table-cell table:number-columns-repeated="10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Астана микрорайон, 71</text:p>
          </table:table-cell>
          <table:table-cell office:value-type="string" calcext:value-type="string">
            <text:p>Алинур</text:p>
          </table:table-cell>
          <table:table-cell table:number-columns-repeated="7"/>
          <table:table-cell office:value-type="string" calcext:value-type="string">
            <text:p>0.232801</text:p>
          </table:table-cell>
          <table:table-cell table:number-columns-repeated="101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Астана микрорайон, 89, 0 этаж</text:p>
          </table:table-cell>
          <table:table-cell office:value-type="string" calcext:value-type="string">
            <text:p>Жаналык</text:p>
          </table:table-cell>
          <table:table-cell table:number-columns-repeated="7"/>
          <table:table-cell office:value-type="string" calcext:value-type="string">
            <text:p>0.127815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Астана микрорайон, 87, 0 этаж</text:p>
          </table:table-cell>
          <table:table-cell office:value-type="string" calcext:value-type="string">
            <text:p>Nursaia</text:p>
          </table:table-cell>
          <table:table-cell table:number-columns-repeated="7"/>
          <table:table-cell office:value-type="string" calcext:value-type="string">
            <text:p>0.184712</text:p>
          </table:table-cell>
          <table:table-cell table:number-columns-repeated="101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Астана микрорайон, 94, 0 этаж</text:p>
          </table:table-cell>
          <table:table-cell office:value-type="string" calcext:value-type="string">
            <text:p>Динара</text:p>
          </table:table-cell>
          <table:table-cell table:number-columns-repeated="7"/>
          <table:table-cell office:value-type="string" calcext:value-type="string">
            <text:p>0.132227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Астана микрорайон, 93, 0 этаж</text:p>
          </table:table-cell>
          <table:table-cell office:value-type="string" calcext:value-type="string">
            <text:p>Bagjan</text:p>
          </table:table-cell>
          <table:table-cell table:number-columns-repeated="7"/>
          <table:table-cell office:value-type="string" calcext:value-type="string">
            <text:p>0.0518876</text:p>
          </table:table-cell>
          <table:table-cell table:number-columns-repeated="101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Нурсултана Назарбаева проспект, 22</text:p>
          </table:table-cell>
          <table:table-cell office:value-type="string" calcext:value-type="string">
            <text:p>Акку</text:p>
          </table:table-cell>
          <table:table-cell table:number-columns-repeated="7"/>
          <table:table-cell office:value-type="string" calcext:value-type="string">
            <text:p>0.0670384</text:p>
          </table:table-cell>
          <table:table-cell table:number-columns-repeated="101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Нурсултана Назарбаева проспект, 20</text:p>
          </table:table-cell>
          <table:table-cell office:value-type="string" calcext:value-type="string">
            <text:p>Тан</text:p>
          </table:table-cell>
          <table:table-cell table:number-columns-repeated="7"/>
          <table:table-cell office:value-type="string" calcext:value-type="string">
            <text:p>0.233754</text:p>
          </table:table-cell>
          <table:table-cell table:number-columns-repeated="101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Нурсултана Назарбаева проспект, 51, 0 этаж</text:p>
          </table:table-cell>
          <table:table-cell office:value-type="string" calcext:value-type="string">
            <text:p>Диас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Нурсултана Назарбаева проспект, 51, 0 этаж</text:p>
          </table:table-cell>
          <table:table-cell office:value-type="string" calcext:value-type="string">
            <text:p>МИРАС</text:p>
          </table:table-cell>
          <table:table-cell table:number-columns-repeated="7"/>
          <table:table-cell office:value-type="string" calcext:value-type="string">
            <text:p>0.419771</text:p>
          </table:table-cell>
          <table:table-cell table:number-columns-repeated="1013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Нурсултана Назарбаева проспект, 41, цокольный этаж</text:p>
          </table:table-cell>
          <table:table-cell office:value-type="string" calcext:value-type="string">
            <text:p>Нурсаят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Нурсултана Назарбаева проспект, 41, цокольный этаж</text:p>
          </table:table-cell>
          <table:table-cell office:value-type="string" calcext:value-type="string">
            <text:p>Ханзада</text:p>
          </table:table-cell>
          <table:table-cell table:number-columns-repeated="7"/>
          <table:table-cell office:value-type="string" calcext:value-type="string">
            <text:p>0.087313</text:p>
          </table:table-cell>
          <table:table-cell table:number-columns-repeated="101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Нурсултана Назарбаева проспект, 40, цокольный этаж</text:p>
          </table:table-cell>
          <table:table-cell office:value-type="string" calcext:value-type="string">
            <text:p>Жал?ас</text:p>
          </table:table-cell>
          <table:table-cell table:number-columns-repeated="7"/>
          <table:table-cell office:value-type="string" calcext:value-type="string">
            <text:p>0.0722907</text:p>
          </table:table-cell>
          <table:table-cell table:number-columns-repeated="101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Нурсултана Назарбаева проспект, 46, 0 этаж</text:p>
          </table:table-cell>
          <table:table-cell office:value-type="string" calcext:value-type="string">
            <text:p>Аида</text:p>
          </table:table-cell>
          <table:table-cell table:number-columns-repeated="7"/>
          <table:table-cell office:value-type="string" calcext:value-type="string">
            <text:p>0.0221999</text:p>
          </table:table-cell>
          <table:table-cell table:number-columns-repeated="1013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Нурсултана Назарбаева проспект, 47, 0 этаж</text:p>
          </table:table-cell>
          <table:table-cell office:value-type="string" calcext:value-type="string">
            <text:p>Урхантай апа</text:p>
          </table:table-cell>
          <table:table-cell table:number-columns-repeated="7"/>
          <table:table-cell office:value-type="string" calcext:value-type="string">
            <text:p>0.0989046</text:p>
          </table:table-cell>
          <table:table-cell table:number-columns-repeated="1013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Нурсултана Назарбаева проспект, 45/1</text:p>
          </table:table-cell>
          <table:table-cell office:value-type="string" calcext:value-type="string">
            <text:p>Нурлыайым</text:p>
          </table:table-cell>
          <table:table-cell table:number-columns-repeated="7"/>
          <table:table-cell office:value-type="string" calcext:value-type="string">
            <text:p>0.0702925</text:p>
          </table:table-cell>
          <table:table-cell table:number-columns-repeated="101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Нурсултана Назарбаева проспект, 39, цокольный этаж</text:p>
          </table:table-cell>
          <table:table-cell office:value-type="string" calcext:value-type="string">
            <text:p>Алинур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Нурсултана Назарбаева проспект, 39, цокольный этаж</text:p>
          </table:table-cell>
          <table:table-cell office:value-type="string" calcext:value-type="string">
            <text:p>СаяЖан</text:p>
          </table:table-cell>
          <table:table-cell table:number-columns-repeated="7"/>
          <table:table-cell office:value-type="string" calcext:value-type="string">
            <text:p>0.0637405</text:p>
          </table:table-cell>
          <table:table-cell table:number-columns-repeated="101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Нурсултана Назарбаева проспект, 35, цокольный этаж</text:p>
          </table:table-cell>
          <table:table-cell office:value-type="string" calcext:value-type="string">
            <text:p>Жадыра</text:p>
          </table:table-cell>
          <table:table-cell table:number-columns-repeated="7"/>
          <table:table-cell office:value-type="string" calcext:value-type="string">
            <text:p>0.0199542</text:p>
          </table:table-cell>
          <table:table-cell table:number-columns-repeated="101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Нурсултана Назарбаева проспект, 36, 0 этаж</text:p>
          </table:table-cell>
          <table:table-cell office:value-type="string" calcext:value-type="string">
            <text:p>АРЗАН</text:p>
          </table:table-cell>
          <table:table-cell table:number-columns-repeated="7"/>
          <table:table-cell office:value-type="string" calcext:value-type="string">
            <text:p>0.0808238</text:p>
          </table:table-cell>
          <table:table-cell table:number-columns-repeated="1013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Нурсултана Назарбаева проспект, 33, цокольный этаж</text:p>
          </table:table-cell>
          <table:table-cell office:value-type="string" calcext:value-type="string">
            <text:p>Н?Р-БЕРЕКЕ</text:p>
          </table:table-cell>
          <table:table-cell table:number-columns-repeated="7"/>
          <table:table-cell office:value-type="string" calcext:value-type="string">
            <text:p>0.14243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Нурсултана Назарбаева проспект, 31, 1 этаж</text:p>
          </table:table-cell>
          <table:table-cell office:value-type="string" calcext:value-type="string">
            <text:p>?АЗИЗА</text:p>
          </table:table-cell>
          <table:table-cell table:number-columns-repeated="7"/>
          <table:table-cell office:value-type="string" calcext:value-type="string">
            <text:p>0.0384674</text:p>
          </table:table-cell>
          <table:table-cell table:number-columns-repeated="1013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Нурсултана Назарбаева проспект, 34, 0 этаж</text:p>
          </table:table-cell>
          <table:table-cell office:value-type="string" calcext:value-type="string">
            <text:p>МЕГАС</text:p>
          </table:table-cell>
          <table:table-cell table:number-columns-repeated="7"/>
          <table:table-cell office:value-type="string" calcext:value-type="string">
            <text:p>0.187204</text:p>
          </table:table-cell>
          <table:table-cell table:number-columns-repeated="101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Нурсултана Назарбаева проспект, 45, цокольный этаж</text:p>
          </table:table-cell>
          <table:table-cell office:value-type="string" calcext:value-type="string">
            <text:p>Аяулым</text:p>
          </table:table-cell>
          <table:table-cell table:number-columns-repeated="7"/>
          <table:table-cell office:value-type="string" calcext:value-type="string">
            <text:p>0.538868</text:p>
          </table:table-cell>
          <table:table-cell table:number-columns-repeated="101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Нурсат 2 микрорайон, 23в, 1 этаж</text:p>
          </table:table-cell>
          <table:table-cell office:value-type="string" calcext:value-type="string">
            <text:p>Е?лiк</text:p>
          </table:table-cell>
          <table:table-cell table:number-columns-repeated="7"/>
          <table:table-cell office:value-type="string" calcext:value-type="string">
            <text:p>0.069208</text:p>
          </table:table-cell>
          <table:table-cell table:number-columns-repeated="101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Нурсат 2 микрорайон, 23а, 1 этаж</text:p>
          </table:table-cell>
          <table:table-cell office:value-type="string" calcext:value-type="string">
            <text:p>Алихан</text:p>
          </table:table-cell>
          <table:table-cell table:number-columns-repeated="7"/>
          <table:table-cell office:value-type="string" calcext:value-type="string">
            <text:p>0.0807877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Нурсат 2 микрорайон, 20, 1 этаж</text:p>
          </table:table-cell>
          <table:table-cell office:value-type="string" calcext:value-type="string">
            <text:p>Daiana</text:p>
          </table:table-cell>
          <table:table-cell table:number-columns-repeated="7"/>
          <table:table-cell office:value-type="string" calcext:value-type="string">
            <text:p>0.023677</text:p>
          </table:table-cell>
          <table:table-cell table:number-columns-repeated="1013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Нурсат 2 микрорайон, 20</text:p>
          </table:table-cell>
          <table:table-cell office:value-type="string" calcext:value-type="string">
            <text:p>Айару</text:p>
          </table:table-cell>
          <table:table-cell table:number-columns-repeated="7"/>
          <table:table-cell office:value-type="string" calcext:value-type="string">
            <text:p>0.0979545</text:p>
          </table:table-cell>
          <table:table-cell table:number-columns-repeated="1013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Нурсат 2 микрорайон, 18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681783</text:p>
          </table:table-cell>
          <table:table-cell table:number-columns-repeated="1013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Нурсат микрорайон, 7/1, 2 этаж, 279 бутик</text:p>
          </table:table-cell>
          <table:table-cell office:value-type="string" calcext:value-type="string">
            <text:p>Продовольственный магазин</text:p>
          </table:table-cell>
          <table:table-cell table:number-columns-repeated="7"/>
          <table:table-cell office:value-type="string" calcext:value-type="string">
            <text:p>0.142637</text:p>
          </table:table-cell>
          <table:table-cell table:number-columns-repeated="101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Нурсат 2 микрорайон, 15а, 1 этаж</text:p>
          </table:table-cell>
          <table:table-cell office:value-type="string" calcext:value-type="string">
            <text:p>Береке</text:p>
          </table:table-cell>
          <table:table-cell table:number-columns-repeated="7"/>
          <table:table-cell office:value-type="string" calcext:value-type="string">
            <text:p>0.214335</text:p>
          </table:table-cell>
          <table:table-cell table:number-columns-repeated="1013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Нурсат 2 микрорайон, 1, 1 этаж</text:p>
          </table:table-cell>
          <table:table-cell office:value-type="string" calcext:value-type="string">
            <text:p>Нурсат 2</text:p>
          </table:table-cell>
          <table:table-cell table:number-columns-repeated="7"/>
          <table:table-cell office:value-type="string" calcext:value-type="string">
            <text:p>2.21577</text:p>
          </table:table-cell>
          <table:table-cell table:number-columns-repeated="1013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Жана жол, 54/1, 1 этаж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4136</text:p>
          </table:table-cell>
          <table:table-cell table:number-columns-repeated="1013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Жана жол, 34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2.09638</text:p>
          </table:table-cell>
          <table:table-cell table:number-columns-repeated="101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Нуртас, 2/5</text:p>
          </table:table-cell>
          <table:table-cell office:value-type="string" calcext:value-type="string">
            <text:p>Жан</text:p>
          </table:table-cell>
          <table:table-cell table:number-columns-repeated="7"/>
          <table:table-cell office:value-type="string" calcext:value-type="string">
            <text:p>1.39438</text:p>
          </table:table-cell>
          <table:table-cell table:number-columns-repeated="101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Жасталап, 119</text:p>
          </table:table-cell>
          <table:table-cell office:value-type="string" calcext:value-type="string">
            <text:p>МАЛИКА</text:p>
          </table:table-cell>
          <table:table-cell table:number-columns-repeated="7"/>
          <table:table-cell office:value-type="string" calcext:value-type="string">
            <text:p>1.96455</text:p>
          </table:table-cell>
          <table:table-cell table:number-columns-repeated="101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Гулдала, 32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01296</text:p>
          </table:table-cell>
          <table:table-cell table:number-columns-repeated="1013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Гулдала, 3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0809</text:p>
          </table:table-cell>
          <table:table-cell table:number-columns-repeated="101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Зере, 1/3</text:p>
          </table:table-cell>
          <table:table-cell office:value-type="string" calcext:value-type="string">
            <text:p>Арсен</text:p>
          </table:table-cell>
          <table:table-cell table:number-columns-repeated="7"/>
          <table:table-cell office:value-type="string" calcext:value-type="string">
            <text:p>0.38792</text:p>
          </table:table-cell>
          <table:table-cell table:number-columns-repeated="1013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Алматинская трасса, 138/1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786499</text:p>
          </table:table-cell>
          <table:table-cell table:number-columns-repeated="1013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Зере, 1/6</text:p>
          </table:table-cell>
          <table:table-cell office:value-type="string" calcext:value-type="string">
            <text:p>Шал</text:p>
          </table:table-cell>
          <table:table-cell table:number-columns-repeated="7"/>
          <table:table-cell office:value-type="string" calcext:value-type="string">
            <text:p>0.0882172</text:p>
          </table:table-cell>
          <table:table-cell table:number-columns-repeated="1013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Тауке Хана, 40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896301</text:p>
          </table:table-cell>
          <table:table-cell table:number-columns-repeated="101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Тауке Хана, 229/2, 1 этаж</text:p>
          </table:table-cell>
          <table:table-cell office:value-type="string" calcext:value-type="string">
            <text:p>Ернар</text:p>
          </table:table-cell>
          <table:table-cell table:number-columns-repeated="7"/>
          <table:table-cell office:value-type="string" calcext:value-type="string">
            <text:p>0.157853</text:p>
          </table:table-cell>
          <table:table-cell table:number-columns-repeated="1013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Тауке Хана, 229</text:p>
          </table:table-cell>
          <table:table-cell office:value-type="string" calcext:value-type="string">
            <text:p>Мардан</text:p>
          </table:table-cell>
          <table:table-cell table:number-columns-repeated="7"/>
          <table:table-cell office:value-type="string" calcext:value-type="string">
            <text:p>0.835434</text:p>
          </table:table-cell>
          <table:table-cell table:number-columns-repeated="101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Рыскулова, 10/15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57605</text:p>
          </table:table-cell>
          <table:table-cell table:number-columns-repeated="101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Рыскулова, 10/16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400666</text:p>
          </table:table-cell>
          <table:table-cell table:number-columns-repeated="1013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Шойынбаевой, 1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09351</text:p>
          </table:table-cell>
          <table:table-cell table:number-columns-repeated="101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Шойынбаевой, 1/2</text:p>
          </table:table-cell>
          <table:table-cell office:value-type="string" calcext:value-type="string">
            <text:p>Алуа</text:p>
          </table:table-cell>
          <table:table-cell table:number-columns-repeated="7"/>
          <table:table-cell office:value-type="string" calcext:value-type="string">
            <text:p>0.32913</text:p>
          </table:table-cell>
          <table:table-cell table:number-columns-repeated="1013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Новостройка, 1/1</text:p>
          </table:table-cell>
          <table:table-cell office:value-type="string" calcext:value-type="string">
            <text:p>Н?рлы-Айым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Новостройка, 1/1</text:p>
          </table:table-cell>
          <table:table-cell office:value-type="string" calcext:value-type="string">
            <text:p>Шарипбай ата</text:p>
          </table:table-cell>
          <table:table-cell table:number-columns-repeated="7"/>
          <table:table-cell office:value-type="string" calcext:value-type="string">
            <text:p>0.199613</text:p>
          </table:table-cell>
          <table:table-cell table:number-columns-repeated="1013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Новостройка, 2/1</text:p>
          </table:table-cell>
          <table:table-cell office:value-type="string" calcext:value-type="string">
            <text:p>Рахматулла ата</text:p>
          </table:table-cell>
          <table:table-cell table:number-columns-repeated="7"/>
          <table:table-cell office:value-type="string" calcext:value-type="string">
            <text:p>0.521235</text:p>
          </table:table-cell>
          <table:table-cell table:number-columns-repeated="101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Жибек жолы, 134, 1 этаж</text:p>
          </table:table-cell>
          <table:table-cell office:value-type="string" calcext:value-type="string">
            <text:p>Аят</text:p>
          </table:table-cell>
          <table:table-cell table:number-columns-repeated="7"/>
          <table:table-cell office:value-type="string" calcext:value-type="string">
            <text:p>0.264184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Жибек жолы, 4/8</text:p>
          </table:table-cell>
          <table:table-cell office:value-type="string" calcext:value-type="string">
            <text:p>?лiби</text:p>
          </table:table-cell>
          <table:table-cell table:number-columns-repeated="7"/>
          <table:table-cell office:value-type="string" calcext:value-type="string">
            <text:p>0.194676</text:p>
          </table:table-cell>
          <table:table-cell table:number-columns-repeated="101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Жибек жолы, 4/7</text:p>
          </table:table-cell>
          <table:table-cell office:value-type="string" calcext:value-type="string">
            <text:p>Зертай апа</text:p>
          </table:table-cell>
          <table:table-cell table:number-columns-repeated="7"/>
          <table:table-cell office:value-type="string" calcext:value-type="string">
            <text:p>0.190409</text:p>
          </table:table-cell>
          <table:table-cell table:number-columns-repeated="101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Алии Молдагуловой, 1/1</text:p>
          </table:table-cell>
          <table:table-cell office:value-type="string" calcext:value-type="string">
            <text:p>Ахмед</text:p>
          </table:table-cell>
          <table:table-cell table:number-columns-repeated="7"/>
          <table:table-cell office:value-type="string" calcext:value-type="string">
            <text:p>0.257005</text:p>
          </table:table-cell>
          <table:table-cell table:number-columns-repeated="101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Жибек жолы, 4/4Б</text:p>
          </table:table-cell>
          <table:table-cell office:value-type="string" calcext:value-type="string">
            <text:p>Уржан ана</text:p>
          </table:table-cell>
          <table:table-cell table:number-columns-repeated="7"/>
          <table:table-cell office:value-type="string" calcext:value-type="string">
            <text:p>0.0522142</text:p>
          </table:table-cell>
          <table:table-cell table:number-columns-repeated="101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Шокана Уалиханова, 1/1, 1 этаж</text:p>
          </table:table-cell>
          <table:table-cell office:value-type="string" calcext:value-type="string">
            <text:p>Берекет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Шокана Уалиханова, 1/1, 1 этаж</text:p>
          </table:table-cell>
          <table:table-cell office:value-type="string" calcext:value-type="string">
            <text:p>Орынбасар Ата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Шокана Уалиханова, 1/1, 1 этаж</text:p>
          </table:table-cell>
          <table:table-cell office:value-type="string" calcext:value-type="string">
            <text:p>Уржан ана</text:p>
          </table:table-cell>
          <table:table-cell table:number-columns-repeated="7"/>
          <table:table-cell office:value-type="string" calcext:value-type="string">
            <text:p>0.0356461</text:p>
          </table:table-cell>
          <table:table-cell table:number-columns-repeated="101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Шокана Уалиханова, 3а/1</text:p>
          </table:table-cell>
          <table:table-cell office:value-type="string" calcext:value-type="string">
            <text:p>Гаухар</text:p>
          </table:table-cell>
          <table:table-cell table:number-columns-repeated="7"/>
          <table:table-cell office:value-type="string" calcext:value-type="string">
            <text:p>0.0823917</text:p>
          </table:table-cell>
          <table:table-cell table:number-columns-repeated="1013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Тауке Хана, 8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858464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Абдалиева, 2/1</text:p>
          </table:table-cell>
          <table:table-cell office:value-type="string" calcext:value-type="string">
            <text:p>Azyq-tulik dukeni</text:p>
          </table:table-cell>
          <table:table-cell table:number-columns-repeated="7"/>
          <table:table-cell office:value-type="string" calcext:value-type="string">
            <text:p>0.320506</text:p>
          </table:table-cell>
          <table:table-cell table:number-columns-repeated="101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Шокана Уалиханова, 3/13</text:p>
          </table:table-cell>
          <table:table-cell office:value-type="string" calcext:value-type="string">
            <text:p>Арман</text:p>
          </table:table-cell>
          <table:table-cell table:number-columns-repeated="7"/>
          <table:table-cell office:value-type="string" calcext:value-type="string">
            <text:p>0.0324264</text:p>
          </table:table-cell>
          <table:table-cell table:number-columns-repeated="10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Шокана Уалиханова, 4/1</text:p>
          </table:table-cell>
          <table:table-cell office:value-type="string" calcext:value-type="string">
            <text:p>А?-Ерке</text:p>
          </table:table-cell>
          <table:table-cell table:number-columns-repeated="7"/>
          <table:table-cell office:value-type="string" calcext:value-type="string">
            <text:p>0.0571954</text:p>
          </table:table-cell>
          <table:table-cell table:number-columns-repeated="101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Шокана Уалиханова, 8/1, 1 этаж</text:p>
          </table:table-cell>
          <table:table-cell office:value-type="string" calcext:value-type="string">
            <text:p>Ж?лдыз</text:p>
          </table:table-cell>
          <table:table-cell table:number-columns-repeated="7"/>
          <table:table-cell office:value-type="string" calcext:value-type="string">
            <text:p>0.0890824</text:p>
          </table:table-cell>
          <table:table-cell table:number-columns-repeated="10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Абдразакова, 7/1</text:p>
          </table:table-cell>
          <table:table-cell office:value-type="string" calcext:value-type="string">
            <text:p>Айжан ана</text:p>
          </table:table-cell>
          <table:table-cell table:number-columns-repeated="7"/>
          <table:table-cell office:value-type="string" calcext:value-type="string">
            <text:p>0.16056</text:p>
          </table:table-cell>
          <table:table-cell table:number-columns-repeated="101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Абдразакова, 7/5</text:p>
          </table:table-cell>
          <table:table-cell office:value-type="string" calcext:value-type="string">
            <text:p>Байсал Ата</text:p>
          </table:table-cell>
          <table:table-cell table:number-columns-repeated="7"/>
          <table:table-cell office:value-type="string" calcext:value-type="string">
            <text:p>0.262798</text:p>
          </table:table-cell>
          <table:table-cell table:number-columns-repeated="1013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Есалиева, 12/3</text:p>
          </table:table-cell>
          <table:table-cell office:value-type="string" calcext:value-type="string">
            <text:p>Тынык апа</text:p>
          </table:table-cell>
          <table:table-cell table:number-columns-repeated="7"/>
          <table:table-cell office:value-type="string" calcext:value-type="string">
            <text:p>0.459647</text:p>
          </table:table-cell>
          <table:table-cell table:number-columns-repeated="101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Рыскулова, 26/1</text:p>
          </table:table-cell>
          <table:table-cell office:value-type="string" calcext:value-type="string">
            <text:p>Алмас</text:p>
          </table:table-cell>
          <table:table-cell table:number-columns-repeated="7"/>
          <table:table-cell office:value-type="string" calcext:value-type="string">
            <text:p>0.0475691</text:p>
          </table:table-cell>
          <table:table-cell table:number-columns-repeated="10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Ертана Болганбаева, 2</text:p>
          </table:table-cell>
          <table:table-cell office:value-type="string" calcext:value-type="string">
            <text:p>Айбар</text:p>
          </table:table-cell>
          <table:table-cell table:number-columns-repeated="7"/>
          <table:table-cell office:value-type="string" calcext:value-type="string">
            <text:p>0.47811</text:p>
          </table:table-cell>
          <table:table-cell table:number-columns-repeated="101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Тауке Хана, 97/1</text:p>
          </table:table-cell>
          <table:table-cell office:value-type="string" calcext:value-type="string">
            <text:p>Мади</text:p>
          </table:table-cell>
          <table:table-cell table:number-columns-repeated="7"/>
          <table:table-cell office:value-type="string" calcext:value-type="string">
            <text:p>0.753434</text:p>
          </table:table-cell>
          <table:table-cell table:number-columns-repeated="10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Мунайтпасова, 169</text:p>
          </table:table-cell>
          <table:table-cell office:value-type="string" calcext:value-type="string">
            <text:p>Айлин</text:p>
          </table:table-cell>
          <table:table-cell table:number-columns-repeated="7"/>
          <table:table-cell office:value-type="string" calcext:value-type="string">
            <text:p>1.66807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Жибек жолы, 7/8</text:p>
          </table:table-cell>
          <table:table-cell office:value-type="string" calcext:value-type="string">
            <text:p>ALI</text:p>
          </table:table-cell>
          <table:table-cell table:number-columns-repeated="7"/>
          <table:table-cell office:value-type="string" calcext:value-type="string">
            <text:p>0.370171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Машат, 38/2</text:p>
          </table:table-cell>
          <table:table-cell office:value-type="string" calcext:value-type="string">
            <text:p>Dana</text:p>
          </table:table-cell>
          <table:table-cell table:number-columns-repeated="7"/>
          <table:table-cell office:value-type="string" calcext:value-type="string">
            <text:p>0.0339427</text:p>
          </table:table-cell>
          <table:table-cell table:number-columns-repeated="1013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Машат, 38/1</text:p>
          </table:table-cell>
          <table:table-cell office:value-type="string" calcext:value-type="string">
            <text:p>Табыс</text:p>
          </table:table-cell>
          <table:table-cell table:number-columns-repeated="7"/>
          <table:table-cell office:value-type="string" calcext:value-type="string">
            <text:p>0.185257</text:p>
          </table:table-cell>
          <table:table-cell table:number-columns-repeated="101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Новостройка, 622/1</text:p>
          </table:table-cell>
          <table:table-cell office:value-type="string" calcext:value-type="string">
            <text:p>АРМАН</text:p>
          </table:table-cell>
          <table:table-cell table:number-columns-repeated="7"/>
          <table:table-cell office:value-type="string" calcext:value-type="string">
            <text:p>1.39095</text:p>
          </table:table-cell>
          <table:table-cell table:number-columns-repeated="1013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Омарташы, 2Б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13745</text:p>
          </table:table-cell>
          <table:table-cell table:number-columns-repeated="1013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Бекмаханова, 40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61325</text:p>
          </table:table-cell>
          <table:table-cell table:number-columns-repeated="101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Мадениет, 14/1</text:p>
          </table:table-cell>
          <table:table-cell office:value-type="string" calcext:value-type="string">
            <text:p>Мираж</text:p>
          </table:table-cell>
          <table:table-cell table:number-columns-repeated="7"/>
          <table:table-cell office:value-type="string" calcext:value-type="string">
            <text:p>0.219258</text:p>
          </table:table-cell>
          <table:table-cell table:number-columns-repeated="10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Жибек жолы, 1/12</text:p>
          </table:table-cell>
          <table:table-cell office:value-type="string" calcext:value-type="string">
            <text:p>Айнаш</text:p>
          </table:table-cell>
          <table:table-cell table:number-columns-repeated="7"/>
          <table:table-cell office:value-type="string" calcext:value-type="string">
            <text:p>0.424897</text:p>
          </table:table-cell>
          <table:table-cell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Бекмаханова, 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19141</text:p>
          </table:table-cell>
          <table:table-cell table:number-columns-repeated="1013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Бекмаханова, 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42381</text:p>
          </table:table-cell>
          <table:table-cell table:number-columns-repeated="1013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Бейбитшилик, 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459525</text:p>
          </table:table-cell>
          <table:table-cell table:number-columns-repeated="1013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Мамадаева, 5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68581</text:p>
          </table:table-cell>
          <table:table-cell table:number-columns-repeated="101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Жибек жолы, 1/3</text:p>
          </table:table-cell>
          <table:table-cell office:value-type="string" calcext:value-type="string">
            <text:p>Арай</text:p>
          </table:table-cell>
          <table:table-cell table:number-columns-repeated="7"/>
          <table:table-cell office:value-type="string" calcext:value-type="string">
            <text:p>1.22074</text:p>
          </table:table-cell>
          <table:table-cell table:number-columns-repeated="1013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Жибек жолы, 9/1, 1 этаж</text:p>
          </table:table-cell>
          <table:table-cell office:value-type="string" calcext:value-type="string">
            <text:p>ТАССАЙ</text:p>
          </table:table-cell>
          <table:table-cell table:number-columns-repeated="7"/>
          <table:table-cell office:value-type="string" calcext:value-type="string">
            <text:p>0.127542</text:p>
          </table:table-cell>
          <table:table-cell table:number-columns-repeated="1013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Саяжай, 1</text:p>
          </table:table-cell>
          <table:table-cell office:value-type="string" calcext:value-type="string">
            <text:p>Туннель</text:p>
          </table:table-cell>
          <table:table-cell table:number-columns-repeated="7"/>
          <table:table-cell office:value-type="string" calcext:value-type="string">
            <text:p>0.809298</text:p>
          </table:table-cell>
          <table:table-cell table:number-columns-repeated="101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Бабашулы, 46</text:p>
          </table:table-cell>
          <table:table-cell office:value-type="string" calcext:value-type="string">
            <text:p>Аружан</text:p>
          </table:table-cell>
          <table:table-cell table:number-columns-repeated="7"/>
          <table:table-cell office:value-type="string" calcext:value-type="string">
            <text:p>0.561587</text:p>
          </table:table-cell>
          <table:table-cell table:number-columns-repeated="101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Бабашулы, 88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0872227</text:p>
          </table:table-cell>
          <table:table-cell table:number-columns-repeated="101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Бабашулы, 88/2</text:p>
          </table:table-cell>
          <table:table-cell office:value-type="string" calcext:value-type="string">
            <text:p>К?л?йім ?же</text:p>
          </table:table-cell>
          <table:table-cell table:number-columns-repeated="7"/>
          <table:table-cell office:value-type="string" calcext:value-type="string">
            <text:p>0.172153</text:p>
          </table:table-cell>
          <table:table-cell table:number-columns-repeated="101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Балкыбекова, 499</text:p>
          </table:table-cell>
          <table:table-cell office:value-type="string" calcext:value-type="string">
            <text:p>Ба?тияр</text:p>
          </table:table-cell>
          <table:table-cell table:number-columns-repeated="7"/>
          <table:table-cell office:value-type="string" calcext:value-type="string">
            <text:p>0.17622</text:p>
          </table:table-cell>
          <table:table-cell table:number-columns-repeated="1013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Бабашулы, 12/6</text:p>
          </table:table-cell>
          <table:table-cell office:value-type="string" calcext:value-type="string">
            <text:p>Т?рсін-Ай</text:p>
          </table:table-cell>
          <table:table-cell table:number-columns-repeated="7"/>
          <table:table-cell office:value-type="string" calcext:value-type="string">
            <text:p>0.329888</text:p>
          </table:table-cell>
          <table:table-cell table:number-columns-repeated="1013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Бабашулы, 12/3</text:p>
          </table:table-cell>
          <table:table-cell office:value-type="string" calcext:value-type="string">
            <text:p>Кулданай Апа</text:p>
          </table:table-cell>
          <table:table-cell table:number-columns-repeated="7"/>
          <table:table-cell office:value-type="string" calcext:value-type="string">
            <text:p>0.216923</text:p>
          </table:table-cell>
          <table:table-cell table:number-columns-repeated="1013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Балкыбекова, 1/5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221313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Балкыбекова, 1/2</text:p>
          </table:table-cell>
          <table:table-cell office:value-type="string" calcext:value-type="string">
            <text:p>Розовый</text:p>
          </table:table-cell>
          <table:table-cell table:number-columns-repeated="7"/>
          <table:table-cell office:value-type="string" calcext:value-type="string">
            <text:p>0.448166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Бабашулы, 131</text:p>
          </table:table-cell>
          <table:table-cell office:value-type="string" calcext:value-type="string">
            <text:p>Серік</text:p>
          </table:table-cell>
          <table:table-cell table:number-columns-repeated="7"/>
          <table:table-cell office:value-type="string" calcext:value-type="string">
            <text:p>0.538437</text:p>
          </table:table-cell>
          <table:table-cell table:number-columns-repeated="1013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Коктем, 4</text:p>
          </table:table-cell>
          <table:table-cell office:value-type="string" calcext:value-type="string">
            <text:p>НУРАСЫЛ</text:p>
          </table:table-cell>
          <table:table-cell table:number-columns-repeated="7"/>
          <table:table-cell office:value-type="string" calcext:value-type="string">
            <text:p>0.0407592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Коктем, 54</text:p>
          </table:table-cell>
          <table:table-cell office:value-type="string" calcext:value-type="string">
            <text:p>Продукты 54</text:p>
          </table:table-cell>
          <table:table-cell table:number-columns-repeated="7"/>
          <table:table-cell office:value-type="string" calcext:value-type="string">
            <text:p>0.148009</text:p>
          </table:table-cell>
          <table:table-cell table:number-columns-repeated="1013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Коктем, 2</text:p>
          </table:table-cell>
          <table:table-cell office:value-type="string" calcext:value-type="string">
            <text:p>ЫНТЫМА?</text:p>
          </table:table-cell>
          <table:table-cell table:number-columns-repeated="7"/>
          <table:table-cell office:value-type="string" calcext:value-type="string">
            <text:p>0.0714852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Коктем, 1/1</text:p>
          </table:table-cell>
          <table:table-cell office:value-type="string" calcext:value-type="string">
            <text:p>?ызмет</text:p>
          </table:table-cell>
          <table:table-cell table:number-columns-repeated="7"/>
          <table:table-cell office:value-type="string" calcext:value-type="string">
            <text:p>0.42895</text:p>
          </table:table-cell>
          <table:table-cell table:number-columns-repeated="101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Алматинская трасса, 11/1, 1 этаж</text:p>
          </table:table-cell>
          <table:table-cell office:value-type="string" calcext:value-type="string">
            <text:p>Аружан</text:p>
          </table:table-cell>
          <table:table-cell table:number-columns-repeated="7"/>
          <table:table-cell office:value-type="string" calcext:value-type="string">
            <text:p>0.608398</text:p>
          </table:table-cell>
          <table:table-cell table:number-columns-repeated="101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Керимбая Отебаева, 1/3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228659</text:p>
          </table:table-cell>
          <table:table-cell table:number-columns-repeated="101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Керимбая Отебаева, 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798601</text:p>
          </table:table-cell>
          <table:table-cell table:number-columns-repeated="101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Тугейболат, 32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84096</text:p>
          </table:table-cell>
          <table:table-cell table:number-columns-repeated="101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Тогайбека Ташмуханбетова, 59</text:p>
          </table:table-cell>
          <table:table-cell office:value-type="string" calcext:value-type="string">
            <text:p>Аяулым</text:p>
          </table:table-cell>
          <table:table-cell table:number-columns-repeated="7"/>
          <table:table-cell office:value-type="string" calcext:value-type="string">
            <text:p>0.131212</text:p>
          </table:table-cell>
          <table:table-cell table:number-columns-repeated="101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Келмен Маханулы, 1/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4.90837</text:p>
          </table:table-cell>
          <table:table-cell table:number-columns-repeated="101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Леонова, 18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190984</text:p>
          </table:table-cell>
          <table:table-cell table:number-columns-repeated="1013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Жибек жолы, 9/7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39333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Жибек жолы, 9/4, 1 этаж</text:p>
          </table:table-cell>
          <table:table-cell office:value-type="string" calcext:value-type="string">
            <text:p>Martobe</text:p>
          </table:table-cell>
          <table:table-cell table:number-columns-repeated="7"/>
          <table:table-cell office:value-type="string" calcext:value-type="string">
            <text:p>0.193522</text:p>
          </table:table-cell>
          <table:table-cell table:number-columns-repeated="101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Жибек жолы, 9/5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94528</text:p>
          </table:table-cell>
          <table:table-cell table:number-columns-repeated="101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Жибек жолы, 231</text:p>
          </table:table-cell>
          <table:table-cell office:value-type="string" calcext:value-type="string">
            <text:p>Мини-маркет</text:p>
          </table:table-cell>
          <table:table-cell table:number-columns-repeated="7"/>
          <table:table-cell office:value-type="string" calcext:value-type="string">
            <text:p>0.184626</text:p>
          </table:table-cell>
          <table:table-cell table:number-columns-repeated="1013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Жибек жолы, 9/6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2.16659</text:p>
          </table:table-cell>
          <table:table-cell table:number-columns-repeated="101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Жибек жолы, 228/2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4204</text:p>
          </table:table-cell>
          <table:table-cell table:number-columns-repeated="1013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Жибек жолы, 196/1, 1 этаж</text:p>
          </table:table-cell>
          <table:table-cell office:value-type="string" calcext:value-type="string">
            <text:p>Рауан</text:p>
          </table:table-cell>
          <table:table-cell table:number-columns-repeated="7"/>
          <table:table-cell office:value-type="string" calcext:value-type="string">
            <text:p>0.302763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Жубанова, 40Б</text:p>
          </table:table-cell>
          <table:table-cell office:value-type="string" calcext:value-type="string">
            <text:p>?айнар</text:p>
          </table:table-cell>
          <table:table-cell table:number-columns-repeated="7"/>
          <table:table-cell office:value-type="string" calcext:value-type="string">
            <text:p>0.659093</text:p>
          </table:table-cell>
          <table:table-cell table:number-columns-repeated="1013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Хамза, 1</text:p>
          </table:table-cell>
          <table:table-cell office:value-type="string" calcext:value-type="string">
            <text:p>Рабия</text:p>
          </table:table-cell>
          <table:table-cell table:number-columns-repeated="7"/>
          <table:table-cell office:value-type="string" calcext:value-type="string">
            <text:p>0.954318</text:p>
          </table:table-cell>
          <table:table-cell table:number-columns-repeated="101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Актилек, 2</text:p>
          </table:table-cell>
          <table:table-cell office:value-type="string" calcext:value-type="string">
            <text:p>Керимбек ата</text:p>
          </table:table-cell>
          <table:table-cell table:number-columns-repeated="7"/>
          <table:table-cell office:value-type="string" calcext:value-type="string">
            <text:p>0.244083</text:p>
          </table:table-cell>
          <table:table-cell table:number-columns-repeated="1013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Жубанова, 1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207088</text:p>
          </table:table-cell>
          <table:table-cell table:number-columns-repeated="1013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Жибек жолы, 18/4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0322733</text:p>
          </table:table-cell>
          <table:table-cell table:number-columns-repeated="101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Жибек жолы, 18/3</text:p>
          </table:table-cell>
          <table:table-cell office:value-type="string" calcext:value-type="string">
            <text:p>Магазин</text:p>
          </table:table-cell>
          <table:table-cell table:number-columns-repeated="7"/>
          <table:table-cell office:value-type="string" calcext:value-type="string">
            <text:p>0.078787</text:p>
          </table:table-cell>
          <table:table-cell table:number-columns-repeated="1013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Жамбыла, 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139054</text:p>
          </table:table-cell>
          <table:table-cell table:number-columns-repeated="1013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Жибек жолы, 179/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0.567622</text:p>
          </table:table-cell>
          <table:table-cell table:number-columns-repeated="101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Искандар, 37/1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7"/>
          <table:table-cell office:value-type="string" calcext:value-type="string">
            <text:p>1.39951</text:p>
          </table:table-cell>
          <table:table-cell table:number-columns-repeated="101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Бейсенбиева, 12</text:p>
          </table:table-cell>
          <table:table-cell office:value-type="string" calcext:value-type="string">
            <text:p>Продуктовый магазин</text:p>
          </table:table-cell>
          <table:table-cell table:number-columns-repeated="1021"/>
        </table:table-row>
        <table:table-row table:style-name="ro1" table:number-rows-repeated="10463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4:03:14.5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07T14:03:39.518000000</dc:date>
    <meta:editing-duration>PT5M56S</meta:editing-duration>
    <meta:editing-cycles>3</meta:editing-cycles>
    <meta:generator>LibreOffice/7.0.0.3$Windows_X86_64 LibreOffice_project/8061b3e9204bef6b321a21033174034a5e2ea88e</meta:generator>
    <meta:document-statistic meta:table-count="1" meta:cell-count="9007" meta:object-count="0"/>
  </office:meta>
</office:document-meta>
</file>